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63in"/>
    </style:style>
    <style:style style:name="co2" style:family="table-column">
      <style:table-column-properties fo:break-before="auto" style:column-width="1.6283in"/>
    </style:style>
    <style:style style:name="co3" style:family="table-column">
      <style:table-column-properties fo:break-before="auto" style:column-width="2.0602in"/>
    </style:style>
    <style:style style:name="co4" style:family="table-column">
      <style:table-column-properties fo:break-before="auto" style:column-width="1.4071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1.3874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672in"/>
    </style:style>
    <style:style style:name="co13" style:family="table-column">
      <style:table-column-properties fo:break-before="auto" style:column-width="1.1799in"/>
    </style:style>
    <style:style style:name="co14" style:family="table-column">
      <style:table-column-properties fo:break-before="auto" style:column-width="0.8409in"/>
    </style:style>
    <style:style style:name="co15" style:family="table-column">
      <style:table-column-properties fo:break-before="auto" style:column-width="0.9173in"/>
    </style:style>
    <style:style style:name="co16" style:family="table-column">
      <style:table-column-properties fo:break-before="auto" style:column-width="1.0161in"/>
    </style:style>
    <style:style style:name="co17" style:family="table-column">
      <style:table-column-properties fo:break-before="auto" style:column-width="1.1189in"/>
    </style:style>
    <style:style style:name="co18" style:family="table-column">
      <style:table-column-properties fo:break-before="auto" style:column-width="1.351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0.8307in"/>
    </style:style>
    <style:style style:name="co21" style:family="table-column">
      <style:table-column-properties fo:break-before="auto" style:column-width="0.7201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7189in" fo:break-before="auto" style:use-optimal-row-height="false"/>
    </style:style>
    <style:style style:name="ro5" style:family="table-row">
      <style:table-row-properties style:row-height="0.402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ta1" style:family="table" style:master-page-name="PageStyle_5f_EU">
      <style:table-properties table:display="true" style:writing-mode="lr-tb"/>
    </style:style>
    <style:style style:name="ta2" style:family="table" style:master-page-name="PageStyle_5f_Cálculos">
      <style:table-properties table:display="true" style:writing-mode="lr-tb"/>
    </style:style>
    <number:number-style style:name="N10002" number:language="es" number:country="ES">
      <number:number number:decimal-places="2" number:min-integer-digits="1"/>
    </number:number-style>
    <number:number-style style:name="N10003" number:language="es" number:country="ES">
      <number:number number:decimal-places="0" number:min-integer-digits="1" number:grouping="true"/>
    </number:number-style>
    <number:percentage-style style:name="N10010" number:language="es" number:country="ES">
      <number:number number:decimal-places="0" number:min-integer-digits="1"/>
      <number:text>%</number:text>
    </number:percentage-style>
    <number:percentage-style style:name="N10011" number:language="es" number:country="ES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Excel_20_Built-in_20_Normal">
      <style:text-properties fo:font-size="8pt" style:font-size-asian="8pt" style:font-size-complex="8pt"/>
    </style:style>
    <style:style style:name="ce3" style:family="table-cell" style:parent-style-name="Excel_20_Built-in_20_Normal">
      <style:table-cell-properties fo:border-bottom="2.49pt solid #000000" fo:background-color="#f2f2f2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99pt solid #000000" fo:background-color="#f2f2f2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Excel_20_Built-in_20_Normal">
      <style:table-cell-properties fo:border-bottom="0.99pt solid #000000" fo:background-color="#f2f2f2" style:diagonal-bl-tr="none" style:diagonal-tl-br="none" fo:border-left="2.4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" style:family="table-cell" style:parent-style-name="Excel_20_Built-in_20_Normal">
      <style:table-cell-properties fo:border-bottom="none" fo:background-color="#f2f2f2" style:diagonal-bl-tr="none" style:diagonal-tl-br="none" fo:border-left="2.4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" style:family="table-cell" style:parent-style-name="Excel_20_Built-in_20_Normal">
      <style:table-cell-properties fo:border-bottom="0.99pt solid #000000" fo:background-color="#f2f2f2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/>
      <style:paragraph-properties fo:text-align="end" fo:margin-left="0in" style:writing-mode="page"/>
    </style:style>
    <style:style style:name="ce8" style:family="table-cell" style:parent-style-name="Excel_20_Built-in_20_Normal">
      <style:table-cell-properties fo:border-bottom="0.99pt solid #000000" fo:background-color="#f2f2f2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/>
      <style:paragraph-properties fo:text-align="end" fo:margin-left="0in" style:writing-mode="page"/>
    </style:style>
    <style:style style:name="ce9" style:family="table-cell" style:parent-style-name="Excel_20_Built-in_20_Normal">
      <style:table-cell-properties fo:border-bottom="2.49pt solid #000000" fo:background-color="#f2f2f2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bottom"/>
      <style:paragraph-properties fo:text-align="end" fo:margin-left="0in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2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3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Excel_20_Built-in_20_Normal">
      <style:table-cell-properties fo:border-bottom="2.49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 style:data-style-name="N10011">
      <style:table-cell-properties fo:border-bottom="0.99pt solid #000000" fo:background-color="#f2f2f2" style:diagonal-bl-tr="none" style:diagonal-tl-br="none" fo:border-left="0.99pt solid #000000" fo:border-right="0.99pt solid #000000" style:rotation-align="none" fo:border-top="none"/>
    </style:style>
    <style:style style:name="ce20" style:family="table-cell" style:parent-style-name="Excel_20_Built-in_20_Normal" style:data-style-name="N10011">
      <style:table-cell-properties fo:background-color="#f2f2f2" style:diagonal-bl-tr="none" style:diagonal-tl-br="none" fo:border="0.99pt solid #000000" style:rotation-align="none"/>
    </style:style>
    <style:style style:name="ce21" style:family="table-cell" style:parent-style-name="Excel_20_Built-in_20_Normal" style:data-style-name="N10010">
      <style:table-cell-properties fo:background-color="#f2f2f2" style:diagonal-bl-tr="none" style:diagonal-tl-br="none" fo:border="0.99pt solid #000000" style:rotation-align="none"/>
    </style:style>
    <style:style style:name="ce22" style:family="table-cell" style:parent-style-name="Excel_20_Built-in_20_Normal" style:data-style-name="N10010">
      <style:table-cell-properties fo:border-bottom="none" fo:background-color="#f2f2f2" style:diagonal-bl-tr="none" style:diagonal-tl-br="none" fo:border-left="0.99pt solid #000000" fo:border-right="0.99pt solid #000000" style:rotation-align="none" fo:border-top="0.99pt solid #000000"/>
    </style:style>
    <style:style style:name="ce23" style:family="table-cell" style:parent-style-name="Excel_20_Built-in_20_Normal" style:data-style-name="N10011">
      <style:table-cell-properties fo:border-bottom="0.99pt solid #000000" fo:background-color="#f2f2f2" style:diagonal-bl-tr="none" style:diagonal-tl-br="none" fo:border-left="0.99pt solid #000000" fo:border-right="0.99pt solid #000000" style:rotation-align="none" fo:border-top="2.49pt solid #000000"/>
    </style:style>
    <style:style style:name="ce24" style:family="table-cell" style:parent-style-name="Excel_20_Built-in_20_Normal" style:data-style-name="N10011">
      <style:table-cell-properties fo:border-bottom="2.49pt solid #000000" fo:background-color="#f2f2f2" style:diagonal-bl-tr="none" style:diagonal-tl-br="none" fo:border-left="0.99pt solid #000000" fo:border-right="0.99pt solid #000000" style:rotation-align="none" fo:border-top="0.99pt solid #000000"/>
    </style:style>
    <style:style style:name="ce25" style:family="table-cell" style:parent-style-name="Excel_20_Built-in_20_Normal" style:data-style-name="N1001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6" style:family="table-cell" style:parent-style-name="Excel_20_Built-in_20_Normal" style:data-style-name="N10003"/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8" style:family="table-cell" style:parent-style-name="Excel_20_Built-in_20_Normal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Excel_20_Built-in_20_Normal"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Normal">
      <style:table-cell-properties fo:border-bottom="2.49pt solid #000000" fo:background-color="#ffff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 style:data-style-name="N10011">
      <style:table-cell-properties fo:border-bottom="0.99pt solid #000000" fo:background-color="#ffff66" style:diagonal-bl-tr="none" style:diagonal-tl-br="none" fo:border-left="0.99pt solid #000000" fo:border-right="none" style:rotation-align="none" fo:border-top="2.49pt solid #000000"/>
    </style:style>
    <style:style style:name="ce32" style:family="table-cell" style:parent-style-name="Excel_20_Built-in_20_Normal" style:data-style-name="N10011">
      <style:table-cell-properties fo:border-bottom="0.99pt solid #000000" fo:background-color="#ffff66" style:diagonal-bl-tr="none" style:diagonal-tl-br="none" fo:border-left="0.99pt solid #000000" fo:border-right="none" style:rotation-align="none" fo:border-top="0.99pt solid #000000"/>
    </style:style>
    <style:style style:name="ce33" style:family="table-cell" style:parent-style-name="Excel_20_Built-in_20_Normal" style:data-style-name="N10011">
      <style:table-cell-properties fo:border-bottom="none" fo:background-color="#ffff66" style:diagonal-bl-tr="none" style:diagonal-tl-br="none" fo:border-left="0.99pt solid #000000" fo:border-right="none" style:rotation-align="none" fo:border-top="0.99pt solid #000000"/>
    </style:style>
    <style:style style:name="ce34" style:family="table-cell" style:parent-style-name="Excel_20_Built-in_20_Normal" style:data-style-name="N10011">
      <style:table-cell-properties fo:border-bottom="2.49pt solid #000000" fo:background-color="#ffff66" style:diagonal-bl-tr="none" style:diagonal-tl-br="none" fo:border-left="0.99pt solid #000000" fo:border-right="none" style:rotation-align="none" fo:border-top="0.99pt solid #000000"/>
    </style:style>
    <style:style style:name="ce35" style:family="table-cell" style:parent-style-name="Excel_20_Built-in_20_Normal" style:data-style-name="N10003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 style:data-style-name="N10011">
      <style:table-cell-properties fo:border-bottom="0.99pt solid #000000" fo:background-color="#ffff66" style:diagonal-bl-tr="none" style:diagonal-tl-br="none" fo:border-left="none" fo:border-right="none" style:rotation-align="none" fo:border-top="2.49pt solid #000000"/>
    </style:style>
    <style:style style:name="ce37" style:family="table-cell" style:parent-style-name="Excel_20_Built-in_20_Normal" style:data-style-name="N10011">
      <style:table-cell-properties fo:border-bottom="0.99pt solid #000000" fo:background-color="#ffff66" style:diagonal-bl-tr="none" style:diagonal-tl-br="none" fo:border-left="none" fo:border-right="none" style:rotation-align="none" fo:border-top="0.99pt solid #000000"/>
    </style:style>
    <style:style style:name="ce38" style:family="table-cell" style:parent-style-name="Excel_20_Built-in_20_Normal" style:data-style-name="N10011">
      <style:table-cell-properties fo:border-bottom="none" fo:background-color="#ffff66" style:diagonal-bl-tr="none" style:diagonal-tl-br="none" fo:border-left="none" fo:border-right="none" style:rotation-align="none" fo:border-top="0.99pt solid #000000"/>
    </style:style>
    <style:style style:name="ce39" style:family="table-cell" style:parent-style-name="Excel_20_Built-in_20_Normal" style:data-style-name="N10011">
      <style:table-cell-properties fo:border-bottom="2.49pt solid #000000" fo:background-color="#ffff66" style:diagonal-bl-tr="none" style:diagonal-tl-br="none" fo:border-left="none" fo:border-right="none" style:rotation-align="none" fo:border-top="0.99pt solid #000000"/>
    </style:style>
    <style:style style:name="ce40" style:family="table-cell" style:parent-style-name="Excel_20_Built-in_20_Normal" style:data-style-name="N1001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font-weight="bold" style:font-weight-asian="bold" style:font-weight-complex="bold"/>
    </style:style>
    <style:style style:name="ce41" style:family="table-cell" style:parent-style-name="Excel_20_Built-in_20_Normal" style:data-style-name="N10003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none" style:diagonal-bl-tr="none" style:diagonal-tl-br="none" fo:border-left="2.49pt solid #000000" fo:border-right="none" style:rotation-align="none" fo:border-top="2.49pt solid #000000"/>
    </style:style>
    <style:style style:name="ce43" style:family="table-cell" style:parent-style-name="Excel_20_Built-in_20_Normal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44" style:family="table-cell" style:parent-style-name="Excel_20_Built-in_20_Normal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45" style:family="table-cell" style:parent-style-name="Excel_20_Built-in_20_Normal">
      <style:table-cell-properties fo:border-bottom="2.49pt solid #000000" fo:background-color="#f2f2f2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 style:data-style-name="N10003">
      <style:table-cell-properties fo:border-bottom="0.99pt solid #000000" fo:background-color="#f2f2f2" style:diagonal-bl-tr="none" style:diagonal-tl-br="none" fo:border-left="none" fo:border-right="2.49pt solid #000000" style:rotation-align="none" fo:border-top="2.49pt solid #000000"/>
    </style:style>
    <style:style style:name="ce47" style:family="table-cell" style:parent-style-name="Excel_20_Built-in_20_Normal" style:data-style-name="N10003">
      <style:table-cell-properties fo:border-bottom="0.99pt solid #000000" fo:background-color="#f2f2f2" style:diagonal-bl-tr="none" style:diagonal-tl-br="none" fo:border-left="none" fo:border-right="2.49pt solid #000000" style:rotation-align="none" fo:border-top="0.99pt solid #000000"/>
    </style:style>
    <style:style style:name="ce48" style:family="table-cell" style:parent-style-name="Excel_20_Built-in_20_Normal" style:data-style-name="N10003">
      <style:table-cell-properties fo:border-bottom="none" fo:background-color="#f2f2f2" style:diagonal-bl-tr="none" style:diagonal-tl-br="none" fo:border-left="none" fo:border-right="2.49pt solid #000000" style:rotation-align="none" fo:border-top="0.99pt solid #000000"/>
    </style:style>
    <style:style style:name="ce49" style:family="table-cell" style:parent-style-name="Excel_20_Built-in_20_Normal" style:data-style-name="N10003">
      <style:table-cell-properties fo:border-bottom="2.49pt solid #000000" fo:background-color="#f2f2f2" style:diagonal-bl-tr="none" style:diagonal-tl-br="none" fo:border-left="none" fo:border-right="2.49pt solid #000000" style:rotation-align="none" fo:border-top="0.99pt solid #000000"/>
    </style:style>
    <style:style style:name="ce50" style:family="table-cell" style:parent-style-name="Excel_20_Built-in_20_Normal" style:data-style-name="N10003">
      <style:table-cell-properties fo:border-bottom="none" style:diagonal-bl-tr="none" style:diagonal-tl-br="none" fo:border-left="none" fo:border-right="2.49pt solid #000000" style:rotation-align="none" fo:border-top="2.49pt solid #000000"/>
    </style:style>
    <style:style style:name="ce51" style:family="table-cell" style:parent-style-name="Excel_20_Built-in_20_Normal" style:data-style-name="N10003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52" style:family="table-cell" style:parent-style-name="Excel_20_Built-in_20_Normal" style:data-style-name="N10003">
      <style:table-cell-properties fo:border-bottom="2.49pt solid #000000" style:diagonal-bl-tr="none" style:diagonal-tl-br="none" fo:border-left="none" fo:border-right="2.49pt solid #000000" style:rotation-align="none" fo:border-top="none"/>
    </style:style>
    <style:style style:name="ce53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5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in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in"/>
    </style:style>
    <style:style style:name="ce5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in"/>
    </style:style>
    <style:style style:name="ce5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2" style:family="table-cell" style:parent-style-name="Excel_20_Built-in_20_Normal" style:data-style-name="N10011"/>
    <style:style style:name="ce63" style:family="table-cell" style:parent-style-name="Excel_20_Built-in_20_Normal">
      <style:table-cell-properties fo:border-bottom="0.06pt solid #000000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Excel_20_Built-in_20_Normal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in"/>
    </style:style>
    <style:style style:name="ce65" style:family="table-cell" style:parent-style-name="Excel_20_Built-in_20_Normal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66" style:family="table-cell" style:parent-style-name="Excel_20_Built-in_20_Normal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67" style:family="table-cell" style:parent-style-name="Excel_20_Built-in_20_Normal" style:data-style-name="N10011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in"/>
    </style:style>
    <style:style style:name="ce68" style:family="table-cell" style:parent-style-name="Excel_20_Built-in_20_Normal" style:data-style-name="N10011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69" style:family="table-cell" style:parent-style-name="Excel_20_Built-in_20_Normal" style:data-style-name="N10011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in"/>
    </style:style>
    <style:style style:name="ce70" style:family="table-cell" style:parent-style-name="Excel_20_Built-in_20_Normal">
      <style:table-cell-properties fo:border-bottom="0.06pt solid #000000" fo:background-color="#eeeeee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Excel_20_Built-in_20_Normal" style:data-style-name="N10002">
      <style:table-cell-properties fo:border-bottom="0.06pt dotted #000000" fo:border-left="none" fo:border-right="0.06pt solid #000000" fo:border-top="none"/>
    </style:style>
    <style:style style:name="ce72" style:family="table-cell" style:parent-style-name="Excel_20_Built-in_20_Normal" style:data-style-name="N10002">
      <style:table-cell-properties fo:border-bottom="0.06pt dotted #000000" fo:border-left="none" fo:border-right="0.06pt solid #000000" fo:border-top="0.06pt dotted #000000"/>
    </style:style>
    <style:style style:name="ce73" style:family="table-cell" style:parent-style-name="Excel_20_Built-in_20_Normal" style:data-style-name="N10002">
      <style:table-cell-properties fo:border-bottom="0.06pt solid #000000" fo:border-left="none" fo:border-right="0.06pt solid #000000" fo:border-top="0.06pt dotted #000000"/>
    </style:style>
    <style:style style:name="ce74" style:family="table-cell" style:parent-style-name="Excel_20_Built-in_20_Normal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Excel_20_Built-in_20_Normal" style:data-style-name="N10002"/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rotation-align="none"/>
    </style:style>
    <style:style style:name="ce79" style:family="table-cell" style:parent-style-name="Excel_20_Built-in_20_Normal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80" style:family="table-cell" style:parent-style-name="Excel_20_Built-in_20_Normal">
      <style:text-properties fo:font-weight="bold" style:font-weight-asian="bold" style:font-weight-complex="bold"/>
    </style:style>
    <style:style style:name="ce81" style:family="table-cell" style:parent-style-name="Excel_20_Built-in_20_Normal">
      <style:text-properties style:font-name="Calibri" fo:font-size="11pt" fo:language="none" fo:country="none" style:font-name-asian="Segoe UI" style:font-size-asian="11pt" style:language-asian="none" style:country-asian="none" style:font-name-complex="Segoe UI" style:font-size-complex="11pt" style:language-complex="none" style:country-complex="none"/>
    </style:style>
    <style:style style:name="ce8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Excel_20_Built-in_20_Normal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fo:font-size="11pt" style:font-style-asian="italic" style:font-weight-complex="bold" style:font-weight-asian="bold" style:font-size-complex="11pt" style:font-size-asian="11pt" style:text-position="0%" fo:text-shadow="none" style:text-outline="false" fo:font-style="italic" style:text-line-through-type="none" style:text-underline-style="none" style:text-underline-color="font-color" fo:font-weight="bold" style:font-style-complex="italic"/>
    </style:style>
    <style:style style:name="T2" style:family="text">
      <style:text-properties fo:color="#000000" fo:font-size="11pt" style:font-style-asian="italic" style:font-size-complex="11pt" style:font-size-asian="11pt" style:text-position="0%" fo:text-shadow="none" style:text-outline="false" fo:font-style="italic" style:text-line-through-type="none" style:text-underline-style="none" style:text-underline-color="font-color" style:font-style-complex="italic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U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 calcext:value-type="string" table:number-columns-spanned="8" table:number-rows-spanned="1">
            <text:p><text:span text:style-name="T1">Calculadora de Elecciones Europeas 2014  </text:span><text:span text:style-name="T2">-  Por J.L.B. para www.ciencia-explicada.com  (C) 2014 , liberada bajo licencia BSD (Ninguna garantía)</text:span></text:p>
          </table:table-cell>
          <table:covered-table-cell table:number-columns-repeated="7" table:style-name="ce17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(Limitación: <text:s/>No puede haber candidaturas con igual número de votos ni múltiplos unos de otros, desde x1 hasta x54)</text:p>
          </table:table-cell>
          <table:covered-table-cell table:number-columns-repeated="2"/>
          <table:covered-table-cell table:style-name="ce29"/>
          <table:covered-table-cell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29" office:value-type="string" calcext:value-type="string">
            <text:p>Rellenar aquí: <text:s/>↴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Candidaturas</text:p>
          </table:table-cell>
          <table:table-cell table:style-name="ce18" office:value-type="string" calcext:value-type="string">
            <text:p>% votos del censo ya <text:s/>"decidido" (**)</text:p>
          </table:table-cell>
          <table:table-cell table:style-name="ce30" office:value-type="string" calcext:value-type="string">
            <text:p>% de los "indecisos"+abstencionistas que finalmente votarán…</text:p>
          </table:table-cell>
          <table:table-cell table:style-name="ce30" office:value-type="string" calcext:value-type="string">
            <text:p>% votos total sobre censo</text:p>
          </table:table-cell>
          <table:table-cell table:style-name="ce45" office:value-type="string" calcext:value-type="string">
            <text:p>Votantes total</text:p>
          </table:table-cell>
          <table:table-cell/>
          <table:table-cell table:style-name="ce53" table:formula="of:=[.A29]" office:value-type="string" office:string-value="Ranking" calcext:value-type="string">
            <text:p>Ranking</text:p>
          </table:table-cell>
          <table:table-cell table:style-name="ce57" table:formula="of:=[.B29]" office:value-type="string" office:string-value="Nombre" calcext:value-type="string">
            <text:p>Nombre</text:p>
          </table:table-cell>
          <table:table-cell table:style-name="ce63" office:value-type="string" calcext:value-type="string">
            <text:p>Escaños</text:p>
          </table:table-cell>
          <table:table-cell table:style-name="ce63" office:value-type="string" calcext:value-type="string">
            <text:p>% Escaños</text:p>
          </table:table-cell>
          <table:table-cell table:style-name="ce63" office:value-type="string" calcext:value-type="string">
            <text:p>% Votos</text:p>
          </table:table-cell>
          <table:table-cell table:style-name="ce70" office:value-type="string" calcext:value-type="string">
            <text:p>%Escaños / %votos</text:p>
          </table:table-cell>
          <table:table-cell table:style-name="ce74" table:number-columns-repeated="9"/>
          <table:table-cell/>
          <table:table-cell table:style-name="ce16" office:value-type="string" calcext:value-type="string">
            <text:p>Ranking</text:p>
          </table:table-cell>
          <table:table-cell office:value-type="string" calcext:value-type="string">
            <text:p>Votantes</text:p>
          </table:table-cell>
          <table:table-cell office:value-type="string" calcext:value-type="string">
            <text:p>Nombre</text:p>
          </table:table-cell>
          <table:table-cell table:number-columns-repeated="999"/>
        </table:table-row>
        <table:table-row table:style-name="ro2">
          <table:table-cell table:style-name="ce4" office:value-type="string" calcext:value-type="string">
            <text:p>PP</text:p>
          </table:table-cell>
          <table:table-cell table:style-name="ce19" office:value-type="percentage" office:value="0.142" calcext:value-type="percentage">
            <text:p>0.142</text:p>
          </table:table-cell>
          <table:table-cell table:style-name="ce31" office:value-type="percentage" office:value="0" calcext:value-type="percentage">
            <text:p>0</text:p>
          </table:table-cell>
          <table:table-cell table:style-name="ce36" table:formula="of:=[.B5]+[.C5]*[.$B$21]" office:value-type="percentage" office:value="0.142" calcext:value-type="percentage">
            <text:p/>
          </table:table-cell>
          <table:table-cell table:style-name="ce46" table:formula="of:=[.$B$22]*[.D5]" office:value-type="float" office:value="4887640" calcext:value-type="float">
            <text:p/>
          </table:table-cell>
          <table:table-cell/>
          <table:table-cell table:style-name="ce54" table:formula="of:=[.A30]" office:value-type="float" office:value="1" calcext:value-type="float">
            <text:p/>
          </table:table-cell>
          <table:table-cell table:style-name="ce58" table:formula="of:=[.B30]" office:value-type="string" office:string-value="PP" calcext:value-type="string">
            <text:p>PP</text:p>
          </table:table-cell>
          <table:table-cell table:style-name="ce64" table:formula="of:=[.D30]" office:value-type="float" office:value="18" calcext:value-type="float">
            <text:p/>
          </table:table-cell>
          <table:table-cell table:style-name="ce67" table:formula="of:=[.I5]/[.$I$18]" office:value-type="percentage" office:value="0.333333333333333" calcext:value-type="percentage">
            <text:p/>
          </table:table-cell>
          <table:table-cell table:style-name="ce67" table:formula="of:=[.C30]/[.$E$21]" office:value-type="percentage" office:value="0.142" calcext:value-type="percentage">
            <text:p/>
          </table:table-cell>
          <table:table-cell table:style-name="ce71" table:formula="of:=[.J5]/[.K5]" office:value-type="float" office:value="2.34741784037559" calcext:value-type="float">
            <text:p/>
          </table:table-cell>
          <table:table-cell table:style-name="ce75" table:number-columns-repeated="9"/>
          <table:table-cell/>
          <table:table-cell table:style-name="ce16" table:formula="of:=RANK([.E5];[.$E$5:.$E$16])" office:value-type="float" office:value="1" calcext:value-type="float">
            <text:p/>
          </table:table-cell>
          <table:table-cell table:style-name="ce26" table:formula="of:=[.E5]" office:value-type="float" office:value="4887640" calcext:value-type="float">
            <text:p/>
          </table:table-cell>
          <table:table-cell table:formula="of:=[.A5]" office:value-type="string" office:string-value="PP" calcext:value-type="string">
            <text:p>PP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PSOE</text:p>
          </table:table-cell>
          <table:table-cell table:style-name="ce20" office:value-type="percentage" office:value="0.141" calcext:value-type="percentage">
            <text:p>0.141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6]+[.C6]*[.$B$21]" office:value-type="percentage" office:value="0.141" calcext:value-type="percentage">
            <text:p/>
          </table:table-cell>
          <table:table-cell table:style-name="ce47" table:formula="of:=[.$B$22]*[.D6]" office:value-type="float" office:value="4853220" calcext:value-type="float">
            <text:p/>
          </table:table-cell>
          <table:table-cell/>
          <table:table-cell table:style-name="ce55" table:formula="of:=[.A31]" office:value-type="float" office:value="2" calcext:value-type="float">
            <text:p/>
          </table:table-cell>
          <table:table-cell table:style-name="ce59" table:formula="of:=[.B31]" office:value-type="string" office:string-value="PSOE" calcext:value-type="string">
            <text:p>PSOE</text:p>
          </table:table-cell>
          <table:table-cell table:style-name="ce65" table:formula="of:=[.D31]" office:value-type="float" office:value="18" calcext:value-type="float">
            <text:p/>
          </table:table-cell>
          <table:table-cell table:style-name="ce68" table:formula="of:=[.I6]/[.$I$18]" office:value-type="percentage" office:value="0.333333333333333" calcext:value-type="percentage">
            <text:p/>
          </table:table-cell>
          <table:table-cell table:style-name="ce68" table:formula="of:=[.C31]/[.$E$21]" office:value-type="percentage" office:value="0.141" calcext:value-type="percentage">
            <text:p/>
          </table:table-cell>
          <table:table-cell table:style-name="ce72" table:formula="of:=[.J6]/[.K6]" office:value-type="float" office:value="2.36406619385343" calcext:value-type="float">
            <text:p/>
          </table:table-cell>
          <table:table-cell table:style-name="ce75" table:number-columns-repeated="9"/>
          <table:table-cell/>
          <table:table-cell table:style-name="ce16" table:formula="of:=RANK([.E6];[.$E$5:.$E$16])" office:value-type="float" office:value="2" calcext:value-type="float">
            <text:p/>
          </table:table-cell>
          <table:table-cell table:style-name="ce26" table:formula="of:=[.E6]" office:value-type="float" office:value="4853220" calcext:value-type="float">
            <text:p/>
          </table:table-cell>
          <table:table-cell table:formula="of:=[.A6]" office:value-type="string" office:string-value="PSOE" calcext:value-type="string">
            <text:p>PSOE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CEU</text:p>
          </table:table-cell>
          <table:table-cell table:style-name="ce20" office:value-type="percentage" office:value="0.026" calcext:value-type="percentage">
            <text:p>0.026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7]+[.C7]*[.$B$21]" office:value-type="percentage" office:value="0.026" calcext:value-type="percentage">
            <text:p/>
          </table:table-cell>
          <table:table-cell table:style-name="ce47" table:formula="of:=[.$B$22]*[.D7]" office:value-type="float" office:value="894920" calcext:value-type="float">
            <text:p/>
          </table:table-cell>
          <table:table-cell/>
          <table:table-cell table:style-name="ce55" table:formula="of:=[.A32]" office:value-type="float" office:value="3" calcext:value-type="float">
            <text:p/>
          </table:table-cell>
          <table:table-cell table:style-name="ce59" table:formula="of:=[.B32]" office:value-type="string" office:string-value="Izquierda Plural" calcext:value-type="string">
            <text:p>Izquierda Plural</text:p>
          </table:table-cell>
          <table:table-cell table:style-name="ce65" table:formula="of:=[.D32]" office:value-type="float" office:value="6" calcext:value-type="float">
            <text:p/>
          </table:table-cell>
          <table:table-cell table:style-name="ce68" table:formula="of:=[.I7]/[.$I$18]" office:value-type="percentage" office:value="0.111111111111111" calcext:value-type="percentage">
            <text:p/>
          </table:table-cell>
          <table:table-cell table:style-name="ce68" table:formula="of:=[.C32]/[.$E$21]" office:value-type="percentage" office:value="0.0520001" calcext:value-type="percentage">
            <text:p/>
          </table:table-cell>
          <table:table-cell table:style-name="ce72" table:formula="of:=[.J7]/[.K7]" office:value-type="float" office:value="2.13674802762131" calcext:value-type="float">
            <text:p/>
          </table:table-cell>
          <table:table-cell table:style-name="ce75" table:number-columns-repeated="9"/>
          <table:table-cell/>
          <table:table-cell table:style-name="ce16" table:formula="of:=RANK([.E7];[.$E$5:.$E$16])" office:value-type="float" office:value="5" calcext:value-type="float">
            <text:p/>
          </table:table-cell>
          <table:table-cell table:style-name="ce26" table:formula="of:=[.E7]" office:value-type="float" office:value="894920" calcext:value-type="float">
            <text:p/>
          </table:table-cell>
          <table:table-cell table:formula="of:=[.A7]" office:value-type="string" office:string-value="CEU" calcext:value-type="string">
            <text:p>CEU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Izquierda Plural</text:p>
          </table:table-cell>
          <table:table-cell table:style-name="ce20" office:value-type="percentage" office:value="0.0520001" calcext:value-type="percentage">
            <text:p>0.0520001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8]+[.C8]*[.$B$21]" office:value-type="percentage" office:value="0.0520001" calcext:value-type="percentage">
            <text:p/>
          </table:table-cell>
          <table:table-cell table:style-name="ce47" table:formula="of:=[.$B$22]*[.D8]" office:value-type="float" office:value="1789843.442" calcext:value-type="float">
            <text:p/>
          </table:table-cell>
          <table:table-cell/>
          <table:table-cell table:style-name="ce55" table:formula="of:=[.A33]" office:value-type="float" office:value="4" calcext:value-type="float">
            <text:p/>
          </table:table-cell>
          <table:table-cell table:style-name="ce59" table:formula="of:=[.B33]" office:value-type="string" office:string-value="UPyD" calcext:value-type="string">
            <text:p>UPyD</text:p>
          </table:table-cell>
          <table:table-cell table:style-name="ce65" table:formula="of:=[.D33]" office:value-type="float" office:value="2" calcext:value-type="float">
            <text:p/>
          </table:table-cell>
          <table:table-cell table:style-name="ce68" table:formula="of:=[.I8]/[.$I$18]" office:value-type="percentage" office:value="0.037037037037037" calcext:value-type="percentage">
            <text:p/>
          </table:table-cell>
          <table:table-cell table:style-name="ce68" table:formula="of:=[.C33]/[.$E$21]" office:value-type="percentage" office:value="0.03" calcext:value-type="percentage">
            <text:p/>
          </table:table-cell>
          <table:table-cell table:style-name="ce72" table:formula="of:=[.J8]/[.K8]" office:value-type="float" office:value="1.23456790123457" calcext:value-type="float">
            <text:p/>
          </table:table-cell>
          <table:table-cell table:style-name="ce75" table:number-columns-repeated="9"/>
          <table:table-cell/>
          <table:table-cell table:style-name="ce16" table:formula="of:=RANK([.E8];[.$E$5:.$E$16])" office:value-type="float" office:value="3" calcext:value-type="float">
            <text:p/>
          </table:table-cell>
          <table:table-cell table:style-name="ce26" table:formula="of:=[.E8]" office:value-type="float" office:value="1789843.442" calcext:value-type="float">
            <text:p/>
          </table:table-cell>
          <table:table-cell table:formula="of:=[.A8]" office:value-type="string" office:string-value="Izquierda Plural" calcext:value-type="string">
            <text:p>Izquierda Plural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UPyD</text:p>
          </table:table-cell>
          <table:table-cell table:style-name="ce20" office:value-type="percentage" office:value="0.03" calcext:value-type="percentage">
            <text:p>0.03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9]+[.C9]*[.$B$21]" office:value-type="percentage" office:value="0.03" calcext:value-type="percentage">
            <text:p/>
          </table:table-cell>
          <table:table-cell table:style-name="ce47" table:formula="of:=[.$B$22]*[.D9]" office:value-type="float" office:value="1032600" calcext:value-type="float">
            <text:p/>
          </table:table-cell>
          <table:table-cell/>
          <table:table-cell table:style-name="ce55" table:formula="of:=[.A34]" office:value-type="float" office:value="5" calcext:value-type="float">
            <text:p/>
          </table:table-cell>
          <table:table-cell table:style-name="ce59" table:formula="of:=[.B34]" office:value-type="string" office:string-value="CEU" calcext:value-type="string">
            <text:p>CEU</text:p>
          </table:table-cell>
          <table:table-cell table:style-name="ce65" table:formula="of:=[.D34]" office:value-type="float" office:value="3" calcext:value-type="float">
            <text:p/>
          </table:table-cell>
          <table:table-cell table:style-name="ce68" table:formula="of:=[.I9]/[.$I$18]" office:value-type="percentage" office:value="0.0555555555555556" calcext:value-type="percentage">
            <text:p/>
          </table:table-cell>
          <table:table-cell table:style-name="ce68" table:formula="of:=[.C34]/[.$E$21]" office:value-type="percentage" office:value="0.026" calcext:value-type="percentage">
            <text:p/>
          </table:table-cell>
          <table:table-cell table:style-name="ce72" table:formula="of:=[.J9]/[.K9]" office:value-type="float" office:value="2.13675213675214" calcext:value-type="float">
            <text:p/>
          </table:table-cell>
          <table:table-cell table:style-name="ce75" table:number-columns-repeated="9"/>
          <table:table-cell/>
          <table:table-cell table:style-name="ce16" table:formula="of:=RANK([.E9];[.$E$5:.$E$16])" office:value-type="float" office:value="4" calcext:value-type="float">
            <text:p/>
          </table:table-cell>
          <table:table-cell table:style-name="ce26" table:formula="of:=[.E9]" office:value-type="float" office:value="1032600" calcext:value-type="float">
            <text:p/>
          </table:table-cell>
          <table:table-cell table:formula="of:=[.A9]" office:value-type="string" office:string-value="UPyD" calcext:value-type="string">
            <text:p>UPyD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EPDD/ERC</text:p>
          </table:table-cell>
          <table:table-cell table:style-name="ce20" office:value-type="percentage" office:value="0.024" calcext:value-type="percentage">
            <text:p>0.024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10]+[.C10]*[.$B$21]" office:value-type="percentage" office:value="0.024" calcext:value-type="percentage">
            <text:p/>
          </table:table-cell>
          <table:table-cell table:style-name="ce47" table:formula="of:=[.$B$22]*[.D10]" office:value-type="float" office:value="826080" calcext:value-type="float">
            <text:p/>
          </table:table-cell>
          <table:table-cell/>
          <table:table-cell table:style-name="ce55" table:formula="of:=[.A35]" office:value-type="float" office:value="6" calcext:value-type="float">
            <text:p/>
          </table:table-cell>
          <table:table-cell table:style-name="ce59" table:formula="of:=[.B35]" office:value-type="string" office:string-value="EPDD/ERC" calcext:value-type="string">
            <text:p>EPDD/ERC</text:p>
          </table:table-cell>
          <table:table-cell table:style-name="ce65" table:formula="of:=[.D35]" office:value-type="float" office:value="2" calcext:value-type="float">
            <text:p/>
          </table:table-cell>
          <table:table-cell table:style-name="ce68" table:formula="of:=[.I10]/[.$I$18]" office:value-type="percentage" office:value="0.037037037037037" calcext:value-type="percentage">
            <text:p/>
          </table:table-cell>
          <table:table-cell table:style-name="ce68" table:formula="of:=[.C35]/[.$E$21]" office:value-type="percentage" office:value="0.024" calcext:value-type="percentage">
            <text:p/>
          </table:table-cell>
          <table:table-cell table:style-name="ce72" table:formula="of:=[.J10]/[.K10]" office:value-type="float" office:value="1.54320987654321" calcext:value-type="float">
            <text:p/>
          </table:table-cell>
          <table:table-cell table:style-name="ce75" table:number-columns-repeated="9"/>
          <table:table-cell/>
          <table:table-cell table:style-name="ce16" table:formula="of:=RANK([.E10];[.$E$5:.$E$16])" office:value-type="float" office:value="6" calcext:value-type="float">
            <text:p/>
          </table:table-cell>
          <table:table-cell table:style-name="ce26" table:formula="of:=[.E10]" office:value-type="float" office:value="826080" calcext:value-type="float">
            <text:p/>
          </table:table-cell>
          <table:table-cell table:formula="of:=[.A10]" office:value-type="string" office:string-value="EPDD/ERC" calcext:value-type="string">
            <text:p>EPDD/ERC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LPD /EdP-V</text:p>
          </table:table-cell>
          <table:table-cell table:style-name="ce21" office:value-type="percentage" office:value="0.010001" calcext:value-type="percentage">
            <text:p>0.010001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11]+[.C11]*[.$B$21]" office:value-type="percentage" office:value="0.010001" calcext:value-type="percentage">
            <text:p/>
          </table:table-cell>
          <table:table-cell table:style-name="ce47" table:formula="of:=[.$B$22]*[.D11]" office:value-type="float" office:value="344234.42" calcext:value-type="float">
            <text:p/>
          </table:table-cell>
          <table:table-cell/>
          <table:table-cell table:style-name="ce55" table:formula="of:=[.A36]" office:value-type="float" office:value="7" calcext:value-type="float">
            <text:p/>
          </table:table-cell>
          <table:table-cell table:style-name="ce59" table:formula="of:=[.B36]" office:value-type="string" office:string-value="LPD /EdP-V" calcext:value-type="string">
            <text:p>LPD /EdP-V</text:p>
          </table:table-cell>
          <table:table-cell table:style-name="ce65" table:formula="of:=[.D36]" office:value-type="float" office:value="1" calcext:value-type="float">
            <text:p/>
          </table:table-cell>
          <table:table-cell table:style-name="ce68" table:formula="of:=[.I11]/[.$I$18]" office:value-type="percentage" office:value="0.0185185185185185" calcext:value-type="percentage">
            <text:p/>
          </table:table-cell>
          <table:table-cell table:style-name="ce68" table:formula="of:=[.C36]/[.$E$21]" office:value-type="percentage" office:value="0.010001" calcext:value-type="percentage">
            <text:p/>
          </table:table-cell>
          <table:table-cell table:style-name="ce72" table:formula="of:=[.J11]/[.K11]" office:value-type="float" office:value="1.85166668518333" calcext:value-type="float">
            <text:p/>
          </table:table-cell>
          <table:table-cell table:style-name="ce75" table:number-columns-repeated="9"/>
          <table:table-cell/>
          <table:table-cell table:style-name="ce16" table:formula="of:=RANK([.E11];[.$E$5:.$E$16])" office:value-type="float" office:value="7" calcext:value-type="float">
            <text:p/>
          </table:table-cell>
          <table:table-cell table:style-name="ce26" table:formula="of:=[.E11]" office:value-type="float" office:value="344234.42" calcext:value-type="float">
            <text:p/>
          </table:table-cell>
          <table:table-cell table:formula="of:=[.A11]" office:value-type="string" office:string-value="LPD /EdP-V" calcext:value-type="string">
            <text:p>LPD /EdP-V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Primavera EU.</text:p>
          </table:table-cell>
          <table:table-cell table:style-name="ce20" office:value-type="percentage" office:value="0.0060001" calcext:value-type="percentage">
            <text:p>0.0060001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12]+[.C12]*[.$B$21]" office:value-type="percentage" office:value="0.0060001" calcext:value-type="percentage">
            <text:p/>
          </table:table-cell>
          <table:table-cell table:style-name="ce47" table:formula="of:=[.$B$22]*[.D12]" office:value-type="float" office:value="206523.442" calcext:value-type="float">
            <text:p/>
          </table:table-cell>
          <table:table-cell/>
          <table:table-cell table:style-name="ce55" table:formula="of:=[.A37]" office:value-type="float" office:value="8" calcext:value-type="float">
            <text:p/>
          </table:table-cell>
          <table:table-cell table:style-name="ce59" table:formula="of:=[.B37]" office:value-type="string" office:string-value="Otros" calcext:value-type="string">
            <text:p>Otros</text:p>
          </table:table-cell>
          <table:table-cell table:style-name="ce65" table:formula="of:=[.D37]" office:value-type="float" office:value="2" calcext:value-type="float">
            <text:p/>
          </table:table-cell>
          <table:table-cell table:style-name="ce68" table:formula="of:=[.I12]/[.$I$18]" office:value-type="percentage" office:value="0.037037037037037" calcext:value-type="percentage">
            <text:p/>
          </table:table-cell>
          <table:table-cell table:style-name="ce68" table:formula="of:=[.C37]/[.$E$21]" office:value-type="percentage" office:value="0.01" calcext:value-type="percentage">
            <text:p/>
          </table:table-cell>
          <table:table-cell table:style-name="ce72" table:formula="of:=[.J12]/[.K12]" office:value-type="float" office:value="3.7037037037037" calcext:value-type="float">
            <text:p/>
          </table:table-cell>
          <table:table-cell table:style-name="ce75" table:number-columns-repeated="9"/>
          <table:table-cell/>
          <table:table-cell table:style-name="ce16" table:formula="of:=RANK([.E12];[.$E$5:.$E$16])" office:value-type="float" office:value="10" calcext:value-type="float">
            <text:p/>
          </table:table-cell>
          <table:table-cell table:style-name="ce26" table:formula="of:=[.E12]" office:value-type="float" office:value="206523.442" calcext:value-type="float">
            <text:p/>
          </table:table-cell>
          <table:table-cell table:formula="of:=[.A12]" office:value-type="string" office:string-value="Primavera EU." calcext:value-type="string">
            <text:p>Primavera EU.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C's</text:p>
          </table:table-cell>
          <table:table-cell table:style-name="ce20" office:value-type="percentage" office:value="0.006" calcext:value-type="percentage">
            <text:p>0.006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13]+[.C13]*[.$B$21]" office:value-type="percentage" office:value="0.006" calcext:value-type="percentage">
            <text:p/>
          </table:table-cell>
          <table:table-cell table:style-name="ce47" table:formula="of:=[.$B$22]*[.D13]" office:value-type="float" office:value="206520" calcext:value-type="float">
            <text:p/>
          </table:table-cell>
          <table:table-cell/>
          <table:table-cell table:style-name="ce55" table:formula="of:=[.A38]" office:value-type="float" office:value="9" calcext:value-type="float">
            <text:p/>
          </table:table-cell>
          <table:table-cell table:style-name="ce59" table:formula="of:=[.B38]" office:value-type="string" office:string-value="Podemos" calcext:value-type="string">
            <text:p>Podemos</text:p>
          </table:table-cell>
          <table:table-cell table:style-name="ce65" table:formula="of:=[.D38]" office:value-type="float" office:value="2" calcext:value-type="float">
            <text:p/>
          </table:table-cell>
          <table:table-cell table:style-name="ce68" table:formula="of:=[.I13]/[.$I$18]" office:value-type="percentage" office:value="0.037037037037037" calcext:value-type="percentage">
            <text:p/>
          </table:table-cell>
          <table:table-cell table:style-name="ce68" table:formula="of:=[.C38]/[.$E$21]" office:value-type="percentage" office:value="0.008" calcext:value-type="percentage">
            <text:p/>
          </table:table-cell>
          <table:table-cell table:style-name="ce72" table:formula="of:=[.J13]/[.K13]" office:value-type="float" office:value="4.62962962962963" calcext:value-type="float">
            <text:p/>
          </table:table-cell>
          <table:table-cell table:style-name="ce75" table:number-columns-repeated="9"/>
          <table:table-cell/>
          <table:table-cell table:style-name="ce16" table:formula="of:=RANK([.E13];[.$E$5:.$E$16])" office:value-type="float" office:value="11" calcext:value-type="float">
            <text:p/>
          </table:table-cell>
          <table:table-cell table:style-name="ce26" table:formula="of:=[.E13]" office:value-type="float" office:value="206520" calcext:value-type="float">
            <text:p/>
          </table:table-cell>
          <table:table-cell table:formula="of:=[.A13]" office:value-type="string" office:string-value="C's" calcext:value-type="string">
            <text:p>C's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Vox</text:p>
          </table:table-cell>
          <table:table-cell table:style-name="ce20" office:value-type="percentage" office:value="0.003" calcext:value-type="percentage">
            <text:p>0.003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14]+[.C14]*[.$B$21]" office:value-type="percentage" office:value="0.003" calcext:value-type="percentage">
            <text:p/>
          </table:table-cell>
          <table:table-cell table:style-name="ce47" table:formula="of:=[.$B$22]*[.D14]" office:value-type="float" office:value="103260" calcext:value-type="float">
            <text:p/>
          </table:table-cell>
          <table:table-cell/>
          <table:table-cell table:style-name="ce55" table:formula="of:=[.A39]" office:value-type="float" office:value="10" calcext:value-type="float">
            <text:p/>
          </table:table-cell>
          <table:table-cell table:style-name="ce59" table:formula="of:=[.B39]" office:value-type="string" office:string-value="Primavera EU." calcext:value-type="string">
            <text:p>Primavera EU.</text:p>
          </table:table-cell>
          <table:table-cell table:style-name="ce65" table:formula="of:=[.D39]" office:value-type="float" office:value="0" calcext:value-type="float">
            <text:p/>
          </table:table-cell>
          <table:table-cell table:style-name="ce68" table:formula="of:=[.I14]/[.$I$18]" office:value-type="percentage" office:value="0" calcext:value-type="percentage">
            <text:p/>
          </table:table-cell>
          <table:table-cell table:style-name="ce68" table:formula="of:=[.C39]/[.$E$21]" office:value-type="percentage" office:value="0.0060001" calcext:value-type="percentage">
            <text:p/>
          </table:table-cell>
          <table:table-cell table:style-name="ce72" table:formula="of:=[.J14]/[.K14]" office:value-type="float" office:value="0" calcext:value-type="float">
            <text:p/>
          </table:table-cell>
          <table:table-cell table:style-name="ce75" table:number-columns-repeated="9"/>
          <table:table-cell/>
          <table:table-cell table:style-name="ce16" table:formula="of:=RANK([.E14];[.$E$5:.$E$16])" office:value-type="float" office:value="12" calcext:value-type="float">
            <text:p/>
          </table:table-cell>
          <table:table-cell table:style-name="ce26" table:formula="of:=[.E14]" office:value-type="float" office:value="103260" calcext:value-type="float">
            <text:p/>
          </table:table-cell>
          <table:table-cell table:formula="of:=[.A14]" office:value-type="string" office:string-value="Vox" calcext:value-type="string">
            <text:p>Vox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Podemos</text:p>
          </table:table-cell>
          <table:table-cell table:style-name="ce20" office:value-type="percentage" office:value="0.008" calcext:value-type="percentage">
            <text:p>0.008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15]+[.C15]*[.$B$21]" office:value-type="percentage" office:value="0.008" calcext:value-type="percentage">
            <text:p/>
          </table:table-cell>
          <table:table-cell table:style-name="ce47" table:formula="of:=[.$B$22]*[.D15]" office:value-type="float" office:value="275360" calcext:value-type="float">
            <text:p/>
          </table:table-cell>
          <table:table-cell/>
          <table:table-cell table:style-name="ce55" table:formula="of:=[.A40]" office:value-type="float" office:value="11" calcext:value-type="float">
            <text:p/>
          </table:table-cell>
          <table:table-cell table:style-name="ce59" table:formula="of:=[.B40]" office:value-type="string" office:string-value="C's" calcext:value-type="string">
            <text:p>C's</text:p>
          </table:table-cell>
          <table:table-cell table:style-name="ce65" table:formula="of:=[.D40]" office:value-type="float" office:value="0" calcext:value-type="float">
            <text:p/>
          </table:table-cell>
          <table:table-cell table:style-name="ce68" table:formula="of:=[.I15]/[.$I$18]" office:value-type="percentage" office:value="0" calcext:value-type="percentage">
            <text:p/>
          </table:table-cell>
          <table:table-cell table:style-name="ce68" table:formula="of:=[.C40]/[.$E$21]" office:value-type="percentage" office:value="0.006" calcext:value-type="percentage">
            <text:p/>
          </table:table-cell>
          <table:table-cell table:style-name="ce72" table:formula="of:=[.J15]/[.K15]" office:value-type="float" office:value="0" calcext:value-type="float">
            <text:p/>
          </table:table-cell>
          <table:table-cell table:style-name="ce75" table:number-columns-repeated="9"/>
          <table:table-cell/>
          <table:table-cell table:style-name="ce16" table:formula="of:=RANK([.E15];[.$E$5:.$E$16])" office:value-type="float" office:value="9" calcext:value-type="float">
            <text:p/>
          </table:table-cell>
          <table:table-cell table:style-name="ce26" table:formula="of:=[.E15]" office:value-type="float" office:value="275360" calcext:value-type="float">
            <text:p/>
          </table:table-cell>
          <table:table-cell table:formula="of:=[.A15]" office:value-type="string" office:string-value="Podemos" calcext:value-type="string">
            <text:p>Podemos</text:p>
          </table:table-cell>
          <table:table-cell table:number-columns-repeated="999"/>
        </table:table-row>
        <table:table-row table:style-name="ro2">
          <table:table-cell table:style-name="ce6" office:value-type="string" calcext:value-type="string">
            <text:p>Otros</text:p>
          </table:table-cell>
          <table:table-cell table:style-name="ce22" office:value-type="percentage" office:value="0.01" calcext:value-type="percentage">
            <text:p>0.01</text:p>
          </table:table-cell>
          <table:table-cell table:style-name="ce33" office:value-type="percentage" office:value="0" calcext:value-type="percentage">
            <text:p>0</text:p>
          </table:table-cell>
          <table:table-cell table:style-name="ce38" table:formula="of:=[.B16]+[.C16]*[.$B$21]" office:value-type="percentage" office:value="0.01" calcext:value-type="percentage">
            <text:p/>
          </table:table-cell>
          <table:table-cell table:style-name="ce48" table:formula="of:=[.$B$22]*[.D16]" office:value-type="float" office:value="344200" calcext:value-type="float">
            <text:p/>
          </table:table-cell>
          <table:table-cell/>
          <table:table-cell table:style-name="ce56" table:formula="of:=[.A41]" office:value-type="float" office:value="12" calcext:value-type="float">
            <text:p/>
          </table:table-cell>
          <table:table-cell table:style-name="ce60" table:formula="of:=[.B41]" office:value-type="string" office:string-value="Vox" calcext:value-type="string">
            <text:p>Vox</text:p>
          </table:table-cell>
          <table:table-cell table:style-name="ce66" table:formula="of:=[.D41]" office:value-type="float" office:value="0" calcext:value-type="float">
            <text:p/>
          </table:table-cell>
          <table:table-cell table:style-name="ce69" table:formula="of:=[.I16]/[.$I$18]" office:value-type="percentage" office:value="0" calcext:value-type="percentage">
            <text:p/>
          </table:table-cell>
          <table:table-cell table:style-name="ce69" table:formula="of:=[.C41]/[.$E$21]" office:value-type="percentage" office:value="0.003" calcext:value-type="percentage">
            <text:p/>
          </table:table-cell>
          <table:table-cell table:style-name="ce73" table:formula="of:=[.J16]/[.K16]" office:value-type="float" office:value="0" calcext:value-type="float">
            <text:p/>
          </table:table-cell>
          <table:table-cell table:style-name="ce75" table:number-columns-repeated="9"/>
          <table:table-cell/>
          <table:table-cell table:style-name="ce16" table:formula="of:=RANK([.E16];[.$E$5:.$E$16])" office:value-type="float" office:value="8" calcext:value-type="float">
            <text:p/>
          </table:table-cell>
          <table:table-cell table:style-name="ce26" table:formula="of:=[.E16]" office:value-type="float" office:value="344200" calcext:value-type="float">
            <text:p/>
          </table:table-cell>
          <table:table-cell table:formula="of:=[.A16]" office:value-type="string" office:string-value="Otros" calcext:value-type="string">
            <text:p>Otros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EN BLANCO</text:p>
          </table:table-cell>
          <table:table-cell table:style-name="ce23" office:value-type="percentage" office:value="0.039" calcext:value-type="percentage">
            <text:p>0.039</text:p>
          </table:table-cell>
          <table:table-cell table:style-name="ce31" office:value-type="percentage" office:value="0" calcext:value-type="percentage">
            <text:p>0</text:p>
          </table:table-cell>
          <table:table-cell table:style-name="ce36" table:formula="of:=[.B17]+[.C17]*[.$B$21]" office:value-type="percentage" office:value="0.039" calcext:value-type="percentage">
            <text:p/>
          </table:table-cell>
          <table:table-cell table:style-name="ce46" table:formula="of:=[.$B$22]*[.D17]" office:value-type="float" office:value="1342380" calcext:value-type="float">
            <text:p/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8" office:value-type="string" calcext:value-type="string">
            <text:p>NULOS</text:p>
          </table:table-cell>
          <table:table-cell table:style-name="ce20" office:value-type="percentage" office:value="0.006" calcext:value-type="percentage">
            <text:p>0.006</text:p>
          </table:table-cell>
          <table:table-cell table:style-name="ce32" office:value-type="percentage" office:value="0" calcext:value-type="percentage">
            <text:p>0</text:p>
          </table:table-cell>
          <table:table-cell table:style-name="ce37" table:formula="of:=[.B18]+[.C18]*[.$B$21]" office:value-type="percentage" office:value="0.006" calcext:value-type="percentage">
            <text:p/>
          </table:table-cell>
          <table:table-cell table:style-name="ce47" table:formula="of:=[.$B$22]*[.D18]" office:value-type="float" office:value="206520" calcext:value-type="float">
            <text:p/>
          </table:table-cell>
          <table:table-cell/>
          <table:table-cell table:style-name="Default"/>
          <table:table-cell table:style-name="ce61" office:value-type="string" calcext:value-type="string">
            <text:p>Suma escaños:</text:p>
          </table:table-cell>
          <table:table-cell table:formula="of:=SUM([.I5:.I16])" office:value-type="float" office:value="54" calcext:value-type="float">
            <text:p/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SE ABSTIENEN</text:p>
          </table:table-cell>
          <table:table-cell table:style-name="ce24" office:value-type="percentage" office:value="0.238" calcext:value-type="percentage">
            <text:p>0.238</text:p>
          </table:table-cell>
          <table:table-cell table:style-name="ce34" office:value-type="percentage" office:value="0" calcext:value-type="percentage">
            <text:p>0</text:p>
          </table:table-cell>
          <table:table-cell table:style-name="ce39" table:formula="of:=[.C19]*[.$B$21]" office:value-type="percentage" office:value="0" calcext:value-type="percentage">
            <text:p/>
          </table:table-cell>
          <table:table-cell table:style-name="ce49" table:formula="of:=[.$B$22]*[.D19]" office:value-type="float" office:value="0" calcext:value-type="float">
            <text:p/>
          </table:table-cell>
          <table:table-cell>
            <draw:frame table:end-cell-address="EU.M34" table:end-x="0.5528in" table:end-y="0.0961in" draw:z-index="0" draw:style-name="gr1" draw:text-style-name="P1" svg:width="6.7646in" svg:height="3.0705in" svg:x="0.6087in" svg:y="0.128in">
              <draw:object draw:notify-on-update-of-ranges="EU.H5:EU.H16 EU.I4:EU.I4 EU.I5:EU.I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2"/>
          <table:table-cell table:number-columns-repeated="1016"/>
        </table:table-row>
        <table:table-row table:style-name="ro2">
          <table:table-cell table:style-name="ce10" office:value-type="string" calcext:value-type="string">
            <text:p>TOTAL :</text:p>
          </table:table-cell>
          <table:table-cell table:style-name="ce25" table:formula="of:=SUM([.B5:.B19])" office:value-type="percentage" office:value="0.7410012" calcext:value-type="percentage">
            <text:p/>
          </table:table-cell>
          <table:table-cell table:style-name="ce25" table:formula="of:=SUM([.C5:.C19])" office:value-type="percentage" office:value="0" calcext:value-type="percentage">
            <text:p/>
          </table:table-cell>
          <table:table-cell table:style-name="ce40" table:formula="of:=SUM([.D5:.D19])" office:value-type="percentage" office:value="0.5030012" calcext:value-type="percentage">
            <text:p/>
          </table:table-cell>
          <table:table-cell table:style-name="ce26" table:formula="of:=SUM([.E5:.E19])" office:value-type="float" office:value="17313301.304" calcext:value-type="float">
            <text:p/>
          </table:table-cell>
          <table:table-cell table:number-columns-repeated="2"/>
          <table:table-cell table:style-name="ce62"/>
          <table:table-cell table:number-columns-repeated="1016"/>
        </table:table-row>
        <table:table-row table:style-name="ro5">
          <table:table-cell table:style-name="ce11" office:value-type="string" calcext:value-type="string">
            <text:p>Indecisos + abstenci. (según **):</text:p>
          </table:table-cell>
          <table:table-cell table:style-name="ce25" table:formula="of:=0.259+[.B19]" office:value-type="percentage" office:value="0.497" calcext:value-type="percentage">
            <text:p/>
          </table:table-cell>
          <table:table-cell table:style-name="ce35"/>
          <table:table-cell table:style-name="ce41" office:value-type="string" calcext:value-type="string">
            <text:p>Censo total:</text:p>
          </table:table-cell>
          <table:table-cell table:style-name="ce26" table:formula="of:=[.B22]" office:value-type="float" office:value="34420000" calcext:value-type="float">
            <text:p/>
          </table:table-cell>
          <table:table-cell table:number-columns-repeated="2"/>
          <table:table-cell table:style-name="ce62"/>
          <table:table-cell table:number-columns-repeated="1016"/>
        </table:table-row>
        <table:table-row table:style-name="ro2">
          <table:table-cell table:style-name="ce12" office:value-type="string" calcext:value-type="string">
            <text:p>Censo (*):</text:p>
          </table:table-cell>
          <table:table-cell table:style-name="ce26" office:value-type="float" office:value="34420000" calcext:value-type="float">
            <text:p>34420000</text:p>
          </table:table-cell>
          <table:table-cell table:formula="of:=(1-[.B21])*[.B22]" office:value-type="float" office:value="17313260" calcext:value-type="float">
            <text:p/>
          </table:table-cell>
          <table:table-cell table:number-columns-repeated="4"/>
          <table:table-cell table:style-name="ce62"/>
          <table:table-cell table:number-columns-repeated="101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62"/>
          <table:table-cell table:number-columns-repeated="1016"/>
        </table:table-row>
        <table:table-row table:style-name="ro6">
          <table:table-cell table:style-name="ce13" office:value-type="string" calcext:value-type="string" table:number-columns-spanned="4" table:number-rows-spanned="1">
            <text:p>RESULTADO: Distribución de los escaños correspondienes a España</text:p>
          </table:table-cell>
          <table:covered-table-cell table:number-columns-repeated="3" table:style-name="ce27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Número de escaños: 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42" office:value-type="string" calcext:value-type="string">
            <text:p>Votos válidos:</text:p>
          </table:table-cell>
          <table:table-cell table:style-name="ce50" table:formula="of:=SUM([.E5:.E17])" office:value-type="float" office:value="17106781.304" calcext:value-type="float">
            <text:p/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3" office:value-type="string" calcext:value-type="string">
            <text:p>(candida. + blanco)</text:p>
          </table:table-cell>
          <table:table-cell table:style-name="ce51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4" office:value-type="string" calcext:value-type="string" table:number-columns-spanned="3" table:number-rows-spanned="1">
            <text:p>Candidaturas ordenadas por número de votos:</text:p>
          </table:table-cell>
          <table:covered-table-cell table:number-columns-repeated="2" table:style-name="ce27"/>
          <table:table-cell table:style-name="ce44" office:value-type="string" calcext:value-type="string">
            <text:p>Votos nulos:</text:p>
          </table:table-cell>
          <table:table-cell table:style-name="ce52" table:formula="of:=[.E18]" office:value-type="float" office:value="206520" calcext:value-type="float">
            <text:p/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5" table:number-columns-repeated="3"/>
          <table:table-cell/>
          <table:table-cell table:style-name="ce15"/>
          <table:table-cell table:style-name="Default" table:number-columns-repeated="2"/>
          <table:table-cell table:style-name="ce15" table:number-columns-repeated="62"/>
          <table:table-cell table:number-columns-repeated="955"/>
        </table:table-row>
        <table:table-row table:style-name="ro2">
          <table:table-cell table:style-name="ce15" office:value-type="string" calcext:value-type="string">
            <text:p>Ranking</text:p>
          </table:table-cell>
          <table:table-cell table:style-name="ce15" office:value-type="string" calcext:value-type="string">
            <text:p>Nombre</text:p>
          </table:table-cell>
          <table:table-cell table:style-name="ce15" office:value-type="string" calcext:value-type="string">
            <text:p>Votos</text:p>
          </table:table-cell>
          <table:table-cell table:style-name="ce15" office:value-type="string" calcext:value-type="string">
            <text:p>Escaños</text:p>
          </table:table-cell>
          <table:table-cell table:number-columns-repeated="1020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26" table:formula="of:=VLOOKUP([.A30];[.$W$5:.$Y$16];3;0)" office:value-type="string" office:string-value="PP" calcext:value-type="string">
            <text:p>PP</text:p>
          </table:table-cell>
          <table:table-cell table:style-name="ce26" table:formula="of:=VLOOKUP([.A30];[.$W$5:.$X$16];2;0)" office:value-type="float" office:value="4887640" calcext:value-type="float">
            <text:p/>
          </table:table-cell>
          <table:table-cell table:formula="of:=[Cálculos.B81]" office:value-type="float" office:value="18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26" table:formula="of:=VLOOKUP([.A31];[.$W$5:.$Y$16];3;0)" office:value-type="string" office:string-value="PSOE" calcext:value-type="string">
            <text:p>PSOE</text:p>
          </table:table-cell>
          <table:table-cell table:style-name="ce26" table:formula="of:=VLOOKUP([.A31];[.$W$5:.$X$16];2;0)" office:value-type="float" office:value="4853220" calcext:value-type="float">
            <text:p/>
          </table:table-cell>
          <table:table-cell table:formula="of:=[Cálculos.B82]" office:value-type="float" office:value="18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26" table:formula="of:=VLOOKUP([.A32];[.$W$5:.$Y$16];3;0)" office:value-type="string" office:string-value="Izquierda Plural" calcext:value-type="string">
            <text:p>Izquierda Plural</text:p>
          </table:table-cell>
          <table:table-cell table:style-name="ce26" table:formula="of:=VLOOKUP([.A32];[.$W$5:.$X$16];2;0)" office:value-type="float" office:value="1789843.442" calcext:value-type="float">
            <text:p/>
          </table:table-cell>
          <table:table-cell table:formula="of:=[Cálculos.B83]" office:value-type="float" office:value="6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26" table:formula="of:=VLOOKUP([.A33];[.$W$5:.$Y$16];3;0)" office:value-type="string" office:string-value="UPyD" calcext:value-type="string">
            <text:p>UPyD</text:p>
          </table:table-cell>
          <table:table-cell table:style-name="ce26" table:formula="of:=VLOOKUP([.A33];[.$W$5:.$X$16];2;0)" office:value-type="float" office:value="1032600" calcext:value-type="float">
            <text:p/>
          </table:table-cell>
          <table:table-cell table:formula="of:=[Cálculos.B84]" office:value-type="float" office:value="2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26" table:formula="of:=VLOOKUP([.A34];[.$W$5:.$Y$16];3;0)" office:value-type="string" office:string-value="CEU" calcext:value-type="string">
            <text:p>CEU</text:p>
          </table:table-cell>
          <table:table-cell table:style-name="ce26" table:formula="of:=VLOOKUP([.A34];[.$W$5:.$X$16];2;0)" office:value-type="float" office:value="894920" calcext:value-type="float">
            <text:p/>
          </table:table-cell>
          <table:table-cell table:formula="of:=[Cálculos.B85]" office:value-type="float" office:value="3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6" calcext:value-type="float">
            <text:p>6</text:p>
          </table:table-cell>
          <table:table-cell table:style-name="ce26" table:formula="of:=VLOOKUP([.A35];[.$W$5:.$Y$16];3;0)" office:value-type="string" office:string-value="EPDD/ERC" calcext:value-type="string">
            <text:p>EPDD/ERC</text:p>
          </table:table-cell>
          <table:table-cell table:style-name="ce26" table:formula="of:=VLOOKUP([.A35];[.$W$5:.$X$16];2;0)" office:value-type="float" office:value="826080" calcext:value-type="float">
            <text:p/>
          </table:table-cell>
          <table:table-cell table:formula="of:=[Cálculos.B86]" office:value-type="float" office:value="2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26" table:formula="of:=VLOOKUP([.A36];[.$W$5:.$Y$16];3;0)" office:value-type="string" office:string-value="LPD /EdP-V" calcext:value-type="string">
            <text:p>LPD /EdP-V</text:p>
          </table:table-cell>
          <table:table-cell table:style-name="ce26" table:formula="of:=VLOOKUP([.A36];[.$W$5:.$X$16];2;0)" office:value-type="float" office:value="344234.42" calcext:value-type="float">
            <text:p/>
          </table:table-cell>
          <table:table-cell table:formula="of:=[Cálculos.B87]" office:value-type="float" office:value="1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table:style-name="ce26" table:formula="of:=VLOOKUP([.A37];[.$W$5:.$Y$16];3;0)" office:value-type="string" office:string-value="Otros" calcext:value-type="string">
            <text:p>Otros</text:p>
          </table:table-cell>
          <table:table-cell table:style-name="ce26" table:formula="of:=VLOOKUP([.A37];[.$W$5:.$X$16];2;0)" office:value-type="float" office:value="344200" calcext:value-type="float">
            <text:p/>
          </table:table-cell>
          <table:table-cell table:formula="of:=[Cálculos.B88]" office:value-type="float" office:value="2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26" table:formula="of:=VLOOKUP([.A38];[.$W$5:.$Y$16];3;0)" office:value-type="string" office:string-value="Podemos" calcext:value-type="string">
            <text:p>Podemos</text:p>
          </table:table-cell>
          <table:table-cell table:style-name="ce26" table:formula="of:=VLOOKUP([.A38];[.$W$5:.$X$16];2;0)" office:value-type="float" office:value="275360" calcext:value-type="float">
            <text:p/>
          </table:table-cell>
          <table:table-cell table:formula="of:=[Cálculos.B89]" office:value-type="float" office:value="2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table:style-name="ce26" table:formula="of:=VLOOKUP([.A39];[.$W$5:.$Y$16];3;0)" office:value-type="string" office:string-value="Primavera EU." calcext:value-type="string">
            <text:p>Primavera EU.</text:p>
          </table:table-cell>
          <table:table-cell table:style-name="ce26" table:formula="of:=VLOOKUP([.A39];[.$W$5:.$X$16];2;0)" office:value-type="float" office:value="206523.442" calcext:value-type="float">
            <text:p/>
          </table:table-cell>
          <table:table-cell table:formula="of:=[Cálculos.B90]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11" calcext:value-type="float">
            <text:p>11</text:p>
          </table:table-cell>
          <table:table-cell table:style-name="ce26" table:formula="of:=VLOOKUP([.A40];[.$W$5:.$Y$16];3;0)" office:value-type="string" office:string-value="C's" calcext:value-type="string">
            <text:p>C's</text:p>
          </table:table-cell>
          <table:table-cell table:style-name="ce26" table:formula="of:=VLOOKUP([.A40];[.$W$5:.$X$16];2;0)" office:value-type="float" office:value="206520" calcext:value-type="float">
            <text:p/>
          </table:table-cell>
          <table:table-cell table:formula="of:=[Cálculos.B91]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style-name="ce16" office:value-type="float" office:value="12" calcext:value-type="float">
            <text:p>12</text:p>
          </table:table-cell>
          <table:table-cell table:style-name="ce26" table:formula="of:=VLOOKUP([.A41];[.$W$5:.$Y$16];3;0)" office:value-type="string" office:string-value="Vox" calcext:value-type="string">
            <text:p>Vox</text:p>
          </table:table-cell>
          <table:table-cell table:style-name="ce26" table:formula="of:=VLOOKUP([.A41];[.$W$5:.$X$16];2;0)" office:value-type="float" office:value="103260" calcext:value-type="float">
            <text:p/>
          </table:table-cell>
          <table:table-cell table:formula="of:=[Cálculos.B92]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/>
          <table:table-cell table:style-name="ce28" office:value-type="string" calcext:value-type="string">
            <text:p>Total:</text:p>
          </table:table-cell>
          <table:table-cell table:formula="of:=SUM([.C30:.C41])" office:value-type="float" office:value="15764401.304" calcext:value-type="float">
            <text:p/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*) Fuente: INE (abril 2014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**) Fuente: CIS http://datos.cis.es/pdf/Es3022mar_A.pdf</text:p>
          </table:table-cell>
          <table:table-cell table:number-columns-repeated="1023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álculos" table:style-name="ta2" table:print="false"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7" table:default-cell-style-name="Excel_20_Built-in_20_Normal"/>
        <table:table-column table:style-name="co21" table:number-columns-repeated="45" table:default-cell-style-name="Excel_20_Built-in_20_Normal"/>
        <table:table-column table:style-name="co12" table:number-columns-repeated="965" table:default-cell-style-name="Excel_20_Built-in_20_Normal"/>
        <table:table-row table:style-name="ro7">
          <table:table-cell office:value-type="string" calcext:value-type="string">
            <text:p>N=</text:p>
          </table:table-cell>
          <table:table-cell table:formula="of:=[$EU.B25]" office:value-type="float" office:value="54" calcext:value-type="float">
            <text:p/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5"/>
          <table:table-cell table:style-name="ce15" office:value-type="string" calcext:value-type="string">
            <text:p>Dividido por…</text:p>
          </table:table-cell>
          <table:table-cell table:number-columns-repeated="1018"/>
        </table:table-row>
        <table:table-row table:style-name="ro7">
          <table:table-cell/>
          <table:table-cell table:style-name="ce15"/>
          <table:table-cell table:style-name="ce76" office:value-type="string" calcext:value-type="string">
            <text:p>Ranking</text:p>
          </table:table-cell>
          <table:table-cell table:style-name="ce77" office:value-type="string" calcext:value-type="string">
            <text:p>Nombre</text:p>
          </table:table-cell>
          <table:table-cell table:style-name="ce82" office:value-type="string" calcext:value-type="string">
            <text:p>Voto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0]" office:value-type="float" office:value="1" calcext:value-type="float">
            <text:p/>
          </table:table-cell>
          <table:table-cell table:style-name="ce78" table:formula="of:=[$EU.B30]" office:value-type="string" office:string-value="PP" calcext:value-type="string">
            <text:p>PP</text:p>
          </table:table-cell>
          <table:table-cell table:style-name="ce51" table:formula="of:=[$EU.C30]" office:value-type="float" office:value="4887640" calcext:value-type="float">
            <text:p/>
          </table:table-cell>
          <table:table-cell table:style-name="ce83" table:formula="of:=[.$E5]/[.F$4]" office:value-type="float" office:value="4887640" calcext:value-type="float">
            <text:p/>
          </table:table-cell>
          <table:table-cell table:style-name="ce83" table:formula="of:=[.$E5]/[.G$4]" office:value-type="float" office:value="2443820" calcext:value-type="float">
            <text:p/>
          </table:table-cell>
          <table:table-cell table:style-name="ce83" table:formula="of:=[.$E5]/[.H$4]" office:value-type="float" office:value="1629213.33333333" calcext:value-type="float">
            <text:p/>
          </table:table-cell>
          <table:table-cell table:style-name="ce83" table:formula="of:=[.$E5]/[.I$4]" office:value-type="float" office:value="1221910" calcext:value-type="float">
            <text:p/>
          </table:table-cell>
          <table:table-cell table:style-name="ce83" table:formula="of:=[.$E5]/[.J$4]" office:value-type="float" office:value="977528" calcext:value-type="float">
            <text:p/>
          </table:table-cell>
          <table:table-cell table:style-name="ce83" table:formula="of:=[.$E5]/[.K$4]" office:value-type="float" office:value="814606.666666667" calcext:value-type="float">
            <text:p/>
          </table:table-cell>
          <table:table-cell table:style-name="ce83" table:formula="of:=[.$E5]/[.L$4]" office:value-type="float" office:value="698234.285714286" calcext:value-type="float">
            <text:p/>
          </table:table-cell>
          <table:table-cell table:style-name="ce83" table:formula="of:=[.$E5]/[.M$4]" office:value-type="float" office:value="610955" calcext:value-type="float">
            <text:p/>
          </table:table-cell>
          <table:table-cell table:style-name="ce83" table:formula="of:=[.$E5]/[.N$4]" office:value-type="float" office:value="543071.111111111" calcext:value-type="float">
            <text:p/>
          </table:table-cell>
          <table:table-cell table:style-name="ce83" table:formula="of:=[.$E5]/[.O$4]" office:value-type="float" office:value="488764" calcext:value-type="float">
            <text:p/>
          </table:table-cell>
          <table:table-cell table:style-name="ce83" table:formula="of:=[.$E5]/[.P$4]" office:value-type="float" office:value="444330.909090909" calcext:value-type="float">
            <text:p/>
          </table:table-cell>
          <table:table-cell table:style-name="ce83" table:formula="of:=[.$E5]/[.Q$4]" office:value-type="float" office:value="407303.333333333" calcext:value-type="float">
            <text:p/>
          </table:table-cell>
          <table:table-cell table:style-name="ce83" table:formula="of:=[.$E5]/[.R$4]" office:value-type="float" office:value="375972.307692308" calcext:value-type="float">
            <text:p/>
          </table:table-cell>
          <table:table-cell table:style-name="ce83" table:formula="of:=[.$E5]/[.S$4]" office:value-type="float" office:value="349117.142857143" calcext:value-type="float">
            <text:p/>
          </table:table-cell>
          <table:table-cell table:style-name="ce83" table:formula="of:=[.$E5]/[.T$4]" office:value-type="float" office:value="325842.666666667" calcext:value-type="float">
            <text:p/>
          </table:table-cell>
          <table:table-cell table:style-name="ce83" table:formula="of:=[.$E5]/[.U$4]" office:value-type="float" office:value="305477.5" calcext:value-type="float">
            <text:p/>
          </table:table-cell>
          <table:table-cell table:style-name="ce83" table:formula="of:=[.$E5]/[.V$4]" office:value-type="float" office:value="287508.235294118" calcext:value-type="float">
            <text:p/>
          </table:table-cell>
          <table:table-cell table:style-name="ce83" table:formula="of:=[.$E5]/[.W$4]" office:value-type="float" office:value="271535.555555556" calcext:value-type="float">
            <text:p/>
          </table:table-cell>
          <table:table-cell table:style-name="ce83" table:formula="of:=[.$E5]/[.X$4]" office:value-type="float" office:value="257244.210526316" calcext:value-type="float">
            <text:p/>
          </table:table-cell>
          <table:table-cell table:style-name="ce83" table:formula="of:=[.$E5]/[.Y$4]" office:value-type="float" office:value="244382" calcext:value-type="float">
            <text:p/>
          </table:table-cell>
          <table:table-cell table:style-name="ce83" table:formula="of:=[.$E5]/[.Z$4]" office:value-type="float" office:value="232744.761904762" calcext:value-type="float">
            <text:p/>
          </table:table-cell>
          <table:table-cell table:style-name="ce83" table:formula="of:=[.$E5]/[.AA$4]" office:value-type="float" office:value="222165.454545455" calcext:value-type="float">
            <text:p/>
          </table:table-cell>
          <table:table-cell table:style-name="ce83" table:formula="of:=[.$E5]/[.AB$4]" office:value-type="float" office:value="212506.086956522" calcext:value-type="float">
            <text:p/>
          </table:table-cell>
          <table:table-cell table:style-name="ce83" table:formula="of:=[.$E5]/[.AC$4]" office:value-type="float" office:value="203651.666666667" calcext:value-type="float">
            <text:p/>
          </table:table-cell>
          <table:table-cell table:style-name="ce83" table:formula="of:=[.$E5]/[.AD$4]" office:value-type="float" office:value="195505.6" calcext:value-type="float">
            <text:p/>
          </table:table-cell>
          <table:table-cell table:style-name="ce83" table:formula="of:=[.$E5]/[.AE$4]" office:value-type="float" office:value="187986.153846154" calcext:value-type="float">
            <text:p/>
          </table:table-cell>
          <table:table-cell table:style-name="ce83" table:formula="of:=[.$E5]/[.AF$4]" office:value-type="float" office:value="181023.703703704" calcext:value-type="float">
            <text:p/>
          </table:table-cell>
          <table:table-cell table:style-name="ce83" table:formula="of:=[.$E5]/[.AG$4]" office:value-type="float" office:value="174558.571428571" calcext:value-type="float">
            <text:p/>
          </table:table-cell>
          <table:table-cell table:style-name="ce83" table:formula="of:=[.$E5]/[.AH$4]" office:value-type="float" office:value="168539.310344828" calcext:value-type="float">
            <text:p/>
          </table:table-cell>
          <table:table-cell table:style-name="ce83" table:formula="of:=[.$E5]/[.AI$4]" office:value-type="float" office:value="162921.333333333" calcext:value-type="float">
            <text:p/>
          </table:table-cell>
          <table:table-cell table:style-name="ce83" table:formula="of:=[.$E5]/[.AJ$4]" office:value-type="float" office:value="157665.806451613" calcext:value-type="float">
            <text:p/>
          </table:table-cell>
          <table:table-cell table:style-name="ce83" table:formula="of:=[.$E5]/[.AK$4]" office:value-type="float" office:value="152738.75" calcext:value-type="float">
            <text:p/>
          </table:table-cell>
          <table:table-cell table:style-name="ce83" table:formula="of:=[.$E5]/[.AL$4]" office:value-type="float" office:value="148110.303030303" calcext:value-type="float">
            <text:p/>
          </table:table-cell>
          <table:table-cell table:style-name="ce83" table:formula="of:=[.$E5]/[.AM$4]" office:value-type="float" office:value="143754.117647059" calcext:value-type="float">
            <text:p/>
          </table:table-cell>
          <table:table-cell table:style-name="ce83" table:formula="of:=[.$E5]/[.AN$4]" office:value-type="float" office:value="139646.857142857" calcext:value-type="float">
            <text:p/>
          </table:table-cell>
          <table:table-cell table:style-name="ce83" table:formula="of:=[.$E5]/[.AO$4]" office:value-type="float" office:value="135767.777777778" calcext:value-type="float">
            <text:p/>
          </table:table-cell>
          <table:table-cell table:style-name="ce83" table:formula="of:=[.$E5]/[.AP$4]" office:value-type="float" office:value="132098.378378378" calcext:value-type="float">
            <text:p/>
          </table:table-cell>
          <table:table-cell table:style-name="ce83" table:formula="of:=[.$E5]/[.AQ$4]" office:value-type="float" office:value="128622.105263158" calcext:value-type="float">
            <text:p/>
          </table:table-cell>
          <table:table-cell table:style-name="ce83" table:formula="of:=[.$E5]/[.AR$4]" office:value-type="float" office:value="125324.102564103" calcext:value-type="float">
            <text:p/>
          </table:table-cell>
          <table:table-cell table:style-name="ce83" table:formula="of:=[.$E5]/[.AS$4]" office:value-type="float" office:value="122191" calcext:value-type="float">
            <text:p/>
          </table:table-cell>
          <table:table-cell table:style-name="ce83" table:formula="of:=[.$E5]/[.AT$4]" office:value-type="float" office:value="119210.731707317" calcext:value-type="float">
            <text:p/>
          </table:table-cell>
          <table:table-cell table:style-name="ce83" table:formula="of:=[.$E5]/[.AU$4]" office:value-type="float" office:value="116372.380952381" calcext:value-type="float">
            <text:p/>
          </table:table-cell>
          <table:table-cell table:style-name="ce83" table:formula="of:=[.$E5]/[.AV$4]" office:value-type="float" office:value="113666.046511628" calcext:value-type="float">
            <text:p/>
          </table:table-cell>
          <table:table-cell table:style-name="ce83" table:formula="of:=[.$E5]/[.AW$4]" office:value-type="float" office:value="111082.727272727" calcext:value-type="float">
            <text:p/>
          </table:table-cell>
          <table:table-cell table:style-name="ce83" table:formula="of:=[.$E5]/[.AX$4]" office:value-type="float" office:value="108614.222222222" calcext:value-type="float">
            <text:p/>
          </table:table-cell>
          <table:table-cell table:style-name="ce83" table:formula="of:=[.$E5]/[.AY$4]" office:value-type="float" office:value="106253.043478261" calcext:value-type="float">
            <text:p/>
          </table:table-cell>
          <table:table-cell table:style-name="ce83" table:formula="of:=[.$E5]/[.AZ$4]" office:value-type="float" office:value="103992.340425532" calcext:value-type="float">
            <text:p/>
          </table:table-cell>
          <table:table-cell table:style-name="ce83" table:formula="of:=[.$E5]/[.BA$4]" office:value-type="float" office:value="101825.833333333" calcext:value-type="float">
            <text:p/>
          </table:table-cell>
          <table:table-cell table:style-name="ce83" table:formula="of:=[.$E5]/[.BB$4]" office:value-type="float" office:value="99747.7551020408" calcext:value-type="float">
            <text:p/>
          </table:table-cell>
          <table:table-cell table:style-name="ce83" table:formula="of:=[.$E5]/[.BC$4]" office:value-type="float" office:value="97752.8" calcext:value-type="float">
            <text:p/>
          </table:table-cell>
          <table:table-cell table:style-name="ce83" table:formula="of:=[.$E5]/[.BD$4]" office:value-type="float" office:value="95836.0784313726" calcext:value-type="float">
            <text:p/>
          </table:table-cell>
          <table:table-cell table:style-name="ce83" table:formula="of:=[.$E5]/[.BE$4]" office:value-type="float" office:value="93993.0769230769" calcext:value-type="float">
            <text:p/>
          </table:table-cell>
          <table:table-cell table:style-name="ce83" table:formula="of:=[.$E5]/[.BF$4]" office:value-type="float" office:value="92219.6226415095" calcext:value-type="float">
            <text:p/>
          </table:table-cell>
          <table:table-cell table:style-name="ce83" table:formula="of:=[.$E5]/[.BG$4]" office:value-type="float" office:value="90511.8518518519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1]" office:value-type="float" office:value="2" calcext:value-type="float">
            <text:p/>
          </table:table-cell>
          <table:table-cell table:style-name="ce78" table:formula="of:=[$EU.B31]" office:value-type="string" office:string-value="PSOE" calcext:value-type="string">
            <text:p>PSOE</text:p>
          </table:table-cell>
          <table:table-cell table:style-name="ce51" table:formula="of:=[$EU.C31]" office:value-type="float" office:value="4853220" calcext:value-type="float">
            <text:p/>
          </table:table-cell>
          <table:table-cell table:style-name="ce83" table:formula="of:=[.$E6]/[.F$4]" office:value-type="float" office:value="4853220" calcext:value-type="float">
            <text:p/>
          </table:table-cell>
          <table:table-cell table:style-name="ce83" table:formula="of:=[.$E6]/[.G$4]" office:value-type="float" office:value="2426610" calcext:value-type="float">
            <text:p/>
          </table:table-cell>
          <table:table-cell table:style-name="ce83" table:formula="of:=[.$E6]/[.H$4]" office:value-type="float" office:value="1617740" calcext:value-type="float">
            <text:p/>
          </table:table-cell>
          <table:table-cell table:style-name="ce83" table:formula="of:=[.$E6]/[.I$4]" office:value-type="float" office:value="1213305" calcext:value-type="float">
            <text:p/>
          </table:table-cell>
          <table:table-cell table:style-name="ce83" table:formula="of:=[.$E6]/[.J$4]" office:value-type="float" office:value="970644" calcext:value-type="float">
            <text:p/>
          </table:table-cell>
          <table:table-cell table:style-name="ce83" table:formula="of:=[.$E6]/[.K$4]" office:value-type="float" office:value="808870" calcext:value-type="float">
            <text:p/>
          </table:table-cell>
          <table:table-cell table:style-name="ce83" table:formula="of:=[.$E6]/[.L$4]" office:value-type="float" office:value="693317.142857143" calcext:value-type="float">
            <text:p/>
          </table:table-cell>
          <table:table-cell table:style-name="ce83" table:formula="of:=[.$E6]/[.M$4]" office:value-type="float" office:value="606652.5" calcext:value-type="float">
            <text:p/>
          </table:table-cell>
          <table:table-cell table:style-name="ce83" table:formula="of:=[.$E6]/[.N$4]" office:value-type="float" office:value="539246.666666667" calcext:value-type="float">
            <text:p/>
          </table:table-cell>
          <table:table-cell table:style-name="ce83" table:formula="of:=[.$E6]/[.O$4]" office:value-type="float" office:value="485322" calcext:value-type="float">
            <text:p/>
          </table:table-cell>
          <table:table-cell table:style-name="ce83" table:formula="of:=[.$E6]/[.P$4]" office:value-type="float" office:value="441201.818181818" calcext:value-type="float">
            <text:p/>
          </table:table-cell>
          <table:table-cell table:style-name="ce83" table:formula="of:=[.$E6]/[.Q$4]" office:value-type="float" office:value="404435" calcext:value-type="float">
            <text:p/>
          </table:table-cell>
          <table:table-cell table:style-name="ce83" table:formula="of:=[.$E6]/[.R$4]" office:value-type="float" office:value="373324.615384615" calcext:value-type="float">
            <text:p/>
          </table:table-cell>
          <table:table-cell table:style-name="ce83" table:formula="of:=[.$E6]/[.S$4]" office:value-type="float" office:value="346658.571428571" calcext:value-type="float">
            <text:p/>
          </table:table-cell>
          <table:table-cell table:style-name="ce83" table:formula="of:=[.$E6]/[.T$4]" office:value-type="float" office:value="323548" calcext:value-type="float">
            <text:p/>
          </table:table-cell>
          <table:table-cell table:style-name="ce83" table:formula="of:=[.$E6]/[.U$4]" office:value-type="float" office:value="303326.25" calcext:value-type="float">
            <text:p/>
          </table:table-cell>
          <table:table-cell table:style-name="ce83" table:formula="of:=[.$E6]/[.V$4]" office:value-type="float" office:value="285483.529411765" calcext:value-type="float">
            <text:p/>
          </table:table-cell>
          <table:table-cell table:style-name="ce83" table:formula="of:=[.$E6]/[.W$4]" office:value-type="float" office:value="269623.333333333" calcext:value-type="float">
            <text:p/>
          </table:table-cell>
          <table:table-cell table:style-name="ce83" table:formula="of:=[.$E6]/[.X$4]" office:value-type="float" office:value="255432.631578947" calcext:value-type="float">
            <text:p/>
          </table:table-cell>
          <table:table-cell table:style-name="ce83" table:formula="of:=[.$E6]/[.Y$4]" office:value-type="float" office:value="242661" calcext:value-type="float">
            <text:p/>
          </table:table-cell>
          <table:table-cell table:style-name="ce83" table:formula="of:=[.$E6]/[.Z$4]" office:value-type="float" office:value="231105.714285714" calcext:value-type="float">
            <text:p/>
          </table:table-cell>
          <table:table-cell table:style-name="ce83" table:formula="of:=[.$E6]/[.AA$4]" office:value-type="float" office:value="220600.909090909" calcext:value-type="float">
            <text:p/>
          </table:table-cell>
          <table:table-cell table:style-name="ce83" table:formula="of:=[.$E6]/[.AB$4]" office:value-type="float" office:value="211009.565217391" calcext:value-type="float">
            <text:p/>
          </table:table-cell>
          <table:table-cell table:style-name="ce83" table:formula="of:=[.$E6]/[.AC$4]" office:value-type="float" office:value="202217.5" calcext:value-type="float">
            <text:p/>
          </table:table-cell>
          <table:table-cell table:style-name="ce83" table:formula="of:=[.$E6]/[.AD$4]" office:value-type="float" office:value="194128.8" calcext:value-type="float">
            <text:p/>
          </table:table-cell>
          <table:table-cell table:style-name="ce83" table:formula="of:=[.$E6]/[.AE$4]" office:value-type="float" office:value="186662.307692308" calcext:value-type="float">
            <text:p/>
          </table:table-cell>
          <table:table-cell table:style-name="ce83" table:formula="of:=[.$E6]/[.AF$4]" office:value-type="float" office:value="179748.888888889" calcext:value-type="float">
            <text:p/>
          </table:table-cell>
          <table:table-cell table:style-name="ce83" table:formula="of:=[.$E6]/[.AG$4]" office:value-type="float" office:value="173329.285714286" calcext:value-type="float">
            <text:p/>
          </table:table-cell>
          <table:table-cell table:style-name="ce83" table:formula="of:=[.$E6]/[.AH$4]" office:value-type="float" office:value="167352.413793103" calcext:value-type="float">
            <text:p/>
          </table:table-cell>
          <table:table-cell table:style-name="ce83" table:formula="of:=[.$E6]/[.AI$4]" office:value-type="float" office:value="161774" calcext:value-type="float">
            <text:p/>
          </table:table-cell>
          <table:table-cell table:style-name="ce83" table:formula="of:=[.$E6]/[.AJ$4]" office:value-type="float" office:value="156555.483870968" calcext:value-type="float">
            <text:p/>
          </table:table-cell>
          <table:table-cell table:style-name="ce83" table:formula="of:=[.$E6]/[.AK$4]" office:value-type="float" office:value="151663.125" calcext:value-type="float">
            <text:p/>
          </table:table-cell>
          <table:table-cell table:style-name="ce83" table:formula="of:=[.$E6]/[.AL$4]" office:value-type="float" office:value="147067.272727273" calcext:value-type="float">
            <text:p/>
          </table:table-cell>
          <table:table-cell table:style-name="ce83" table:formula="of:=[.$E6]/[.AM$4]" office:value-type="float" office:value="142741.764705882" calcext:value-type="float">
            <text:p/>
          </table:table-cell>
          <table:table-cell table:style-name="ce83" table:formula="of:=[.$E6]/[.AN$4]" office:value-type="float" office:value="138663.428571429" calcext:value-type="float">
            <text:p/>
          </table:table-cell>
          <table:table-cell table:style-name="ce83" table:formula="of:=[.$E6]/[.AO$4]" office:value-type="float" office:value="134811.666666667" calcext:value-type="float">
            <text:p/>
          </table:table-cell>
          <table:table-cell table:style-name="ce83" table:formula="of:=[.$E6]/[.AP$4]" office:value-type="float" office:value="131168.108108108" calcext:value-type="float">
            <text:p/>
          </table:table-cell>
          <table:table-cell table:style-name="ce83" table:formula="of:=[.$E6]/[.AQ$4]" office:value-type="float" office:value="127716.315789474" calcext:value-type="float">
            <text:p/>
          </table:table-cell>
          <table:table-cell table:style-name="ce83" table:formula="of:=[.$E6]/[.AR$4]" office:value-type="float" office:value="124441.538461538" calcext:value-type="float">
            <text:p/>
          </table:table-cell>
          <table:table-cell table:style-name="ce83" table:formula="of:=[.$E6]/[.AS$4]" office:value-type="float" office:value="121330.5" calcext:value-type="float">
            <text:p/>
          </table:table-cell>
          <table:table-cell table:style-name="ce83" table:formula="of:=[.$E6]/[.AT$4]" office:value-type="float" office:value="118371.219512195" calcext:value-type="float">
            <text:p/>
          </table:table-cell>
          <table:table-cell table:style-name="ce83" table:formula="of:=[.$E6]/[.AU$4]" office:value-type="float" office:value="115552.857142857" calcext:value-type="float">
            <text:p/>
          </table:table-cell>
          <table:table-cell table:style-name="ce83" table:formula="of:=[.$E6]/[.AV$4]" office:value-type="float" office:value="112865.581395349" calcext:value-type="float">
            <text:p/>
          </table:table-cell>
          <table:table-cell table:style-name="ce83" table:formula="of:=[.$E6]/[.AW$4]" office:value-type="float" office:value="110300.454545455" calcext:value-type="float">
            <text:p/>
          </table:table-cell>
          <table:table-cell table:style-name="ce83" table:formula="of:=[.$E6]/[.AX$4]" office:value-type="float" office:value="107849.333333333" calcext:value-type="float">
            <text:p/>
          </table:table-cell>
          <table:table-cell table:style-name="ce83" table:formula="of:=[.$E6]/[.AY$4]" office:value-type="float" office:value="105504.782608696" calcext:value-type="float">
            <text:p/>
          </table:table-cell>
          <table:table-cell table:style-name="ce83" table:formula="of:=[.$E6]/[.AZ$4]" office:value-type="float" office:value="103260" calcext:value-type="float">
            <text:p/>
          </table:table-cell>
          <table:table-cell table:style-name="ce83" table:formula="of:=[.$E6]/[.BA$4]" office:value-type="float" office:value="101108.75" calcext:value-type="float">
            <text:p/>
          </table:table-cell>
          <table:table-cell table:style-name="ce83" table:formula="of:=[.$E6]/[.BB$4]" office:value-type="float" office:value="99045.306122449" calcext:value-type="float">
            <text:p/>
          </table:table-cell>
          <table:table-cell table:style-name="ce83" table:formula="of:=[.$E6]/[.BC$4]" office:value-type="float" office:value="97064.4" calcext:value-type="float">
            <text:p/>
          </table:table-cell>
          <table:table-cell table:style-name="ce83" table:formula="of:=[.$E6]/[.BD$4]" office:value-type="float" office:value="95161.1764705882" calcext:value-type="float">
            <text:p/>
          </table:table-cell>
          <table:table-cell table:style-name="ce83" table:formula="of:=[.$E6]/[.BE$4]" office:value-type="float" office:value="93331.1538461538" calcext:value-type="float">
            <text:p/>
          </table:table-cell>
          <table:table-cell table:style-name="ce83" table:formula="of:=[.$E6]/[.BF$4]" office:value-type="float" office:value="91570.1886792453" calcext:value-type="float">
            <text:p/>
          </table:table-cell>
          <table:table-cell table:style-name="ce83" table:formula="of:=[.$E6]/[.BG$4]" office:value-type="float" office:value="89874.4444444444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2]" office:value-type="float" office:value="3" calcext:value-type="float">
            <text:p/>
          </table:table-cell>
          <table:table-cell table:style-name="ce78" table:formula="of:=[$EU.B32]" office:value-type="string" office:string-value="Izquierda Plural" calcext:value-type="string">
            <text:p>Izquierda Plural</text:p>
          </table:table-cell>
          <table:table-cell table:style-name="ce51" table:formula="of:=[$EU.C32]" office:value-type="float" office:value="1789843.442" calcext:value-type="float">
            <text:p/>
          </table:table-cell>
          <table:table-cell table:style-name="ce83" table:formula="of:=[.$E7]/[.F$4]" office:value-type="float" office:value="1789843.442" calcext:value-type="float">
            <text:p/>
          </table:table-cell>
          <table:table-cell table:style-name="ce83" table:formula="of:=[.$E7]/[.G$4]" office:value-type="float" office:value="894921.721" calcext:value-type="float">
            <text:p/>
          </table:table-cell>
          <table:table-cell table:style-name="ce83" table:formula="of:=[.$E7]/[.H$4]" office:value-type="float" office:value="596614.480666667" calcext:value-type="float">
            <text:p/>
          </table:table-cell>
          <table:table-cell table:style-name="ce83" table:formula="of:=[.$E7]/[.I$4]" office:value-type="float" office:value="447460.8605" calcext:value-type="float">
            <text:p/>
          </table:table-cell>
          <table:table-cell table:style-name="ce83" table:formula="of:=[.$E7]/[.J$4]" office:value-type="float" office:value="357968.6884" calcext:value-type="float">
            <text:p/>
          </table:table-cell>
          <table:table-cell table:style-name="ce83" table:formula="of:=[.$E7]/[.K$4]" office:value-type="float" office:value="298307.240333333" calcext:value-type="float">
            <text:p/>
          </table:table-cell>
          <table:table-cell table:style-name="ce83" table:formula="of:=[.$E7]/[.L$4]" office:value-type="float" office:value="255691.920285714" calcext:value-type="float">
            <text:p/>
          </table:table-cell>
          <table:table-cell table:style-name="ce83" table:formula="of:=[.$E7]/[.M$4]" office:value-type="float" office:value="223730.43025" calcext:value-type="float">
            <text:p/>
          </table:table-cell>
          <table:table-cell table:style-name="ce83" table:formula="of:=[.$E7]/[.N$4]" office:value-type="float" office:value="198871.493555556" calcext:value-type="float">
            <text:p/>
          </table:table-cell>
          <table:table-cell table:style-name="ce83" table:formula="of:=[.$E7]/[.O$4]" office:value-type="float" office:value="178984.3442" calcext:value-type="float">
            <text:p/>
          </table:table-cell>
          <table:table-cell table:style-name="ce83" table:formula="of:=[.$E7]/[.P$4]" office:value-type="float" office:value="162713.040181818" calcext:value-type="float">
            <text:p/>
          </table:table-cell>
          <table:table-cell table:style-name="ce83" table:formula="of:=[.$E7]/[.Q$4]" office:value-type="float" office:value="149153.620166667" calcext:value-type="float">
            <text:p/>
          </table:table-cell>
          <table:table-cell table:style-name="ce83" table:formula="of:=[.$E7]/[.R$4]" office:value-type="float" office:value="137680.264769231" calcext:value-type="float">
            <text:p/>
          </table:table-cell>
          <table:table-cell table:style-name="ce83" table:formula="of:=[.$E7]/[.S$4]" office:value-type="float" office:value="127845.960142857" calcext:value-type="float">
            <text:p/>
          </table:table-cell>
          <table:table-cell table:style-name="ce83" table:formula="of:=[.$E7]/[.T$4]" office:value-type="float" office:value="119322.896133333" calcext:value-type="float">
            <text:p/>
          </table:table-cell>
          <table:table-cell table:style-name="ce83" table:formula="of:=[.$E7]/[.U$4]" office:value-type="float" office:value="111865.215125" calcext:value-type="float">
            <text:p/>
          </table:table-cell>
          <table:table-cell table:style-name="ce83" table:formula="of:=[.$E7]/[.V$4]" office:value-type="float" office:value="105284.908352941" calcext:value-type="float">
            <text:p/>
          </table:table-cell>
          <table:table-cell table:style-name="ce83" table:formula="of:=[.$E7]/[.W$4]" office:value-type="float" office:value="99435.7467777778" calcext:value-type="float">
            <text:p/>
          </table:table-cell>
          <table:table-cell table:style-name="ce83" table:formula="of:=[.$E7]/[.X$4]" office:value-type="float" office:value="94202.2864210526" calcext:value-type="float">
            <text:p/>
          </table:table-cell>
          <table:table-cell table:style-name="ce83" table:formula="of:=[.$E7]/[.Y$4]" office:value-type="float" office:value="89492.1721" calcext:value-type="float">
            <text:p/>
          </table:table-cell>
          <table:table-cell table:style-name="ce83" table:formula="of:=[.$E7]/[.Z$4]" office:value-type="float" office:value="85230.6400952381" calcext:value-type="float">
            <text:p/>
          </table:table-cell>
          <table:table-cell table:style-name="ce83" table:formula="of:=[.$E7]/[.AA$4]" office:value-type="float" office:value="81356.5200909091" calcext:value-type="float">
            <text:p/>
          </table:table-cell>
          <table:table-cell table:style-name="ce83" table:formula="of:=[.$E7]/[.AB$4]" office:value-type="float" office:value="77819.2800869565" calcext:value-type="float">
            <text:p/>
          </table:table-cell>
          <table:table-cell table:style-name="ce83" table:formula="of:=[.$E7]/[.AC$4]" office:value-type="float" office:value="74576.8100833333" calcext:value-type="float">
            <text:p/>
          </table:table-cell>
          <table:table-cell table:style-name="ce83" table:formula="of:=[.$E7]/[.AD$4]" office:value-type="float" office:value="71593.73768" calcext:value-type="float">
            <text:p/>
          </table:table-cell>
          <table:table-cell table:style-name="ce83" table:formula="of:=[.$E7]/[.AE$4]" office:value-type="float" office:value="68840.1323846154" calcext:value-type="float">
            <text:p/>
          </table:table-cell>
          <table:table-cell table:style-name="ce83" table:formula="of:=[.$E7]/[.AF$4]" office:value-type="float" office:value="66290.4978518518" calcext:value-type="float">
            <text:p/>
          </table:table-cell>
          <table:table-cell table:style-name="ce83" table:formula="of:=[.$E7]/[.AG$4]" office:value-type="float" office:value="63922.9800714286" calcext:value-type="float">
            <text:p/>
          </table:table-cell>
          <table:table-cell table:style-name="ce83" table:formula="of:=[.$E7]/[.AH$4]" office:value-type="float" office:value="61718.7393793104" calcext:value-type="float">
            <text:p/>
          </table:table-cell>
          <table:table-cell table:style-name="ce83" table:formula="of:=[.$E7]/[.AI$4]" office:value-type="float" office:value="59661.4480666667" calcext:value-type="float">
            <text:p/>
          </table:table-cell>
          <table:table-cell table:style-name="ce83" table:formula="of:=[.$E7]/[.AJ$4]" office:value-type="float" office:value="57736.8852258065" calcext:value-type="float">
            <text:p/>
          </table:table-cell>
          <table:table-cell table:style-name="ce83" table:formula="of:=[.$E7]/[.AK$4]" office:value-type="float" office:value="55932.6075625" calcext:value-type="float">
            <text:p/>
          </table:table-cell>
          <table:table-cell table:style-name="ce83" table:formula="of:=[.$E7]/[.AL$4]" office:value-type="float" office:value="54237.6800606061" calcext:value-type="float">
            <text:p/>
          </table:table-cell>
          <table:table-cell table:style-name="ce83" table:formula="of:=[.$E7]/[.AM$4]" office:value-type="float" office:value="52642.4541764706" calcext:value-type="float">
            <text:p/>
          </table:table-cell>
          <table:table-cell table:style-name="ce83" table:formula="of:=[.$E7]/[.AN$4]" office:value-type="float" office:value="51138.3840571429" calcext:value-type="float">
            <text:p/>
          </table:table-cell>
          <table:table-cell table:style-name="ce83" table:formula="of:=[.$E7]/[.AO$4]" office:value-type="float" office:value="49717.8733888889" calcext:value-type="float">
            <text:p/>
          </table:table-cell>
          <table:table-cell table:style-name="ce83" table:formula="of:=[.$E7]/[.AP$4]" office:value-type="float" office:value="48374.1470810811" calcext:value-type="float">
            <text:p/>
          </table:table-cell>
          <table:table-cell table:style-name="ce83" table:formula="of:=[.$E7]/[.AQ$4]" office:value-type="float" office:value="47101.1432105263" calcext:value-type="float">
            <text:p/>
          </table:table-cell>
          <table:table-cell table:style-name="ce83" table:formula="of:=[.$E7]/[.AR$4]" office:value-type="float" office:value="45893.4215897436" calcext:value-type="float">
            <text:p/>
          </table:table-cell>
          <table:table-cell table:style-name="ce83" table:formula="of:=[.$E7]/[.AS$4]" office:value-type="float" office:value="44746.08605" calcext:value-type="float">
            <text:p/>
          </table:table-cell>
          <table:table-cell table:style-name="ce83" table:formula="of:=[.$E7]/[.AT$4]" office:value-type="float" office:value="43654.718097561" calcext:value-type="float">
            <text:p/>
          </table:table-cell>
          <table:table-cell table:style-name="ce83" table:formula="of:=[.$E7]/[.AU$4]" office:value-type="float" office:value="42615.320047619" calcext:value-type="float">
            <text:p/>
          </table:table-cell>
          <table:table-cell table:style-name="ce83" table:formula="of:=[.$E7]/[.AV$4]" office:value-type="float" office:value="41624.2660930233" calcext:value-type="float">
            <text:p/>
          </table:table-cell>
          <table:table-cell table:style-name="ce83" table:formula="of:=[.$E7]/[.AW$4]" office:value-type="float" office:value="40678.2600454546" calcext:value-type="float">
            <text:p/>
          </table:table-cell>
          <table:table-cell table:style-name="ce83" table:formula="of:=[.$E7]/[.AX$4]" office:value-type="float" office:value="39774.2987111111" calcext:value-type="float">
            <text:p/>
          </table:table-cell>
          <table:table-cell table:style-name="ce83" table:formula="of:=[.$E7]/[.AY$4]" office:value-type="float" office:value="38909.6400434783" calcext:value-type="float">
            <text:p/>
          </table:table-cell>
          <table:table-cell table:style-name="ce83" table:formula="of:=[.$E7]/[.AZ$4]" office:value-type="float" office:value="38081.7753617021" calcext:value-type="float">
            <text:p/>
          </table:table-cell>
          <table:table-cell table:style-name="ce83" table:formula="of:=[.$E7]/[.BA$4]" office:value-type="float" office:value="37288.4050416667" calcext:value-type="float">
            <text:p/>
          </table:table-cell>
          <table:table-cell table:style-name="ce83" table:formula="of:=[.$E7]/[.BB$4]" office:value-type="float" office:value="36527.4171836735" calcext:value-type="float">
            <text:p/>
          </table:table-cell>
          <table:table-cell table:style-name="ce83" table:formula="of:=[.$E7]/[.BC$4]" office:value-type="float" office:value="35796.86884" calcext:value-type="float">
            <text:p/>
          </table:table-cell>
          <table:table-cell table:style-name="ce83" table:formula="of:=[.$E7]/[.BD$4]" office:value-type="float" office:value="35094.9694509804" calcext:value-type="float">
            <text:p/>
          </table:table-cell>
          <table:table-cell table:style-name="ce83" table:formula="of:=[.$E7]/[.BE$4]" office:value-type="float" office:value="34420.0661923077" calcext:value-type="float">
            <text:p/>
          </table:table-cell>
          <table:table-cell table:style-name="ce83" table:formula="of:=[.$E7]/[.BF$4]" office:value-type="float" office:value="33770.6309811321" calcext:value-type="float">
            <text:p/>
          </table:table-cell>
          <table:table-cell table:style-name="ce83" table:formula="of:=[.$E7]/[.BG$4]" office:value-type="float" office:value="33145.2489259259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3]" office:value-type="float" office:value="4" calcext:value-type="float">
            <text:p/>
          </table:table-cell>
          <table:table-cell table:style-name="ce78" table:formula="of:=[$EU.B33]" office:value-type="string" office:string-value="UPyD" calcext:value-type="string">
            <text:p>UPyD</text:p>
          </table:table-cell>
          <table:table-cell table:style-name="ce51" table:formula="of:=[$EU.C33]" office:value-type="float" office:value="1032600" calcext:value-type="float">
            <text:p/>
          </table:table-cell>
          <table:table-cell table:style-name="ce83" table:formula="of:=[.$E8]/[.F$4]" office:value-type="float" office:value="1032600" calcext:value-type="float">
            <text:p/>
          </table:table-cell>
          <table:table-cell table:style-name="ce83" table:formula="of:=[.$E8]/[.G$4]" office:value-type="float" office:value="516300" calcext:value-type="float">
            <text:p/>
          </table:table-cell>
          <table:table-cell table:style-name="ce83" table:formula="of:=[.$E8]/[.H$4]" office:value-type="float" office:value="344200" calcext:value-type="float">
            <text:p/>
          </table:table-cell>
          <table:table-cell table:style-name="ce83" table:formula="of:=[.$E8]/[.I$4]" office:value-type="float" office:value="258150" calcext:value-type="float">
            <text:p/>
          </table:table-cell>
          <table:table-cell table:style-name="ce83" table:formula="of:=[.$E8]/[.J$4]" office:value-type="float" office:value="206520" calcext:value-type="float">
            <text:p/>
          </table:table-cell>
          <table:table-cell table:style-name="ce83" table:formula="of:=[.$E8]/[.K$4]" office:value-type="float" office:value="172100" calcext:value-type="float">
            <text:p/>
          </table:table-cell>
          <table:table-cell table:style-name="ce83" table:formula="of:=[.$E8]/[.L$4]" office:value-type="float" office:value="147514.285714286" calcext:value-type="float">
            <text:p/>
          </table:table-cell>
          <table:table-cell table:style-name="ce83" table:formula="of:=[.$E8]/[.M$4]" office:value-type="float" office:value="129075" calcext:value-type="float">
            <text:p/>
          </table:table-cell>
          <table:table-cell table:style-name="ce83" table:formula="of:=[.$E8]/[.N$4]" office:value-type="float" office:value="114733.333333333" calcext:value-type="float">
            <text:p/>
          </table:table-cell>
          <table:table-cell table:style-name="ce83" table:formula="of:=[.$E8]/[.O$4]" office:value-type="float" office:value="103260" calcext:value-type="float">
            <text:p/>
          </table:table-cell>
          <table:table-cell table:style-name="ce83" table:formula="of:=[.$E8]/[.P$4]" office:value-type="float" office:value="93872.7272727273" calcext:value-type="float">
            <text:p/>
          </table:table-cell>
          <table:table-cell table:style-name="ce83" table:formula="of:=[.$E8]/[.Q$4]" office:value-type="float" office:value="86050" calcext:value-type="float">
            <text:p/>
          </table:table-cell>
          <table:table-cell table:style-name="ce83" table:formula="of:=[.$E8]/[.R$4]" office:value-type="float" office:value="79430.7692307692" calcext:value-type="float">
            <text:p/>
          </table:table-cell>
          <table:table-cell table:style-name="ce83" table:formula="of:=[.$E8]/[.S$4]" office:value-type="float" office:value="73757.1428571429" calcext:value-type="float">
            <text:p/>
          </table:table-cell>
          <table:table-cell table:style-name="ce83" table:formula="of:=[.$E8]/[.T$4]" office:value-type="float" office:value="68840" calcext:value-type="float">
            <text:p/>
          </table:table-cell>
          <table:table-cell table:style-name="ce83" table:formula="of:=[.$E8]/[.U$4]" office:value-type="float" office:value="64537.5" calcext:value-type="float">
            <text:p/>
          </table:table-cell>
          <table:table-cell table:style-name="ce83" table:formula="of:=[.$E8]/[.V$4]" office:value-type="float" office:value="60741.1764705882" calcext:value-type="float">
            <text:p/>
          </table:table-cell>
          <table:table-cell table:style-name="ce83" table:formula="of:=[.$E8]/[.W$4]" office:value-type="float" office:value="57366.6666666667" calcext:value-type="float">
            <text:p/>
          </table:table-cell>
          <table:table-cell table:style-name="ce83" table:formula="of:=[.$E8]/[.X$4]" office:value-type="float" office:value="54347.3684210526" calcext:value-type="float">
            <text:p/>
          </table:table-cell>
          <table:table-cell table:style-name="ce83" table:formula="of:=[.$E8]/[.Y$4]" office:value-type="float" office:value="51630" calcext:value-type="float">
            <text:p/>
          </table:table-cell>
          <table:table-cell table:style-name="ce83" table:formula="of:=[.$E8]/[.Z$4]" office:value-type="float" office:value="49171.4285714286" calcext:value-type="float">
            <text:p/>
          </table:table-cell>
          <table:table-cell table:style-name="ce83" table:formula="of:=[.$E8]/[.AA$4]" office:value-type="float" office:value="46936.3636363636" calcext:value-type="float">
            <text:p/>
          </table:table-cell>
          <table:table-cell table:style-name="ce83" table:formula="of:=[.$E8]/[.AB$4]" office:value-type="float" office:value="44895.652173913" calcext:value-type="float">
            <text:p/>
          </table:table-cell>
          <table:table-cell table:style-name="ce83" table:formula="of:=[.$E8]/[.AC$4]" office:value-type="float" office:value="43025" calcext:value-type="float">
            <text:p/>
          </table:table-cell>
          <table:table-cell table:style-name="ce83" table:formula="of:=[.$E8]/[.AD$4]" office:value-type="float" office:value="41304" calcext:value-type="float">
            <text:p/>
          </table:table-cell>
          <table:table-cell table:style-name="ce83" table:formula="of:=[.$E8]/[.AE$4]" office:value-type="float" office:value="39715.3846153846" calcext:value-type="float">
            <text:p/>
          </table:table-cell>
          <table:table-cell table:style-name="ce83" table:formula="of:=[.$E8]/[.AF$4]" office:value-type="float" office:value="38244.4444444444" calcext:value-type="float">
            <text:p/>
          </table:table-cell>
          <table:table-cell table:style-name="ce83" table:formula="of:=[.$E8]/[.AG$4]" office:value-type="float" office:value="36878.5714285714" calcext:value-type="float">
            <text:p/>
          </table:table-cell>
          <table:table-cell table:style-name="ce83" table:formula="of:=[.$E8]/[.AH$4]" office:value-type="float" office:value="35606.8965517241" calcext:value-type="float">
            <text:p/>
          </table:table-cell>
          <table:table-cell table:style-name="ce83" table:formula="of:=[.$E8]/[.AI$4]" office:value-type="float" office:value="34420" calcext:value-type="float">
            <text:p/>
          </table:table-cell>
          <table:table-cell table:style-name="ce83" table:formula="of:=[.$E8]/[.AJ$4]" office:value-type="float" office:value="33309.6774193548" calcext:value-type="float">
            <text:p/>
          </table:table-cell>
          <table:table-cell table:style-name="ce83" table:formula="of:=[.$E8]/[.AK$4]" office:value-type="float" office:value="32268.75" calcext:value-type="float">
            <text:p/>
          </table:table-cell>
          <table:table-cell table:style-name="ce83" table:formula="of:=[.$E8]/[.AL$4]" office:value-type="float" office:value="31290.9090909091" calcext:value-type="float">
            <text:p/>
          </table:table-cell>
          <table:table-cell table:style-name="ce83" table:formula="of:=[.$E8]/[.AM$4]" office:value-type="float" office:value="30370.5882352941" calcext:value-type="float">
            <text:p/>
          </table:table-cell>
          <table:table-cell table:style-name="ce83" table:formula="of:=[.$E8]/[.AN$4]" office:value-type="float" office:value="29502.8571428571" calcext:value-type="float">
            <text:p/>
          </table:table-cell>
          <table:table-cell table:style-name="ce83" table:formula="of:=[.$E8]/[.AO$4]" office:value-type="float" office:value="28683.3333333333" calcext:value-type="float">
            <text:p/>
          </table:table-cell>
          <table:table-cell table:style-name="ce83" table:formula="of:=[.$E8]/[.AP$4]" office:value-type="float" office:value="27908.1081081081" calcext:value-type="float">
            <text:p/>
          </table:table-cell>
          <table:table-cell table:style-name="ce83" table:formula="of:=[.$E8]/[.AQ$4]" office:value-type="float" office:value="27173.6842105263" calcext:value-type="float">
            <text:p/>
          </table:table-cell>
          <table:table-cell table:style-name="ce83" table:formula="of:=[.$E8]/[.AR$4]" office:value-type="float" office:value="26476.9230769231" calcext:value-type="float">
            <text:p/>
          </table:table-cell>
          <table:table-cell table:style-name="ce83" table:formula="of:=[.$E8]/[.AS$4]" office:value-type="float" office:value="25815" calcext:value-type="float">
            <text:p/>
          </table:table-cell>
          <table:table-cell table:style-name="ce83" table:formula="of:=[.$E8]/[.AT$4]" office:value-type="float" office:value="25185.3658536585" calcext:value-type="float">
            <text:p/>
          </table:table-cell>
          <table:table-cell table:style-name="ce83" table:formula="of:=[.$E8]/[.AU$4]" office:value-type="float" office:value="24585.7142857143" calcext:value-type="float">
            <text:p/>
          </table:table-cell>
          <table:table-cell table:style-name="ce83" table:formula="of:=[.$E8]/[.AV$4]" office:value-type="float" office:value="24013.9534883721" calcext:value-type="float">
            <text:p/>
          </table:table-cell>
          <table:table-cell table:style-name="ce83" table:formula="of:=[.$E8]/[.AW$4]" office:value-type="float" office:value="23468.1818181818" calcext:value-type="float">
            <text:p/>
          </table:table-cell>
          <table:table-cell table:style-name="ce83" table:formula="of:=[.$E8]/[.AX$4]" office:value-type="float" office:value="22946.6666666667" calcext:value-type="float">
            <text:p/>
          </table:table-cell>
          <table:table-cell table:style-name="ce83" table:formula="of:=[.$E8]/[.AY$4]" office:value-type="float" office:value="22447.8260869565" calcext:value-type="float">
            <text:p/>
          </table:table-cell>
          <table:table-cell table:style-name="ce83" table:formula="of:=[.$E8]/[.AZ$4]" office:value-type="float" office:value="21970.2127659574" calcext:value-type="float">
            <text:p/>
          </table:table-cell>
          <table:table-cell table:style-name="ce83" table:formula="of:=[.$E8]/[.BA$4]" office:value-type="float" office:value="21512.5" calcext:value-type="float">
            <text:p/>
          </table:table-cell>
          <table:table-cell table:style-name="ce83" table:formula="of:=[.$E8]/[.BB$4]" office:value-type="float" office:value="21073.4693877551" calcext:value-type="float">
            <text:p/>
          </table:table-cell>
          <table:table-cell table:style-name="ce83" table:formula="of:=[.$E8]/[.BC$4]" office:value-type="float" office:value="20652" calcext:value-type="float">
            <text:p/>
          </table:table-cell>
          <table:table-cell table:style-name="ce83" table:formula="of:=[.$E8]/[.BD$4]" office:value-type="float" office:value="20247.0588235294" calcext:value-type="float">
            <text:p/>
          </table:table-cell>
          <table:table-cell table:style-name="ce83" table:formula="of:=[.$E8]/[.BE$4]" office:value-type="float" office:value="19857.6923076923" calcext:value-type="float">
            <text:p/>
          </table:table-cell>
          <table:table-cell table:style-name="ce83" table:formula="of:=[.$E8]/[.BF$4]" office:value-type="float" office:value="19483.0188679245" calcext:value-type="float">
            <text:p/>
          </table:table-cell>
          <table:table-cell table:style-name="ce83" table:formula="of:=[.$E8]/[.BG$4]" office:value-type="float" office:value="19122.2222222222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4]" office:value-type="float" office:value="5" calcext:value-type="float">
            <text:p/>
          </table:table-cell>
          <table:table-cell table:style-name="ce78" table:formula="of:=[$EU.B34]" office:value-type="string" office:string-value="CEU" calcext:value-type="string">
            <text:p>CEU</text:p>
          </table:table-cell>
          <table:table-cell table:style-name="ce51" table:formula="of:=[$EU.C34]" office:value-type="float" office:value="894920" calcext:value-type="float">
            <text:p/>
          </table:table-cell>
          <table:table-cell table:style-name="ce83" table:formula="of:=[.$E9]/[.F$4]" office:value-type="float" office:value="894920" calcext:value-type="float">
            <text:p/>
          </table:table-cell>
          <table:table-cell table:style-name="ce83" table:formula="of:=[.$E9]/[.G$4]" office:value-type="float" office:value="447460" calcext:value-type="float">
            <text:p/>
          </table:table-cell>
          <table:table-cell table:style-name="ce83" table:formula="of:=[.$E9]/[.H$4]" office:value-type="float" office:value="298306.666666667" calcext:value-type="float">
            <text:p/>
          </table:table-cell>
          <table:table-cell table:style-name="ce83" table:formula="of:=[.$E9]/[.I$4]" office:value-type="float" office:value="223730" calcext:value-type="float">
            <text:p/>
          </table:table-cell>
          <table:table-cell table:style-name="ce83" table:formula="of:=[.$E9]/[.J$4]" office:value-type="float" office:value="178984" calcext:value-type="float">
            <text:p/>
          </table:table-cell>
          <table:table-cell table:style-name="ce83" table:formula="of:=[.$E9]/[.K$4]" office:value-type="float" office:value="149153.333333333" calcext:value-type="float">
            <text:p/>
          </table:table-cell>
          <table:table-cell table:style-name="ce83" table:formula="of:=[.$E9]/[.L$4]" office:value-type="float" office:value="127845.714285714" calcext:value-type="float">
            <text:p/>
          </table:table-cell>
          <table:table-cell table:style-name="ce83" table:formula="of:=[.$E9]/[.M$4]" office:value-type="float" office:value="111865" calcext:value-type="float">
            <text:p/>
          </table:table-cell>
          <table:table-cell table:style-name="ce83" table:formula="of:=[.$E9]/[.N$4]" office:value-type="float" office:value="99435.5555555556" calcext:value-type="float">
            <text:p/>
          </table:table-cell>
          <table:table-cell table:style-name="ce83" table:formula="of:=[.$E9]/[.O$4]" office:value-type="float" office:value="89492" calcext:value-type="float">
            <text:p/>
          </table:table-cell>
          <table:table-cell table:style-name="ce83" table:formula="of:=[.$E9]/[.P$4]" office:value-type="float" office:value="81356.3636363636" calcext:value-type="float">
            <text:p/>
          </table:table-cell>
          <table:table-cell table:style-name="ce83" table:formula="of:=[.$E9]/[.Q$4]" office:value-type="float" office:value="74576.6666666667" calcext:value-type="float">
            <text:p/>
          </table:table-cell>
          <table:table-cell table:style-name="ce83" table:formula="of:=[.$E9]/[.R$4]" office:value-type="float" office:value="68840" calcext:value-type="float">
            <text:p/>
          </table:table-cell>
          <table:table-cell table:style-name="ce83" table:formula="of:=[.$E9]/[.S$4]" office:value-type="float" office:value="63922.8571428571" calcext:value-type="float">
            <text:p/>
          </table:table-cell>
          <table:table-cell table:style-name="ce83" table:formula="of:=[.$E9]/[.T$4]" office:value-type="float" office:value="59661.3333333333" calcext:value-type="float">
            <text:p/>
          </table:table-cell>
          <table:table-cell table:style-name="ce83" table:formula="of:=[.$E9]/[.U$4]" office:value-type="float" office:value="55932.5" calcext:value-type="float">
            <text:p/>
          </table:table-cell>
          <table:table-cell table:style-name="ce83" table:formula="of:=[.$E9]/[.V$4]" office:value-type="float" office:value="52642.3529411765" calcext:value-type="float">
            <text:p/>
          </table:table-cell>
          <table:table-cell table:style-name="ce83" table:formula="of:=[.$E9]/[.W$4]" office:value-type="float" office:value="49717.7777777778" calcext:value-type="float">
            <text:p/>
          </table:table-cell>
          <table:table-cell table:style-name="ce83" table:formula="of:=[.$E9]/[.X$4]" office:value-type="float" office:value="47101.052631579" calcext:value-type="float">
            <text:p/>
          </table:table-cell>
          <table:table-cell table:style-name="ce83" table:formula="of:=[.$E9]/[.Y$4]" office:value-type="float" office:value="44746" calcext:value-type="float">
            <text:p/>
          </table:table-cell>
          <table:table-cell table:style-name="ce83" table:formula="of:=[.$E9]/[.Z$4]" office:value-type="float" office:value="42615.2380952381" calcext:value-type="float">
            <text:p/>
          </table:table-cell>
          <table:table-cell table:style-name="ce83" table:formula="of:=[.$E9]/[.AA$4]" office:value-type="float" office:value="40678.1818181818" calcext:value-type="float">
            <text:p/>
          </table:table-cell>
          <table:table-cell table:style-name="ce83" table:formula="of:=[.$E9]/[.AB$4]" office:value-type="float" office:value="38909.5652173913" calcext:value-type="float">
            <text:p/>
          </table:table-cell>
          <table:table-cell table:style-name="ce83" table:formula="of:=[.$E9]/[.AC$4]" office:value-type="float" office:value="37288.3333333333" calcext:value-type="float">
            <text:p/>
          </table:table-cell>
          <table:table-cell table:style-name="ce83" table:formula="of:=[.$E9]/[.AD$4]" office:value-type="float" office:value="35796.8" calcext:value-type="float">
            <text:p/>
          </table:table-cell>
          <table:table-cell table:style-name="ce83" table:formula="of:=[.$E9]/[.AE$4]" office:value-type="float" office:value="34420" calcext:value-type="float">
            <text:p/>
          </table:table-cell>
          <table:table-cell table:style-name="ce83" table:formula="of:=[.$E9]/[.AF$4]" office:value-type="float" office:value="33145.1851851852" calcext:value-type="float">
            <text:p/>
          </table:table-cell>
          <table:table-cell table:style-name="ce83" table:formula="of:=[.$E9]/[.AG$4]" office:value-type="float" office:value="31961.4285714286" calcext:value-type="float">
            <text:p/>
          </table:table-cell>
          <table:table-cell table:style-name="ce83" table:formula="of:=[.$E9]/[.AH$4]" office:value-type="float" office:value="30859.3103448276" calcext:value-type="float">
            <text:p/>
          </table:table-cell>
          <table:table-cell table:style-name="ce83" table:formula="of:=[.$E9]/[.AI$4]" office:value-type="float" office:value="29830.6666666667" calcext:value-type="float">
            <text:p/>
          </table:table-cell>
          <table:table-cell table:style-name="ce83" table:formula="of:=[.$E9]/[.AJ$4]" office:value-type="float" office:value="28868.3870967742" calcext:value-type="float">
            <text:p/>
          </table:table-cell>
          <table:table-cell table:style-name="ce83" table:formula="of:=[.$E9]/[.AK$4]" office:value-type="float" office:value="27966.25" calcext:value-type="float">
            <text:p/>
          </table:table-cell>
          <table:table-cell table:style-name="ce83" table:formula="of:=[.$E9]/[.AL$4]" office:value-type="float" office:value="27118.7878787879" calcext:value-type="float">
            <text:p/>
          </table:table-cell>
          <table:table-cell table:style-name="ce83" table:formula="of:=[.$E9]/[.AM$4]" office:value-type="float" office:value="26321.1764705882" calcext:value-type="float">
            <text:p/>
          </table:table-cell>
          <table:table-cell table:style-name="ce83" table:formula="of:=[.$E9]/[.AN$4]" office:value-type="float" office:value="25569.1428571429" calcext:value-type="float">
            <text:p/>
          </table:table-cell>
          <table:table-cell table:style-name="ce83" table:formula="of:=[.$E9]/[.AO$4]" office:value-type="float" office:value="24858.8888888889" calcext:value-type="float">
            <text:p/>
          </table:table-cell>
          <table:table-cell table:style-name="ce83" table:formula="of:=[.$E9]/[.AP$4]" office:value-type="float" office:value="24187.027027027" calcext:value-type="float">
            <text:p/>
          </table:table-cell>
          <table:table-cell table:style-name="ce83" table:formula="of:=[.$E9]/[.AQ$4]" office:value-type="float" office:value="23550.5263157895" calcext:value-type="float">
            <text:p/>
          </table:table-cell>
          <table:table-cell table:style-name="ce83" table:formula="of:=[.$E9]/[.AR$4]" office:value-type="float" office:value="22946.6666666667" calcext:value-type="float">
            <text:p/>
          </table:table-cell>
          <table:table-cell table:style-name="ce83" table:formula="of:=[.$E9]/[.AS$4]" office:value-type="float" office:value="22373" calcext:value-type="float">
            <text:p/>
          </table:table-cell>
          <table:table-cell table:style-name="ce83" table:formula="of:=[.$E9]/[.AT$4]" office:value-type="float" office:value="21827.3170731707" calcext:value-type="float">
            <text:p/>
          </table:table-cell>
          <table:table-cell table:style-name="ce83" table:formula="of:=[.$E9]/[.AU$4]" office:value-type="float" office:value="21307.619047619" calcext:value-type="float">
            <text:p/>
          </table:table-cell>
          <table:table-cell table:style-name="ce83" table:formula="of:=[.$E9]/[.AV$4]" office:value-type="float" office:value="20812.0930232558" calcext:value-type="float">
            <text:p/>
          </table:table-cell>
          <table:table-cell table:style-name="ce83" table:formula="of:=[.$E9]/[.AW$4]" office:value-type="float" office:value="20339.0909090909" calcext:value-type="float">
            <text:p/>
          </table:table-cell>
          <table:table-cell table:style-name="ce83" table:formula="of:=[.$E9]/[.AX$4]" office:value-type="float" office:value="19887.1111111111" calcext:value-type="float">
            <text:p/>
          </table:table-cell>
          <table:table-cell table:style-name="ce83" table:formula="of:=[.$E9]/[.AY$4]" office:value-type="float" office:value="19454.7826086957" calcext:value-type="float">
            <text:p/>
          </table:table-cell>
          <table:table-cell table:style-name="ce83" table:formula="of:=[.$E9]/[.AZ$4]" office:value-type="float" office:value="19040.8510638298" calcext:value-type="float">
            <text:p/>
          </table:table-cell>
          <table:table-cell table:style-name="ce83" table:formula="of:=[.$E9]/[.BA$4]" office:value-type="float" office:value="18644.1666666667" calcext:value-type="float">
            <text:p/>
          </table:table-cell>
          <table:table-cell table:style-name="ce83" table:formula="of:=[.$E9]/[.BB$4]" office:value-type="float" office:value="18263.6734693878" calcext:value-type="float">
            <text:p/>
          </table:table-cell>
          <table:table-cell table:style-name="ce83" table:formula="of:=[.$E9]/[.BC$4]" office:value-type="float" office:value="17898.4" calcext:value-type="float">
            <text:p/>
          </table:table-cell>
          <table:table-cell table:style-name="ce83" table:formula="of:=[.$E9]/[.BD$4]" office:value-type="float" office:value="17547.4509803922" calcext:value-type="float">
            <text:p/>
          </table:table-cell>
          <table:table-cell table:style-name="ce83" table:formula="of:=[.$E9]/[.BE$4]" office:value-type="float" office:value="17210" calcext:value-type="float">
            <text:p/>
          </table:table-cell>
          <table:table-cell table:style-name="ce83" table:formula="of:=[.$E9]/[.BF$4]" office:value-type="float" office:value="16885.2830188679" calcext:value-type="float">
            <text:p/>
          </table:table-cell>
          <table:table-cell table:style-name="ce83" table:formula="of:=[.$E9]/[.BG$4]" office:value-type="float" office:value="16572.5925925926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5]" office:value-type="float" office:value="6" calcext:value-type="float">
            <text:p/>
          </table:table-cell>
          <table:table-cell table:style-name="ce78" table:formula="of:=[$EU.B35]" office:value-type="string" office:string-value="EPDD/ERC" calcext:value-type="string">
            <text:p>EPDD/ERC</text:p>
          </table:table-cell>
          <table:table-cell table:style-name="ce51" table:formula="of:=[$EU.C35]" office:value-type="float" office:value="826080" calcext:value-type="float">
            <text:p/>
          </table:table-cell>
          <table:table-cell table:style-name="ce83" table:formula="of:=[.$E10]/[.F$4]" office:value-type="float" office:value="826080" calcext:value-type="float">
            <text:p/>
          </table:table-cell>
          <table:table-cell table:style-name="ce83" table:formula="of:=[.$E10]/[.G$4]" office:value-type="float" office:value="413040" calcext:value-type="float">
            <text:p/>
          </table:table-cell>
          <table:table-cell table:style-name="ce83" table:formula="of:=[.$E10]/[.H$4]" office:value-type="float" office:value="275360" calcext:value-type="float">
            <text:p/>
          </table:table-cell>
          <table:table-cell table:style-name="ce83" table:formula="of:=[.$E10]/[.I$4]" office:value-type="float" office:value="206520" calcext:value-type="float">
            <text:p/>
          </table:table-cell>
          <table:table-cell table:style-name="ce83" table:formula="of:=[.$E10]/[.J$4]" office:value-type="float" office:value="165216" calcext:value-type="float">
            <text:p/>
          </table:table-cell>
          <table:table-cell table:style-name="ce83" table:formula="of:=[.$E10]/[.K$4]" office:value-type="float" office:value="137680" calcext:value-type="float">
            <text:p/>
          </table:table-cell>
          <table:table-cell table:style-name="ce83" table:formula="of:=[.$E10]/[.L$4]" office:value-type="float" office:value="118011.428571429" calcext:value-type="float">
            <text:p/>
          </table:table-cell>
          <table:table-cell table:style-name="ce83" table:formula="of:=[.$E10]/[.M$4]" office:value-type="float" office:value="103260" calcext:value-type="float">
            <text:p/>
          </table:table-cell>
          <table:table-cell table:style-name="ce83" table:formula="of:=[.$E10]/[.N$4]" office:value-type="float" office:value="91786.6666666667" calcext:value-type="float">
            <text:p/>
          </table:table-cell>
          <table:table-cell table:style-name="ce83" table:formula="of:=[.$E10]/[.O$4]" office:value-type="float" office:value="82608" calcext:value-type="float">
            <text:p/>
          </table:table-cell>
          <table:table-cell table:style-name="ce83" table:formula="of:=[.$E10]/[.P$4]" office:value-type="float" office:value="75098.1818181818" calcext:value-type="float">
            <text:p/>
          </table:table-cell>
          <table:table-cell table:style-name="ce83" table:formula="of:=[.$E10]/[.Q$4]" office:value-type="float" office:value="68840" calcext:value-type="float">
            <text:p/>
          </table:table-cell>
          <table:table-cell table:style-name="ce83" table:formula="of:=[.$E10]/[.R$4]" office:value-type="float" office:value="63544.6153846154" calcext:value-type="float">
            <text:p/>
          </table:table-cell>
          <table:table-cell table:style-name="ce83" table:formula="of:=[.$E10]/[.S$4]" office:value-type="float" office:value="59005.7142857143" calcext:value-type="float">
            <text:p/>
          </table:table-cell>
          <table:table-cell table:style-name="ce83" table:formula="of:=[.$E10]/[.T$4]" office:value-type="float" office:value="55072" calcext:value-type="float">
            <text:p/>
          </table:table-cell>
          <table:table-cell table:style-name="ce83" table:formula="of:=[.$E10]/[.U$4]" office:value-type="float" office:value="51630" calcext:value-type="float">
            <text:p/>
          </table:table-cell>
          <table:table-cell table:style-name="ce83" table:formula="of:=[.$E10]/[.V$4]" office:value-type="float" office:value="48592.9411764706" calcext:value-type="float">
            <text:p/>
          </table:table-cell>
          <table:table-cell table:style-name="ce83" table:formula="of:=[.$E10]/[.W$4]" office:value-type="float" office:value="45893.3333333333" calcext:value-type="float">
            <text:p/>
          </table:table-cell>
          <table:table-cell table:style-name="ce83" table:formula="of:=[.$E10]/[.X$4]" office:value-type="float" office:value="43477.8947368421" calcext:value-type="float">
            <text:p/>
          </table:table-cell>
          <table:table-cell table:style-name="ce83" table:formula="of:=[.$E10]/[.Y$4]" office:value-type="float" office:value="41304" calcext:value-type="float">
            <text:p/>
          </table:table-cell>
          <table:table-cell table:style-name="ce83" table:formula="of:=[.$E10]/[.Z$4]" office:value-type="float" office:value="39337.1428571429" calcext:value-type="float">
            <text:p/>
          </table:table-cell>
          <table:table-cell table:style-name="ce83" table:formula="of:=[.$E10]/[.AA$4]" office:value-type="float" office:value="37549.0909090909" calcext:value-type="float">
            <text:p/>
          </table:table-cell>
          <table:table-cell table:style-name="ce83" table:formula="of:=[.$E10]/[.AB$4]" office:value-type="float" office:value="35916.5217391304" calcext:value-type="float">
            <text:p/>
          </table:table-cell>
          <table:table-cell table:style-name="ce83" table:formula="of:=[.$E10]/[.AC$4]" office:value-type="float" office:value="34420" calcext:value-type="float">
            <text:p/>
          </table:table-cell>
          <table:table-cell table:style-name="ce83" table:formula="of:=[.$E10]/[.AD$4]" office:value-type="float" office:value="33043.2" calcext:value-type="float">
            <text:p/>
          </table:table-cell>
          <table:table-cell table:style-name="ce83" table:formula="of:=[.$E10]/[.AE$4]" office:value-type="float" office:value="31772.3076923077" calcext:value-type="float">
            <text:p/>
          </table:table-cell>
          <table:table-cell table:style-name="ce83" table:formula="of:=[.$E10]/[.AF$4]" office:value-type="float" office:value="30595.5555555556" calcext:value-type="float">
            <text:p/>
          </table:table-cell>
          <table:table-cell table:style-name="ce83" table:formula="of:=[.$E10]/[.AG$4]" office:value-type="float" office:value="29502.8571428571" calcext:value-type="float">
            <text:p/>
          </table:table-cell>
          <table:table-cell table:style-name="ce83" table:formula="of:=[.$E10]/[.AH$4]" office:value-type="float" office:value="28485.5172413793" calcext:value-type="float">
            <text:p/>
          </table:table-cell>
          <table:table-cell table:style-name="ce83" table:formula="of:=[.$E10]/[.AI$4]" office:value-type="float" office:value="27536" calcext:value-type="float">
            <text:p/>
          </table:table-cell>
          <table:table-cell table:style-name="ce83" table:formula="of:=[.$E10]/[.AJ$4]" office:value-type="float" office:value="26647.7419354839" calcext:value-type="float">
            <text:p/>
          </table:table-cell>
          <table:table-cell table:style-name="ce83" table:formula="of:=[.$E10]/[.AK$4]" office:value-type="float" office:value="25815" calcext:value-type="float">
            <text:p/>
          </table:table-cell>
          <table:table-cell table:style-name="ce83" table:formula="of:=[.$E10]/[.AL$4]" office:value-type="float" office:value="25032.7272727273" calcext:value-type="float">
            <text:p/>
          </table:table-cell>
          <table:table-cell table:style-name="ce83" table:formula="of:=[.$E10]/[.AM$4]" office:value-type="float" office:value="24296.4705882353" calcext:value-type="float">
            <text:p/>
          </table:table-cell>
          <table:table-cell table:style-name="ce83" table:formula="of:=[.$E10]/[.AN$4]" office:value-type="float" office:value="23602.2857142857" calcext:value-type="float">
            <text:p/>
          </table:table-cell>
          <table:table-cell table:style-name="ce83" table:formula="of:=[.$E10]/[.AO$4]" office:value-type="float" office:value="22946.6666666667" calcext:value-type="float">
            <text:p/>
          </table:table-cell>
          <table:table-cell table:style-name="ce83" table:formula="of:=[.$E10]/[.AP$4]" office:value-type="float" office:value="22326.4864864865" calcext:value-type="float">
            <text:p/>
          </table:table-cell>
          <table:table-cell table:style-name="ce83" table:formula="of:=[.$E10]/[.AQ$4]" office:value-type="float" office:value="21738.9473684211" calcext:value-type="float">
            <text:p/>
          </table:table-cell>
          <table:table-cell table:style-name="ce83" table:formula="of:=[.$E10]/[.AR$4]" office:value-type="float" office:value="21181.5384615385" calcext:value-type="float">
            <text:p/>
          </table:table-cell>
          <table:table-cell table:style-name="ce83" table:formula="of:=[.$E10]/[.AS$4]" office:value-type="float" office:value="20652" calcext:value-type="float">
            <text:p/>
          </table:table-cell>
          <table:table-cell table:style-name="ce83" table:formula="of:=[.$E10]/[.AT$4]" office:value-type="float" office:value="20148.2926829268" calcext:value-type="float">
            <text:p/>
          </table:table-cell>
          <table:table-cell table:style-name="ce83" table:formula="of:=[.$E10]/[.AU$4]" office:value-type="float" office:value="19668.5714285714" calcext:value-type="float">
            <text:p/>
          </table:table-cell>
          <table:table-cell table:style-name="ce83" table:formula="of:=[.$E10]/[.AV$4]" office:value-type="float" office:value="19211.1627906977" calcext:value-type="float">
            <text:p/>
          </table:table-cell>
          <table:table-cell table:style-name="ce83" table:formula="of:=[.$E10]/[.AW$4]" office:value-type="float" office:value="18774.5454545455" calcext:value-type="float">
            <text:p/>
          </table:table-cell>
          <table:table-cell table:style-name="ce83" table:formula="of:=[.$E10]/[.AX$4]" office:value-type="float" office:value="18357.3333333333" calcext:value-type="float">
            <text:p/>
          </table:table-cell>
          <table:table-cell table:style-name="ce83" table:formula="of:=[.$E10]/[.AY$4]" office:value-type="float" office:value="17958.2608695652" calcext:value-type="float">
            <text:p/>
          </table:table-cell>
          <table:table-cell table:style-name="ce83" table:formula="of:=[.$E10]/[.AZ$4]" office:value-type="float" office:value="17576.170212766" calcext:value-type="float">
            <text:p/>
          </table:table-cell>
          <table:table-cell table:style-name="ce83" table:formula="of:=[.$E10]/[.BA$4]" office:value-type="float" office:value="17210" calcext:value-type="float">
            <text:p/>
          </table:table-cell>
          <table:table-cell table:style-name="ce83" table:formula="of:=[.$E10]/[.BB$4]" office:value-type="float" office:value="16858.7755102041" calcext:value-type="float">
            <text:p/>
          </table:table-cell>
          <table:table-cell table:style-name="ce83" table:formula="of:=[.$E10]/[.BC$4]" office:value-type="float" office:value="16521.6" calcext:value-type="float">
            <text:p/>
          </table:table-cell>
          <table:table-cell table:style-name="ce83" table:formula="of:=[.$E10]/[.BD$4]" office:value-type="float" office:value="16197.6470588235" calcext:value-type="float">
            <text:p/>
          </table:table-cell>
          <table:table-cell table:style-name="ce83" table:formula="of:=[.$E10]/[.BE$4]" office:value-type="float" office:value="15886.1538461538" calcext:value-type="float">
            <text:p/>
          </table:table-cell>
          <table:table-cell table:style-name="ce83" table:formula="of:=[.$E10]/[.BF$4]" office:value-type="float" office:value="15586.4150943396" calcext:value-type="float">
            <text:p/>
          </table:table-cell>
          <table:table-cell table:style-name="ce83" table:formula="of:=[.$E10]/[.BG$4]" office:value-type="float" office:value="15297.7777777778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6]" office:value-type="float" office:value="7" calcext:value-type="float">
            <text:p/>
          </table:table-cell>
          <table:table-cell table:style-name="ce78" table:formula="of:=[$EU.B36]" office:value-type="string" office:string-value="LPD /EdP-V" calcext:value-type="string">
            <text:p>LPD /EdP-V</text:p>
          </table:table-cell>
          <table:table-cell table:style-name="ce51" table:formula="of:=[$EU.C36]" office:value-type="float" office:value="344234.42" calcext:value-type="float">
            <text:p/>
          </table:table-cell>
          <table:table-cell table:style-name="ce83" table:formula="of:=[.$E11]/[.F$4]" office:value-type="float" office:value="344234.42" calcext:value-type="float">
            <text:p/>
          </table:table-cell>
          <table:table-cell table:style-name="ce83" table:formula="of:=[.$E11]/[.G$4]" office:value-type="float" office:value="172117.21" calcext:value-type="float">
            <text:p/>
          </table:table-cell>
          <table:table-cell table:style-name="ce83" table:formula="of:=[.$E11]/[.H$4]" office:value-type="float" office:value="114744.806666667" calcext:value-type="float">
            <text:p/>
          </table:table-cell>
          <table:table-cell table:style-name="ce83" table:formula="of:=[.$E11]/[.I$4]" office:value-type="float" office:value="86058.605" calcext:value-type="float">
            <text:p/>
          </table:table-cell>
          <table:table-cell table:style-name="ce83" table:formula="of:=[.$E11]/[.J$4]" office:value-type="float" office:value="68846.884" calcext:value-type="float">
            <text:p/>
          </table:table-cell>
          <table:table-cell table:style-name="ce83" table:formula="of:=[.$E11]/[.K$4]" office:value-type="float" office:value="57372.4033333333" calcext:value-type="float">
            <text:p/>
          </table:table-cell>
          <table:table-cell table:style-name="ce83" table:formula="of:=[.$E11]/[.L$4]" office:value-type="float" office:value="49176.3457142857" calcext:value-type="float">
            <text:p/>
          </table:table-cell>
          <table:table-cell table:style-name="ce83" table:formula="of:=[.$E11]/[.M$4]" office:value-type="float" office:value="43029.3025" calcext:value-type="float">
            <text:p/>
          </table:table-cell>
          <table:table-cell table:style-name="ce83" table:formula="of:=[.$E11]/[.N$4]" office:value-type="float" office:value="38248.2688888889" calcext:value-type="float">
            <text:p/>
          </table:table-cell>
          <table:table-cell table:style-name="ce83" table:formula="of:=[.$E11]/[.O$4]" office:value-type="float" office:value="34423.442" calcext:value-type="float">
            <text:p/>
          </table:table-cell>
          <table:table-cell table:style-name="ce83" table:formula="of:=[.$E11]/[.P$4]" office:value-type="float" office:value="31294.0381818182" calcext:value-type="float">
            <text:p/>
          </table:table-cell>
          <table:table-cell table:style-name="ce83" table:formula="of:=[.$E11]/[.Q$4]" office:value-type="float" office:value="28686.2016666667" calcext:value-type="float">
            <text:p/>
          </table:table-cell>
          <table:table-cell table:style-name="ce83" table:formula="of:=[.$E11]/[.R$4]" office:value-type="float" office:value="26479.5707692308" calcext:value-type="float">
            <text:p/>
          </table:table-cell>
          <table:table-cell table:style-name="ce83" table:formula="of:=[.$E11]/[.S$4]" office:value-type="float" office:value="24588.1728571429" calcext:value-type="float">
            <text:p/>
          </table:table-cell>
          <table:table-cell table:style-name="ce83" table:formula="of:=[.$E11]/[.T$4]" office:value-type="float" office:value="22948.9613333333" calcext:value-type="float">
            <text:p/>
          </table:table-cell>
          <table:table-cell table:style-name="ce83" table:formula="of:=[.$E11]/[.U$4]" office:value-type="float" office:value="21514.65125" calcext:value-type="float">
            <text:p/>
          </table:table-cell>
          <table:table-cell table:style-name="ce83" table:formula="of:=[.$E11]/[.V$4]" office:value-type="float" office:value="20249.0835294118" calcext:value-type="float">
            <text:p/>
          </table:table-cell>
          <table:table-cell table:style-name="ce83" table:formula="of:=[.$E11]/[.W$4]" office:value-type="float" office:value="19124.1344444444" calcext:value-type="float">
            <text:p/>
          </table:table-cell>
          <table:table-cell table:style-name="ce83" table:formula="of:=[.$E11]/[.X$4]" office:value-type="float" office:value="18117.6010526316" calcext:value-type="float">
            <text:p/>
          </table:table-cell>
          <table:table-cell table:style-name="ce83" table:formula="of:=[.$E11]/[.Y$4]" office:value-type="float" office:value="17211.721" calcext:value-type="float">
            <text:p/>
          </table:table-cell>
          <table:table-cell table:style-name="ce83" table:formula="of:=[.$E11]/[.Z$4]" office:value-type="float" office:value="16392.1152380952" calcext:value-type="float">
            <text:p/>
          </table:table-cell>
          <table:table-cell table:style-name="ce83" table:formula="of:=[.$E11]/[.AA$4]" office:value-type="float" office:value="15647.0190909091" calcext:value-type="float">
            <text:p/>
          </table:table-cell>
          <table:table-cell table:style-name="ce83" table:formula="of:=[.$E11]/[.AB$4]" office:value-type="float" office:value="14966.7139130435" calcext:value-type="float">
            <text:p/>
          </table:table-cell>
          <table:table-cell table:style-name="ce83" table:formula="of:=[.$E11]/[.AC$4]" office:value-type="float" office:value="14343.1008333333" calcext:value-type="float">
            <text:p/>
          </table:table-cell>
          <table:table-cell table:style-name="ce83" table:formula="of:=[.$E11]/[.AD$4]" office:value-type="float" office:value="13769.3768" calcext:value-type="float">
            <text:p/>
          </table:table-cell>
          <table:table-cell table:style-name="ce83" table:formula="of:=[.$E11]/[.AE$4]" office:value-type="float" office:value="13239.7853846154" calcext:value-type="float">
            <text:p/>
          </table:table-cell>
          <table:table-cell table:style-name="ce83" table:formula="of:=[.$E11]/[.AF$4]" office:value-type="float" office:value="12749.422962963" calcext:value-type="float">
            <text:p/>
          </table:table-cell>
          <table:table-cell table:style-name="ce83" table:formula="of:=[.$E11]/[.AG$4]" office:value-type="float" office:value="12294.0864285714" calcext:value-type="float">
            <text:p/>
          </table:table-cell>
          <table:table-cell table:style-name="ce83" table:formula="of:=[.$E11]/[.AH$4]" office:value-type="float" office:value="11870.1524137931" calcext:value-type="float">
            <text:p/>
          </table:table-cell>
          <table:table-cell table:style-name="ce83" table:formula="of:=[.$E11]/[.AI$4]" office:value-type="float" office:value="11474.4806666667" calcext:value-type="float">
            <text:p/>
          </table:table-cell>
          <table:table-cell table:style-name="ce83" table:formula="of:=[.$E11]/[.AJ$4]" office:value-type="float" office:value="11104.3361290323" calcext:value-type="float">
            <text:p/>
          </table:table-cell>
          <table:table-cell table:style-name="ce83" table:formula="of:=[.$E11]/[.AK$4]" office:value-type="float" office:value="10757.325625" calcext:value-type="float">
            <text:p/>
          </table:table-cell>
          <table:table-cell table:style-name="ce83" table:formula="of:=[.$E11]/[.AL$4]" office:value-type="float" office:value="10431.3460606061" calcext:value-type="float">
            <text:p/>
          </table:table-cell>
          <table:table-cell table:style-name="ce83" table:formula="of:=[.$E11]/[.AM$4]" office:value-type="float" office:value="10124.5417647059" calcext:value-type="float">
            <text:p/>
          </table:table-cell>
          <table:table-cell table:style-name="ce83" table:formula="of:=[.$E11]/[.AN$4]" office:value-type="float" office:value="9835.26914285714" calcext:value-type="float">
            <text:p/>
          </table:table-cell>
          <table:table-cell table:style-name="ce83" table:formula="of:=[.$E11]/[.AO$4]" office:value-type="float" office:value="9562.06722222222" calcext:value-type="float">
            <text:p/>
          </table:table-cell>
          <table:table-cell table:style-name="ce83" table:formula="of:=[.$E11]/[.AP$4]" office:value-type="float" office:value="9303.63297297297" calcext:value-type="float">
            <text:p/>
          </table:table-cell>
          <table:table-cell table:style-name="ce83" table:formula="of:=[.$E11]/[.AQ$4]" office:value-type="float" office:value="9058.80052631579" calcext:value-type="float">
            <text:p/>
          </table:table-cell>
          <table:table-cell table:style-name="ce83" table:formula="of:=[.$E11]/[.AR$4]" office:value-type="float" office:value="8826.52358974359" calcext:value-type="float">
            <text:p/>
          </table:table-cell>
          <table:table-cell table:style-name="ce83" table:formula="of:=[.$E11]/[.AS$4]" office:value-type="float" office:value="8605.8605" calcext:value-type="float">
            <text:p/>
          </table:table-cell>
          <table:table-cell table:style-name="ce83" table:formula="of:=[.$E11]/[.AT$4]" office:value-type="float" office:value="8395.96146341463" calcext:value-type="float">
            <text:p/>
          </table:table-cell>
          <table:table-cell table:style-name="ce83" table:formula="of:=[.$E11]/[.AU$4]" office:value-type="float" office:value="8196.05761904762" calcext:value-type="float">
            <text:p/>
          </table:table-cell>
          <table:table-cell table:style-name="ce83" table:formula="of:=[.$E11]/[.AV$4]" office:value-type="float" office:value="8005.45162790698" calcext:value-type="float">
            <text:p/>
          </table:table-cell>
          <table:table-cell table:style-name="ce83" table:formula="of:=[.$E11]/[.AW$4]" office:value-type="float" office:value="7823.50954545455" calcext:value-type="float">
            <text:p/>
          </table:table-cell>
          <table:table-cell table:style-name="ce83" table:formula="of:=[.$E11]/[.AX$4]" office:value-type="float" office:value="7649.65377777778" calcext:value-type="float">
            <text:p/>
          </table:table-cell>
          <table:table-cell table:style-name="ce83" table:formula="of:=[.$E11]/[.AY$4]" office:value-type="float" office:value="7483.35695652174" calcext:value-type="float">
            <text:p/>
          </table:table-cell>
          <table:table-cell table:style-name="ce83" table:formula="of:=[.$E11]/[.AZ$4]" office:value-type="float" office:value="7324.13659574468" calcext:value-type="float">
            <text:p/>
          </table:table-cell>
          <table:table-cell table:style-name="ce83" table:formula="of:=[.$E11]/[.BA$4]" office:value-type="float" office:value="7171.55041666667" calcext:value-type="float">
            <text:p/>
          </table:table-cell>
          <table:table-cell table:style-name="ce83" table:formula="of:=[.$E11]/[.BB$4]" office:value-type="float" office:value="7025.19224489796" calcext:value-type="float">
            <text:p/>
          </table:table-cell>
          <table:table-cell table:style-name="ce83" table:formula="of:=[.$E11]/[.BC$4]" office:value-type="float" office:value="6884.6884" calcext:value-type="float">
            <text:p/>
          </table:table-cell>
          <table:table-cell table:style-name="ce83" table:formula="of:=[.$E11]/[.BD$4]" office:value-type="float" office:value="6749.69450980392" calcext:value-type="float">
            <text:p/>
          </table:table-cell>
          <table:table-cell table:style-name="ce83" table:formula="of:=[.$E11]/[.BE$4]" office:value-type="float" office:value="6619.89269230769" calcext:value-type="float">
            <text:p/>
          </table:table-cell>
          <table:table-cell table:style-name="ce83" table:formula="of:=[.$E11]/[.BF$4]" office:value-type="float" office:value="6494.98905660377" calcext:value-type="float">
            <text:p/>
          </table:table-cell>
          <table:table-cell table:style-name="ce83" table:formula="of:=[.$E11]/[.BG$4]" office:value-type="float" office:value="6374.71148148148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7]" office:value-type="float" office:value="8" calcext:value-type="float">
            <text:p/>
          </table:table-cell>
          <table:table-cell table:style-name="ce78" table:formula="of:=[$EU.B37]" office:value-type="string" office:string-value="Otros" calcext:value-type="string">
            <text:p>Otros</text:p>
          </table:table-cell>
          <table:table-cell table:style-name="ce51" table:formula="of:=[$EU.C37]" office:value-type="float" office:value="344200" calcext:value-type="float">
            <text:p/>
          </table:table-cell>
          <table:table-cell table:style-name="ce83" table:formula="of:=[.$E12]/[.F$4]" office:value-type="float" office:value="344200" calcext:value-type="float">
            <text:p/>
          </table:table-cell>
          <table:table-cell table:style-name="ce83" table:formula="of:=[.$E12]/[.G$4]" office:value-type="float" office:value="172100" calcext:value-type="float">
            <text:p/>
          </table:table-cell>
          <table:table-cell table:style-name="ce83" table:formula="of:=[.$E12]/[.H$4]" office:value-type="float" office:value="114733.333333333" calcext:value-type="float">
            <text:p/>
          </table:table-cell>
          <table:table-cell table:style-name="ce83" table:formula="of:=[.$E12]/[.I$4]" office:value-type="float" office:value="86050" calcext:value-type="float">
            <text:p/>
          </table:table-cell>
          <table:table-cell table:style-name="ce83" table:formula="of:=[.$E12]/[.J$4]" office:value-type="float" office:value="68840" calcext:value-type="float">
            <text:p/>
          </table:table-cell>
          <table:table-cell table:style-name="ce83" table:formula="of:=[.$E12]/[.K$4]" office:value-type="float" office:value="57366.6666666667" calcext:value-type="float">
            <text:p/>
          </table:table-cell>
          <table:table-cell table:style-name="ce83" table:formula="of:=[.$E12]/[.L$4]" office:value-type="float" office:value="49171.4285714286" calcext:value-type="float">
            <text:p/>
          </table:table-cell>
          <table:table-cell table:style-name="ce83" table:formula="of:=[.$E12]/[.M$4]" office:value-type="float" office:value="43025" calcext:value-type="float">
            <text:p/>
          </table:table-cell>
          <table:table-cell table:style-name="ce83" table:formula="of:=[.$E12]/[.N$4]" office:value-type="float" office:value="38244.4444444444" calcext:value-type="float">
            <text:p/>
          </table:table-cell>
          <table:table-cell table:style-name="ce83" table:formula="of:=[.$E12]/[.O$4]" office:value-type="float" office:value="34420" calcext:value-type="float">
            <text:p/>
          </table:table-cell>
          <table:table-cell table:style-name="ce83" table:formula="of:=[.$E12]/[.P$4]" office:value-type="float" office:value="31290.9090909091" calcext:value-type="float">
            <text:p/>
          </table:table-cell>
          <table:table-cell table:style-name="ce83" table:formula="of:=[.$E12]/[.Q$4]" office:value-type="float" office:value="28683.3333333333" calcext:value-type="float">
            <text:p/>
          </table:table-cell>
          <table:table-cell table:style-name="ce83" table:formula="of:=[.$E12]/[.R$4]" office:value-type="float" office:value="26476.9230769231" calcext:value-type="float">
            <text:p/>
          </table:table-cell>
          <table:table-cell table:style-name="ce83" table:formula="of:=[.$E12]/[.S$4]" office:value-type="float" office:value="24585.7142857143" calcext:value-type="float">
            <text:p/>
          </table:table-cell>
          <table:table-cell table:style-name="ce83" table:formula="of:=[.$E12]/[.T$4]" office:value-type="float" office:value="22946.6666666667" calcext:value-type="float">
            <text:p/>
          </table:table-cell>
          <table:table-cell table:style-name="ce83" table:formula="of:=[.$E12]/[.U$4]" office:value-type="float" office:value="21512.5" calcext:value-type="float">
            <text:p/>
          </table:table-cell>
          <table:table-cell table:style-name="ce83" table:formula="of:=[.$E12]/[.V$4]" office:value-type="float" office:value="20247.0588235294" calcext:value-type="float">
            <text:p/>
          </table:table-cell>
          <table:table-cell table:style-name="ce83" table:formula="of:=[.$E12]/[.W$4]" office:value-type="float" office:value="19122.2222222222" calcext:value-type="float">
            <text:p/>
          </table:table-cell>
          <table:table-cell table:style-name="ce83" table:formula="of:=[.$E12]/[.X$4]" office:value-type="float" office:value="18115.7894736842" calcext:value-type="float">
            <text:p/>
          </table:table-cell>
          <table:table-cell table:style-name="ce83" table:formula="of:=[.$E12]/[.Y$4]" office:value-type="float" office:value="17210" calcext:value-type="float">
            <text:p/>
          </table:table-cell>
          <table:table-cell table:style-name="ce83" table:formula="of:=[.$E12]/[.Z$4]" office:value-type="float" office:value="16390.4761904762" calcext:value-type="float">
            <text:p/>
          </table:table-cell>
          <table:table-cell table:style-name="ce83" table:formula="of:=[.$E12]/[.AA$4]" office:value-type="float" office:value="15645.4545454545" calcext:value-type="float">
            <text:p/>
          </table:table-cell>
          <table:table-cell table:style-name="ce83" table:formula="of:=[.$E12]/[.AB$4]" office:value-type="float" office:value="14965.2173913043" calcext:value-type="float">
            <text:p/>
          </table:table-cell>
          <table:table-cell table:style-name="ce83" table:formula="of:=[.$E12]/[.AC$4]" office:value-type="float" office:value="14341.6666666667" calcext:value-type="float">
            <text:p/>
          </table:table-cell>
          <table:table-cell table:style-name="ce83" table:formula="of:=[.$E12]/[.AD$4]" office:value-type="float" office:value="13768" calcext:value-type="float">
            <text:p/>
          </table:table-cell>
          <table:table-cell table:style-name="ce83" table:formula="of:=[.$E12]/[.AE$4]" office:value-type="float" office:value="13238.4615384615" calcext:value-type="float">
            <text:p/>
          </table:table-cell>
          <table:table-cell table:style-name="ce83" table:formula="of:=[.$E12]/[.AF$4]" office:value-type="float" office:value="12748.1481481481" calcext:value-type="float">
            <text:p/>
          </table:table-cell>
          <table:table-cell table:style-name="ce83" table:formula="of:=[.$E12]/[.AG$4]" office:value-type="float" office:value="12292.8571428571" calcext:value-type="float">
            <text:p/>
          </table:table-cell>
          <table:table-cell table:style-name="ce83" table:formula="of:=[.$E12]/[.AH$4]" office:value-type="float" office:value="11868.9655172414" calcext:value-type="float">
            <text:p/>
          </table:table-cell>
          <table:table-cell table:style-name="ce83" table:formula="of:=[.$E12]/[.AI$4]" office:value-type="float" office:value="11473.3333333333" calcext:value-type="float">
            <text:p/>
          </table:table-cell>
          <table:table-cell table:style-name="ce83" table:formula="of:=[.$E12]/[.AJ$4]" office:value-type="float" office:value="11103.2258064516" calcext:value-type="float">
            <text:p/>
          </table:table-cell>
          <table:table-cell table:style-name="ce83" table:formula="of:=[.$E12]/[.AK$4]" office:value-type="float" office:value="10756.25" calcext:value-type="float">
            <text:p/>
          </table:table-cell>
          <table:table-cell table:style-name="ce83" table:formula="of:=[.$E12]/[.AL$4]" office:value-type="float" office:value="10430.303030303" calcext:value-type="float">
            <text:p/>
          </table:table-cell>
          <table:table-cell table:style-name="ce83" table:formula="of:=[.$E12]/[.AM$4]" office:value-type="float" office:value="10123.5294117647" calcext:value-type="float">
            <text:p/>
          </table:table-cell>
          <table:table-cell table:style-name="ce83" table:formula="of:=[.$E12]/[.AN$4]" office:value-type="float" office:value="9834.28571428571" calcext:value-type="float">
            <text:p/>
          </table:table-cell>
          <table:table-cell table:style-name="ce83" table:formula="of:=[.$E12]/[.AO$4]" office:value-type="float" office:value="9561.11111111111" calcext:value-type="float">
            <text:p/>
          </table:table-cell>
          <table:table-cell table:style-name="ce83" table:formula="of:=[.$E12]/[.AP$4]" office:value-type="float" office:value="9302.7027027027" calcext:value-type="float">
            <text:p/>
          </table:table-cell>
          <table:table-cell table:style-name="ce83" table:formula="of:=[.$E12]/[.AQ$4]" office:value-type="float" office:value="9057.89473684211" calcext:value-type="float">
            <text:p/>
          </table:table-cell>
          <table:table-cell table:style-name="ce83" table:formula="of:=[.$E12]/[.AR$4]" office:value-type="float" office:value="8825.64102564103" calcext:value-type="float">
            <text:p/>
          </table:table-cell>
          <table:table-cell table:style-name="ce83" table:formula="of:=[.$E12]/[.AS$4]" office:value-type="float" office:value="8605" calcext:value-type="float">
            <text:p/>
          </table:table-cell>
          <table:table-cell table:style-name="ce83" table:formula="of:=[.$E12]/[.AT$4]" office:value-type="float" office:value="8395.12195121951" calcext:value-type="float">
            <text:p/>
          </table:table-cell>
          <table:table-cell table:style-name="ce83" table:formula="of:=[.$E12]/[.AU$4]" office:value-type="float" office:value="8195.23809523809" calcext:value-type="float">
            <text:p/>
          </table:table-cell>
          <table:table-cell table:style-name="ce83" table:formula="of:=[.$E12]/[.AV$4]" office:value-type="float" office:value="8004.6511627907" calcext:value-type="float">
            <text:p/>
          </table:table-cell>
          <table:table-cell table:style-name="ce83" table:formula="of:=[.$E12]/[.AW$4]" office:value-type="float" office:value="7822.72727272727" calcext:value-type="float">
            <text:p/>
          </table:table-cell>
          <table:table-cell table:style-name="ce83" table:formula="of:=[.$E12]/[.AX$4]" office:value-type="float" office:value="7648.88888888889" calcext:value-type="float">
            <text:p/>
          </table:table-cell>
          <table:table-cell table:style-name="ce83" table:formula="of:=[.$E12]/[.AY$4]" office:value-type="float" office:value="7482.60869565217" calcext:value-type="float">
            <text:p/>
          </table:table-cell>
          <table:table-cell table:style-name="ce83" table:formula="of:=[.$E12]/[.AZ$4]" office:value-type="float" office:value="7323.40425531915" calcext:value-type="float">
            <text:p/>
          </table:table-cell>
          <table:table-cell table:style-name="ce83" table:formula="of:=[.$E12]/[.BA$4]" office:value-type="float" office:value="7170.83333333333" calcext:value-type="float">
            <text:p/>
          </table:table-cell>
          <table:table-cell table:style-name="ce83" table:formula="of:=[.$E12]/[.BB$4]" office:value-type="float" office:value="7024.48979591837" calcext:value-type="float">
            <text:p/>
          </table:table-cell>
          <table:table-cell table:style-name="ce83" table:formula="of:=[.$E12]/[.BC$4]" office:value-type="float" office:value="6884" calcext:value-type="float">
            <text:p/>
          </table:table-cell>
          <table:table-cell table:style-name="ce83" table:formula="of:=[.$E12]/[.BD$4]" office:value-type="float" office:value="6749.01960784314" calcext:value-type="float">
            <text:p/>
          </table:table-cell>
          <table:table-cell table:style-name="ce83" table:formula="of:=[.$E12]/[.BE$4]" office:value-type="float" office:value="6619.23076923077" calcext:value-type="float">
            <text:p/>
          </table:table-cell>
          <table:table-cell table:style-name="ce83" table:formula="of:=[.$E12]/[.BF$4]" office:value-type="float" office:value="6494.33962264151" calcext:value-type="float">
            <text:p/>
          </table:table-cell>
          <table:table-cell table:style-name="ce83" table:formula="of:=[.$E12]/[.BG$4]" office:value-type="float" office:value="6374.07407407407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8]" office:value-type="float" office:value="9" calcext:value-type="float">
            <text:p/>
          </table:table-cell>
          <table:table-cell table:style-name="ce78" table:formula="of:=[$EU.B38]" office:value-type="string" office:string-value="Podemos" calcext:value-type="string">
            <text:p>Podemos</text:p>
          </table:table-cell>
          <table:table-cell table:style-name="ce51" table:formula="of:=[$EU.C38]" office:value-type="float" office:value="275360" calcext:value-type="float">
            <text:p/>
          </table:table-cell>
          <table:table-cell table:style-name="ce83" table:formula="of:=[.$E13]/[.F$4]" office:value-type="float" office:value="275360" calcext:value-type="float">
            <text:p/>
          </table:table-cell>
          <table:table-cell table:style-name="ce83" table:formula="of:=[.$E13]/[.G$4]" office:value-type="float" office:value="137680" calcext:value-type="float">
            <text:p/>
          </table:table-cell>
          <table:table-cell table:style-name="ce83" table:formula="of:=[.$E13]/[.H$4]" office:value-type="float" office:value="91786.6666666667" calcext:value-type="float">
            <text:p/>
          </table:table-cell>
          <table:table-cell table:style-name="ce83" table:formula="of:=[.$E13]/[.I$4]" office:value-type="float" office:value="68840" calcext:value-type="float">
            <text:p/>
          </table:table-cell>
          <table:table-cell table:style-name="ce83" table:formula="of:=[.$E13]/[.J$4]" office:value-type="float" office:value="55072" calcext:value-type="float">
            <text:p/>
          </table:table-cell>
          <table:table-cell table:style-name="ce83" table:formula="of:=[.$E13]/[.K$4]" office:value-type="float" office:value="45893.3333333333" calcext:value-type="float">
            <text:p/>
          </table:table-cell>
          <table:table-cell table:style-name="ce83" table:formula="of:=[.$E13]/[.L$4]" office:value-type="float" office:value="39337.1428571429" calcext:value-type="float">
            <text:p/>
          </table:table-cell>
          <table:table-cell table:style-name="ce83" table:formula="of:=[.$E13]/[.M$4]" office:value-type="float" office:value="34420" calcext:value-type="float">
            <text:p/>
          </table:table-cell>
          <table:table-cell table:style-name="ce83" table:formula="of:=[.$E13]/[.N$4]" office:value-type="float" office:value="30595.5555555556" calcext:value-type="float">
            <text:p/>
          </table:table-cell>
          <table:table-cell table:style-name="ce83" table:formula="of:=[.$E13]/[.O$4]" office:value-type="float" office:value="27536" calcext:value-type="float">
            <text:p/>
          </table:table-cell>
          <table:table-cell table:style-name="ce83" table:formula="of:=[.$E13]/[.P$4]" office:value-type="float" office:value="25032.7272727273" calcext:value-type="float">
            <text:p/>
          </table:table-cell>
          <table:table-cell table:style-name="ce83" table:formula="of:=[.$E13]/[.Q$4]" office:value-type="float" office:value="22946.6666666667" calcext:value-type="float">
            <text:p/>
          </table:table-cell>
          <table:table-cell table:style-name="ce83" table:formula="of:=[.$E13]/[.R$4]" office:value-type="float" office:value="21181.5384615385" calcext:value-type="float">
            <text:p/>
          </table:table-cell>
          <table:table-cell table:style-name="ce83" table:formula="of:=[.$E13]/[.S$4]" office:value-type="float" office:value="19668.5714285714" calcext:value-type="float">
            <text:p/>
          </table:table-cell>
          <table:table-cell table:style-name="ce83" table:formula="of:=[.$E13]/[.T$4]" office:value-type="float" office:value="18357.3333333333" calcext:value-type="float">
            <text:p/>
          </table:table-cell>
          <table:table-cell table:style-name="ce83" table:formula="of:=[.$E13]/[.U$4]" office:value-type="float" office:value="17210" calcext:value-type="float">
            <text:p/>
          </table:table-cell>
          <table:table-cell table:style-name="ce83" table:formula="of:=[.$E13]/[.V$4]" office:value-type="float" office:value="16197.6470588235" calcext:value-type="float">
            <text:p/>
          </table:table-cell>
          <table:table-cell table:style-name="ce83" table:formula="of:=[.$E13]/[.W$4]" office:value-type="float" office:value="15297.7777777778" calcext:value-type="float">
            <text:p/>
          </table:table-cell>
          <table:table-cell table:style-name="ce83" table:formula="of:=[.$E13]/[.X$4]" office:value-type="float" office:value="14492.6315789474" calcext:value-type="float">
            <text:p/>
          </table:table-cell>
          <table:table-cell table:style-name="ce83" table:formula="of:=[.$E13]/[.Y$4]" office:value-type="float" office:value="13768" calcext:value-type="float">
            <text:p/>
          </table:table-cell>
          <table:table-cell table:style-name="ce83" table:formula="of:=[.$E13]/[.Z$4]" office:value-type="float" office:value="13112.380952381" calcext:value-type="float">
            <text:p/>
          </table:table-cell>
          <table:table-cell table:style-name="ce83" table:formula="of:=[.$E13]/[.AA$4]" office:value-type="float" office:value="12516.3636363636" calcext:value-type="float">
            <text:p/>
          </table:table-cell>
          <table:table-cell table:style-name="ce83" table:formula="of:=[.$E13]/[.AB$4]" office:value-type="float" office:value="11972.1739130435" calcext:value-type="float">
            <text:p/>
          </table:table-cell>
          <table:table-cell table:style-name="ce83" table:formula="of:=[.$E13]/[.AC$4]" office:value-type="float" office:value="11473.3333333333" calcext:value-type="float">
            <text:p/>
          </table:table-cell>
          <table:table-cell table:style-name="ce83" table:formula="of:=[.$E13]/[.AD$4]" office:value-type="float" office:value="11014.4" calcext:value-type="float">
            <text:p/>
          </table:table-cell>
          <table:table-cell table:style-name="ce83" table:formula="of:=[.$E13]/[.AE$4]" office:value-type="float" office:value="10590.7692307692" calcext:value-type="float">
            <text:p/>
          </table:table-cell>
          <table:table-cell table:style-name="ce83" table:formula="of:=[.$E13]/[.AF$4]" office:value-type="float" office:value="10198.5185185185" calcext:value-type="float">
            <text:p/>
          </table:table-cell>
          <table:table-cell table:style-name="ce83" table:formula="of:=[.$E13]/[.AG$4]" office:value-type="float" office:value="9834.28571428571" calcext:value-type="float">
            <text:p/>
          </table:table-cell>
          <table:table-cell table:style-name="ce83" table:formula="of:=[.$E13]/[.AH$4]" office:value-type="float" office:value="9495.1724137931" calcext:value-type="float">
            <text:p/>
          </table:table-cell>
          <table:table-cell table:style-name="ce83" table:formula="of:=[.$E13]/[.AI$4]" office:value-type="float" office:value="9178.66666666667" calcext:value-type="float">
            <text:p/>
          </table:table-cell>
          <table:table-cell table:style-name="ce83" table:formula="of:=[.$E13]/[.AJ$4]" office:value-type="float" office:value="8882.58064516129" calcext:value-type="float">
            <text:p/>
          </table:table-cell>
          <table:table-cell table:style-name="ce83" table:formula="of:=[.$E13]/[.AK$4]" office:value-type="float" office:value="8605" calcext:value-type="float">
            <text:p/>
          </table:table-cell>
          <table:table-cell table:style-name="ce83" table:formula="of:=[.$E13]/[.AL$4]" office:value-type="float" office:value="8344.24242424242" calcext:value-type="float">
            <text:p/>
          </table:table-cell>
          <table:table-cell table:style-name="ce83" table:formula="of:=[.$E13]/[.AM$4]" office:value-type="float" office:value="8098.82352941177" calcext:value-type="float">
            <text:p/>
          </table:table-cell>
          <table:table-cell table:style-name="ce83" table:formula="of:=[.$E13]/[.AN$4]" office:value-type="float" office:value="7867.42857142857" calcext:value-type="float">
            <text:p/>
          </table:table-cell>
          <table:table-cell table:style-name="ce83" table:formula="of:=[.$E13]/[.AO$4]" office:value-type="float" office:value="7648.88888888889" calcext:value-type="float">
            <text:p/>
          </table:table-cell>
          <table:table-cell table:style-name="ce83" table:formula="of:=[.$E13]/[.AP$4]" office:value-type="float" office:value="7442.16216216216" calcext:value-type="float">
            <text:p/>
          </table:table-cell>
          <table:table-cell table:style-name="ce83" table:formula="of:=[.$E13]/[.AQ$4]" office:value-type="float" office:value="7246.31578947368" calcext:value-type="float">
            <text:p/>
          </table:table-cell>
          <table:table-cell table:style-name="ce83" table:formula="of:=[.$E13]/[.AR$4]" office:value-type="float" office:value="7060.51282051282" calcext:value-type="float">
            <text:p/>
          </table:table-cell>
          <table:table-cell table:style-name="ce83" table:formula="of:=[.$E13]/[.AS$4]" office:value-type="float" office:value="6884" calcext:value-type="float">
            <text:p/>
          </table:table-cell>
          <table:table-cell table:style-name="ce83" table:formula="of:=[.$E13]/[.AT$4]" office:value-type="float" office:value="6716.09756097561" calcext:value-type="float">
            <text:p/>
          </table:table-cell>
          <table:table-cell table:style-name="ce83" table:formula="of:=[.$E13]/[.AU$4]" office:value-type="float" office:value="6556.19047619048" calcext:value-type="float">
            <text:p/>
          </table:table-cell>
          <table:table-cell table:style-name="ce83" table:formula="of:=[.$E13]/[.AV$4]" office:value-type="float" office:value="6403.72093023256" calcext:value-type="float">
            <text:p/>
          </table:table-cell>
          <table:table-cell table:style-name="ce83" table:formula="of:=[.$E13]/[.AW$4]" office:value-type="float" office:value="6258.18181818182" calcext:value-type="float">
            <text:p/>
          </table:table-cell>
          <table:table-cell table:style-name="ce83" table:formula="of:=[.$E13]/[.AX$4]" office:value-type="float" office:value="6119.11111111111" calcext:value-type="float">
            <text:p/>
          </table:table-cell>
          <table:table-cell table:style-name="ce83" table:formula="of:=[.$E13]/[.AY$4]" office:value-type="float" office:value="5986.08695652174" calcext:value-type="float">
            <text:p/>
          </table:table-cell>
          <table:table-cell table:style-name="ce83" table:formula="of:=[.$E13]/[.AZ$4]" office:value-type="float" office:value="5858.72340425532" calcext:value-type="float">
            <text:p/>
          </table:table-cell>
          <table:table-cell table:style-name="ce83" table:formula="of:=[.$E13]/[.BA$4]" office:value-type="float" office:value="5736.66666666667" calcext:value-type="float">
            <text:p/>
          </table:table-cell>
          <table:table-cell table:style-name="ce83" table:formula="of:=[.$E13]/[.BB$4]" office:value-type="float" office:value="5619.59183673469" calcext:value-type="float">
            <text:p/>
          </table:table-cell>
          <table:table-cell table:style-name="ce83" table:formula="of:=[.$E13]/[.BC$4]" office:value-type="float" office:value="5507.2" calcext:value-type="float">
            <text:p/>
          </table:table-cell>
          <table:table-cell table:style-name="ce83" table:formula="of:=[.$E13]/[.BD$4]" office:value-type="float" office:value="5399.21568627451" calcext:value-type="float">
            <text:p/>
          </table:table-cell>
          <table:table-cell table:style-name="ce83" table:formula="of:=[.$E13]/[.BE$4]" office:value-type="float" office:value="5295.38461538462" calcext:value-type="float">
            <text:p/>
          </table:table-cell>
          <table:table-cell table:style-name="ce83" table:formula="of:=[.$E13]/[.BF$4]" office:value-type="float" office:value="5195.47169811321" calcext:value-type="float">
            <text:p/>
          </table:table-cell>
          <table:table-cell table:style-name="ce83" table:formula="of:=[.$E13]/[.BG$4]" office:value-type="float" office:value="5099.25925925926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39]" office:value-type="float" office:value="10" calcext:value-type="float">
            <text:p/>
          </table:table-cell>
          <table:table-cell table:style-name="ce78" table:formula="of:=[$EU.B39]" office:value-type="string" office:string-value="Primavera EU." calcext:value-type="string">
            <text:p>Primavera EU.</text:p>
          </table:table-cell>
          <table:table-cell table:style-name="ce51" table:formula="of:=[$EU.C39]" office:value-type="float" office:value="206523.442" calcext:value-type="float">
            <text:p/>
          </table:table-cell>
          <table:table-cell table:style-name="ce83" table:formula="of:=[.$E14]/[.F$4]" office:value-type="float" office:value="206523.442" calcext:value-type="float">
            <text:p/>
          </table:table-cell>
          <table:table-cell table:style-name="ce83" table:formula="of:=[.$E14]/[.G$4]" office:value-type="float" office:value="103261.721" calcext:value-type="float">
            <text:p/>
          </table:table-cell>
          <table:table-cell table:style-name="ce83" table:formula="of:=[.$E14]/[.H$4]" office:value-type="float" office:value="68841.1473333333" calcext:value-type="float">
            <text:p/>
          </table:table-cell>
          <table:table-cell table:style-name="ce83" table:formula="of:=[.$E14]/[.I$4]" office:value-type="float" office:value="51630.8605" calcext:value-type="float">
            <text:p/>
          </table:table-cell>
          <table:table-cell table:style-name="ce83" table:formula="of:=[.$E14]/[.J$4]" office:value-type="float" office:value="41304.6884" calcext:value-type="float">
            <text:p/>
          </table:table-cell>
          <table:table-cell table:style-name="ce83" table:formula="of:=[.$E14]/[.K$4]" office:value-type="float" office:value="34420.5736666667" calcext:value-type="float">
            <text:p/>
          </table:table-cell>
          <table:table-cell table:style-name="ce83" table:formula="of:=[.$E14]/[.L$4]" office:value-type="float" office:value="29503.3488571429" calcext:value-type="float">
            <text:p/>
          </table:table-cell>
          <table:table-cell table:style-name="ce83" table:formula="of:=[.$E14]/[.M$4]" office:value-type="float" office:value="25815.43025" calcext:value-type="float">
            <text:p/>
          </table:table-cell>
          <table:table-cell table:style-name="ce83" table:formula="of:=[.$E14]/[.N$4]" office:value-type="float" office:value="22947.0491111111" calcext:value-type="float">
            <text:p/>
          </table:table-cell>
          <table:table-cell table:style-name="ce83" table:formula="of:=[.$E14]/[.O$4]" office:value-type="float" office:value="20652.3442" calcext:value-type="float">
            <text:p/>
          </table:table-cell>
          <table:table-cell table:style-name="ce83" table:formula="of:=[.$E14]/[.P$4]" office:value-type="float" office:value="18774.8583636364" calcext:value-type="float">
            <text:p/>
          </table:table-cell>
          <table:table-cell table:style-name="ce83" table:formula="of:=[.$E14]/[.Q$4]" office:value-type="float" office:value="17210.2868333333" calcext:value-type="float">
            <text:p/>
          </table:table-cell>
          <table:table-cell table:style-name="ce83" table:formula="of:=[.$E14]/[.R$4]" office:value-type="float" office:value="15886.4186153846" calcext:value-type="float">
            <text:p/>
          </table:table-cell>
          <table:table-cell table:style-name="ce83" table:formula="of:=[.$E14]/[.S$4]" office:value-type="float" office:value="14751.6744285714" calcext:value-type="float">
            <text:p/>
          </table:table-cell>
          <table:table-cell table:style-name="ce83" table:formula="of:=[.$E14]/[.T$4]" office:value-type="float" office:value="13768.2294666667" calcext:value-type="float">
            <text:p/>
          </table:table-cell>
          <table:table-cell table:style-name="ce83" table:formula="of:=[.$E14]/[.U$4]" office:value-type="float" office:value="12907.715125" calcext:value-type="float">
            <text:p/>
          </table:table-cell>
          <table:table-cell table:style-name="ce83" table:formula="of:=[.$E14]/[.V$4]" office:value-type="float" office:value="12148.4377647059" calcext:value-type="float">
            <text:p/>
          </table:table-cell>
          <table:table-cell table:style-name="ce83" table:formula="of:=[.$E14]/[.W$4]" office:value-type="float" office:value="11473.5245555556" calcext:value-type="float">
            <text:p/>
          </table:table-cell>
          <table:table-cell table:style-name="ce83" table:formula="of:=[.$E14]/[.X$4]" office:value-type="float" office:value="10869.6548421053" calcext:value-type="float">
            <text:p/>
          </table:table-cell>
          <table:table-cell table:style-name="ce83" table:formula="of:=[.$E14]/[.Y$4]" office:value-type="float" office:value="10326.1721" calcext:value-type="float">
            <text:p/>
          </table:table-cell>
          <table:table-cell table:style-name="ce83" table:formula="of:=[.$E14]/[.Z$4]" office:value-type="float" office:value="9834.44961904762" calcext:value-type="float">
            <text:p/>
          </table:table-cell>
          <table:table-cell table:style-name="ce83" table:formula="of:=[.$E14]/[.AA$4]" office:value-type="float" office:value="9387.42918181818" calcext:value-type="float">
            <text:p/>
          </table:table-cell>
          <table:table-cell table:style-name="ce83" table:formula="of:=[.$E14]/[.AB$4]" office:value-type="float" office:value="8979.28008695652" calcext:value-type="float">
            <text:p/>
          </table:table-cell>
          <table:table-cell table:style-name="ce83" table:formula="of:=[.$E14]/[.AC$4]" office:value-type="float" office:value="8605.14341666667" calcext:value-type="float">
            <text:p/>
          </table:table-cell>
          <table:table-cell table:style-name="ce83" table:formula="of:=[.$E14]/[.AD$4]" office:value-type="float" office:value="8260.93768" calcext:value-type="float">
            <text:p/>
          </table:table-cell>
          <table:table-cell table:style-name="ce83" table:formula="of:=[.$E14]/[.AE$4]" office:value-type="float" office:value="7943.20930769231" calcext:value-type="float">
            <text:p/>
          </table:table-cell>
          <table:table-cell table:style-name="ce83" table:formula="of:=[.$E14]/[.AF$4]" office:value-type="float" office:value="7649.01637037037" calcext:value-type="float">
            <text:p/>
          </table:table-cell>
          <table:table-cell table:style-name="ce83" table:formula="of:=[.$E14]/[.AG$4]" office:value-type="float" office:value="7375.83721428571" calcext:value-type="float">
            <text:p/>
          </table:table-cell>
          <table:table-cell table:style-name="ce83" table:formula="of:=[.$E14]/[.AH$4]" office:value-type="float" office:value="7121.498" calcext:value-type="float">
            <text:p/>
          </table:table-cell>
          <table:table-cell table:style-name="ce83" table:formula="of:=[.$E14]/[.AI$4]" office:value-type="float" office:value="6884.11473333333" calcext:value-type="float">
            <text:p/>
          </table:table-cell>
          <table:table-cell table:style-name="ce83" table:formula="of:=[.$E14]/[.AJ$4]" office:value-type="float" office:value="6662.04651612903" calcext:value-type="float">
            <text:p/>
          </table:table-cell>
          <table:table-cell table:style-name="ce83" table:formula="of:=[.$E14]/[.AK$4]" office:value-type="float" office:value="6453.8575625" calcext:value-type="float">
            <text:p/>
          </table:table-cell>
          <table:table-cell table:style-name="ce83" table:formula="of:=[.$E14]/[.AL$4]" office:value-type="float" office:value="6258.28612121212" calcext:value-type="float">
            <text:p/>
          </table:table-cell>
          <table:table-cell table:style-name="ce83" table:formula="of:=[.$E14]/[.AM$4]" office:value-type="float" office:value="6074.21888235294" calcext:value-type="float">
            <text:p/>
          </table:table-cell>
          <table:table-cell table:style-name="ce83" table:formula="of:=[.$E14]/[.AN$4]" office:value-type="float" office:value="5900.66977142857" calcext:value-type="float">
            <text:p/>
          </table:table-cell>
          <table:table-cell table:style-name="ce83" table:formula="of:=[.$E14]/[.AO$4]" office:value-type="float" office:value="5736.76227777778" calcext:value-type="float">
            <text:p/>
          </table:table-cell>
          <table:table-cell table:style-name="ce83" table:formula="of:=[.$E14]/[.AP$4]" office:value-type="float" office:value="5581.71464864865" calcext:value-type="float">
            <text:p/>
          </table:table-cell>
          <table:table-cell table:style-name="ce83" table:formula="of:=[.$E14]/[.AQ$4]" office:value-type="float" office:value="5434.82742105263" calcext:value-type="float">
            <text:p/>
          </table:table-cell>
          <table:table-cell table:style-name="ce83" table:formula="of:=[.$E14]/[.AR$4]" office:value-type="float" office:value="5295.47287179487" calcext:value-type="float">
            <text:p/>
          </table:table-cell>
          <table:table-cell table:style-name="ce83" table:formula="of:=[.$E14]/[.AS$4]" office:value-type="float" office:value="5163.08605" calcext:value-type="float">
            <text:p/>
          </table:table-cell>
          <table:table-cell table:style-name="ce83" table:formula="of:=[.$E14]/[.AT$4]" office:value-type="float" office:value="5037.15712195122" calcext:value-type="float">
            <text:p/>
          </table:table-cell>
          <table:table-cell table:style-name="ce83" table:formula="of:=[.$E14]/[.AU$4]" office:value-type="float" office:value="4917.22480952381" calcext:value-type="float">
            <text:p/>
          </table:table-cell>
          <table:table-cell table:style-name="ce83" table:formula="of:=[.$E14]/[.AV$4]" office:value-type="float" office:value="4802.87074418605" calcext:value-type="float">
            <text:p/>
          </table:table-cell>
          <table:table-cell table:style-name="ce83" table:formula="of:=[.$E14]/[.AW$4]" office:value-type="float" office:value="4693.71459090909" calcext:value-type="float">
            <text:p/>
          </table:table-cell>
          <table:table-cell table:style-name="ce83" table:formula="of:=[.$E14]/[.AX$4]" office:value-type="float" office:value="4589.40982222222" calcext:value-type="float">
            <text:p/>
          </table:table-cell>
          <table:table-cell table:style-name="ce83" table:formula="of:=[.$E14]/[.AY$4]" office:value-type="float" office:value="4489.64004347826" calcext:value-type="float">
            <text:p/>
          </table:table-cell>
          <table:table-cell table:style-name="ce83" table:formula="of:=[.$E14]/[.AZ$4]" office:value-type="float" office:value="4394.11578723404" calcext:value-type="float">
            <text:p/>
          </table:table-cell>
          <table:table-cell table:style-name="ce83" table:formula="of:=[.$E14]/[.BA$4]" office:value-type="float" office:value="4302.57170833333" calcext:value-type="float">
            <text:p/>
          </table:table-cell>
          <table:table-cell table:style-name="ce83" table:formula="of:=[.$E14]/[.BB$4]" office:value-type="float" office:value="4214.76412244898" calcext:value-type="float">
            <text:p/>
          </table:table-cell>
          <table:table-cell table:style-name="ce83" table:formula="of:=[.$E14]/[.BC$4]" office:value-type="float" office:value="4130.46884" calcext:value-type="float">
            <text:p/>
          </table:table-cell>
          <table:table-cell table:style-name="ce83" table:formula="of:=[.$E14]/[.BD$4]" office:value-type="float" office:value="4049.47925490196" calcext:value-type="float">
            <text:p/>
          </table:table-cell>
          <table:table-cell table:style-name="ce83" table:formula="of:=[.$E14]/[.BE$4]" office:value-type="float" office:value="3971.60465384615" calcext:value-type="float">
            <text:p/>
          </table:table-cell>
          <table:table-cell table:style-name="ce83" table:formula="of:=[.$E14]/[.BF$4]" office:value-type="float" office:value="3896.66871698113" calcext:value-type="float">
            <text:p/>
          </table:table-cell>
          <table:table-cell table:style-name="ce83" table:formula="of:=[.$E14]/[.BG$4]" office:value-type="float" office:value="3824.50818518519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3" table:formula="of:=[$EU.A40]" office:value-type="float" office:value="11" calcext:value-type="float">
            <text:p/>
          </table:table-cell>
          <table:table-cell table:style-name="ce78" table:formula="of:=[$EU.B40]" office:value-type="string" office:string-value="C's" calcext:value-type="string">
            <text:p>C's</text:p>
          </table:table-cell>
          <table:table-cell table:style-name="ce51" table:formula="of:=[$EU.C40]" office:value-type="float" office:value="206520" calcext:value-type="float">
            <text:p/>
          </table:table-cell>
          <table:table-cell table:style-name="ce83" table:formula="of:=[.$E15]/[.F$4]" office:value-type="float" office:value="206520" calcext:value-type="float">
            <text:p/>
          </table:table-cell>
          <table:table-cell table:style-name="ce83" table:formula="of:=[.$E15]/[.G$4]" office:value-type="float" office:value="103260" calcext:value-type="float">
            <text:p/>
          </table:table-cell>
          <table:table-cell table:style-name="ce83" table:formula="of:=[.$E15]/[.H$4]" office:value-type="float" office:value="68840" calcext:value-type="float">
            <text:p/>
          </table:table-cell>
          <table:table-cell table:style-name="ce83" table:formula="of:=[.$E15]/[.I$4]" office:value-type="float" office:value="51630" calcext:value-type="float">
            <text:p/>
          </table:table-cell>
          <table:table-cell table:style-name="ce83" table:formula="of:=[.$E15]/[.J$4]" office:value-type="float" office:value="41304" calcext:value-type="float">
            <text:p/>
          </table:table-cell>
          <table:table-cell table:style-name="ce83" table:formula="of:=[.$E15]/[.K$4]" office:value-type="float" office:value="34420" calcext:value-type="float">
            <text:p/>
          </table:table-cell>
          <table:table-cell table:style-name="ce83" table:formula="of:=[.$E15]/[.L$4]" office:value-type="float" office:value="29502.8571428571" calcext:value-type="float">
            <text:p/>
          </table:table-cell>
          <table:table-cell table:style-name="ce83" table:formula="of:=[.$E15]/[.M$4]" office:value-type="float" office:value="25815" calcext:value-type="float">
            <text:p/>
          </table:table-cell>
          <table:table-cell table:style-name="ce83" table:formula="of:=[.$E15]/[.N$4]" office:value-type="float" office:value="22946.6666666667" calcext:value-type="float">
            <text:p/>
          </table:table-cell>
          <table:table-cell table:style-name="ce83" table:formula="of:=[.$E15]/[.O$4]" office:value-type="float" office:value="20652" calcext:value-type="float">
            <text:p/>
          </table:table-cell>
          <table:table-cell table:style-name="ce83" table:formula="of:=[.$E15]/[.P$4]" office:value-type="float" office:value="18774.5454545455" calcext:value-type="float">
            <text:p/>
          </table:table-cell>
          <table:table-cell table:style-name="ce83" table:formula="of:=[.$E15]/[.Q$4]" office:value-type="float" office:value="17210" calcext:value-type="float">
            <text:p/>
          </table:table-cell>
          <table:table-cell table:style-name="ce83" table:formula="of:=[.$E15]/[.R$4]" office:value-type="float" office:value="15886.1538461538" calcext:value-type="float">
            <text:p/>
          </table:table-cell>
          <table:table-cell table:style-name="ce83" table:formula="of:=[.$E15]/[.S$4]" office:value-type="float" office:value="14751.4285714286" calcext:value-type="float">
            <text:p/>
          </table:table-cell>
          <table:table-cell table:style-name="ce83" table:formula="of:=[.$E15]/[.T$4]" office:value-type="float" office:value="13768" calcext:value-type="float">
            <text:p/>
          </table:table-cell>
          <table:table-cell table:style-name="ce83" table:formula="of:=[.$E15]/[.U$4]" office:value-type="float" office:value="12907.5" calcext:value-type="float">
            <text:p/>
          </table:table-cell>
          <table:table-cell table:style-name="ce83" table:formula="of:=[.$E15]/[.V$4]" office:value-type="float" office:value="12148.2352941176" calcext:value-type="float">
            <text:p/>
          </table:table-cell>
          <table:table-cell table:style-name="ce83" table:formula="of:=[.$E15]/[.W$4]" office:value-type="float" office:value="11473.3333333333" calcext:value-type="float">
            <text:p/>
          </table:table-cell>
          <table:table-cell table:style-name="ce83" table:formula="of:=[.$E15]/[.X$4]" office:value-type="float" office:value="10869.4736842105" calcext:value-type="float">
            <text:p/>
          </table:table-cell>
          <table:table-cell table:style-name="ce83" table:formula="of:=[.$E15]/[.Y$4]" office:value-type="float" office:value="10326" calcext:value-type="float">
            <text:p/>
          </table:table-cell>
          <table:table-cell table:style-name="ce83" table:formula="of:=[.$E15]/[.Z$4]" office:value-type="float" office:value="9834.28571428571" calcext:value-type="float">
            <text:p/>
          </table:table-cell>
          <table:table-cell table:style-name="ce83" table:formula="of:=[.$E15]/[.AA$4]" office:value-type="float" office:value="9387.27272727273" calcext:value-type="float">
            <text:p/>
          </table:table-cell>
          <table:table-cell table:style-name="ce83" table:formula="of:=[.$E15]/[.AB$4]" office:value-type="float" office:value="8979.13043478261" calcext:value-type="float">
            <text:p/>
          </table:table-cell>
          <table:table-cell table:style-name="ce83" table:formula="of:=[.$E15]/[.AC$4]" office:value-type="float" office:value="8605" calcext:value-type="float">
            <text:p/>
          </table:table-cell>
          <table:table-cell table:style-name="ce83" table:formula="of:=[.$E15]/[.AD$4]" office:value-type="float" office:value="8260.8" calcext:value-type="float">
            <text:p/>
          </table:table-cell>
          <table:table-cell table:style-name="ce83" table:formula="of:=[.$E15]/[.AE$4]" office:value-type="float" office:value="7943.07692307692" calcext:value-type="float">
            <text:p/>
          </table:table-cell>
          <table:table-cell table:style-name="ce83" table:formula="of:=[.$E15]/[.AF$4]" office:value-type="float" office:value="7648.88888888889" calcext:value-type="float">
            <text:p/>
          </table:table-cell>
          <table:table-cell table:style-name="ce83" table:formula="of:=[.$E15]/[.AG$4]" office:value-type="float" office:value="7375.71428571429" calcext:value-type="float">
            <text:p/>
          </table:table-cell>
          <table:table-cell table:style-name="ce83" table:formula="of:=[.$E15]/[.AH$4]" office:value-type="float" office:value="7121.37931034483" calcext:value-type="float">
            <text:p/>
          </table:table-cell>
          <table:table-cell table:style-name="ce83" table:formula="of:=[.$E15]/[.AI$4]" office:value-type="float" office:value="6884" calcext:value-type="float">
            <text:p/>
          </table:table-cell>
          <table:table-cell table:style-name="ce83" table:formula="of:=[.$E15]/[.AJ$4]" office:value-type="float" office:value="6661.93548387097" calcext:value-type="float">
            <text:p/>
          </table:table-cell>
          <table:table-cell table:style-name="ce83" table:formula="of:=[.$E15]/[.AK$4]" office:value-type="float" office:value="6453.75" calcext:value-type="float">
            <text:p/>
          </table:table-cell>
          <table:table-cell table:style-name="ce83" table:formula="of:=[.$E15]/[.AL$4]" office:value-type="float" office:value="6258.18181818182" calcext:value-type="float">
            <text:p/>
          </table:table-cell>
          <table:table-cell table:style-name="ce83" table:formula="of:=[.$E15]/[.AM$4]" office:value-type="float" office:value="6074.11764705882" calcext:value-type="float">
            <text:p/>
          </table:table-cell>
          <table:table-cell table:style-name="ce83" table:formula="of:=[.$E15]/[.AN$4]" office:value-type="float" office:value="5900.57142857143" calcext:value-type="float">
            <text:p/>
          </table:table-cell>
          <table:table-cell table:style-name="ce83" table:formula="of:=[.$E15]/[.AO$4]" office:value-type="float" office:value="5736.66666666667" calcext:value-type="float">
            <text:p/>
          </table:table-cell>
          <table:table-cell table:style-name="ce83" table:formula="of:=[.$E15]/[.AP$4]" office:value-type="float" office:value="5581.62162162162" calcext:value-type="float">
            <text:p/>
          </table:table-cell>
          <table:table-cell table:style-name="ce83" table:formula="of:=[.$E15]/[.AQ$4]" office:value-type="float" office:value="5434.73684210526" calcext:value-type="float">
            <text:p/>
          </table:table-cell>
          <table:table-cell table:style-name="ce83" table:formula="of:=[.$E15]/[.AR$4]" office:value-type="float" office:value="5295.38461538462" calcext:value-type="float">
            <text:p/>
          </table:table-cell>
          <table:table-cell table:style-name="ce83" table:formula="of:=[.$E15]/[.AS$4]" office:value-type="float" office:value="5163" calcext:value-type="float">
            <text:p/>
          </table:table-cell>
          <table:table-cell table:style-name="ce83" table:formula="of:=[.$E15]/[.AT$4]" office:value-type="float" office:value="5037.07317073171" calcext:value-type="float">
            <text:p/>
          </table:table-cell>
          <table:table-cell table:style-name="ce83" table:formula="of:=[.$E15]/[.AU$4]" office:value-type="float" office:value="4917.14285714286" calcext:value-type="float">
            <text:p/>
          </table:table-cell>
          <table:table-cell table:style-name="ce83" table:formula="of:=[.$E15]/[.AV$4]" office:value-type="float" office:value="4802.79069767442" calcext:value-type="float">
            <text:p/>
          </table:table-cell>
          <table:table-cell table:style-name="ce83" table:formula="of:=[.$E15]/[.AW$4]" office:value-type="float" office:value="4693.63636363636" calcext:value-type="float">
            <text:p/>
          </table:table-cell>
          <table:table-cell table:style-name="ce83" table:formula="of:=[.$E15]/[.AX$4]" office:value-type="float" office:value="4589.33333333333" calcext:value-type="float">
            <text:p/>
          </table:table-cell>
          <table:table-cell table:style-name="ce83" table:formula="of:=[.$E15]/[.AY$4]" office:value-type="float" office:value="4489.5652173913" calcext:value-type="float">
            <text:p/>
          </table:table-cell>
          <table:table-cell table:style-name="ce83" table:formula="of:=[.$E15]/[.AZ$4]" office:value-type="float" office:value="4394.04255319149" calcext:value-type="float">
            <text:p/>
          </table:table-cell>
          <table:table-cell table:style-name="ce83" table:formula="of:=[.$E15]/[.BA$4]" office:value-type="float" office:value="4302.5" calcext:value-type="float">
            <text:p/>
          </table:table-cell>
          <table:table-cell table:style-name="ce83" table:formula="of:=[.$E15]/[.BB$4]" office:value-type="float" office:value="4214.69387755102" calcext:value-type="float">
            <text:p/>
          </table:table-cell>
          <table:table-cell table:style-name="ce83" table:formula="of:=[.$E15]/[.BC$4]" office:value-type="float" office:value="4130.4" calcext:value-type="float">
            <text:p/>
          </table:table-cell>
          <table:table-cell table:style-name="ce83" table:formula="of:=[.$E15]/[.BD$4]" office:value-type="float" office:value="4049.41176470588" calcext:value-type="float">
            <text:p/>
          </table:table-cell>
          <table:table-cell table:style-name="ce83" table:formula="of:=[.$E15]/[.BE$4]" office:value-type="float" office:value="3971.53846153846" calcext:value-type="float">
            <text:p/>
          </table:table-cell>
          <table:table-cell table:style-name="ce83" table:formula="of:=[.$E15]/[.BF$4]" office:value-type="float" office:value="3896.60377358491" calcext:value-type="float">
            <text:p/>
          </table:table-cell>
          <table:table-cell table:style-name="ce83" table:formula="of:=[.$E15]/[.BG$4]" office:value-type="float" office:value="3824.44444444444" calcext:value-type="float">
            <text:p/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44" table:formula="of:=[$EU.A41]" office:value-type="float" office:value="12" calcext:value-type="float">
            <text:p/>
          </table:table-cell>
          <table:table-cell table:style-name="ce79" table:formula="of:=[$EU.B41]" office:value-type="string" office:string-value="Vox" calcext:value-type="string">
            <text:p>Vox</text:p>
          </table:table-cell>
          <table:table-cell table:style-name="ce52" table:formula="of:=[$EU.C41]" office:value-type="float" office:value="103260" calcext:value-type="float">
            <text:p/>
          </table:table-cell>
          <table:table-cell table:style-name="ce83" table:formula="of:=[.$E16]/[.F$4]" office:value-type="float" office:value="103260" calcext:value-type="float">
            <text:p/>
          </table:table-cell>
          <table:table-cell table:style-name="ce83" table:formula="of:=[.$E16]/[.G$4]" office:value-type="float" office:value="51630" calcext:value-type="float">
            <text:p/>
          </table:table-cell>
          <table:table-cell table:style-name="ce83" table:formula="of:=[.$E16]/[.H$4]" office:value-type="float" office:value="34420" calcext:value-type="float">
            <text:p/>
          </table:table-cell>
          <table:table-cell table:style-name="ce83" table:formula="of:=[.$E16]/[.I$4]" office:value-type="float" office:value="25815" calcext:value-type="float">
            <text:p/>
          </table:table-cell>
          <table:table-cell table:style-name="ce83" table:formula="of:=[.$E16]/[.J$4]" office:value-type="float" office:value="20652" calcext:value-type="float">
            <text:p/>
          </table:table-cell>
          <table:table-cell table:style-name="ce83" table:formula="of:=[.$E16]/[.K$4]" office:value-type="float" office:value="17210" calcext:value-type="float">
            <text:p/>
          </table:table-cell>
          <table:table-cell table:style-name="ce83" table:formula="of:=[.$E16]/[.L$4]" office:value-type="float" office:value="14751.4285714286" calcext:value-type="float">
            <text:p/>
          </table:table-cell>
          <table:table-cell table:style-name="ce83" table:formula="of:=[.$E16]/[.M$4]" office:value-type="float" office:value="12907.5" calcext:value-type="float">
            <text:p/>
          </table:table-cell>
          <table:table-cell table:style-name="ce83" table:formula="of:=[.$E16]/[.N$4]" office:value-type="float" office:value="11473.3333333333" calcext:value-type="float">
            <text:p/>
          </table:table-cell>
          <table:table-cell table:style-name="ce83" table:formula="of:=[.$E16]/[.O$4]" office:value-type="float" office:value="10326" calcext:value-type="float">
            <text:p/>
          </table:table-cell>
          <table:table-cell table:style-name="ce83" table:formula="of:=[.$E16]/[.P$4]" office:value-type="float" office:value="9387.27272727273" calcext:value-type="float">
            <text:p/>
          </table:table-cell>
          <table:table-cell table:style-name="ce83" table:formula="of:=[.$E16]/[.Q$4]" office:value-type="float" office:value="8605" calcext:value-type="float">
            <text:p/>
          </table:table-cell>
          <table:table-cell table:style-name="ce83" table:formula="of:=[.$E16]/[.R$4]" office:value-type="float" office:value="7943.07692307692" calcext:value-type="float">
            <text:p/>
          </table:table-cell>
          <table:table-cell table:style-name="ce83" table:formula="of:=[.$E16]/[.S$4]" office:value-type="float" office:value="7375.71428571429" calcext:value-type="float">
            <text:p/>
          </table:table-cell>
          <table:table-cell table:style-name="ce83" table:formula="of:=[.$E16]/[.T$4]" office:value-type="float" office:value="6884" calcext:value-type="float">
            <text:p/>
          </table:table-cell>
          <table:table-cell table:style-name="ce83" table:formula="of:=[.$E16]/[.U$4]" office:value-type="float" office:value="6453.75" calcext:value-type="float">
            <text:p/>
          </table:table-cell>
          <table:table-cell table:style-name="ce83" table:formula="of:=[.$E16]/[.V$4]" office:value-type="float" office:value="6074.11764705882" calcext:value-type="float">
            <text:p/>
          </table:table-cell>
          <table:table-cell table:style-name="ce83" table:formula="of:=[.$E16]/[.W$4]" office:value-type="float" office:value="5736.66666666667" calcext:value-type="float">
            <text:p/>
          </table:table-cell>
          <table:table-cell table:style-name="ce83" table:formula="of:=[.$E16]/[.X$4]" office:value-type="float" office:value="5434.73684210526" calcext:value-type="float">
            <text:p/>
          </table:table-cell>
          <table:table-cell table:style-name="ce83" table:formula="of:=[.$E16]/[.Y$4]" office:value-type="float" office:value="5163" calcext:value-type="float">
            <text:p/>
          </table:table-cell>
          <table:table-cell table:style-name="ce83" table:formula="of:=[.$E16]/[.Z$4]" office:value-type="float" office:value="4917.14285714286" calcext:value-type="float">
            <text:p/>
          </table:table-cell>
          <table:table-cell table:style-name="ce83" table:formula="of:=[.$E16]/[.AA$4]" office:value-type="float" office:value="4693.63636363636" calcext:value-type="float">
            <text:p/>
          </table:table-cell>
          <table:table-cell table:style-name="ce83" table:formula="of:=[.$E16]/[.AB$4]" office:value-type="float" office:value="4489.5652173913" calcext:value-type="float">
            <text:p/>
          </table:table-cell>
          <table:table-cell table:style-name="ce83" table:formula="of:=[.$E16]/[.AC$4]" office:value-type="float" office:value="4302.5" calcext:value-type="float">
            <text:p/>
          </table:table-cell>
          <table:table-cell table:style-name="ce83" table:formula="of:=[.$E16]/[.AD$4]" office:value-type="float" office:value="4130.4" calcext:value-type="float">
            <text:p/>
          </table:table-cell>
          <table:table-cell table:style-name="ce83" table:formula="of:=[.$E16]/[.AE$4]" office:value-type="float" office:value="3971.53846153846" calcext:value-type="float">
            <text:p/>
          </table:table-cell>
          <table:table-cell table:style-name="ce83" table:formula="of:=[.$E16]/[.AF$4]" office:value-type="float" office:value="3824.44444444444" calcext:value-type="float">
            <text:p/>
          </table:table-cell>
          <table:table-cell table:style-name="ce83" table:formula="of:=[.$E16]/[.AG$4]" office:value-type="float" office:value="3687.85714285714" calcext:value-type="float">
            <text:p/>
          </table:table-cell>
          <table:table-cell table:style-name="ce83" table:formula="of:=[.$E16]/[.AH$4]" office:value-type="float" office:value="3560.68965517241" calcext:value-type="float">
            <text:p/>
          </table:table-cell>
          <table:table-cell table:style-name="ce83" table:formula="of:=[.$E16]/[.AI$4]" office:value-type="float" office:value="3442" calcext:value-type="float">
            <text:p/>
          </table:table-cell>
          <table:table-cell table:style-name="ce83" table:formula="of:=[.$E16]/[.AJ$4]" office:value-type="float" office:value="3330.96774193548" calcext:value-type="float">
            <text:p/>
          </table:table-cell>
          <table:table-cell table:style-name="ce83" table:formula="of:=[.$E16]/[.AK$4]" office:value-type="float" office:value="3226.875" calcext:value-type="float">
            <text:p/>
          </table:table-cell>
          <table:table-cell table:style-name="ce83" table:formula="of:=[.$E16]/[.AL$4]" office:value-type="float" office:value="3129.09090909091" calcext:value-type="float">
            <text:p/>
          </table:table-cell>
          <table:table-cell table:style-name="ce83" table:formula="of:=[.$E16]/[.AM$4]" office:value-type="float" office:value="3037.05882352941" calcext:value-type="float">
            <text:p/>
          </table:table-cell>
          <table:table-cell table:style-name="ce83" table:formula="of:=[.$E16]/[.AN$4]" office:value-type="float" office:value="2950.28571428571" calcext:value-type="float">
            <text:p/>
          </table:table-cell>
          <table:table-cell table:style-name="ce83" table:formula="of:=[.$E16]/[.AO$4]" office:value-type="float" office:value="2868.33333333333" calcext:value-type="float">
            <text:p/>
          </table:table-cell>
          <table:table-cell table:style-name="ce83" table:formula="of:=[.$E16]/[.AP$4]" office:value-type="float" office:value="2790.81081081081" calcext:value-type="float">
            <text:p/>
          </table:table-cell>
          <table:table-cell table:style-name="ce83" table:formula="of:=[.$E16]/[.AQ$4]" office:value-type="float" office:value="2717.36842105263" calcext:value-type="float">
            <text:p/>
          </table:table-cell>
          <table:table-cell table:style-name="ce83" table:formula="of:=[.$E16]/[.AR$4]" office:value-type="float" office:value="2647.69230769231" calcext:value-type="float">
            <text:p/>
          </table:table-cell>
          <table:table-cell table:style-name="ce83" table:formula="of:=[.$E16]/[.AS$4]" office:value-type="float" office:value="2581.5" calcext:value-type="float">
            <text:p/>
          </table:table-cell>
          <table:table-cell table:style-name="ce83" table:formula="of:=[.$E16]/[.AT$4]" office:value-type="float" office:value="2518.53658536585" calcext:value-type="float">
            <text:p/>
          </table:table-cell>
          <table:table-cell table:style-name="ce83" table:formula="of:=[.$E16]/[.AU$4]" office:value-type="float" office:value="2458.57142857143" calcext:value-type="float">
            <text:p/>
          </table:table-cell>
          <table:table-cell table:style-name="ce83" table:formula="of:=[.$E16]/[.AV$4]" office:value-type="float" office:value="2401.39534883721" calcext:value-type="float">
            <text:p/>
          </table:table-cell>
          <table:table-cell table:style-name="ce83" table:formula="of:=[.$E16]/[.AW$4]" office:value-type="float" office:value="2346.81818181818" calcext:value-type="float">
            <text:p/>
          </table:table-cell>
          <table:table-cell table:style-name="ce83" table:formula="of:=[.$E16]/[.AX$4]" office:value-type="float" office:value="2294.66666666667" calcext:value-type="float">
            <text:p/>
          </table:table-cell>
          <table:table-cell table:style-name="ce83" table:formula="of:=[.$E16]/[.AY$4]" office:value-type="float" office:value="2244.78260869565" calcext:value-type="float">
            <text:p/>
          </table:table-cell>
          <table:table-cell table:style-name="ce83" table:formula="of:=[.$E16]/[.AZ$4]" office:value-type="float" office:value="2197.02127659574" calcext:value-type="float">
            <text:p/>
          </table:table-cell>
          <table:table-cell table:style-name="ce83" table:formula="of:=[.$E16]/[.BA$4]" office:value-type="float" office:value="2151.25" calcext:value-type="float">
            <text:p/>
          </table:table-cell>
          <table:table-cell table:style-name="ce83" table:formula="of:=[.$E16]/[.BB$4]" office:value-type="float" office:value="2107.34693877551" calcext:value-type="float">
            <text:p/>
          </table:table-cell>
          <table:table-cell table:style-name="ce83" table:formula="of:=[.$E16]/[.BC$4]" office:value-type="float" office:value="2065.2" calcext:value-type="float">
            <text:p/>
          </table:table-cell>
          <table:table-cell table:style-name="ce83" table:formula="of:=[.$E16]/[.BD$4]" office:value-type="float" office:value="2024.70588235294" calcext:value-type="float">
            <text:p/>
          </table:table-cell>
          <table:table-cell table:style-name="ce83" table:formula="of:=[.$E16]/[.BE$4]" office:value-type="float" office:value="1985.76923076923" calcext:value-type="float">
            <text:p/>
          </table:table-cell>
          <table:table-cell table:style-name="ce83" table:formula="of:=[.$E16]/[.BF$4]" office:value-type="float" office:value="1948.30188679245" calcext:value-type="float">
            <text:p/>
          </table:table-cell>
          <table:table-cell table:style-name="ce83" table:formula="of:=[.$E16]/[.BG$4]" office:value-type="float" office:value="1912.22222222222" calcext:value-type="float">
            <text:p/>
          </table:table-cell>
          <table:table-cell table:number-columns-repeated="965"/>
        </table:table-row>
        <table:table-row table:style-name="ro7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yores: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Diff (debug)</text:p>
          </table:table-cell>
          <table:table-cell table:style-name="ce80" office:value-type="string" calcext:value-type="string">
            <text:p>IND. PARTIDO</text:p>
          </table:table-cell>
          <table:table-cell office:value-type="string" calcext:value-type="string">
            <text:p>Debería =1</text:p>
          </table:table-cell>
          <table:table-cell office:value-type="string" calcext:value-type="string" table:number-columns-spanned="4" table:number-rows-spanned="1">
            <text:p>Índice del partido que se lleva el escaño</text:p>
          </table:table-cell>
          <table:covered-table-cell table:number-columns-repeated="3"/>
          <table:table-cell table:number-columns-repeated="1015"/>
        </table:table-row>
        <table:table-row table:style-name="ro7">
          <table:table-cell table:style-name="Default" office:value-type="float" office:value="1" calcext:value-type="float">
            <text:p>1</text:p>
          </table:table-cell>
          <table:table-cell table:formula="of:=LARGE([.$F$5:.$BG$16];[.A20])" office:value-type="float" office:value="4887640" calcext:value-type="float">
            <text:p/>
          </table:table-cell>
          <table:table-cell table:formula="of:=[.B20]-[.B21]" office:value-type="float" office:value="34420.0000000009" calcext:value-type="float">
            <text:p/>
          </table:table-cell>
          <table:table-cell table:style-name="ce81" table:number-matrix-columns-spanned="1" table:number-matrix-rows-spanned="1" table:formula="of:=INDEX([.F20:.BG20];MATCH(1;IF(NOT(ISNA([.F20:.BG20]));1;0);0))" office:value-type="float" office:value="1" calcext:value-type="float">
            <text:p/>
          </table:table-cell>
          <table:table-cell table:formula="of:=COUNT(IF(ISNUMBER([.F20:.BG20]);[.F20:.BG20]))" office:value-type="float" office:value="1" calcext:value-type="float">
            <text:p/>
          </table:table-cell>
          <table:table-cell table:formula="of:=MATCH([.$B20];[.F$5:.F$16];0)" office:value-type="float" office:value="1" calcext:value-type="float">
            <text:p/>
          </table:table-cell>
          <table:table-cell table:formula="of:=MATCH([.$B20];[.G$5:.G$16];0)" office:value-type="string" office:string-value="" calcext:value-type="error">
            <text:p/>
          </table:table-cell>
          <table:table-cell table:formula="of:=MATCH([.$B20];[.H$5:.H$16];0)" office:value-type="string" office:string-value="" calcext:value-type="error">
            <text:p/>
          </table:table-cell>
          <table:table-cell table:formula="of:=MATCH([.$B20];[.I$5:.I$16];0)" office:value-type="string" office:string-value="" calcext:value-type="error">
            <text:p/>
          </table:table-cell>
          <table:table-cell table:formula="of:=MATCH([.$B20];[.J$5:.J$16];0)" office:value-type="string" office:string-value="" calcext:value-type="error">
            <text:p/>
          </table:table-cell>
          <table:table-cell table:formula="of:=MATCH([.$B20];[.K$5:.K$16];0)" office:value-type="string" office:string-value="" calcext:value-type="error">
            <text:p/>
          </table:table-cell>
          <table:table-cell table:formula="of:=MATCH([.$B20];[.L$5:.L$16];0)" office:value-type="string" office:string-value="" calcext:value-type="error">
            <text:p/>
          </table:table-cell>
          <table:table-cell table:formula="of:=MATCH([.$B20];[.M$5:.M$16];0)" office:value-type="string" office:string-value="" calcext:value-type="error">
            <text:p/>
          </table:table-cell>
          <table:table-cell table:formula="of:=MATCH([.$B20];[.N$5:.N$16];0)" office:value-type="string" office:string-value="" calcext:value-type="error">
            <text:p/>
          </table:table-cell>
          <table:table-cell table:formula="of:=MATCH([.$B20];[.O$5:.O$16];0)" office:value-type="string" office:string-value="" calcext:value-type="error">
            <text:p/>
          </table:table-cell>
          <table:table-cell table:formula="of:=MATCH([.$B20];[.P$5:.P$16];0)" office:value-type="string" office:string-value="" calcext:value-type="error">
            <text:p/>
          </table:table-cell>
          <table:table-cell table:formula="of:=MATCH([.$B20];[.Q$5:.Q$16];0)" office:value-type="string" office:string-value="" calcext:value-type="error">
            <text:p/>
          </table:table-cell>
          <table:table-cell table:formula="of:=MATCH([.$B20];[.R$5:.R$16];0)" office:value-type="string" office:string-value="" calcext:value-type="error">
            <text:p/>
          </table:table-cell>
          <table:table-cell table:formula="of:=MATCH([.$B20];[.S$5:.S$16];0)" office:value-type="string" office:string-value="" calcext:value-type="error">
            <text:p/>
          </table:table-cell>
          <table:table-cell table:formula="of:=MATCH([.$B20];[.T$5:.T$16];0)" office:value-type="string" office:string-value="" calcext:value-type="error">
            <text:p/>
          </table:table-cell>
          <table:table-cell table:formula="of:=MATCH([.$B20];[.U$5:.U$16];0)" office:value-type="string" office:string-value="" calcext:value-type="error">
            <text:p/>
          </table:table-cell>
          <table:table-cell table:formula="of:=MATCH([.$B20];[.V$5:.V$16];0)" office:value-type="string" office:string-value="" calcext:value-type="error">
            <text:p/>
          </table:table-cell>
          <table:table-cell table:formula="of:=MATCH([.$B20];[.W$5:.W$16];0)" office:value-type="string" office:string-value="" calcext:value-type="error">
            <text:p/>
          </table:table-cell>
          <table:table-cell table:formula="of:=MATCH([.$B20];[.X$5:.X$16];0)" office:value-type="string" office:string-value="" calcext:value-type="error">
            <text:p/>
          </table:table-cell>
          <table:table-cell table:formula="of:=MATCH([.$B20];[.Y$5:.Y$16];0)" office:value-type="string" office:string-value="" calcext:value-type="error">
            <text:p/>
          </table:table-cell>
          <table:table-cell table:formula="of:=MATCH([.$B20];[.Z$5:.Z$16];0)" office:value-type="string" office:string-value="" calcext:value-type="error">
            <text:p/>
          </table:table-cell>
          <table:table-cell table:formula="of:=MATCH([.$B20];[.AA$5:.AA$16];0)" office:value-type="string" office:string-value="" calcext:value-type="error">
            <text:p/>
          </table:table-cell>
          <table:table-cell table:formula="of:=MATCH([.$B20];[.AB$5:.AB$16];0)" office:value-type="string" office:string-value="" calcext:value-type="error">
            <text:p/>
          </table:table-cell>
          <table:table-cell table:formula="of:=MATCH([.$B20];[.AC$5:.AC$16];0)" office:value-type="string" office:string-value="" calcext:value-type="error">
            <text:p/>
          </table:table-cell>
          <table:table-cell table:formula="of:=MATCH([.$B20];[.AD$5:.AD$16];0)" office:value-type="string" office:string-value="" calcext:value-type="error">
            <text:p/>
          </table:table-cell>
          <table:table-cell table:formula="of:=MATCH([.$B20];[.AE$5:.AE$16];0)" office:value-type="string" office:string-value="" calcext:value-type="error">
            <text:p/>
          </table:table-cell>
          <table:table-cell table:formula="of:=MATCH([.$B20];[.AF$5:.AF$16];0)" office:value-type="string" office:string-value="" calcext:value-type="error">
            <text:p/>
          </table:table-cell>
          <table:table-cell table:formula="of:=MATCH([.$B20];[.AG$5:.AG$16];0)" office:value-type="string" office:string-value="" calcext:value-type="error">
            <text:p/>
          </table:table-cell>
          <table:table-cell table:formula="of:=MATCH([.$B20];[.AH$5:.AH$16];0)" office:value-type="string" office:string-value="" calcext:value-type="error">
            <text:p/>
          </table:table-cell>
          <table:table-cell table:formula="of:=MATCH([.$B20];[.AI$5:.AI$16];0)" office:value-type="string" office:string-value="" calcext:value-type="error">
            <text:p/>
          </table:table-cell>
          <table:table-cell table:formula="of:=MATCH([.$B20];[.AJ$5:.AJ$16];0)" office:value-type="string" office:string-value="" calcext:value-type="error">
            <text:p/>
          </table:table-cell>
          <table:table-cell table:formula="of:=MATCH([.$B20];[.AK$5:.AK$16];0)" office:value-type="string" office:string-value="" calcext:value-type="error">
            <text:p/>
          </table:table-cell>
          <table:table-cell table:formula="of:=MATCH([.$B20];[.AL$5:.AL$16];0)" office:value-type="string" office:string-value="" calcext:value-type="error">
            <text:p/>
          </table:table-cell>
          <table:table-cell table:formula="of:=MATCH([.$B20];[.AM$5:.AM$16];0)" office:value-type="string" office:string-value="" calcext:value-type="error">
            <text:p/>
          </table:table-cell>
          <table:table-cell table:formula="of:=MATCH([.$B20];[.AN$5:.AN$16];0)" office:value-type="string" office:string-value="" calcext:value-type="error">
            <text:p/>
          </table:table-cell>
          <table:table-cell table:formula="of:=MATCH([.$B20];[.AO$5:.AO$16];0)" office:value-type="string" office:string-value="" calcext:value-type="error">
            <text:p/>
          </table:table-cell>
          <table:table-cell table:formula="of:=MATCH([.$B20];[.AP$5:.AP$16];0)" office:value-type="string" office:string-value="" calcext:value-type="error">
            <text:p/>
          </table:table-cell>
          <table:table-cell table:formula="of:=MATCH([.$B20];[.AQ$5:.AQ$16];0)" office:value-type="string" office:string-value="" calcext:value-type="error">
            <text:p/>
          </table:table-cell>
          <table:table-cell table:formula="of:=MATCH([.$B20];[.AR$5:.AR$16];0)" office:value-type="string" office:string-value="" calcext:value-type="error">
            <text:p/>
          </table:table-cell>
          <table:table-cell table:formula="of:=MATCH([.$B20];[.AS$5:.AS$16];0)" office:value-type="string" office:string-value="" calcext:value-type="error">
            <text:p/>
          </table:table-cell>
          <table:table-cell table:formula="of:=MATCH([.$B20];[.AT$5:.AT$16];0)" office:value-type="string" office:string-value="" calcext:value-type="error">
            <text:p/>
          </table:table-cell>
          <table:table-cell table:formula="of:=MATCH([.$B20];[.AU$5:.AU$16];0)" office:value-type="string" office:string-value="" calcext:value-type="error">
            <text:p/>
          </table:table-cell>
          <table:table-cell table:formula="of:=MATCH([.$B20];[.AV$5:.AV$16];0)" office:value-type="string" office:string-value="" calcext:value-type="error">
            <text:p/>
          </table:table-cell>
          <table:table-cell table:formula="of:=MATCH([.$B20];[.AW$5:.AW$16];0)" office:value-type="string" office:string-value="" calcext:value-type="error">
            <text:p/>
          </table:table-cell>
          <table:table-cell table:formula="of:=MATCH([.$B20];[.AX$5:.AX$16];0)" office:value-type="string" office:string-value="" calcext:value-type="error">
            <text:p/>
          </table:table-cell>
          <table:table-cell table:formula="of:=MATCH([.$B20];[.AY$5:.AY$16];0)" office:value-type="string" office:string-value="" calcext:value-type="error">
            <text:p/>
          </table:table-cell>
          <table:table-cell table:formula="of:=MATCH([.$B20];[.AZ$5:.AZ$16];0)" office:value-type="string" office:string-value="" calcext:value-type="error">
            <text:p/>
          </table:table-cell>
          <table:table-cell table:formula="of:=MATCH([.$B20];[.BA$5:.BA$16];0)" office:value-type="string" office:string-value="" calcext:value-type="error">
            <text:p/>
          </table:table-cell>
          <table:table-cell table:formula="of:=MATCH([.$B20];[.BB$5:.BB$16];0)" office:value-type="string" office:string-value="" calcext:value-type="error">
            <text:p/>
          </table:table-cell>
          <table:table-cell table:formula="of:=MATCH([.$B20];[.BC$5:.BC$16];0)" office:value-type="string" office:string-value="" calcext:value-type="error">
            <text:p/>
          </table:table-cell>
          <table:table-cell table:formula="of:=MATCH([.$B20];[.BD$5:.BD$16];0)" office:value-type="string" office:string-value="" calcext:value-type="error">
            <text:p/>
          </table:table-cell>
          <table:table-cell table:formula="of:=MATCH([.$B20];[.BE$5:.BE$16];0)" office:value-type="string" office:string-value="" calcext:value-type="error">
            <text:p/>
          </table:table-cell>
          <table:table-cell table:formula="of:=MATCH([.$B20];[.BF$5:.BF$16];0)" office:value-type="string" office:string-value="" calcext:value-type="error">
            <text:p/>
          </table:table-cell>
          <table:table-cell table:formula="of:=MATCH([.$B20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2" calcext:value-type="float">
            <text:p>2</text:p>
          </table:table-cell>
          <table:table-cell table:formula="of:=LARGE([.$F$5:.$BG$16];[.A21])" office:value-type="float" office:value="4853220" calcext:value-type="float">
            <text:p/>
          </table:table-cell>
          <table:table-cell table:formula="of:=[.B21]-[.B22]" office:value-type="float" office:value="2409400" calcext:value-type="float">
            <text:p/>
          </table:table-cell>
          <table:table-cell table:style-name="ce81" table:number-matrix-columns-spanned="1" table:number-matrix-rows-spanned="1" table:formula="of:=INDEX([.F21:.BG21];MATCH(1;IF(NOT(ISNA([.F21:.BG21]));1;0);0))" office:value-type="float" office:value="2" calcext:value-type="float">
            <text:p/>
          </table:table-cell>
          <table:table-cell table:formula="of:=COUNT(IF(ISNUMBER([.F21:.BG21]);[.F21:.BG21]))" office:value-type="float" office:value="1" calcext:value-type="float">
            <text:p/>
          </table:table-cell>
          <table:table-cell table:formula="of:=MATCH([.$B21];[.F$5:.F$16];0)" office:value-type="float" office:value="2" calcext:value-type="float">
            <text:p/>
          </table:table-cell>
          <table:table-cell table:formula="of:=MATCH([.$B21];[.G$5:.G$16];0)" office:value-type="string" office:string-value="" calcext:value-type="error">
            <text:p/>
          </table:table-cell>
          <table:table-cell table:formula="of:=MATCH([.$B21];[.H$5:.H$16];0)" office:value-type="string" office:string-value="" calcext:value-type="error">
            <text:p/>
          </table:table-cell>
          <table:table-cell table:formula="of:=MATCH([.$B21];[.I$5:.I$16];0)" office:value-type="string" office:string-value="" calcext:value-type="error">
            <text:p/>
          </table:table-cell>
          <table:table-cell table:formula="of:=MATCH([.$B21];[.J$5:.J$16];0)" office:value-type="string" office:string-value="" calcext:value-type="error">
            <text:p/>
          </table:table-cell>
          <table:table-cell table:formula="of:=MATCH([.$B21];[.K$5:.K$16];0)" office:value-type="string" office:string-value="" calcext:value-type="error">
            <text:p/>
          </table:table-cell>
          <table:table-cell table:formula="of:=MATCH([.$B21];[.L$5:.L$16];0)" office:value-type="string" office:string-value="" calcext:value-type="error">
            <text:p/>
          </table:table-cell>
          <table:table-cell table:formula="of:=MATCH([.$B21];[.M$5:.M$16];0)" office:value-type="string" office:string-value="" calcext:value-type="error">
            <text:p/>
          </table:table-cell>
          <table:table-cell table:formula="of:=MATCH([.$B21];[.N$5:.N$16];0)" office:value-type="string" office:string-value="" calcext:value-type="error">
            <text:p/>
          </table:table-cell>
          <table:table-cell table:formula="of:=MATCH([.$B21];[.O$5:.O$16];0)" office:value-type="string" office:string-value="" calcext:value-type="error">
            <text:p/>
          </table:table-cell>
          <table:table-cell table:formula="of:=MATCH([.$B21];[.P$5:.P$16];0)" office:value-type="string" office:string-value="" calcext:value-type="error">
            <text:p/>
          </table:table-cell>
          <table:table-cell table:formula="of:=MATCH([.$B21];[.Q$5:.Q$16];0)" office:value-type="string" office:string-value="" calcext:value-type="error">
            <text:p/>
          </table:table-cell>
          <table:table-cell table:formula="of:=MATCH([.$B21];[.R$5:.R$16];0)" office:value-type="string" office:string-value="" calcext:value-type="error">
            <text:p/>
          </table:table-cell>
          <table:table-cell table:formula="of:=MATCH([.$B21];[.S$5:.S$16];0)" office:value-type="string" office:string-value="" calcext:value-type="error">
            <text:p/>
          </table:table-cell>
          <table:table-cell table:formula="of:=MATCH([.$B21];[.T$5:.T$16];0)" office:value-type="string" office:string-value="" calcext:value-type="error">
            <text:p/>
          </table:table-cell>
          <table:table-cell table:formula="of:=MATCH([.$B21];[.U$5:.U$16];0)" office:value-type="string" office:string-value="" calcext:value-type="error">
            <text:p/>
          </table:table-cell>
          <table:table-cell table:formula="of:=MATCH([.$B21];[.V$5:.V$16];0)" office:value-type="string" office:string-value="" calcext:value-type="error">
            <text:p/>
          </table:table-cell>
          <table:table-cell table:formula="of:=MATCH([.$B21];[.W$5:.W$16];0)" office:value-type="string" office:string-value="" calcext:value-type="error">
            <text:p/>
          </table:table-cell>
          <table:table-cell table:formula="of:=MATCH([.$B21];[.X$5:.X$16];0)" office:value-type="string" office:string-value="" calcext:value-type="error">
            <text:p/>
          </table:table-cell>
          <table:table-cell table:formula="of:=MATCH([.$B21];[.Y$5:.Y$16];0)" office:value-type="string" office:string-value="" calcext:value-type="error">
            <text:p/>
          </table:table-cell>
          <table:table-cell table:formula="of:=MATCH([.$B21];[.Z$5:.Z$16];0)" office:value-type="string" office:string-value="" calcext:value-type="error">
            <text:p/>
          </table:table-cell>
          <table:table-cell table:formula="of:=MATCH([.$B21];[.AA$5:.AA$16];0)" office:value-type="string" office:string-value="" calcext:value-type="error">
            <text:p/>
          </table:table-cell>
          <table:table-cell table:formula="of:=MATCH([.$B21];[.AB$5:.AB$16];0)" office:value-type="string" office:string-value="" calcext:value-type="error">
            <text:p/>
          </table:table-cell>
          <table:table-cell table:formula="of:=MATCH([.$B21];[.AC$5:.AC$16];0)" office:value-type="string" office:string-value="" calcext:value-type="error">
            <text:p/>
          </table:table-cell>
          <table:table-cell table:formula="of:=MATCH([.$B21];[.AD$5:.AD$16];0)" office:value-type="string" office:string-value="" calcext:value-type="error">
            <text:p/>
          </table:table-cell>
          <table:table-cell table:formula="of:=MATCH([.$B21];[.AE$5:.AE$16];0)" office:value-type="string" office:string-value="" calcext:value-type="error">
            <text:p/>
          </table:table-cell>
          <table:table-cell table:formula="of:=MATCH([.$B21];[.AF$5:.AF$16];0)" office:value-type="string" office:string-value="" calcext:value-type="error">
            <text:p/>
          </table:table-cell>
          <table:table-cell table:formula="of:=MATCH([.$B21];[.AG$5:.AG$16];0)" office:value-type="string" office:string-value="" calcext:value-type="error">
            <text:p/>
          </table:table-cell>
          <table:table-cell table:formula="of:=MATCH([.$B21];[.AH$5:.AH$16];0)" office:value-type="string" office:string-value="" calcext:value-type="error">
            <text:p/>
          </table:table-cell>
          <table:table-cell table:formula="of:=MATCH([.$B21];[.AI$5:.AI$16];0)" office:value-type="string" office:string-value="" calcext:value-type="error">
            <text:p/>
          </table:table-cell>
          <table:table-cell table:formula="of:=MATCH([.$B21];[.AJ$5:.AJ$16];0)" office:value-type="string" office:string-value="" calcext:value-type="error">
            <text:p/>
          </table:table-cell>
          <table:table-cell table:formula="of:=MATCH([.$B21];[.AK$5:.AK$16];0)" office:value-type="string" office:string-value="" calcext:value-type="error">
            <text:p/>
          </table:table-cell>
          <table:table-cell table:formula="of:=MATCH([.$B21];[.AL$5:.AL$16];0)" office:value-type="string" office:string-value="" calcext:value-type="error">
            <text:p/>
          </table:table-cell>
          <table:table-cell table:formula="of:=MATCH([.$B21];[.AM$5:.AM$16];0)" office:value-type="string" office:string-value="" calcext:value-type="error">
            <text:p/>
          </table:table-cell>
          <table:table-cell table:formula="of:=MATCH([.$B21];[.AN$5:.AN$16];0)" office:value-type="string" office:string-value="" calcext:value-type="error">
            <text:p/>
          </table:table-cell>
          <table:table-cell table:formula="of:=MATCH([.$B21];[.AO$5:.AO$16];0)" office:value-type="string" office:string-value="" calcext:value-type="error">
            <text:p/>
          </table:table-cell>
          <table:table-cell table:formula="of:=MATCH([.$B21];[.AP$5:.AP$16];0)" office:value-type="string" office:string-value="" calcext:value-type="error">
            <text:p/>
          </table:table-cell>
          <table:table-cell table:formula="of:=MATCH([.$B21];[.AQ$5:.AQ$16];0)" office:value-type="string" office:string-value="" calcext:value-type="error">
            <text:p/>
          </table:table-cell>
          <table:table-cell table:formula="of:=MATCH([.$B21];[.AR$5:.AR$16];0)" office:value-type="string" office:string-value="" calcext:value-type="error">
            <text:p/>
          </table:table-cell>
          <table:table-cell table:formula="of:=MATCH([.$B21];[.AS$5:.AS$16];0)" office:value-type="string" office:string-value="" calcext:value-type="error">
            <text:p/>
          </table:table-cell>
          <table:table-cell table:formula="of:=MATCH([.$B21];[.AT$5:.AT$16];0)" office:value-type="string" office:string-value="" calcext:value-type="error">
            <text:p/>
          </table:table-cell>
          <table:table-cell table:formula="of:=MATCH([.$B21];[.AU$5:.AU$16];0)" office:value-type="string" office:string-value="" calcext:value-type="error">
            <text:p/>
          </table:table-cell>
          <table:table-cell table:formula="of:=MATCH([.$B21];[.AV$5:.AV$16];0)" office:value-type="string" office:string-value="" calcext:value-type="error">
            <text:p/>
          </table:table-cell>
          <table:table-cell table:formula="of:=MATCH([.$B21];[.AW$5:.AW$16];0)" office:value-type="string" office:string-value="" calcext:value-type="error">
            <text:p/>
          </table:table-cell>
          <table:table-cell table:formula="of:=MATCH([.$B21];[.AX$5:.AX$16];0)" office:value-type="string" office:string-value="" calcext:value-type="error">
            <text:p/>
          </table:table-cell>
          <table:table-cell table:formula="of:=MATCH([.$B21];[.AY$5:.AY$16];0)" office:value-type="string" office:string-value="" calcext:value-type="error">
            <text:p/>
          </table:table-cell>
          <table:table-cell table:formula="of:=MATCH([.$B21];[.AZ$5:.AZ$16];0)" office:value-type="string" office:string-value="" calcext:value-type="error">
            <text:p/>
          </table:table-cell>
          <table:table-cell table:formula="of:=MATCH([.$B21];[.BA$5:.BA$16];0)" office:value-type="string" office:string-value="" calcext:value-type="error">
            <text:p/>
          </table:table-cell>
          <table:table-cell table:formula="of:=MATCH([.$B21];[.BB$5:.BB$16];0)" office:value-type="string" office:string-value="" calcext:value-type="error">
            <text:p/>
          </table:table-cell>
          <table:table-cell table:formula="of:=MATCH([.$B21];[.BC$5:.BC$16];0)" office:value-type="string" office:string-value="" calcext:value-type="error">
            <text:p/>
          </table:table-cell>
          <table:table-cell table:formula="of:=MATCH([.$B21];[.BD$5:.BD$16];0)" office:value-type="string" office:string-value="" calcext:value-type="error">
            <text:p/>
          </table:table-cell>
          <table:table-cell table:formula="of:=MATCH([.$B21];[.BE$5:.BE$16];0)" office:value-type="string" office:string-value="" calcext:value-type="error">
            <text:p/>
          </table:table-cell>
          <table:table-cell table:formula="of:=MATCH([.$B21];[.BF$5:.BF$16];0)" office:value-type="string" office:string-value="" calcext:value-type="error">
            <text:p/>
          </table:table-cell>
          <table:table-cell table:formula="of:=MATCH([.$B21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3" calcext:value-type="float">
            <text:p>3</text:p>
          </table:table-cell>
          <table:table-cell table:formula="of:=LARGE([.$F$5:.$BG$16];[.A22])" office:value-type="float" office:value="2443820" calcext:value-type="float">
            <text:p/>
          </table:table-cell>
          <table:table-cell table:formula="of:=[.B22]-[.B23]" office:value-type="float" office:value="17210.0000000005" calcext:value-type="float">
            <text:p/>
          </table:table-cell>
          <table:table-cell table:style-name="ce81" table:number-matrix-columns-spanned="1" table:number-matrix-rows-spanned="1" table:formula="of:=INDEX([.F22:.BG22];MATCH(1;IF(NOT(ISNA([.F22:.BG22]));1;0);0))" office:value-type="float" office:value="1" calcext:value-type="float">
            <text:p/>
          </table:table-cell>
          <table:table-cell table:formula="of:=COUNT(IF(ISNUMBER([.F22:.BG22]);[.F22:.BG22]))" office:value-type="float" office:value="1" calcext:value-type="float">
            <text:p/>
          </table:table-cell>
          <table:table-cell table:formula="of:=MATCH([.$B22];[.F$5:.F$16];0)" office:value-type="string" office:string-value="" calcext:value-type="error">
            <text:p/>
          </table:table-cell>
          <table:table-cell table:formula="of:=MATCH([.$B22];[.G$5:.G$16];0)" office:value-type="float" office:value="1" calcext:value-type="float">
            <text:p/>
          </table:table-cell>
          <table:table-cell table:formula="of:=MATCH([.$B22];[.H$5:.H$16];0)" office:value-type="string" office:string-value="" calcext:value-type="error">
            <text:p/>
          </table:table-cell>
          <table:table-cell table:formula="of:=MATCH([.$B22];[.I$5:.I$16];0)" office:value-type="string" office:string-value="" calcext:value-type="error">
            <text:p/>
          </table:table-cell>
          <table:table-cell table:formula="of:=MATCH([.$B22];[.J$5:.J$16];0)" office:value-type="string" office:string-value="" calcext:value-type="error">
            <text:p/>
          </table:table-cell>
          <table:table-cell table:formula="of:=MATCH([.$B22];[.K$5:.K$16];0)" office:value-type="string" office:string-value="" calcext:value-type="error">
            <text:p/>
          </table:table-cell>
          <table:table-cell table:formula="of:=MATCH([.$B22];[.L$5:.L$16];0)" office:value-type="string" office:string-value="" calcext:value-type="error">
            <text:p/>
          </table:table-cell>
          <table:table-cell table:formula="of:=MATCH([.$B22];[.M$5:.M$16];0)" office:value-type="string" office:string-value="" calcext:value-type="error">
            <text:p/>
          </table:table-cell>
          <table:table-cell table:formula="of:=MATCH([.$B22];[.N$5:.N$16];0)" office:value-type="string" office:string-value="" calcext:value-type="error">
            <text:p/>
          </table:table-cell>
          <table:table-cell table:formula="of:=MATCH([.$B22];[.O$5:.O$16];0)" office:value-type="string" office:string-value="" calcext:value-type="error">
            <text:p/>
          </table:table-cell>
          <table:table-cell table:formula="of:=MATCH([.$B22];[.P$5:.P$16];0)" office:value-type="string" office:string-value="" calcext:value-type="error">
            <text:p/>
          </table:table-cell>
          <table:table-cell table:formula="of:=MATCH([.$B22];[.Q$5:.Q$16];0)" office:value-type="string" office:string-value="" calcext:value-type="error">
            <text:p/>
          </table:table-cell>
          <table:table-cell table:formula="of:=MATCH([.$B22];[.R$5:.R$16];0)" office:value-type="string" office:string-value="" calcext:value-type="error">
            <text:p/>
          </table:table-cell>
          <table:table-cell table:formula="of:=MATCH([.$B22];[.S$5:.S$16];0)" office:value-type="string" office:string-value="" calcext:value-type="error">
            <text:p/>
          </table:table-cell>
          <table:table-cell table:formula="of:=MATCH([.$B22];[.T$5:.T$16];0)" office:value-type="string" office:string-value="" calcext:value-type="error">
            <text:p/>
          </table:table-cell>
          <table:table-cell table:formula="of:=MATCH([.$B22];[.U$5:.U$16];0)" office:value-type="string" office:string-value="" calcext:value-type="error">
            <text:p/>
          </table:table-cell>
          <table:table-cell table:formula="of:=MATCH([.$B22];[.V$5:.V$16];0)" office:value-type="string" office:string-value="" calcext:value-type="error">
            <text:p/>
          </table:table-cell>
          <table:table-cell table:formula="of:=MATCH([.$B22];[.W$5:.W$16];0)" office:value-type="string" office:string-value="" calcext:value-type="error">
            <text:p/>
          </table:table-cell>
          <table:table-cell table:formula="of:=MATCH([.$B22];[.X$5:.X$16];0)" office:value-type="string" office:string-value="" calcext:value-type="error">
            <text:p/>
          </table:table-cell>
          <table:table-cell table:formula="of:=MATCH([.$B22];[.Y$5:.Y$16];0)" office:value-type="string" office:string-value="" calcext:value-type="error">
            <text:p/>
          </table:table-cell>
          <table:table-cell table:formula="of:=MATCH([.$B22];[.Z$5:.Z$16];0)" office:value-type="string" office:string-value="" calcext:value-type="error">
            <text:p/>
          </table:table-cell>
          <table:table-cell table:formula="of:=MATCH([.$B22];[.AA$5:.AA$16];0)" office:value-type="string" office:string-value="" calcext:value-type="error">
            <text:p/>
          </table:table-cell>
          <table:table-cell table:formula="of:=MATCH([.$B22];[.AB$5:.AB$16];0)" office:value-type="string" office:string-value="" calcext:value-type="error">
            <text:p/>
          </table:table-cell>
          <table:table-cell table:formula="of:=MATCH([.$B22];[.AC$5:.AC$16];0)" office:value-type="string" office:string-value="" calcext:value-type="error">
            <text:p/>
          </table:table-cell>
          <table:table-cell table:formula="of:=MATCH([.$B22];[.AD$5:.AD$16];0)" office:value-type="string" office:string-value="" calcext:value-type="error">
            <text:p/>
          </table:table-cell>
          <table:table-cell table:formula="of:=MATCH([.$B22];[.AE$5:.AE$16];0)" office:value-type="string" office:string-value="" calcext:value-type="error">
            <text:p/>
          </table:table-cell>
          <table:table-cell table:formula="of:=MATCH([.$B22];[.AF$5:.AF$16];0)" office:value-type="string" office:string-value="" calcext:value-type="error">
            <text:p/>
          </table:table-cell>
          <table:table-cell table:formula="of:=MATCH([.$B22];[.AG$5:.AG$16];0)" office:value-type="string" office:string-value="" calcext:value-type="error">
            <text:p/>
          </table:table-cell>
          <table:table-cell table:formula="of:=MATCH([.$B22];[.AH$5:.AH$16];0)" office:value-type="string" office:string-value="" calcext:value-type="error">
            <text:p/>
          </table:table-cell>
          <table:table-cell table:formula="of:=MATCH([.$B22];[.AI$5:.AI$16];0)" office:value-type="string" office:string-value="" calcext:value-type="error">
            <text:p/>
          </table:table-cell>
          <table:table-cell table:formula="of:=MATCH([.$B22];[.AJ$5:.AJ$16];0)" office:value-type="string" office:string-value="" calcext:value-type="error">
            <text:p/>
          </table:table-cell>
          <table:table-cell table:formula="of:=MATCH([.$B22];[.AK$5:.AK$16];0)" office:value-type="string" office:string-value="" calcext:value-type="error">
            <text:p/>
          </table:table-cell>
          <table:table-cell table:formula="of:=MATCH([.$B22];[.AL$5:.AL$16];0)" office:value-type="string" office:string-value="" calcext:value-type="error">
            <text:p/>
          </table:table-cell>
          <table:table-cell table:formula="of:=MATCH([.$B22];[.AM$5:.AM$16];0)" office:value-type="string" office:string-value="" calcext:value-type="error">
            <text:p/>
          </table:table-cell>
          <table:table-cell table:formula="of:=MATCH([.$B22];[.AN$5:.AN$16];0)" office:value-type="string" office:string-value="" calcext:value-type="error">
            <text:p/>
          </table:table-cell>
          <table:table-cell table:formula="of:=MATCH([.$B22];[.AO$5:.AO$16];0)" office:value-type="string" office:string-value="" calcext:value-type="error">
            <text:p/>
          </table:table-cell>
          <table:table-cell table:formula="of:=MATCH([.$B22];[.AP$5:.AP$16];0)" office:value-type="string" office:string-value="" calcext:value-type="error">
            <text:p/>
          </table:table-cell>
          <table:table-cell table:formula="of:=MATCH([.$B22];[.AQ$5:.AQ$16];0)" office:value-type="string" office:string-value="" calcext:value-type="error">
            <text:p/>
          </table:table-cell>
          <table:table-cell table:formula="of:=MATCH([.$B22];[.AR$5:.AR$16];0)" office:value-type="string" office:string-value="" calcext:value-type="error">
            <text:p/>
          </table:table-cell>
          <table:table-cell table:formula="of:=MATCH([.$B22];[.AS$5:.AS$16];0)" office:value-type="string" office:string-value="" calcext:value-type="error">
            <text:p/>
          </table:table-cell>
          <table:table-cell table:formula="of:=MATCH([.$B22];[.AT$5:.AT$16];0)" office:value-type="string" office:string-value="" calcext:value-type="error">
            <text:p/>
          </table:table-cell>
          <table:table-cell table:formula="of:=MATCH([.$B22];[.AU$5:.AU$16];0)" office:value-type="string" office:string-value="" calcext:value-type="error">
            <text:p/>
          </table:table-cell>
          <table:table-cell table:formula="of:=MATCH([.$B22];[.AV$5:.AV$16];0)" office:value-type="string" office:string-value="" calcext:value-type="error">
            <text:p/>
          </table:table-cell>
          <table:table-cell table:formula="of:=MATCH([.$B22];[.AW$5:.AW$16];0)" office:value-type="string" office:string-value="" calcext:value-type="error">
            <text:p/>
          </table:table-cell>
          <table:table-cell table:formula="of:=MATCH([.$B22];[.AX$5:.AX$16];0)" office:value-type="string" office:string-value="" calcext:value-type="error">
            <text:p/>
          </table:table-cell>
          <table:table-cell table:formula="of:=MATCH([.$B22];[.AY$5:.AY$16];0)" office:value-type="string" office:string-value="" calcext:value-type="error">
            <text:p/>
          </table:table-cell>
          <table:table-cell table:formula="of:=MATCH([.$B22];[.AZ$5:.AZ$16];0)" office:value-type="string" office:string-value="" calcext:value-type="error">
            <text:p/>
          </table:table-cell>
          <table:table-cell table:formula="of:=MATCH([.$B22];[.BA$5:.BA$16];0)" office:value-type="string" office:string-value="" calcext:value-type="error">
            <text:p/>
          </table:table-cell>
          <table:table-cell table:formula="of:=MATCH([.$B22];[.BB$5:.BB$16];0)" office:value-type="string" office:string-value="" calcext:value-type="error">
            <text:p/>
          </table:table-cell>
          <table:table-cell table:formula="of:=MATCH([.$B22];[.BC$5:.BC$16];0)" office:value-type="string" office:string-value="" calcext:value-type="error">
            <text:p/>
          </table:table-cell>
          <table:table-cell table:formula="of:=MATCH([.$B22];[.BD$5:.BD$16];0)" office:value-type="string" office:string-value="" calcext:value-type="error">
            <text:p/>
          </table:table-cell>
          <table:table-cell table:formula="of:=MATCH([.$B22];[.BE$5:.BE$16];0)" office:value-type="string" office:string-value="" calcext:value-type="error">
            <text:p/>
          </table:table-cell>
          <table:table-cell table:formula="of:=MATCH([.$B22];[.BF$5:.BF$16];0)" office:value-type="string" office:string-value="" calcext:value-type="error">
            <text:p/>
          </table:table-cell>
          <table:table-cell table:formula="of:=MATCH([.$B22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4" calcext:value-type="float">
            <text:p>4</text:p>
          </table:table-cell>
          <table:table-cell table:formula="of:=LARGE([.$F$5:.$BG$16];[.A23])" office:value-type="float" office:value="2426610" calcext:value-type="float">
            <text:p/>
          </table:table-cell>
          <table:table-cell table:formula="of:=[.B23]-[.B24]" office:value-type="float" office:value="636766.558" calcext:value-type="float">
            <text:p/>
          </table:table-cell>
          <table:table-cell table:style-name="ce81" table:number-matrix-columns-spanned="1" table:number-matrix-rows-spanned="1" table:formula="of:=INDEX([.F23:.BG23];MATCH(1;IF(NOT(ISNA([.F23:.BG23]));1;0);0))" office:value-type="float" office:value="2" calcext:value-type="float">
            <text:p/>
          </table:table-cell>
          <table:table-cell table:formula="of:=COUNT(IF(ISNUMBER([.F23:.BG23]);[.F23:.BG23]))" office:value-type="float" office:value="1" calcext:value-type="float">
            <text:p/>
          </table:table-cell>
          <table:table-cell table:formula="of:=MATCH([.$B23];[.F$5:.F$16];0)" office:value-type="string" office:string-value="" calcext:value-type="error">
            <text:p/>
          </table:table-cell>
          <table:table-cell table:formula="of:=MATCH([.$B23];[.G$5:.G$16];0)" office:value-type="float" office:value="2" calcext:value-type="float">
            <text:p/>
          </table:table-cell>
          <table:table-cell table:formula="of:=MATCH([.$B23];[.H$5:.H$16];0)" office:value-type="string" office:string-value="" calcext:value-type="error">
            <text:p/>
          </table:table-cell>
          <table:table-cell table:formula="of:=MATCH([.$B23];[.I$5:.I$16];0)" office:value-type="string" office:string-value="" calcext:value-type="error">
            <text:p/>
          </table:table-cell>
          <table:table-cell table:formula="of:=MATCH([.$B23];[.J$5:.J$16];0)" office:value-type="string" office:string-value="" calcext:value-type="error">
            <text:p/>
          </table:table-cell>
          <table:table-cell table:formula="of:=MATCH([.$B23];[.K$5:.K$16];0)" office:value-type="string" office:string-value="" calcext:value-type="error">
            <text:p/>
          </table:table-cell>
          <table:table-cell table:formula="of:=MATCH([.$B23];[.L$5:.L$16];0)" office:value-type="string" office:string-value="" calcext:value-type="error">
            <text:p/>
          </table:table-cell>
          <table:table-cell table:formula="of:=MATCH([.$B23];[.M$5:.M$16];0)" office:value-type="string" office:string-value="" calcext:value-type="error">
            <text:p/>
          </table:table-cell>
          <table:table-cell table:formula="of:=MATCH([.$B23];[.N$5:.N$16];0)" office:value-type="string" office:string-value="" calcext:value-type="error">
            <text:p/>
          </table:table-cell>
          <table:table-cell table:formula="of:=MATCH([.$B23];[.O$5:.O$16];0)" office:value-type="string" office:string-value="" calcext:value-type="error">
            <text:p/>
          </table:table-cell>
          <table:table-cell table:formula="of:=MATCH([.$B23];[.P$5:.P$16];0)" office:value-type="string" office:string-value="" calcext:value-type="error">
            <text:p/>
          </table:table-cell>
          <table:table-cell table:formula="of:=MATCH([.$B23];[.Q$5:.Q$16];0)" office:value-type="string" office:string-value="" calcext:value-type="error">
            <text:p/>
          </table:table-cell>
          <table:table-cell table:formula="of:=MATCH([.$B23];[.R$5:.R$16];0)" office:value-type="string" office:string-value="" calcext:value-type="error">
            <text:p/>
          </table:table-cell>
          <table:table-cell table:formula="of:=MATCH([.$B23];[.S$5:.S$16];0)" office:value-type="string" office:string-value="" calcext:value-type="error">
            <text:p/>
          </table:table-cell>
          <table:table-cell table:formula="of:=MATCH([.$B23];[.T$5:.T$16];0)" office:value-type="string" office:string-value="" calcext:value-type="error">
            <text:p/>
          </table:table-cell>
          <table:table-cell table:formula="of:=MATCH([.$B23];[.U$5:.U$16];0)" office:value-type="string" office:string-value="" calcext:value-type="error">
            <text:p/>
          </table:table-cell>
          <table:table-cell table:formula="of:=MATCH([.$B23];[.V$5:.V$16];0)" office:value-type="string" office:string-value="" calcext:value-type="error">
            <text:p/>
          </table:table-cell>
          <table:table-cell table:formula="of:=MATCH([.$B23];[.W$5:.W$16];0)" office:value-type="string" office:string-value="" calcext:value-type="error">
            <text:p/>
          </table:table-cell>
          <table:table-cell table:formula="of:=MATCH([.$B23];[.X$5:.X$16];0)" office:value-type="string" office:string-value="" calcext:value-type="error">
            <text:p/>
          </table:table-cell>
          <table:table-cell table:formula="of:=MATCH([.$B23];[.Y$5:.Y$16];0)" office:value-type="string" office:string-value="" calcext:value-type="error">
            <text:p/>
          </table:table-cell>
          <table:table-cell table:formula="of:=MATCH([.$B23];[.Z$5:.Z$16];0)" office:value-type="string" office:string-value="" calcext:value-type="error">
            <text:p/>
          </table:table-cell>
          <table:table-cell table:formula="of:=MATCH([.$B23];[.AA$5:.AA$16];0)" office:value-type="string" office:string-value="" calcext:value-type="error">
            <text:p/>
          </table:table-cell>
          <table:table-cell table:formula="of:=MATCH([.$B23];[.AB$5:.AB$16];0)" office:value-type="string" office:string-value="" calcext:value-type="error">
            <text:p/>
          </table:table-cell>
          <table:table-cell table:formula="of:=MATCH([.$B23];[.AC$5:.AC$16];0)" office:value-type="string" office:string-value="" calcext:value-type="error">
            <text:p/>
          </table:table-cell>
          <table:table-cell table:formula="of:=MATCH([.$B23];[.AD$5:.AD$16];0)" office:value-type="string" office:string-value="" calcext:value-type="error">
            <text:p/>
          </table:table-cell>
          <table:table-cell table:formula="of:=MATCH([.$B23];[.AE$5:.AE$16];0)" office:value-type="string" office:string-value="" calcext:value-type="error">
            <text:p/>
          </table:table-cell>
          <table:table-cell table:formula="of:=MATCH([.$B23];[.AF$5:.AF$16];0)" office:value-type="string" office:string-value="" calcext:value-type="error">
            <text:p/>
          </table:table-cell>
          <table:table-cell table:formula="of:=MATCH([.$B23];[.AG$5:.AG$16];0)" office:value-type="string" office:string-value="" calcext:value-type="error">
            <text:p/>
          </table:table-cell>
          <table:table-cell table:formula="of:=MATCH([.$B23];[.AH$5:.AH$16];0)" office:value-type="string" office:string-value="" calcext:value-type="error">
            <text:p/>
          </table:table-cell>
          <table:table-cell table:formula="of:=MATCH([.$B23];[.AI$5:.AI$16];0)" office:value-type="string" office:string-value="" calcext:value-type="error">
            <text:p/>
          </table:table-cell>
          <table:table-cell table:formula="of:=MATCH([.$B23];[.AJ$5:.AJ$16];0)" office:value-type="string" office:string-value="" calcext:value-type="error">
            <text:p/>
          </table:table-cell>
          <table:table-cell table:formula="of:=MATCH([.$B23];[.AK$5:.AK$16];0)" office:value-type="string" office:string-value="" calcext:value-type="error">
            <text:p/>
          </table:table-cell>
          <table:table-cell table:formula="of:=MATCH([.$B23];[.AL$5:.AL$16];0)" office:value-type="string" office:string-value="" calcext:value-type="error">
            <text:p/>
          </table:table-cell>
          <table:table-cell table:formula="of:=MATCH([.$B23];[.AM$5:.AM$16];0)" office:value-type="string" office:string-value="" calcext:value-type="error">
            <text:p/>
          </table:table-cell>
          <table:table-cell table:formula="of:=MATCH([.$B23];[.AN$5:.AN$16];0)" office:value-type="string" office:string-value="" calcext:value-type="error">
            <text:p/>
          </table:table-cell>
          <table:table-cell table:formula="of:=MATCH([.$B23];[.AO$5:.AO$16];0)" office:value-type="string" office:string-value="" calcext:value-type="error">
            <text:p/>
          </table:table-cell>
          <table:table-cell table:formula="of:=MATCH([.$B23];[.AP$5:.AP$16];0)" office:value-type="string" office:string-value="" calcext:value-type="error">
            <text:p/>
          </table:table-cell>
          <table:table-cell table:formula="of:=MATCH([.$B23];[.AQ$5:.AQ$16];0)" office:value-type="string" office:string-value="" calcext:value-type="error">
            <text:p/>
          </table:table-cell>
          <table:table-cell table:formula="of:=MATCH([.$B23];[.AR$5:.AR$16];0)" office:value-type="string" office:string-value="" calcext:value-type="error">
            <text:p/>
          </table:table-cell>
          <table:table-cell table:formula="of:=MATCH([.$B23];[.AS$5:.AS$16];0)" office:value-type="string" office:string-value="" calcext:value-type="error">
            <text:p/>
          </table:table-cell>
          <table:table-cell table:formula="of:=MATCH([.$B23];[.AT$5:.AT$16];0)" office:value-type="string" office:string-value="" calcext:value-type="error">
            <text:p/>
          </table:table-cell>
          <table:table-cell table:formula="of:=MATCH([.$B23];[.AU$5:.AU$16];0)" office:value-type="string" office:string-value="" calcext:value-type="error">
            <text:p/>
          </table:table-cell>
          <table:table-cell table:formula="of:=MATCH([.$B23];[.AV$5:.AV$16];0)" office:value-type="string" office:string-value="" calcext:value-type="error">
            <text:p/>
          </table:table-cell>
          <table:table-cell table:formula="of:=MATCH([.$B23];[.AW$5:.AW$16];0)" office:value-type="string" office:string-value="" calcext:value-type="error">
            <text:p/>
          </table:table-cell>
          <table:table-cell table:formula="of:=MATCH([.$B23];[.AX$5:.AX$16];0)" office:value-type="string" office:string-value="" calcext:value-type="error">
            <text:p/>
          </table:table-cell>
          <table:table-cell table:formula="of:=MATCH([.$B23];[.AY$5:.AY$16];0)" office:value-type="string" office:string-value="" calcext:value-type="error">
            <text:p/>
          </table:table-cell>
          <table:table-cell table:formula="of:=MATCH([.$B23];[.AZ$5:.AZ$16];0)" office:value-type="string" office:string-value="" calcext:value-type="error">
            <text:p/>
          </table:table-cell>
          <table:table-cell table:formula="of:=MATCH([.$B23];[.BA$5:.BA$16];0)" office:value-type="string" office:string-value="" calcext:value-type="error">
            <text:p/>
          </table:table-cell>
          <table:table-cell table:formula="of:=MATCH([.$B23];[.BB$5:.BB$16];0)" office:value-type="string" office:string-value="" calcext:value-type="error">
            <text:p/>
          </table:table-cell>
          <table:table-cell table:formula="of:=MATCH([.$B23];[.BC$5:.BC$16];0)" office:value-type="string" office:string-value="" calcext:value-type="error">
            <text:p/>
          </table:table-cell>
          <table:table-cell table:formula="of:=MATCH([.$B23];[.BD$5:.BD$16];0)" office:value-type="string" office:string-value="" calcext:value-type="error">
            <text:p/>
          </table:table-cell>
          <table:table-cell table:formula="of:=MATCH([.$B23];[.BE$5:.BE$16];0)" office:value-type="string" office:string-value="" calcext:value-type="error">
            <text:p/>
          </table:table-cell>
          <table:table-cell table:formula="of:=MATCH([.$B23];[.BF$5:.BF$16];0)" office:value-type="string" office:string-value="" calcext:value-type="error">
            <text:p/>
          </table:table-cell>
          <table:table-cell table:formula="of:=MATCH([.$B23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5" calcext:value-type="float">
            <text:p>5</text:p>
          </table:table-cell>
          <table:table-cell table:formula="of:=LARGE([.$F$5:.$BG$16];[.A24])" office:value-type="float" office:value="1789843.442" calcext:value-type="float">
            <text:p/>
          </table:table-cell>
          <table:table-cell table:formula="of:=[.B24]-[.B25]" office:value-type="float" office:value="160630.108666666" calcext:value-type="float">
            <text:p/>
          </table:table-cell>
          <table:table-cell table:style-name="ce81" table:number-matrix-columns-spanned="1" table:number-matrix-rows-spanned="1" table:formula="of:=INDEX([.F24:.BG24];MATCH(1;IF(NOT(ISNA([.F24:.BG24]));1;0);0))" office:value-type="float" office:value="3" calcext:value-type="float">
            <text:p/>
          </table:table-cell>
          <table:table-cell table:formula="of:=COUNT(IF(ISNUMBER([.F24:.BG24]);[.F24:.BG24]))" office:value-type="float" office:value="1" calcext:value-type="float">
            <text:p/>
          </table:table-cell>
          <table:table-cell table:formula="of:=MATCH([.$B24];[.F$5:.F$16];0)" office:value-type="float" office:value="3" calcext:value-type="float">
            <text:p/>
          </table:table-cell>
          <table:table-cell table:formula="of:=MATCH([.$B24];[.G$5:.G$16];0)" office:value-type="string" office:string-value="" calcext:value-type="error">
            <text:p/>
          </table:table-cell>
          <table:table-cell table:formula="of:=MATCH([.$B24];[.H$5:.H$16];0)" office:value-type="string" office:string-value="" calcext:value-type="error">
            <text:p/>
          </table:table-cell>
          <table:table-cell table:formula="of:=MATCH([.$B24];[.I$5:.I$16];0)" office:value-type="string" office:string-value="" calcext:value-type="error">
            <text:p/>
          </table:table-cell>
          <table:table-cell table:formula="of:=MATCH([.$B24];[.J$5:.J$16];0)" office:value-type="string" office:string-value="" calcext:value-type="error">
            <text:p/>
          </table:table-cell>
          <table:table-cell table:formula="of:=MATCH([.$B24];[.K$5:.K$16];0)" office:value-type="string" office:string-value="" calcext:value-type="error">
            <text:p/>
          </table:table-cell>
          <table:table-cell table:formula="of:=MATCH([.$B24];[.L$5:.L$16];0)" office:value-type="string" office:string-value="" calcext:value-type="error">
            <text:p/>
          </table:table-cell>
          <table:table-cell table:formula="of:=MATCH([.$B24];[.M$5:.M$16];0)" office:value-type="string" office:string-value="" calcext:value-type="error">
            <text:p/>
          </table:table-cell>
          <table:table-cell table:formula="of:=MATCH([.$B24];[.N$5:.N$16];0)" office:value-type="string" office:string-value="" calcext:value-type="error">
            <text:p/>
          </table:table-cell>
          <table:table-cell table:formula="of:=MATCH([.$B24];[.O$5:.O$16];0)" office:value-type="string" office:string-value="" calcext:value-type="error">
            <text:p/>
          </table:table-cell>
          <table:table-cell table:formula="of:=MATCH([.$B24];[.P$5:.P$16];0)" office:value-type="string" office:string-value="" calcext:value-type="error">
            <text:p/>
          </table:table-cell>
          <table:table-cell table:formula="of:=MATCH([.$B24];[.Q$5:.Q$16];0)" office:value-type="string" office:string-value="" calcext:value-type="error">
            <text:p/>
          </table:table-cell>
          <table:table-cell table:formula="of:=MATCH([.$B24];[.R$5:.R$16];0)" office:value-type="string" office:string-value="" calcext:value-type="error">
            <text:p/>
          </table:table-cell>
          <table:table-cell table:formula="of:=MATCH([.$B24];[.S$5:.S$16];0)" office:value-type="string" office:string-value="" calcext:value-type="error">
            <text:p/>
          </table:table-cell>
          <table:table-cell table:formula="of:=MATCH([.$B24];[.T$5:.T$16];0)" office:value-type="string" office:string-value="" calcext:value-type="error">
            <text:p/>
          </table:table-cell>
          <table:table-cell table:formula="of:=MATCH([.$B24];[.U$5:.U$16];0)" office:value-type="string" office:string-value="" calcext:value-type="error">
            <text:p/>
          </table:table-cell>
          <table:table-cell table:formula="of:=MATCH([.$B24];[.V$5:.V$16];0)" office:value-type="string" office:string-value="" calcext:value-type="error">
            <text:p/>
          </table:table-cell>
          <table:table-cell table:formula="of:=MATCH([.$B24];[.W$5:.W$16];0)" office:value-type="string" office:string-value="" calcext:value-type="error">
            <text:p/>
          </table:table-cell>
          <table:table-cell table:formula="of:=MATCH([.$B24];[.X$5:.X$16];0)" office:value-type="string" office:string-value="" calcext:value-type="error">
            <text:p/>
          </table:table-cell>
          <table:table-cell table:formula="of:=MATCH([.$B24];[.Y$5:.Y$16];0)" office:value-type="string" office:string-value="" calcext:value-type="error">
            <text:p/>
          </table:table-cell>
          <table:table-cell table:formula="of:=MATCH([.$B24];[.Z$5:.Z$16];0)" office:value-type="string" office:string-value="" calcext:value-type="error">
            <text:p/>
          </table:table-cell>
          <table:table-cell table:formula="of:=MATCH([.$B24];[.AA$5:.AA$16];0)" office:value-type="string" office:string-value="" calcext:value-type="error">
            <text:p/>
          </table:table-cell>
          <table:table-cell table:formula="of:=MATCH([.$B24];[.AB$5:.AB$16];0)" office:value-type="string" office:string-value="" calcext:value-type="error">
            <text:p/>
          </table:table-cell>
          <table:table-cell table:formula="of:=MATCH([.$B24];[.AC$5:.AC$16];0)" office:value-type="string" office:string-value="" calcext:value-type="error">
            <text:p/>
          </table:table-cell>
          <table:table-cell table:formula="of:=MATCH([.$B24];[.AD$5:.AD$16];0)" office:value-type="string" office:string-value="" calcext:value-type="error">
            <text:p/>
          </table:table-cell>
          <table:table-cell table:formula="of:=MATCH([.$B24];[.AE$5:.AE$16];0)" office:value-type="string" office:string-value="" calcext:value-type="error">
            <text:p/>
          </table:table-cell>
          <table:table-cell table:formula="of:=MATCH([.$B24];[.AF$5:.AF$16];0)" office:value-type="string" office:string-value="" calcext:value-type="error">
            <text:p/>
          </table:table-cell>
          <table:table-cell table:formula="of:=MATCH([.$B24];[.AG$5:.AG$16];0)" office:value-type="string" office:string-value="" calcext:value-type="error">
            <text:p/>
          </table:table-cell>
          <table:table-cell table:formula="of:=MATCH([.$B24];[.AH$5:.AH$16];0)" office:value-type="string" office:string-value="" calcext:value-type="error">
            <text:p/>
          </table:table-cell>
          <table:table-cell table:formula="of:=MATCH([.$B24];[.AI$5:.AI$16];0)" office:value-type="string" office:string-value="" calcext:value-type="error">
            <text:p/>
          </table:table-cell>
          <table:table-cell table:formula="of:=MATCH([.$B24];[.AJ$5:.AJ$16];0)" office:value-type="string" office:string-value="" calcext:value-type="error">
            <text:p/>
          </table:table-cell>
          <table:table-cell table:formula="of:=MATCH([.$B24];[.AK$5:.AK$16];0)" office:value-type="string" office:string-value="" calcext:value-type="error">
            <text:p/>
          </table:table-cell>
          <table:table-cell table:formula="of:=MATCH([.$B24];[.AL$5:.AL$16];0)" office:value-type="string" office:string-value="" calcext:value-type="error">
            <text:p/>
          </table:table-cell>
          <table:table-cell table:formula="of:=MATCH([.$B24];[.AM$5:.AM$16];0)" office:value-type="string" office:string-value="" calcext:value-type="error">
            <text:p/>
          </table:table-cell>
          <table:table-cell table:formula="of:=MATCH([.$B24];[.AN$5:.AN$16];0)" office:value-type="string" office:string-value="" calcext:value-type="error">
            <text:p/>
          </table:table-cell>
          <table:table-cell table:formula="of:=MATCH([.$B24];[.AO$5:.AO$16];0)" office:value-type="string" office:string-value="" calcext:value-type="error">
            <text:p/>
          </table:table-cell>
          <table:table-cell table:formula="of:=MATCH([.$B24];[.AP$5:.AP$16];0)" office:value-type="string" office:string-value="" calcext:value-type="error">
            <text:p/>
          </table:table-cell>
          <table:table-cell table:formula="of:=MATCH([.$B24];[.AQ$5:.AQ$16];0)" office:value-type="string" office:string-value="" calcext:value-type="error">
            <text:p/>
          </table:table-cell>
          <table:table-cell table:formula="of:=MATCH([.$B24];[.AR$5:.AR$16];0)" office:value-type="string" office:string-value="" calcext:value-type="error">
            <text:p/>
          </table:table-cell>
          <table:table-cell table:formula="of:=MATCH([.$B24];[.AS$5:.AS$16];0)" office:value-type="string" office:string-value="" calcext:value-type="error">
            <text:p/>
          </table:table-cell>
          <table:table-cell table:formula="of:=MATCH([.$B24];[.AT$5:.AT$16];0)" office:value-type="string" office:string-value="" calcext:value-type="error">
            <text:p/>
          </table:table-cell>
          <table:table-cell table:formula="of:=MATCH([.$B24];[.AU$5:.AU$16];0)" office:value-type="string" office:string-value="" calcext:value-type="error">
            <text:p/>
          </table:table-cell>
          <table:table-cell table:formula="of:=MATCH([.$B24];[.AV$5:.AV$16];0)" office:value-type="string" office:string-value="" calcext:value-type="error">
            <text:p/>
          </table:table-cell>
          <table:table-cell table:formula="of:=MATCH([.$B24];[.AW$5:.AW$16];0)" office:value-type="string" office:string-value="" calcext:value-type="error">
            <text:p/>
          </table:table-cell>
          <table:table-cell table:formula="of:=MATCH([.$B24];[.AX$5:.AX$16];0)" office:value-type="string" office:string-value="" calcext:value-type="error">
            <text:p/>
          </table:table-cell>
          <table:table-cell table:formula="of:=MATCH([.$B24];[.AY$5:.AY$16];0)" office:value-type="string" office:string-value="" calcext:value-type="error">
            <text:p/>
          </table:table-cell>
          <table:table-cell table:formula="of:=MATCH([.$B24];[.AZ$5:.AZ$16];0)" office:value-type="string" office:string-value="" calcext:value-type="error">
            <text:p/>
          </table:table-cell>
          <table:table-cell table:formula="of:=MATCH([.$B24];[.BA$5:.BA$16];0)" office:value-type="string" office:string-value="" calcext:value-type="error">
            <text:p/>
          </table:table-cell>
          <table:table-cell table:formula="of:=MATCH([.$B24];[.BB$5:.BB$16];0)" office:value-type="string" office:string-value="" calcext:value-type="error">
            <text:p/>
          </table:table-cell>
          <table:table-cell table:formula="of:=MATCH([.$B24];[.BC$5:.BC$16];0)" office:value-type="string" office:string-value="" calcext:value-type="error">
            <text:p/>
          </table:table-cell>
          <table:table-cell table:formula="of:=MATCH([.$B24];[.BD$5:.BD$16];0)" office:value-type="string" office:string-value="" calcext:value-type="error">
            <text:p/>
          </table:table-cell>
          <table:table-cell table:formula="of:=MATCH([.$B24];[.BE$5:.BE$16];0)" office:value-type="string" office:string-value="" calcext:value-type="error">
            <text:p/>
          </table:table-cell>
          <table:table-cell table:formula="of:=MATCH([.$B24];[.BF$5:.BF$16];0)" office:value-type="string" office:string-value="" calcext:value-type="error">
            <text:p/>
          </table:table-cell>
          <table:table-cell table:formula="of:=MATCH([.$B24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6" calcext:value-type="float">
            <text:p>6</text:p>
          </table:table-cell>
          <table:table-cell table:formula="of:=LARGE([.$F$5:.$BG$16];[.A25])" office:value-type="float" office:value="1629213.33333333" calcext:value-type="float">
            <text:p/>
          </table:table-cell>
          <table:table-cell table:formula="of:=[.B25]-[.B26]" office:value-type="float" office:value="11473.3333333337" calcext:value-type="float">
            <text:p/>
          </table:table-cell>
          <table:table-cell table:style-name="ce81" table:number-matrix-columns-spanned="1" table:number-matrix-rows-spanned="1" table:formula="of:=INDEX([.F25:.BG25];MATCH(1;IF(NOT(ISNA([.F25:.BG25]));1;0);0))" office:value-type="float" office:value="1" calcext:value-type="float">
            <text:p/>
          </table:table-cell>
          <table:table-cell table:formula="of:=COUNT(IF(ISNUMBER([.F25:.BG25]);[.F25:.BG25]))" office:value-type="float" office:value="1" calcext:value-type="float">
            <text:p/>
          </table:table-cell>
          <table:table-cell table:formula="of:=MATCH([.$B25];[.F$5:.F$16];0)" office:value-type="string" office:string-value="" calcext:value-type="error">
            <text:p/>
          </table:table-cell>
          <table:table-cell table:formula="of:=MATCH([.$B25];[.G$5:.G$16];0)" office:value-type="string" office:string-value="" calcext:value-type="error">
            <text:p/>
          </table:table-cell>
          <table:table-cell table:formula="of:=MATCH([.$B25];[.H$5:.H$16];0)" office:value-type="float" office:value="1" calcext:value-type="float">
            <text:p/>
          </table:table-cell>
          <table:table-cell table:formula="of:=MATCH([.$B25];[.I$5:.I$16];0)" office:value-type="string" office:string-value="" calcext:value-type="error">
            <text:p/>
          </table:table-cell>
          <table:table-cell table:formula="of:=MATCH([.$B25];[.J$5:.J$16];0)" office:value-type="string" office:string-value="" calcext:value-type="error">
            <text:p/>
          </table:table-cell>
          <table:table-cell table:formula="of:=MATCH([.$B25];[.K$5:.K$16];0)" office:value-type="string" office:string-value="" calcext:value-type="error">
            <text:p/>
          </table:table-cell>
          <table:table-cell table:formula="of:=MATCH([.$B25];[.L$5:.L$16];0)" office:value-type="string" office:string-value="" calcext:value-type="error">
            <text:p/>
          </table:table-cell>
          <table:table-cell table:formula="of:=MATCH([.$B25];[.M$5:.M$16];0)" office:value-type="string" office:string-value="" calcext:value-type="error">
            <text:p/>
          </table:table-cell>
          <table:table-cell table:formula="of:=MATCH([.$B25];[.N$5:.N$16];0)" office:value-type="string" office:string-value="" calcext:value-type="error">
            <text:p/>
          </table:table-cell>
          <table:table-cell table:formula="of:=MATCH([.$B25];[.O$5:.O$16];0)" office:value-type="string" office:string-value="" calcext:value-type="error">
            <text:p/>
          </table:table-cell>
          <table:table-cell table:formula="of:=MATCH([.$B25];[.P$5:.P$16];0)" office:value-type="string" office:string-value="" calcext:value-type="error">
            <text:p/>
          </table:table-cell>
          <table:table-cell table:formula="of:=MATCH([.$B25];[.Q$5:.Q$16];0)" office:value-type="string" office:string-value="" calcext:value-type="error">
            <text:p/>
          </table:table-cell>
          <table:table-cell table:formula="of:=MATCH([.$B25];[.R$5:.R$16];0)" office:value-type="string" office:string-value="" calcext:value-type="error">
            <text:p/>
          </table:table-cell>
          <table:table-cell table:formula="of:=MATCH([.$B25];[.S$5:.S$16];0)" office:value-type="string" office:string-value="" calcext:value-type="error">
            <text:p/>
          </table:table-cell>
          <table:table-cell table:formula="of:=MATCH([.$B25];[.T$5:.T$16];0)" office:value-type="string" office:string-value="" calcext:value-type="error">
            <text:p/>
          </table:table-cell>
          <table:table-cell table:formula="of:=MATCH([.$B25];[.U$5:.U$16];0)" office:value-type="string" office:string-value="" calcext:value-type="error">
            <text:p/>
          </table:table-cell>
          <table:table-cell table:formula="of:=MATCH([.$B25];[.V$5:.V$16];0)" office:value-type="string" office:string-value="" calcext:value-type="error">
            <text:p/>
          </table:table-cell>
          <table:table-cell table:formula="of:=MATCH([.$B25];[.W$5:.W$16];0)" office:value-type="string" office:string-value="" calcext:value-type="error">
            <text:p/>
          </table:table-cell>
          <table:table-cell table:formula="of:=MATCH([.$B25];[.X$5:.X$16];0)" office:value-type="string" office:string-value="" calcext:value-type="error">
            <text:p/>
          </table:table-cell>
          <table:table-cell table:formula="of:=MATCH([.$B25];[.Y$5:.Y$16];0)" office:value-type="string" office:string-value="" calcext:value-type="error">
            <text:p/>
          </table:table-cell>
          <table:table-cell table:formula="of:=MATCH([.$B25];[.Z$5:.Z$16];0)" office:value-type="string" office:string-value="" calcext:value-type="error">
            <text:p/>
          </table:table-cell>
          <table:table-cell table:formula="of:=MATCH([.$B25];[.AA$5:.AA$16];0)" office:value-type="string" office:string-value="" calcext:value-type="error">
            <text:p/>
          </table:table-cell>
          <table:table-cell table:formula="of:=MATCH([.$B25];[.AB$5:.AB$16];0)" office:value-type="string" office:string-value="" calcext:value-type="error">
            <text:p/>
          </table:table-cell>
          <table:table-cell table:formula="of:=MATCH([.$B25];[.AC$5:.AC$16];0)" office:value-type="string" office:string-value="" calcext:value-type="error">
            <text:p/>
          </table:table-cell>
          <table:table-cell table:formula="of:=MATCH([.$B25];[.AD$5:.AD$16];0)" office:value-type="string" office:string-value="" calcext:value-type="error">
            <text:p/>
          </table:table-cell>
          <table:table-cell table:formula="of:=MATCH([.$B25];[.AE$5:.AE$16];0)" office:value-type="string" office:string-value="" calcext:value-type="error">
            <text:p/>
          </table:table-cell>
          <table:table-cell table:formula="of:=MATCH([.$B25];[.AF$5:.AF$16];0)" office:value-type="string" office:string-value="" calcext:value-type="error">
            <text:p/>
          </table:table-cell>
          <table:table-cell table:formula="of:=MATCH([.$B25];[.AG$5:.AG$16];0)" office:value-type="string" office:string-value="" calcext:value-type="error">
            <text:p/>
          </table:table-cell>
          <table:table-cell table:formula="of:=MATCH([.$B25];[.AH$5:.AH$16];0)" office:value-type="string" office:string-value="" calcext:value-type="error">
            <text:p/>
          </table:table-cell>
          <table:table-cell table:formula="of:=MATCH([.$B25];[.AI$5:.AI$16];0)" office:value-type="string" office:string-value="" calcext:value-type="error">
            <text:p/>
          </table:table-cell>
          <table:table-cell table:formula="of:=MATCH([.$B25];[.AJ$5:.AJ$16];0)" office:value-type="string" office:string-value="" calcext:value-type="error">
            <text:p/>
          </table:table-cell>
          <table:table-cell table:formula="of:=MATCH([.$B25];[.AK$5:.AK$16];0)" office:value-type="string" office:string-value="" calcext:value-type="error">
            <text:p/>
          </table:table-cell>
          <table:table-cell table:formula="of:=MATCH([.$B25];[.AL$5:.AL$16];0)" office:value-type="string" office:string-value="" calcext:value-type="error">
            <text:p/>
          </table:table-cell>
          <table:table-cell table:formula="of:=MATCH([.$B25];[.AM$5:.AM$16];0)" office:value-type="string" office:string-value="" calcext:value-type="error">
            <text:p/>
          </table:table-cell>
          <table:table-cell table:formula="of:=MATCH([.$B25];[.AN$5:.AN$16];0)" office:value-type="string" office:string-value="" calcext:value-type="error">
            <text:p/>
          </table:table-cell>
          <table:table-cell table:formula="of:=MATCH([.$B25];[.AO$5:.AO$16];0)" office:value-type="string" office:string-value="" calcext:value-type="error">
            <text:p/>
          </table:table-cell>
          <table:table-cell table:formula="of:=MATCH([.$B25];[.AP$5:.AP$16];0)" office:value-type="string" office:string-value="" calcext:value-type="error">
            <text:p/>
          </table:table-cell>
          <table:table-cell table:formula="of:=MATCH([.$B25];[.AQ$5:.AQ$16];0)" office:value-type="string" office:string-value="" calcext:value-type="error">
            <text:p/>
          </table:table-cell>
          <table:table-cell table:formula="of:=MATCH([.$B25];[.AR$5:.AR$16];0)" office:value-type="string" office:string-value="" calcext:value-type="error">
            <text:p/>
          </table:table-cell>
          <table:table-cell table:formula="of:=MATCH([.$B25];[.AS$5:.AS$16];0)" office:value-type="string" office:string-value="" calcext:value-type="error">
            <text:p/>
          </table:table-cell>
          <table:table-cell table:formula="of:=MATCH([.$B25];[.AT$5:.AT$16];0)" office:value-type="string" office:string-value="" calcext:value-type="error">
            <text:p/>
          </table:table-cell>
          <table:table-cell table:formula="of:=MATCH([.$B25];[.AU$5:.AU$16];0)" office:value-type="string" office:string-value="" calcext:value-type="error">
            <text:p/>
          </table:table-cell>
          <table:table-cell table:formula="of:=MATCH([.$B25];[.AV$5:.AV$16];0)" office:value-type="string" office:string-value="" calcext:value-type="error">
            <text:p/>
          </table:table-cell>
          <table:table-cell table:formula="of:=MATCH([.$B25];[.AW$5:.AW$16];0)" office:value-type="string" office:string-value="" calcext:value-type="error">
            <text:p/>
          </table:table-cell>
          <table:table-cell table:formula="of:=MATCH([.$B25];[.AX$5:.AX$16];0)" office:value-type="string" office:string-value="" calcext:value-type="error">
            <text:p/>
          </table:table-cell>
          <table:table-cell table:formula="of:=MATCH([.$B25];[.AY$5:.AY$16];0)" office:value-type="string" office:string-value="" calcext:value-type="error">
            <text:p/>
          </table:table-cell>
          <table:table-cell table:formula="of:=MATCH([.$B25];[.AZ$5:.AZ$16];0)" office:value-type="string" office:string-value="" calcext:value-type="error">
            <text:p/>
          </table:table-cell>
          <table:table-cell table:formula="of:=MATCH([.$B25];[.BA$5:.BA$16];0)" office:value-type="string" office:string-value="" calcext:value-type="error">
            <text:p/>
          </table:table-cell>
          <table:table-cell table:formula="of:=MATCH([.$B25];[.BB$5:.BB$16];0)" office:value-type="string" office:string-value="" calcext:value-type="error">
            <text:p/>
          </table:table-cell>
          <table:table-cell table:formula="of:=MATCH([.$B25];[.BC$5:.BC$16];0)" office:value-type="string" office:string-value="" calcext:value-type="error">
            <text:p/>
          </table:table-cell>
          <table:table-cell table:formula="of:=MATCH([.$B25];[.BD$5:.BD$16];0)" office:value-type="string" office:string-value="" calcext:value-type="error">
            <text:p/>
          </table:table-cell>
          <table:table-cell table:formula="of:=MATCH([.$B25];[.BE$5:.BE$16];0)" office:value-type="string" office:string-value="" calcext:value-type="error">
            <text:p/>
          </table:table-cell>
          <table:table-cell table:formula="of:=MATCH([.$B25];[.BF$5:.BF$16];0)" office:value-type="string" office:string-value="" calcext:value-type="error">
            <text:p/>
          </table:table-cell>
          <table:table-cell table:formula="of:=MATCH([.$B25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7" calcext:value-type="float">
            <text:p>7</text:p>
          </table:table-cell>
          <table:table-cell table:formula="of:=LARGE([.$F$5:.$BG$16];[.A26])" office:value-type="float" office:value="1617740" calcext:value-type="float">
            <text:p/>
          </table:table-cell>
          <table:table-cell table:formula="of:=[.B26]-[.B27]" office:value-type="float" office:value="395830" calcext:value-type="float">
            <text:p/>
          </table:table-cell>
          <table:table-cell table:style-name="ce81" table:number-matrix-columns-spanned="1" table:number-matrix-rows-spanned="1" table:formula="of:=INDEX([.F26:.BG26];MATCH(1;IF(NOT(ISNA([.F26:.BG26]));1;0);0))" office:value-type="float" office:value="2" calcext:value-type="float">
            <text:p/>
          </table:table-cell>
          <table:table-cell table:formula="of:=COUNT(IF(ISNUMBER([.F26:.BG26]);[.F26:.BG26]))" office:value-type="float" office:value="1" calcext:value-type="float">
            <text:p/>
          </table:table-cell>
          <table:table-cell table:formula="of:=MATCH([.$B26];[.F$5:.F$16];0)" office:value-type="string" office:string-value="" calcext:value-type="error">
            <text:p/>
          </table:table-cell>
          <table:table-cell table:formula="of:=MATCH([.$B26];[.G$5:.G$16];0)" office:value-type="string" office:string-value="" calcext:value-type="error">
            <text:p/>
          </table:table-cell>
          <table:table-cell table:formula="of:=MATCH([.$B26];[.H$5:.H$16];0)" office:value-type="float" office:value="2" calcext:value-type="float">
            <text:p/>
          </table:table-cell>
          <table:table-cell table:formula="of:=MATCH([.$B26];[.I$5:.I$16];0)" office:value-type="string" office:string-value="" calcext:value-type="error">
            <text:p/>
          </table:table-cell>
          <table:table-cell table:formula="of:=MATCH([.$B26];[.J$5:.J$16];0)" office:value-type="string" office:string-value="" calcext:value-type="error">
            <text:p/>
          </table:table-cell>
          <table:table-cell table:formula="of:=MATCH([.$B26];[.K$5:.K$16];0)" office:value-type="string" office:string-value="" calcext:value-type="error">
            <text:p/>
          </table:table-cell>
          <table:table-cell table:formula="of:=MATCH([.$B26];[.L$5:.L$16];0)" office:value-type="string" office:string-value="" calcext:value-type="error">
            <text:p/>
          </table:table-cell>
          <table:table-cell table:formula="of:=MATCH([.$B26];[.M$5:.M$16];0)" office:value-type="string" office:string-value="" calcext:value-type="error">
            <text:p/>
          </table:table-cell>
          <table:table-cell table:formula="of:=MATCH([.$B26];[.N$5:.N$16];0)" office:value-type="string" office:string-value="" calcext:value-type="error">
            <text:p/>
          </table:table-cell>
          <table:table-cell table:formula="of:=MATCH([.$B26];[.O$5:.O$16];0)" office:value-type="string" office:string-value="" calcext:value-type="error">
            <text:p/>
          </table:table-cell>
          <table:table-cell table:formula="of:=MATCH([.$B26];[.P$5:.P$16];0)" office:value-type="string" office:string-value="" calcext:value-type="error">
            <text:p/>
          </table:table-cell>
          <table:table-cell table:formula="of:=MATCH([.$B26];[.Q$5:.Q$16];0)" office:value-type="string" office:string-value="" calcext:value-type="error">
            <text:p/>
          </table:table-cell>
          <table:table-cell table:formula="of:=MATCH([.$B26];[.R$5:.R$16];0)" office:value-type="string" office:string-value="" calcext:value-type="error">
            <text:p/>
          </table:table-cell>
          <table:table-cell table:formula="of:=MATCH([.$B26];[.S$5:.S$16];0)" office:value-type="string" office:string-value="" calcext:value-type="error">
            <text:p/>
          </table:table-cell>
          <table:table-cell table:formula="of:=MATCH([.$B26];[.T$5:.T$16];0)" office:value-type="string" office:string-value="" calcext:value-type="error">
            <text:p/>
          </table:table-cell>
          <table:table-cell table:formula="of:=MATCH([.$B26];[.U$5:.U$16];0)" office:value-type="string" office:string-value="" calcext:value-type="error">
            <text:p/>
          </table:table-cell>
          <table:table-cell table:formula="of:=MATCH([.$B26];[.V$5:.V$16];0)" office:value-type="string" office:string-value="" calcext:value-type="error">
            <text:p/>
          </table:table-cell>
          <table:table-cell table:formula="of:=MATCH([.$B26];[.W$5:.W$16];0)" office:value-type="string" office:string-value="" calcext:value-type="error">
            <text:p/>
          </table:table-cell>
          <table:table-cell table:formula="of:=MATCH([.$B26];[.X$5:.X$16];0)" office:value-type="string" office:string-value="" calcext:value-type="error">
            <text:p/>
          </table:table-cell>
          <table:table-cell table:formula="of:=MATCH([.$B26];[.Y$5:.Y$16];0)" office:value-type="string" office:string-value="" calcext:value-type="error">
            <text:p/>
          </table:table-cell>
          <table:table-cell table:formula="of:=MATCH([.$B26];[.Z$5:.Z$16];0)" office:value-type="string" office:string-value="" calcext:value-type="error">
            <text:p/>
          </table:table-cell>
          <table:table-cell table:formula="of:=MATCH([.$B26];[.AA$5:.AA$16];0)" office:value-type="string" office:string-value="" calcext:value-type="error">
            <text:p/>
          </table:table-cell>
          <table:table-cell table:formula="of:=MATCH([.$B26];[.AB$5:.AB$16];0)" office:value-type="string" office:string-value="" calcext:value-type="error">
            <text:p/>
          </table:table-cell>
          <table:table-cell table:formula="of:=MATCH([.$B26];[.AC$5:.AC$16];0)" office:value-type="string" office:string-value="" calcext:value-type="error">
            <text:p/>
          </table:table-cell>
          <table:table-cell table:formula="of:=MATCH([.$B26];[.AD$5:.AD$16];0)" office:value-type="string" office:string-value="" calcext:value-type="error">
            <text:p/>
          </table:table-cell>
          <table:table-cell table:formula="of:=MATCH([.$B26];[.AE$5:.AE$16];0)" office:value-type="string" office:string-value="" calcext:value-type="error">
            <text:p/>
          </table:table-cell>
          <table:table-cell table:formula="of:=MATCH([.$B26];[.AF$5:.AF$16];0)" office:value-type="string" office:string-value="" calcext:value-type="error">
            <text:p/>
          </table:table-cell>
          <table:table-cell table:formula="of:=MATCH([.$B26];[.AG$5:.AG$16];0)" office:value-type="string" office:string-value="" calcext:value-type="error">
            <text:p/>
          </table:table-cell>
          <table:table-cell table:formula="of:=MATCH([.$B26];[.AH$5:.AH$16];0)" office:value-type="string" office:string-value="" calcext:value-type="error">
            <text:p/>
          </table:table-cell>
          <table:table-cell table:formula="of:=MATCH([.$B26];[.AI$5:.AI$16];0)" office:value-type="string" office:string-value="" calcext:value-type="error">
            <text:p/>
          </table:table-cell>
          <table:table-cell table:formula="of:=MATCH([.$B26];[.AJ$5:.AJ$16];0)" office:value-type="string" office:string-value="" calcext:value-type="error">
            <text:p/>
          </table:table-cell>
          <table:table-cell table:formula="of:=MATCH([.$B26];[.AK$5:.AK$16];0)" office:value-type="string" office:string-value="" calcext:value-type="error">
            <text:p/>
          </table:table-cell>
          <table:table-cell table:formula="of:=MATCH([.$B26];[.AL$5:.AL$16];0)" office:value-type="string" office:string-value="" calcext:value-type="error">
            <text:p/>
          </table:table-cell>
          <table:table-cell table:formula="of:=MATCH([.$B26];[.AM$5:.AM$16];0)" office:value-type="string" office:string-value="" calcext:value-type="error">
            <text:p/>
          </table:table-cell>
          <table:table-cell table:formula="of:=MATCH([.$B26];[.AN$5:.AN$16];0)" office:value-type="string" office:string-value="" calcext:value-type="error">
            <text:p/>
          </table:table-cell>
          <table:table-cell table:formula="of:=MATCH([.$B26];[.AO$5:.AO$16];0)" office:value-type="string" office:string-value="" calcext:value-type="error">
            <text:p/>
          </table:table-cell>
          <table:table-cell table:formula="of:=MATCH([.$B26];[.AP$5:.AP$16];0)" office:value-type="string" office:string-value="" calcext:value-type="error">
            <text:p/>
          </table:table-cell>
          <table:table-cell table:formula="of:=MATCH([.$B26];[.AQ$5:.AQ$16];0)" office:value-type="string" office:string-value="" calcext:value-type="error">
            <text:p/>
          </table:table-cell>
          <table:table-cell table:formula="of:=MATCH([.$B26];[.AR$5:.AR$16];0)" office:value-type="string" office:string-value="" calcext:value-type="error">
            <text:p/>
          </table:table-cell>
          <table:table-cell table:formula="of:=MATCH([.$B26];[.AS$5:.AS$16];0)" office:value-type="string" office:string-value="" calcext:value-type="error">
            <text:p/>
          </table:table-cell>
          <table:table-cell table:formula="of:=MATCH([.$B26];[.AT$5:.AT$16];0)" office:value-type="string" office:string-value="" calcext:value-type="error">
            <text:p/>
          </table:table-cell>
          <table:table-cell table:formula="of:=MATCH([.$B26];[.AU$5:.AU$16];0)" office:value-type="string" office:string-value="" calcext:value-type="error">
            <text:p/>
          </table:table-cell>
          <table:table-cell table:formula="of:=MATCH([.$B26];[.AV$5:.AV$16];0)" office:value-type="string" office:string-value="" calcext:value-type="error">
            <text:p/>
          </table:table-cell>
          <table:table-cell table:formula="of:=MATCH([.$B26];[.AW$5:.AW$16];0)" office:value-type="string" office:string-value="" calcext:value-type="error">
            <text:p/>
          </table:table-cell>
          <table:table-cell table:formula="of:=MATCH([.$B26];[.AX$5:.AX$16];0)" office:value-type="string" office:string-value="" calcext:value-type="error">
            <text:p/>
          </table:table-cell>
          <table:table-cell table:formula="of:=MATCH([.$B26];[.AY$5:.AY$16];0)" office:value-type="string" office:string-value="" calcext:value-type="error">
            <text:p/>
          </table:table-cell>
          <table:table-cell table:formula="of:=MATCH([.$B26];[.AZ$5:.AZ$16];0)" office:value-type="string" office:string-value="" calcext:value-type="error">
            <text:p/>
          </table:table-cell>
          <table:table-cell table:formula="of:=MATCH([.$B26];[.BA$5:.BA$16];0)" office:value-type="string" office:string-value="" calcext:value-type="error">
            <text:p/>
          </table:table-cell>
          <table:table-cell table:formula="of:=MATCH([.$B26];[.BB$5:.BB$16];0)" office:value-type="string" office:string-value="" calcext:value-type="error">
            <text:p/>
          </table:table-cell>
          <table:table-cell table:formula="of:=MATCH([.$B26];[.BC$5:.BC$16];0)" office:value-type="string" office:string-value="" calcext:value-type="error">
            <text:p/>
          </table:table-cell>
          <table:table-cell table:formula="of:=MATCH([.$B26];[.BD$5:.BD$16];0)" office:value-type="string" office:string-value="" calcext:value-type="error">
            <text:p/>
          </table:table-cell>
          <table:table-cell table:formula="of:=MATCH([.$B26];[.BE$5:.BE$16];0)" office:value-type="string" office:string-value="" calcext:value-type="error">
            <text:p/>
          </table:table-cell>
          <table:table-cell table:formula="of:=MATCH([.$B26];[.BF$5:.BF$16];0)" office:value-type="string" office:string-value="" calcext:value-type="error">
            <text:p/>
          </table:table-cell>
          <table:table-cell table:formula="of:=MATCH([.$B26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8" calcext:value-type="float">
            <text:p>8</text:p>
          </table:table-cell>
          <table:table-cell table:formula="of:=LARGE([.$F$5:.$BG$16];[.A27])" office:value-type="float" office:value="1221910" calcext:value-type="float">
            <text:p/>
          </table:table-cell>
          <table:table-cell table:formula="of:=[.B27]-[.B28]" office:value-type="float" office:value="8605.00000000023" calcext:value-type="float">
            <text:p/>
          </table:table-cell>
          <table:table-cell table:style-name="ce81" table:number-matrix-columns-spanned="1" table:number-matrix-rows-spanned="1" table:formula="of:=INDEX([.F27:.BG27];MATCH(1;IF(NOT(ISNA([.F27:.BG27]));1;0);0))" office:value-type="float" office:value="1" calcext:value-type="float">
            <text:p/>
          </table:table-cell>
          <table:table-cell table:formula="of:=COUNT(IF(ISNUMBER([.F27:.BG27]);[.F27:.BG27]))" office:value-type="float" office:value="1" calcext:value-type="float">
            <text:p/>
          </table:table-cell>
          <table:table-cell table:formula="of:=MATCH([.$B27];[.F$5:.F$16];0)" office:value-type="string" office:string-value="" calcext:value-type="error">
            <text:p/>
          </table:table-cell>
          <table:table-cell table:formula="of:=MATCH([.$B27];[.G$5:.G$16];0)" office:value-type="string" office:string-value="" calcext:value-type="error">
            <text:p/>
          </table:table-cell>
          <table:table-cell table:formula="of:=MATCH([.$B27];[.H$5:.H$16];0)" office:value-type="string" office:string-value="" calcext:value-type="error">
            <text:p/>
          </table:table-cell>
          <table:table-cell table:formula="of:=MATCH([.$B27];[.I$5:.I$16];0)" office:value-type="float" office:value="1" calcext:value-type="float">
            <text:p/>
          </table:table-cell>
          <table:table-cell table:formula="of:=MATCH([.$B27];[.J$5:.J$16];0)" office:value-type="string" office:string-value="" calcext:value-type="error">
            <text:p/>
          </table:table-cell>
          <table:table-cell table:formula="of:=MATCH([.$B27];[.K$5:.K$16];0)" office:value-type="string" office:string-value="" calcext:value-type="error">
            <text:p/>
          </table:table-cell>
          <table:table-cell table:formula="of:=MATCH([.$B27];[.L$5:.L$16];0)" office:value-type="string" office:string-value="" calcext:value-type="error">
            <text:p/>
          </table:table-cell>
          <table:table-cell table:formula="of:=MATCH([.$B27];[.M$5:.M$16];0)" office:value-type="string" office:string-value="" calcext:value-type="error">
            <text:p/>
          </table:table-cell>
          <table:table-cell table:formula="of:=MATCH([.$B27];[.N$5:.N$16];0)" office:value-type="string" office:string-value="" calcext:value-type="error">
            <text:p/>
          </table:table-cell>
          <table:table-cell table:formula="of:=MATCH([.$B27];[.O$5:.O$16];0)" office:value-type="string" office:string-value="" calcext:value-type="error">
            <text:p/>
          </table:table-cell>
          <table:table-cell table:formula="of:=MATCH([.$B27];[.P$5:.P$16];0)" office:value-type="string" office:string-value="" calcext:value-type="error">
            <text:p/>
          </table:table-cell>
          <table:table-cell table:formula="of:=MATCH([.$B27];[.Q$5:.Q$16];0)" office:value-type="string" office:string-value="" calcext:value-type="error">
            <text:p/>
          </table:table-cell>
          <table:table-cell table:formula="of:=MATCH([.$B27];[.R$5:.R$16];0)" office:value-type="string" office:string-value="" calcext:value-type="error">
            <text:p/>
          </table:table-cell>
          <table:table-cell table:formula="of:=MATCH([.$B27];[.S$5:.S$16];0)" office:value-type="string" office:string-value="" calcext:value-type="error">
            <text:p/>
          </table:table-cell>
          <table:table-cell table:formula="of:=MATCH([.$B27];[.T$5:.T$16];0)" office:value-type="string" office:string-value="" calcext:value-type="error">
            <text:p/>
          </table:table-cell>
          <table:table-cell table:formula="of:=MATCH([.$B27];[.U$5:.U$16];0)" office:value-type="string" office:string-value="" calcext:value-type="error">
            <text:p/>
          </table:table-cell>
          <table:table-cell table:formula="of:=MATCH([.$B27];[.V$5:.V$16];0)" office:value-type="string" office:string-value="" calcext:value-type="error">
            <text:p/>
          </table:table-cell>
          <table:table-cell table:formula="of:=MATCH([.$B27];[.W$5:.W$16];0)" office:value-type="string" office:string-value="" calcext:value-type="error">
            <text:p/>
          </table:table-cell>
          <table:table-cell table:formula="of:=MATCH([.$B27];[.X$5:.X$16];0)" office:value-type="string" office:string-value="" calcext:value-type="error">
            <text:p/>
          </table:table-cell>
          <table:table-cell table:formula="of:=MATCH([.$B27];[.Y$5:.Y$16];0)" office:value-type="string" office:string-value="" calcext:value-type="error">
            <text:p/>
          </table:table-cell>
          <table:table-cell table:formula="of:=MATCH([.$B27];[.Z$5:.Z$16];0)" office:value-type="string" office:string-value="" calcext:value-type="error">
            <text:p/>
          </table:table-cell>
          <table:table-cell table:formula="of:=MATCH([.$B27];[.AA$5:.AA$16];0)" office:value-type="string" office:string-value="" calcext:value-type="error">
            <text:p/>
          </table:table-cell>
          <table:table-cell table:formula="of:=MATCH([.$B27];[.AB$5:.AB$16];0)" office:value-type="string" office:string-value="" calcext:value-type="error">
            <text:p/>
          </table:table-cell>
          <table:table-cell table:formula="of:=MATCH([.$B27];[.AC$5:.AC$16];0)" office:value-type="string" office:string-value="" calcext:value-type="error">
            <text:p/>
          </table:table-cell>
          <table:table-cell table:formula="of:=MATCH([.$B27];[.AD$5:.AD$16];0)" office:value-type="string" office:string-value="" calcext:value-type="error">
            <text:p/>
          </table:table-cell>
          <table:table-cell table:formula="of:=MATCH([.$B27];[.AE$5:.AE$16];0)" office:value-type="string" office:string-value="" calcext:value-type="error">
            <text:p/>
          </table:table-cell>
          <table:table-cell table:formula="of:=MATCH([.$B27];[.AF$5:.AF$16];0)" office:value-type="string" office:string-value="" calcext:value-type="error">
            <text:p/>
          </table:table-cell>
          <table:table-cell table:formula="of:=MATCH([.$B27];[.AG$5:.AG$16];0)" office:value-type="string" office:string-value="" calcext:value-type="error">
            <text:p/>
          </table:table-cell>
          <table:table-cell table:formula="of:=MATCH([.$B27];[.AH$5:.AH$16];0)" office:value-type="string" office:string-value="" calcext:value-type="error">
            <text:p/>
          </table:table-cell>
          <table:table-cell table:formula="of:=MATCH([.$B27];[.AI$5:.AI$16];0)" office:value-type="string" office:string-value="" calcext:value-type="error">
            <text:p/>
          </table:table-cell>
          <table:table-cell table:formula="of:=MATCH([.$B27];[.AJ$5:.AJ$16];0)" office:value-type="string" office:string-value="" calcext:value-type="error">
            <text:p/>
          </table:table-cell>
          <table:table-cell table:formula="of:=MATCH([.$B27];[.AK$5:.AK$16];0)" office:value-type="string" office:string-value="" calcext:value-type="error">
            <text:p/>
          </table:table-cell>
          <table:table-cell table:formula="of:=MATCH([.$B27];[.AL$5:.AL$16];0)" office:value-type="string" office:string-value="" calcext:value-type="error">
            <text:p/>
          </table:table-cell>
          <table:table-cell table:formula="of:=MATCH([.$B27];[.AM$5:.AM$16];0)" office:value-type="string" office:string-value="" calcext:value-type="error">
            <text:p/>
          </table:table-cell>
          <table:table-cell table:formula="of:=MATCH([.$B27];[.AN$5:.AN$16];0)" office:value-type="string" office:string-value="" calcext:value-type="error">
            <text:p/>
          </table:table-cell>
          <table:table-cell table:formula="of:=MATCH([.$B27];[.AO$5:.AO$16];0)" office:value-type="string" office:string-value="" calcext:value-type="error">
            <text:p/>
          </table:table-cell>
          <table:table-cell table:formula="of:=MATCH([.$B27];[.AP$5:.AP$16];0)" office:value-type="string" office:string-value="" calcext:value-type="error">
            <text:p/>
          </table:table-cell>
          <table:table-cell table:formula="of:=MATCH([.$B27];[.AQ$5:.AQ$16];0)" office:value-type="string" office:string-value="" calcext:value-type="error">
            <text:p/>
          </table:table-cell>
          <table:table-cell table:formula="of:=MATCH([.$B27];[.AR$5:.AR$16];0)" office:value-type="string" office:string-value="" calcext:value-type="error">
            <text:p/>
          </table:table-cell>
          <table:table-cell table:formula="of:=MATCH([.$B27];[.AS$5:.AS$16];0)" office:value-type="string" office:string-value="" calcext:value-type="error">
            <text:p/>
          </table:table-cell>
          <table:table-cell table:formula="of:=MATCH([.$B27];[.AT$5:.AT$16];0)" office:value-type="string" office:string-value="" calcext:value-type="error">
            <text:p/>
          </table:table-cell>
          <table:table-cell table:formula="of:=MATCH([.$B27];[.AU$5:.AU$16];0)" office:value-type="string" office:string-value="" calcext:value-type="error">
            <text:p/>
          </table:table-cell>
          <table:table-cell table:formula="of:=MATCH([.$B27];[.AV$5:.AV$16];0)" office:value-type="string" office:string-value="" calcext:value-type="error">
            <text:p/>
          </table:table-cell>
          <table:table-cell table:formula="of:=MATCH([.$B27];[.AW$5:.AW$16];0)" office:value-type="string" office:string-value="" calcext:value-type="error">
            <text:p/>
          </table:table-cell>
          <table:table-cell table:formula="of:=MATCH([.$B27];[.AX$5:.AX$16];0)" office:value-type="string" office:string-value="" calcext:value-type="error">
            <text:p/>
          </table:table-cell>
          <table:table-cell table:formula="of:=MATCH([.$B27];[.AY$5:.AY$16];0)" office:value-type="string" office:string-value="" calcext:value-type="error">
            <text:p/>
          </table:table-cell>
          <table:table-cell table:formula="of:=MATCH([.$B27];[.AZ$5:.AZ$16];0)" office:value-type="string" office:string-value="" calcext:value-type="error">
            <text:p/>
          </table:table-cell>
          <table:table-cell table:formula="of:=MATCH([.$B27];[.BA$5:.BA$16];0)" office:value-type="string" office:string-value="" calcext:value-type="error">
            <text:p/>
          </table:table-cell>
          <table:table-cell table:formula="of:=MATCH([.$B27];[.BB$5:.BB$16];0)" office:value-type="string" office:string-value="" calcext:value-type="error">
            <text:p/>
          </table:table-cell>
          <table:table-cell table:formula="of:=MATCH([.$B27];[.BC$5:.BC$16];0)" office:value-type="string" office:string-value="" calcext:value-type="error">
            <text:p/>
          </table:table-cell>
          <table:table-cell table:formula="of:=MATCH([.$B27];[.BD$5:.BD$16];0)" office:value-type="string" office:string-value="" calcext:value-type="error">
            <text:p/>
          </table:table-cell>
          <table:table-cell table:formula="of:=MATCH([.$B27];[.BE$5:.BE$16];0)" office:value-type="string" office:string-value="" calcext:value-type="error">
            <text:p/>
          </table:table-cell>
          <table:table-cell table:formula="of:=MATCH([.$B27];[.BF$5:.BF$16];0)" office:value-type="string" office:string-value="" calcext:value-type="error">
            <text:p/>
          </table:table-cell>
          <table:table-cell table:formula="of:=MATCH([.$B27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9" calcext:value-type="float">
            <text:p>9</text:p>
          </table:table-cell>
          <table:table-cell table:formula="of:=LARGE([.$F$5:.$BG$16];[.A28])" office:value-type="float" office:value="1213305" calcext:value-type="float">
            <text:p/>
          </table:table-cell>
          <table:table-cell table:formula="of:=[.B28]-[.B29]" office:value-type="float" office:value="180705" calcext:value-type="float">
            <text:p/>
          </table:table-cell>
          <table:table-cell table:style-name="ce81" table:number-matrix-columns-spanned="1" table:number-matrix-rows-spanned="1" table:formula="of:=INDEX([.F28:.BG28];MATCH(1;IF(NOT(ISNA([.F28:.BG28]));1;0);0))" office:value-type="float" office:value="2" calcext:value-type="float">
            <text:p/>
          </table:table-cell>
          <table:table-cell table:formula="of:=COUNT(IF(ISNUMBER([.F28:.BG28]);[.F28:.BG28]))" office:value-type="float" office:value="1" calcext:value-type="float">
            <text:p/>
          </table:table-cell>
          <table:table-cell table:formula="of:=MATCH([.$B28];[.F$5:.F$16];0)" office:value-type="string" office:string-value="" calcext:value-type="error">
            <text:p/>
          </table:table-cell>
          <table:table-cell table:formula="of:=MATCH([.$B28];[.G$5:.G$16];0)" office:value-type="string" office:string-value="" calcext:value-type="error">
            <text:p/>
          </table:table-cell>
          <table:table-cell table:formula="of:=MATCH([.$B28];[.H$5:.H$16];0)" office:value-type="string" office:string-value="" calcext:value-type="error">
            <text:p/>
          </table:table-cell>
          <table:table-cell table:formula="of:=MATCH([.$B28];[.I$5:.I$16];0)" office:value-type="float" office:value="2" calcext:value-type="float">
            <text:p/>
          </table:table-cell>
          <table:table-cell table:formula="of:=MATCH([.$B28];[.J$5:.J$16];0)" office:value-type="string" office:string-value="" calcext:value-type="error">
            <text:p/>
          </table:table-cell>
          <table:table-cell table:formula="of:=MATCH([.$B28];[.K$5:.K$16];0)" office:value-type="string" office:string-value="" calcext:value-type="error">
            <text:p/>
          </table:table-cell>
          <table:table-cell table:formula="of:=MATCH([.$B28];[.L$5:.L$16];0)" office:value-type="string" office:string-value="" calcext:value-type="error">
            <text:p/>
          </table:table-cell>
          <table:table-cell table:formula="of:=MATCH([.$B28];[.M$5:.M$16];0)" office:value-type="string" office:string-value="" calcext:value-type="error">
            <text:p/>
          </table:table-cell>
          <table:table-cell table:formula="of:=MATCH([.$B28];[.N$5:.N$16];0)" office:value-type="string" office:string-value="" calcext:value-type="error">
            <text:p/>
          </table:table-cell>
          <table:table-cell table:formula="of:=MATCH([.$B28];[.O$5:.O$16];0)" office:value-type="string" office:string-value="" calcext:value-type="error">
            <text:p/>
          </table:table-cell>
          <table:table-cell table:formula="of:=MATCH([.$B28];[.P$5:.P$16];0)" office:value-type="string" office:string-value="" calcext:value-type="error">
            <text:p/>
          </table:table-cell>
          <table:table-cell table:formula="of:=MATCH([.$B28];[.Q$5:.Q$16];0)" office:value-type="string" office:string-value="" calcext:value-type="error">
            <text:p/>
          </table:table-cell>
          <table:table-cell table:formula="of:=MATCH([.$B28];[.R$5:.R$16];0)" office:value-type="string" office:string-value="" calcext:value-type="error">
            <text:p/>
          </table:table-cell>
          <table:table-cell table:formula="of:=MATCH([.$B28];[.S$5:.S$16];0)" office:value-type="string" office:string-value="" calcext:value-type="error">
            <text:p/>
          </table:table-cell>
          <table:table-cell table:formula="of:=MATCH([.$B28];[.T$5:.T$16];0)" office:value-type="string" office:string-value="" calcext:value-type="error">
            <text:p/>
          </table:table-cell>
          <table:table-cell table:formula="of:=MATCH([.$B28];[.U$5:.U$16];0)" office:value-type="string" office:string-value="" calcext:value-type="error">
            <text:p/>
          </table:table-cell>
          <table:table-cell table:formula="of:=MATCH([.$B28];[.V$5:.V$16];0)" office:value-type="string" office:string-value="" calcext:value-type="error">
            <text:p/>
          </table:table-cell>
          <table:table-cell table:formula="of:=MATCH([.$B28];[.W$5:.W$16];0)" office:value-type="string" office:string-value="" calcext:value-type="error">
            <text:p/>
          </table:table-cell>
          <table:table-cell table:formula="of:=MATCH([.$B28];[.X$5:.X$16];0)" office:value-type="string" office:string-value="" calcext:value-type="error">
            <text:p/>
          </table:table-cell>
          <table:table-cell table:formula="of:=MATCH([.$B28];[.Y$5:.Y$16];0)" office:value-type="string" office:string-value="" calcext:value-type="error">
            <text:p/>
          </table:table-cell>
          <table:table-cell table:formula="of:=MATCH([.$B28];[.Z$5:.Z$16];0)" office:value-type="string" office:string-value="" calcext:value-type="error">
            <text:p/>
          </table:table-cell>
          <table:table-cell table:formula="of:=MATCH([.$B28];[.AA$5:.AA$16];0)" office:value-type="string" office:string-value="" calcext:value-type="error">
            <text:p/>
          </table:table-cell>
          <table:table-cell table:formula="of:=MATCH([.$B28];[.AB$5:.AB$16];0)" office:value-type="string" office:string-value="" calcext:value-type="error">
            <text:p/>
          </table:table-cell>
          <table:table-cell table:formula="of:=MATCH([.$B28];[.AC$5:.AC$16];0)" office:value-type="string" office:string-value="" calcext:value-type="error">
            <text:p/>
          </table:table-cell>
          <table:table-cell table:formula="of:=MATCH([.$B28];[.AD$5:.AD$16];0)" office:value-type="string" office:string-value="" calcext:value-type="error">
            <text:p/>
          </table:table-cell>
          <table:table-cell table:formula="of:=MATCH([.$B28];[.AE$5:.AE$16];0)" office:value-type="string" office:string-value="" calcext:value-type="error">
            <text:p/>
          </table:table-cell>
          <table:table-cell table:formula="of:=MATCH([.$B28];[.AF$5:.AF$16];0)" office:value-type="string" office:string-value="" calcext:value-type="error">
            <text:p/>
          </table:table-cell>
          <table:table-cell table:formula="of:=MATCH([.$B28];[.AG$5:.AG$16];0)" office:value-type="string" office:string-value="" calcext:value-type="error">
            <text:p/>
          </table:table-cell>
          <table:table-cell table:formula="of:=MATCH([.$B28];[.AH$5:.AH$16];0)" office:value-type="string" office:string-value="" calcext:value-type="error">
            <text:p/>
          </table:table-cell>
          <table:table-cell table:formula="of:=MATCH([.$B28];[.AI$5:.AI$16];0)" office:value-type="string" office:string-value="" calcext:value-type="error">
            <text:p/>
          </table:table-cell>
          <table:table-cell table:formula="of:=MATCH([.$B28];[.AJ$5:.AJ$16];0)" office:value-type="string" office:string-value="" calcext:value-type="error">
            <text:p/>
          </table:table-cell>
          <table:table-cell table:formula="of:=MATCH([.$B28];[.AK$5:.AK$16];0)" office:value-type="string" office:string-value="" calcext:value-type="error">
            <text:p/>
          </table:table-cell>
          <table:table-cell table:formula="of:=MATCH([.$B28];[.AL$5:.AL$16];0)" office:value-type="string" office:string-value="" calcext:value-type="error">
            <text:p/>
          </table:table-cell>
          <table:table-cell table:formula="of:=MATCH([.$B28];[.AM$5:.AM$16];0)" office:value-type="string" office:string-value="" calcext:value-type="error">
            <text:p/>
          </table:table-cell>
          <table:table-cell table:formula="of:=MATCH([.$B28];[.AN$5:.AN$16];0)" office:value-type="string" office:string-value="" calcext:value-type="error">
            <text:p/>
          </table:table-cell>
          <table:table-cell table:formula="of:=MATCH([.$B28];[.AO$5:.AO$16];0)" office:value-type="string" office:string-value="" calcext:value-type="error">
            <text:p/>
          </table:table-cell>
          <table:table-cell table:formula="of:=MATCH([.$B28];[.AP$5:.AP$16];0)" office:value-type="string" office:string-value="" calcext:value-type="error">
            <text:p/>
          </table:table-cell>
          <table:table-cell table:formula="of:=MATCH([.$B28];[.AQ$5:.AQ$16];0)" office:value-type="string" office:string-value="" calcext:value-type="error">
            <text:p/>
          </table:table-cell>
          <table:table-cell table:formula="of:=MATCH([.$B28];[.AR$5:.AR$16];0)" office:value-type="string" office:string-value="" calcext:value-type="error">
            <text:p/>
          </table:table-cell>
          <table:table-cell table:formula="of:=MATCH([.$B28];[.AS$5:.AS$16];0)" office:value-type="string" office:string-value="" calcext:value-type="error">
            <text:p/>
          </table:table-cell>
          <table:table-cell table:formula="of:=MATCH([.$B28];[.AT$5:.AT$16];0)" office:value-type="string" office:string-value="" calcext:value-type="error">
            <text:p/>
          </table:table-cell>
          <table:table-cell table:formula="of:=MATCH([.$B28];[.AU$5:.AU$16];0)" office:value-type="string" office:string-value="" calcext:value-type="error">
            <text:p/>
          </table:table-cell>
          <table:table-cell table:formula="of:=MATCH([.$B28];[.AV$5:.AV$16];0)" office:value-type="string" office:string-value="" calcext:value-type="error">
            <text:p/>
          </table:table-cell>
          <table:table-cell table:formula="of:=MATCH([.$B28];[.AW$5:.AW$16];0)" office:value-type="string" office:string-value="" calcext:value-type="error">
            <text:p/>
          </table:table-cell>
          <table:table-cell table:formula="of:=MATCH([.$B28];[.AX$5:.AX$16];0)" office:value-type="string" office:string-value="" calcext:value-type="error">
            <text:p/>
          </table:table-cell>
          <table:table-cell table:formula="of:=MATCH([.$B28];[.AY$5:.AY$16];0)" office:value-type="string" office:string-value="" calcext:value-type="error">
            <text:p/>
          </table:table-cell>
          <table:table-cell table:formula="of:=MATCH([.$B28];[.AZ$5:.AZ$16];0)" office:value-type="string" office:string-value="" calcext:value-type="error">
            <text:p/>
          </table:table-cell>
          <table:table-cell table:formula="of:=MATCH([.$B28];[.BA$5:.BA$16];0)" office:value-type="string" office:string-value="" calcext:value-type="error">
            <text:p/>
          </table:table-cell>
          <table:table-cell table:formula="of:=MATCH([.$B28];[.BB$5:.BB$16];0)" office:value-type="string" office:string-value="" calcext:value-type="error">
            <text:p/>
          </table:table-cell>
          <table:table-cell table:formula="of:=MATCH([.$B28];[.BC$5:.BC$16];0)" office:value-type="string" office:string-value="" calcext:value-type="error">
            <text:p/>
          </table:table-cell>
          <table:table-cell table:formula="of:=MATCH([.$B28];[.BD$5:.BD$16];0)" office:value-type="string" office:string-value="" calcext:value-type="error">
            <text:p/>
          </table:table-cell>
          <table:table-cell table:formula="of:=MATCH([.$B28];[.BE$5:.BE$16];0)" office:value-type="string" office:string-value="" calcext:value-type="error">
            <text:p/>
          </table:table-cell>
          <table:table-cell table:formula="of:=MATCH([.$B28];[.BF$5:.BF$16];0)" office:value-type="string" office:string-value="" calcext:value-type="error">
            <text:p/>
          </table:table-cell>
          <table:table-cell table:formula="of:=MATCH([.$B28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10" calcext:value-type="float">
            <text:p>10</text:p>
          </table:table-cell>
          <table:table-cell table:formula="of:=LARGE([.$F$5:.$BG$16];[.A29])" office:value-type="float" office:value="1032600" calcext:value-type="float">
            <text:p/>
          </table:table-cell>
          <table:table-cell table:formula="of:=[.B29]-[.B30]" office:value-type="float" office:value="55071.9999999998" calcext:value-type="float">
            <text:p/>
          </table:table-cell>
          <table:table-cell table:style-name="ce81" table:number-matrix-columns-spanned="1" table:number-matrix-rows-spanned="1" table:formula="of:=INDEX([.F29:.BG29];MATCH(1;IF(NOT(ISNA([.F29:.BG29]));1;0);0))" office:value-type="float" office:value="4" calcext:value-type="float">
            <text:p/>
          </table:table-cell>
          <table:table-cell table:formula="of:=COUNT(IF(ISNUMBER([.F29:.BG29]);[.F29:.BG29]))" office:value-type="float" office:value="1" calcext:value-type="float">
            <text:p/>
          </table:table-cell>
          <table:table-cell table:formula="of:=MATCH([.$B29];[.F$5:.F$16];0)" office:value-type="float" office:value="4" calcext:value-type="float">
            <text:p/>
          </table:table-cell>
          <table:table-cell table:formula="of:=MATCH([.$B29];[.G$5:.G$16];0)" office:value-type="string" office:string-value="" calcext:value-type="error">
            <text:p/>
          </table:table-cell>
          <table:table-cell table:formula="of:=MATCH([.$B29];[.H$5:.H$16];0)" office:value-type="string" office:string-value="" calcext:value-type="error">
            <text:p/>
          </table:table-cell>
          <table:table-cell table:formula="of:=MATCH([.$B29];[.I$5:.I$16];0)" office:value-type="string" office:string-value="" calcext:value-type="error">
            <text:p/>
          </table:table-cell>
          <table:table-cell table:formula="of:=MATCH([.$B29];[.J$5:.J$16];0)" office:value-type="string" office:string-value="" calcext:value-type="error">
            <text:p/>
          </table:table-cell>
          <table:table-cell table:formula="of:=MATCH([.$B29];[.K$5:.K$16];0)" office:value-type="string" office:string-value="" calcext:value-type="error">
            <text:p/>
          </table:table-cell>
          <table:table-cell table:formula="of:=MATCH([.$B29];[.L$5:.L$16];0)" office:value-type="string" office:string-value="" calcext:value-type="error">
            <text:p/>
          </table:table-cell>
          <table:table-cell table:formula="of:=MATCH([.$B29];[.M$5:.M$16];0)" office:value-type="string" office:string-value="" calcext:value-type="error">
            <text:p/>
          </table:table-cell>
          <table:table-cell table:formula="of:=MATCH([.$B29];[.N$5:.N$16];0)" office:value-type="string" office:string-value="" calcext:value-type="error">
            <text:p/>
          </table:table-cell>
          <table:table-cell table:formula="of:=MATCH([.$B29];[.O$5:.O$16];0)" office:value-type="string" office:string-value="" calcext:value-type="error">
            <text:p/>
          </table:table-cell>
          <table:table-cell table:formula="of:=MATCH([.$B29];[.P$5:.P$16];0)" office:value-type="string" office:string-value="" calcext:value-type="error">
            <text:p/>
          </table:table-cell>
          <table:table-cell table:formula="of:=MATCH([.$B29];[.Q$5:.Q$16];0)" office:value-type="string" office:string-value="" calcext:value-type="error">
            <text:p/>
          </table:table-cell>
          <table:table-cell table:formula="of:=MATCH([.$B29];[.R$5:.R$16];0)" office:value-type="string" office:string-value="" calcext:value-type="error">
            <text:p/>
          </table:table-cell>
          <table:table-cell table:formula="of:=MATCH([.$B29];[.S$5:.S$16];0)" office:value-type="string" office:string-value="" calcext:value-type="error">
            <text:p/>
          </table:table-cell>
          <table:table-cell table:formula="of:=MATCH([.$B29];[.T$5:.T$16];0)" office:value-type="string" office:string-value="" calcext:value-type="error">
            <text:p/>
          </table:table-cell>
          <table:table-cell table:formula="of:=MATCH([.$B29];[.U$5:.U$16];0)" office:value-type="string" office:string-value="" calcext:value-type="error">
            <text:p/>
          </table:table-cell>
          <table:table-cell table:formula="of:=MATCH([.$B29];[.V$5:.V$16];0)" office:value-type="string" office:string-value="" calcext:value-type="error">
            <text:p/>
          </table:table-cell>
          <table:table-cell table:formula="of:=MATCH([.$B29];[.W$5:.W$16];0)" office:value-type="string" office:string-value="" calcext:value-type="error">
            <text:p/>
          </table:table-cell>
          <table:table-cell table:formula="of:=MATCH([.$B29];[.X$5:.X$16];0)" office:value-type="string" office:string-value="" calcext:value-type="error">
            <text:p/>
          </table:table-cell>
          <table:table-cell table:formula="of:=MATCH([.$B29];[.Y$5:.Y$16];0)" office:value-type="string" office:string-value="" calcext:value-type="error">
            <text:p/>
          </table:table-cell>
          <table:table-cell table:formula="of:=MATCH([.$B29];[.Z$5:.Z$16];0)" office:value-type="string" office:string-value="" calcext:value-type="error">
            <text:p/>
          </table:table-cell>
          <table:table-cell table:formula="of:=MATCH([.$B29];[.AA$5:.AA$16];0)" office:value-type="string" office:string-value="" calcext:value-type="error">
            <text:p/>
          </table:table-cell>
          <table:table-cell table:formula="of:=MATCH([.$B29];[.AB$5:.AB$16];0)" office:value-type="string" office:string-value="" calcext:value-type="error">
            <text:p/>
          </table:table-cell>
          <table:table-cell table:formula="of:=MATCH([.$B29];[.AC$5:.AC$16];0)" office:value-type="string" office:string-value="" calcext:value-type="error">
            <text:p/>
          </table:table-cell>
          <table:table-cell table:formula="of:=MATCH([.$B29];[.AD$5:.AD$16];0)" office:value-type="string" office:string-value="" calcext:value-type="error">
            <text:p/>
          </table:table-cell>
          <table:table-cell table:formula="of:=MATCH([.$B29];[.AE$5:.AE$16];0)" office:value-type="string" office:string-value="" calcext:value-type="error">
            <text:p/>
          </table:table-cell>
          <table:table-cell table:formula="of:=MATCH([.$B29];[.AF$5:.AF$16];0)" office:value-type="string" office:string-value="" calcext:value-type="error">
            <text:p/>
          </table:table-cell>
          <table:table-cell table:formula="of:=MATCH([.$B29];[.AG$5:.AG$16];0)" office:value-type="string" office:string-value="" calcext:value-type="error">
            <text:p/>
          </table:table-cell>
          <table:table-cell table:formula="of:=MATCH([.$B29];[.AH$5:.AH$16];0)" office:value-type="string" office:string-value="" calcext:value-type="error">
            <text:p/>
          </table:table-cell>
          <table:table-cell table:formula="of:=MATCH([.$B29];[.AI$5:.AI$16];0)" office:value-type="string" office:string-value="" calcext:value-type="error">
            <text:p/>
          </table:table-cell>
          <table:table-cell table:formula="of:=MATCH([.$B29];[.AJ$5:.AJ$16];0)" office:value-type="string" office:string-value="" calcext:value-type="error">
            <text:p/>
          </table:table-cell>
          <table:table-cell table:formula="of:=MATCH([.$B29];[.AK$5:.AK$16];0)" office:value-type="string" office:string-value="" calcext:value-type="error">
            <text:p/>
          </table:table-cell>
          <table:table-cell table:formula="of:=MATCH([.$B29];[.AL$5:.AL$16];0)" office:value-type="string" office:string-value="" calcext:value-type="error">
            <text:p/>
          </table:table-cell>
          <table:table-cell table:formula="of:=MATCH([.$B29];[.AM$5:.AM$16];0)" office:value-type="string" office:string-value="" calcext:value-type="error">
            <text:p/>
          </table:table-cell>
          <table:table-cell table:formula="of:=MATCH([.$B29];[.AN$5:.AN$16];0)" office:value-type="string" office:string-value="" calcext:value-type="error">
            <text:p/>
          </table:table-cell>
          <table:table-cell table:formula="of:=MATCH([.$B29];[.AO$5:.AO$16];0)" office:value-type="string" office:string-value="" calcext:value-type="error">
            <text:p/>
          </table:table-cell>
          <table:table-cell table:formula="of:=MATCH([.$B29];[.AP$5:.AP$16];0)" office:value-type="string" office:string-value="" calcext:value-type="error">
            <text:p/>
          </table:table-cell>
          <table:table-cell table:formula="of:=MATCH([.$B29];[.AQ$5:.AQ$16];0)" office:value-type="string" office:string-value="" calcext:value-type="error">
            <text:p/>
          </table:table-cell>
          <table:table-cell table:formula="of:=MATCH([.$B29];[.AR$5:.AR$16];0)" office:value-type="string" office:string-value="" calcext:value-type="error">
            <text:p/>
          </table:table-cell>
          <table:table-cell table:formula="of:=MATCH([.$B29];[.AS$5:.AS$16];0)" office:value-type="string" office:string-value="" calcext:value-type="error">
            <text:p/>
          </table:table-cell>
          <table:table-cell table:formula="of:=MATCH([.$B29];[.AT$5:.AT$16];0)" office:value-type="string" office:string-value="" calcext:value-type="error">
            <text:p/>
          </table:table-cell>
          <table:table-cell table:formula="of:=MATCH([.$B29];[.AU$5:.AU$16];0)" office:value-type="string" office:string-value="" calcext:value-type="error">
            <text:p/>
          </table:table-cell>
          <table:table-cell table:formula="of:=MATCH([.$B29];[.AV$5:.AV$16];0)" office:value-type="string" office:string-value="" calcext:value-type="error">
            <text:p/>
          </table:table-cell>
          <table:table-cell table:formula="of:=MATCH([.$B29];[.AW$5:.AW$16];0)" office:value-type="string" office:string-value="" calcext:value-type="error">
            <text:p/>
          </table:table-cell>
          <table:table-cell table:formula="of:=MATCH([.$B29];[.AX$5:.AX$16];0)" office:value-type="string" office:string-value="" calcext:value-type="error">
            <text:p/>
          </table:table-cell>
          <table:table-cell table:formula="of:=MATCH([.$B29];[.AY$5:.AY$16];0)" office:value-type="string" office:string-value="" calcext:value-type="error">
            <text:p/>
          </table:table-cell>
          <table:table-cell table:formula="of:=MATCH([.$B29];[.AZ$5:.AZ$16];0)" office:value-type="string" office:string-value="" calcext:value-type="error">
            <text:p/>
          </table:table-cell>
          <table:table-cell table:formula="of:=MATCH([.$B29];[.BA$5:.BA$16];0)" office:value-type="string" office:string-value="" calcext:value-type="error">
            <text:p/>
          </table:table-cell>
          <table:table-cell table:formula="of:=MATCH([.$B29];[.BB$5:.BB$16];0)" office:value-type="string" office:string-value="" calcext:value-type="error">
            <text:p/>
          </table:table-cell>
          <table:table-cell table:formula="of:=MATCH([.$B29];[.BC$5:.BC$16];0)" office:value-type="string" office:string-value="" calcext:value-type="error">
            <text:p/>
          </table:table-cell>
          <table:table-cell table:formula="of:=MATCH([.$B29];[.BD$5:.BD$16];0)" office:value-type="string" office:string-value="" calcext:value-type="error">
            <text:p/>
          </table:table-cell>
          <table:table-cell table:formula="of:=MATCH([.$B29];[.BE$5:.BE$16];0)" office:value-type="string" office:string-value="" calcext:value-type="error">
            <text:p/>
          </table:table-cell>
          <table:table-cell table:formula="of:=MATCH([.$B29];[.BF$5:.BF$16];0)" office:value-type="string" office:string-value="" calcext:value-type="error">
            <text:p/>
          </table:table-cell>
          <table:table-cell table:formula="of:=MATCH([.$B29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11" calcext:value-type="float">
            <text:p>11</text:p>
          </table:table-cell>
          <table:table-cell table:formula="of:=LARGE([.$F$5:.$BG$16];[.A30])" office:value-type="float" office:value="977528" calcext:value-type="float">
            <text:p/>
          </table:table-cell>
          <table:table-cell table:formula="of:=[.B30]-[.B31]" office:value-type="float" office:value="6884.00000000023" calcext:value-type="float">
            <text:p/>
          </table:table-cell>
          <table:table-cell table:style-name="ce81" table:number-matrix-columns-spanned="1" table:number-matrix-rows-spanned="1" table:formula="of:=INDEX([.F30:.BG30];MATCH(1;IF(NOT(ISNA([.F30:.BG30]));1;0);0))" office:value-type="float" office:value="1" calcext:value-type="float">
            <text:p/>
          </table:table-cell>
          <table:table-cell table:formula="of:=COUNT(IF(ISNUMBER([.F30:.BG30]);[.F30:.BG30]))" office:value-type="float" office:value="1" calcext:value-type="float">
            <text:p/>
          </table:table-cell>
          <table:table-cell table:formula="of:=MATCH([.$B30];[.F$5:.F$16];0)" office:value-type="string" office:string-value="" calcext:value-type="error">
            <text:p/>
          </table:table-cell>
          <table:table-cell table:formula="of:=MATCH([.$B30];[.G$5:.G$16];0)" office:value-type="string" office:string-value="" calcext:value-type="error">
            <text:p/>
          </table:table-cell>
          <table:table-cell table:formula="of:=MATCH([.$B30];[.H$5:.H$16];0)" office:value-type="string" office:string-value="" calcext:value-type="error">
            <text:p/>
          </table:table-cell>
          <table:table-cell table:formula="of:=MATCH([.$B30];[.I$5:.I$16];0)" office:value-type="string" office:string-value="" calcext:value-type="error">
            <text:p/>
          </table:table-cell>
          <table:table-cell table:formula="of:=MATCH([.$B30];[.J$5:.J$16];0)" office:value-type="float" office:value="1" calcext:value-type="float">
            <text:p/>
          </table:table-cell>
          <table:table-cell table:formula="of:=MATCH([.$B30];[.K$5:.K$16];0)" office:value-type="string" office:string-value="" calcext:value-type="error">
            <text:p/>
          </table:table-cell>
          <table:table-cell table:formula="of:=MATCH([.$B30];[.L$5:.L$16];0)" office:value-type="string" office:string-value="" calcext:value-type="error">
            <text:p/>
          </table:table-cell>
          <table:table-cell table:formula="of:=MATCH([.$B30];[.M$5:.M$16];0)" office:value-type="string" office:string-value="" calcext:value-type="error">
            <text:p/>
          </table:table-cell>
          <table:table-cell table:formula="of:=MATCH([.$B30];[.N$5:.N$16];0)" office:value-type="string" office:string-value="" calcext:value-type="error">
            <text:p/>
          </table:table-cell>
          <table:table-cell table:formula="of:=MATCH([.$B30];[.O$5:.O$16];0)" office:value-type="string" office:string-value="" calcext:value-type="error">
            <text:p/>
          </table:table-cell>
          <table:table-cell table:formula="of:=MATCH([.$B30];[.P$5:.P$16];0)" office:value-type="string" office:string-value="" calcext:value-type="error">
            <text:p/>
          </table:table-cell>
          <table:table-cell table:formula="of:=MATCH([.$B30];[.Q$5:.Q$16];0)" office:value-type="string" office:string-value="" calcext:value-type="error">
            <text:p/>
          </table:table-cell>
          <table:table-cell table:formula="of:=MATCH([.$B30];[.R$5:.R$16];0)" office:value-type="string" office:string-value="" calcext:value-type="error">
            <text:p/>
          </table:table-cell>
          <table:table-cell table:formula="of:=MATCH([.$B30];[.S$5:.S$16];0)" office:value-type="string" office:string-value="" calcext:value-type="error">
            <text:p/>
          </table:table-cell>
          <table:table-cell table:formula="of:=MATCH([.$B30];[.T$5:.T$16];0)" office:value-type="string" office:string-value="" calcext:value-type="error">
            <text:p/>
          </table:table-cell>
          <table:table-cell table:formula="of:=MATCH([.$B30];[.U$5:.U$16];0)" office:value-type="string" office:string-value="" calcext:value-type="error">
            <text:p/>
          </table:table-cell>
          <table:table-cell table:formula="of:=MATCH([.$B30];[.V$5:.V$16];0)" office:value-type="string" office:string-value="" calcext:value-type="error">
            <text:p/>
          </table:table-cell>
          <table:table-cell table:formula="of:=MATCH([.$B30];[.W$5:.W$16];0)" office:value-type="string" office:string-value="" calcext:value-type="error">
            <text:p/>
          </table:table-cell>
          <table:table-cell table:formula="of:=MATCH([.$B30];[.X$5:.X$16];0)" office:value-type="string" office:string-value="" calcext:value-type="error">
            <text:p/>
          </table:table-cell>
          <table:table-cell table:formula="of:=MATCH([.$B30];[.Y$5:.Y$16];0)" office:value-type="string" office:string-value="" calcext:value-type="error">
            <text:p/>
          </table:table-cell>
          <table:table-cell table:formula="of:=MATCH([.$B30];[.Z$5:.Z$16];0)" office:value-type="string" office:string-value="" calcext:value-type="error">
            <text:p/>
          </table:table-cell>
          <table:table-cell table:formula="of:=MATCH([.$B30];[.AA$5:.AA$16];0)" office:value-type="string" office:string-value="" calcext:value-type="error">
            <text:p/>
          </table:table-cell>
          <table:table-cell table:formula="of:=MATCH([.$B30];[.AB$5:.AB$16];0)" office:value-type="string" office:string-value="" calcext:value-type="error">
            <text:p/>
          </table:table-cell>
          <table:table-cell table:formula="of:=MATCH([.$B30];[.AC$5:.AC$16];0)" office:value-type="string" office:string-value="" calcext:value-type="error">
            <text:p/>
          </table:table-cell>
          <table:table-cell table:formula="of:=MATCH([.$B30];[.AD$5:.AD$16];0)" office:value-type="string" office:string-value="" calcext:value-type="error">
            <text:p/>
          </table:table-cell>
          <table:table-cell table:formula="of:=MATCH([.$B30];[.AE$5:.AE$16];0)" office:value-type="string" office:string-value="" calcext:value-type="error">
            <text:p/>
          </table:table-cell>
          <table:table-cell table:formula="of:=MATCH([.$B30];[.AF$5:.AF$16];0)" office:value-type="string" office:string-value="" calcext:value-type="error">
            <text:p/>
          </table:table-cell>
          <table:table-cell table:formula="of:=MATCH([.$B30];[.AG$5:.AG$16];0)" office:value-type="string" office:string-value="" calcext:value-type="error">
            <text:p/>
          </table:table-cell>
          <table:table-cell table:formula="of:=MATCH([.$B30];[.AH$5:.AH$16];0)" office:value-type="string" office:string-value="" calcext:value-type="error">
            <text:p/>
          </table:table-cell>
          <table:table-cell table:formula="of:=MATCH([.$B30];[.AI$5:.AI$16];0)" office:value-type="string" office:string-value="" calcext:value-type="error">
            <text:p/>
          </table:table-cell>
          <table:table-cell table:formula="of:=MATCH([.$B30];[.AJ$5:.AJ$16];0)" office:value-type="string" office:string-value="" calcext:value-type="error">
            <text:p/>
          </table:table-cell>
          <table:table-cell table:formula="of:=MATCH([.$B30];[.AK$5:.AK$16];0)" office:value-type="string" office:string-value="" calcext:value-type="error">
            <text:p/>
          </table:table-cell>
          <table:table-cell table:formula="of:=MATCH([.$B30];[.AL$5:.AL$16];0)" office:value-type="string" office:string-value="" calcext:value-type="error">
            <text:p/>
          </table:table-cell>
          <table:table-cell table:formula="of:=MATCH([.$B30];[.AM$5:.AM$16];0)" office:value-type="string" office:string-value="" calcext:value-type="error">
            <text:p/>
          </table:table-cell>
          <table:table-cell table:formula="of:=MATCH([.$B30];[.AN$5:.AN$16];0)" office:value-type="string" office:string-value="" calcext:value-type="error">
            <text:p/>
          </table:table-cell>
          <table:table-cell table:formula="of:=MATCH([.$B30];[.AO$5:.AO$16];0)" office:value-type="string" office:string-value="" calcext:value-type="error">
            <text:p/>
          </table:table-cell>
          <table:table-cell table:formula="of:=MATCH([.$B30];[.AP$5:.AP$16];0)" office:value-type="string" office:string-value="" calcext:value-type="error">
            <text:p/>
          </table:table-cell>
          <table:table-cell table:formula="of:=MATCH([.$B30];[.AQ$5:.AQ$16];0)" office:value-type="string" office:string-value="" calcext:value-type="error">
            <text:p/>
          </table:table-cell>
          <table:table-cell table:formula="of:=MATCH([.$B30];[.AR$5:.AR$16];0)" office:value-type="string" office:string-value="" calcext:value-type="error">
            <text:p/>
          </table:table-cell>
          <table:table-cell table:formula="of:=MATCH([.$B30];[.AS$5:.AS$16];0)" office:value-type="string" office:string-value="" calcext:value-type="error">
            <text:p/>
          </table:table-cell>
          <table:table-cell table:formula="of:=MATCH([.$B30];[.AT$5:.AT$16];0)" office:value-type="string" office:string-value="" calcext:value-type="error">
            <text:p/>
          </table:table-cell>
          <table:table-cell table:formula="of:=MATCH([.$B30];[.AU$5:.AU$16];0)" office:value-type="string" office:string-value="" calcext:value-type="error">
            <text:p/>
          </table:table-cell>
          <table:table-cell table:formula="of:=MATCH([.$B30];[.AV$5:.AV$16];0)" office:value-type="string" office:string-value="" calcext:value-type="error">
            <text:p/>
          </table:table-cell>
          <table:table-cell table:formula="of:=MATCH([.$B30];[.AW$5:.AW$16];0)" office:value-type="string" office:string-value="" calcext:value-type="error">
            <text:p/>
          </table:table-cell>
          <table:table-cell table:formula="of:=MATCH([.$B30];[.AX$5:.AX$16];0)" office:value-type="string" office:string-value="" calcext:value-type="error">
            <text:p/>
          </table:table-cell>
          <table:table-cell table:formula="of:=MATCH([.$B30];[.AY$5:.AY$16];0)" office:value-type="string" office:string-value="" calcext:value-type="error">
            <text:p/>
          </table:table-cell>
          <table:table-cell table:formula="of:=MATCH([.$B30];[.AZ$5:.AZ$16];0)" office:value-type="string" office:string-value="" calcext:value-type="error">
            <text:p/>
          </table:table-cell>
          <table:table-cell table:formula="of:=MATCH([.$B30];[.BA$5:.BA$16];0)" office:value-type="string" office:string-value="" calcext:value-type="error">
            <text:p/>
          </table:table-cell>
          <table:table-cell table:formula="of:=MATCH([.$B30];[.BB$5:.BB$16];0)" office:value-type="string" office:string-value="" calcext:value-type="error">
            <text:p/>
          </table:table-cell>
          <table:table-cell table:formula="of:=MATCH([.$B30];[.BC$5:.BC$16];0)" office:value-type="string" office:string-value="" calcext:value-type="error">
            <text:p/>
          </table:table-cell>
          <table:table-cell table:formula="of:=MATCH([.$B30];[.BD$5:.BD$16];0)" office:value-type="string" office:string-value="" calcext:value-type="error">
            <text:p/>
          </table:table-cell>
          <table:table-cell table:formula="of:=MATCH([.$B30];[.BE$5:.BE$16];0)" office:value-type="string" office:string-value="" calcext:value-type="error">
            <text:p/>
          </table:table-cell>
          <table:table-cell table:formula="of:=MATCH([.$B30];[.BF$5:.BF$16];0)" office:value-type="string" office:string-value="" calcext:value-type="error">
            <text:p/>
          </table:table-cell>
          <table:table-cell table:formula="of:=MATCH([.$B30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12" calcext:value-type="float">
            <text:p>12</text:p>
          </table:table-cell>
          <table:table-cell table:formula="of:=LARGE([.$F$5:.$BG$16];[.A31])" office:value-type="float" office:value="970644" calcext:value-type="float">
            <text:p/>
          </table:table-cell>
          <table:table-cell table:formula="of:=[.B31]-[.B32]" office:value-type="float" office:value="75722.279" calcext:value-type="float">
            <text:p/>
          </table:table-cell>
          <table:table-cell table:style-name="ce81" table:number-matrix-columns-spanned="1" table:number-matrix-rows-spanned="1" table:formula="of:=INDEX([.F31:.BG31];MATCH(1;IF(NOT(ISNA([.F31:.BG31]));1;0);0))" office:value-type="float" office:value="2" calcext:value-type="float">
            <text:p/>
          </table:table-cell>
          <table:table-cell table:formula="of:=COUNT(IF(ISNUMBER([.F31:.BG31]);[.F31:.BG31]))" office:value-type="float" office:value="1" calcext:value-type="float">
            <text:p/>
          </table:table-cell>
          <table:table-cell table:formula="of:=MATCH([.$B31];[.F$5:.F$16];0)" office:value-type="string" office:string-value="" calcext:value-type="error">
            <text:p/>
          </table:table-cell>
          <table:table-cell table:formula="of:=MATCH([.$B31];[.G$5:.G$16];0)" office:value-type="string" office:string-value="" calcext:value-type="error">
            <text:p/>
          </table:table-cell>
          <table:table-cell table:formula="of:=MATCH([.$B31];[.H$5:.H$16];0)" office:value-type="string" office:string-value="" calcext:value-type="error">
            <text:p/>
          </table:table-cell>
          <table:table-cell table:formula="of:=MATCH([.$B31];[.I$5:.I$16];0)" office:value-type="string" office:string-value="" calcext:value-type="error">
            <text:p/>
          </table:table-cell>
          <table:table-cell table:formula="of:=MATCH([.$B31];[.J$5:.J$16];0)" office:value-type="float" office:value="2" calcext:value-type="float">
            <text:p/>
          </table:table-cell>
          <table:table-cell table:formula="of:=MATCH([.$B31];[.K$5:.K$16];0)" office:value-type="string" office:string-value="" calcext:value-type="error">
            <text:p/>
          </table:table-cell>
          <table:table-cell table:formula="of:=MATCH([.$B31];[.L$5:.L$16];0)" office:value-type="string" office:string-value="" calcext:value-type="error">
            <text:p/>
          </table:table-cell>
          <table:table-cell table:formula="of:=MATCH([.$B31];[.M$5:.M$16];0)" office:value-type="string" office:string-value="" calcext:value-type="error">
            <text:p/>
          </table:table-cell>
          <table:table-cell table:formula="of:=MATCH([.$B31];[.N$5:.N$16];0)" office:value-type="string" office:string-value="" calcext:value-type="error">
            <text:p/>
          </table:table-cell>
          <table:table-cell table:formula="of:=MATCH([.$B31];[.O$5:.O$16];0)" office:value-type="string" office:string-value="" calcext:value-type="error">
            <text:p/>
          </table:table-cell>
          <table:table-cell table:formula="of:=MATCH([.$B31];[.P$5:.P$16];0)" office:value-type="string" office:string-value="" calcext:value-type="error">
            <text:p/>
          </table:table-cell>
          <table:table-cell table:formula="of:=MATCH([.$B31];[.Q$5:.Q$16];0)" office:value-type="string" office:string-value="" calcext:value-type="error">
            <text:p/>
          </table:table-cell>
          <table:table-cell table:formula="of:=MATCH([.$B31];[.R$5:.R$16];0)" office:value-type="string" office:string-value="" calcext:value-type="error">
            <text:p/>
          </table:table-cell>
          <table:table-cell table:formula="of:=MATCH([.$B31];[.S$5:.S$16];0)" office:value-type="string" office:string-value="" calcext:value-type="error">
            <text:p/>
          </table:table-cell>
          <table:table-cell table:formula="of:=MATCH([.$B31];[.T$5:.T$16];0)" office:value-type="string" office:string-value="" calcext:value-type="error">
            <text:p/>
          </table:table-cell>
          <table:table-cell table:formula="of:=MATCH([.$B31];[.U$5:.U$16];0)" office:value-type="string" office:string-value="" calcext:value-type="error">
            <text:p/>
          </table:table-cell>
          <table:table-cell table:formula="of:=MATCH([.$B31];[.V$5:.V$16];0)" office:value-type="string" office:string-value="" calcext:value-type="error">
            <text:p/>
          </table:table-cell>
          <table:table-cell table:formula="of:=MATCH([.$B31];[.W$5:.W$16];0)" office:value-type="string" office:string-value="" calcext:value-type="error">
            <text:p/>
          </table:table-cell>
          <table:table-cell table:formula="of:=MATCH([.$B31];[.X$5:.X$16];0)" office:value-type="string" office:string-value="" calcext:value-type="error">
            <text:p/>
          </table:table-cell>
          <table:table-cell table:formula="of:=MATCH([.$B31];[.Y$5:.Y$16];0)" office:value-type="string" office:string-value="" calcext:value-type="error">
            <text:p/>
          </table:table-cell>
          <table:table-cell table:formula="of:=MATCH([.$B31];[.Z$5:.Z$16];0)" office:value-type="string" office:string-value="" calcext:value-type="error">
            <text:p/>
          </table:table-cell>
          <table:table-cell table:formula="of:=MATCH([.$B31];[.AA$5:.AA$16];0)" office:value-type="string" office:string-value="" calcext:value-type="error">
            <text:p/>
          </table:table-cell>
          <table:table-cell table:formula="of:=MATCH([.$B31];[.AB$5:.AB$16];0)" office:value-type="string" office:string-value="" calcext:value-type="error">
            <text:p/>
          </table:table-cell>
          <table:table-cell table:formula="of:=MATCH([.$B31];[.AC$5:.AC$16];0)" office:value-type="string" office:string-value="" calcext:value-type="error">
            <text:p/>
          </table:table-cell>
          <table:table-cell table:formula="of:=MATCH([.$B31];[.AD$5:.AD$16];0)" office:value-type="string" office:string-value="" calcext:value-type="error">
            <text:p/>
          </table:table-cell>
          <table:table-cell table:formula="of:=MATCH([.$B31];[.AE$5:.AE$16];0)" office:value-type="string" office:string-value="" calcext:value-type="error">
            <text:p/>
          </table:table-cell>
          <table:table-cell table:formula="of:=MATCH([.$B31];[.AF$5:.AF$16];0)" office:value-type="string" office:string-value="" calcext:value-type="error">
            <text:p/>
          </table:table-cell>
          <table:table-cell table:formula="of:=MATCH([.$B31];[.AG$5:.AG$16];0)" office:value-type="string" office:string-value="" calcext:value-type="error">
            <text:p/>
          </table:table-cell>
          <table:table-cell table:formula="of:=MATCH([.$B31];[.AH$5:.AH$16];0)" office:value-type="string" office:string-value="" calcext:value-type="error">
            <text:p/>
          </table:table-cell>
          <table:table-cell table:formula="of:=MATCH([.$B31];[.AI$5:.AI$16];0)" office:value-type="string" office:string-value="" calcext:value-type="error">
            <text:p/>
          </table:table-cell>
          <table:table-cell table:formula="of:=MATCH([.$B31];[.AJ$5:.AJ$16];0)" office:value-type="string" office:string-value="" calcext:value-type="error">
            <text:p/>
          </table:table-cell>
          <table:table-cell table:formula="of:=MATCH([.$B31];[.AK$5:.AK$16];0)" office:value-type="string" office:string-value="" calcext:value-type="error">
            <text:p/>
          </table:table-cell>
          <table:table-cell table:formula="of:=MATCH([.$B31];[.AL$5:.AL$16];0)" office:value-type="string" office:string-value="" calcext:value-type="error">
            <text:p/>
          </table:table-cell>
          <table:table-cell table:formula="of:=MATCH([.$B31];[.AM$5:.AM$16];0)" office:value-type="string" office:string-value="" calcext:value-type="error">
            <text:p/>
          </table:table-cell>
          <table:table-cell table:formula="of:=MATCH([.$B31];[.AN$5:.AN$16];0)" office:value-type="string" office:string-value="" calcext:value-type="error">
            <text:p/>
          </table:table-cell>
          <table:table-cell table:formula="of:=MATCH([.$B31];[.AO$5:.AO$16];0)" office:value-type="string" office:string-value="" calcext:value-type="error">
            <text:p/>
          </table:table-cell>
          <table:table-cell table:formula="of:=MATCH([.$B31];[.AP$5:.AP$16];0)" office:value-type="string" office:string-value="" calcext:value-type="error">
            <text:p/>
          </table:table-cell>
          <table:table-cell table:formula="of:=MATCH([.$B31];[.AQ$5:.AQ$16];0)" office:value-type="string" office:string-value="" calcext:value-type="error">
            <text:p/>
          </table:table-cell>
          <table:table-cell table:formula="of:=MATCH([.$B31];[.AR$5:.AR$16];0)" office:value-type="string" office:string-value="" calcext:value-type="error">
            <text:p/>
          </table:table-cell>
          <table:table-cell table:formula="of:=MATCH([.$B31];[.AS$5:.AS$16];0)" office:value-type="string" office:string-value="" calcext:value-type="error">
            <text:p/>
          </table:table-cell>
          <table:table-cell table:formula="of:=MATCH([.$B31];[.AT$5:.AT$16];0)" office:value-type="string" office:string-value="" calcext:value-type="error">
            <text:p/>
          </table:table-cell>
          <table:table-cell table:formula="of:=MATCH([.$B31];[.AU$5:.AU$16];0)" office:value-type="string" office:string-value="" calcext:value-type="error">
            <text:p/>
          </table:table-cell>
          <table:table-cell table:formula="of:=MATCH([.$B31];[.AV$5:.AV$16];0)" office:value-type="string" office:string-value="" calcext:value-type="error">
            <text:p/>
          </table:table-cell>
          <table:table-cell table:formula="of:=MATCH([.$B31];[.AW$5:.AW$16];0)" office:value-type="string" office:string-value="" calcext:value-type="error">
            <text:p/>
          </table:table-cell>
          <table:table-cell table:formula="of:=MATCH([.$B31];[.AX$5:.AX$16];0)" office:value-type="string" office:string-value="" calcext:value-type="error">
            <text:p/>
          </table:table-cell>
          <table:table-cell table:formula="of:=MATCH([.$B31];[.AY$5:.AY$16];0)" office:value-type="string" office:string-value="" calcext:value-type="error">
            <text:p/>
          </table:table-cell>
          <table:table-cell table:formula="of:=MATCH([.$B31];[.AZ$5:.AZ$16];0)" office:value-type="string" office:string-value="" calcext:value-type="error">
            <text:p/>
          </table:table-cell>
          <table:table-cell table:formula="of:=MATCH([.$B31];[.BA$5:.BA$16];0)" office:value-type="string" office:string-value="" calcext:value-type="error">
            <text:p/>
          </table:table-cell>
          <table:table-cell table:formula="of:=MATCH([.$B31];[.BB$5:.BB$16];0)" office:value-type="string" office:string-value="" calcext:value-type="error">
            <text:p/>
          </table:table-cell>
          <table:table-cell table:formula="of:=MATCH([.$B31];[.BC$5:.BC$16];0)" office:value-type="string" office:string-value="" calcext:value-type="error">
            <text:p/>
          </table:table-cell>
          <table:table-cell table:formula="of:=MATCH([.$B31];[.BD$5:.BD$16];0)" office:value-type="string" office:string-value="" calcext:value-type="error">
            <text:p/>
          </table:table-cell>
          <table:table-cell table:formula="of:=MATCH([.$B31];[.BE$5:.BE$16];0)" office:value-type="string" office:string-value="" calcext:value-type="error">
            <text:p/>
          </table:table-cell>
          <table:table-cell table:formula="of:=MATCH([.$B31];[.BF$5:.BF$16];0)" office:value-type="string" office:string-value="" calcext:value-type="error">
            <text:p/>
          </table:table-cell>
          <table:table-cell table:formula="of:=MATCH([.$B31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13" calcext:value-type="float">
            <text:p>13</text:p>
          </table:table-cell>
          <table:table-cell table:formula="of:=LARGE([.$F$5:.$BG$16];[.A32])" office:value-type="float" office:value="894921.721" calcext:value-type="float">
            <text:p/>
          </table:table-cell>
          <table:table-cell table:formula="of:=[.B32]-[.B33]" office:value-type="float" office:value="1.72100000001956" calcext:value-type="float">
            <text:p/>
          </table:table-cell>
          <table:table-cell table:style-name="ce81" table:number-matrix-columns-spanned="1" table:number-matrix-rows-spanned="1" table:formula="of:=INDEX([.F32:.BG32];MATCH(1;IF(NOT(ISNA([.F32:.BG32]));1;0);0))" office:value-type="float" office:value="3" calcext:value-type="float">
            <text:p/>
          </table:table-cell>
          <table:table-cell table:formula="of:=COUNT(IF(ISNUMBER([.F32:.BG32]);[.F32:.BG32]))" office:value-type="float" office:value="1" calcext:value-type="float">
            <text:p/>
          </table:table-cell>
          <table:table-cell table:formula="of:=MATCH([.$B32];[.F$5:.F$16];0)" office:value-type="string" office:string-value="" calcext:value-type="error">
            <text:p/>
          </table:table-cell>
          <table:table-cell table:formula="of:=MATCH([.$B32];[.G$5:.G$16];0)" office:value-type="float" office:value="3" calcext:value-type="float">
            <text:p/>
          </table:table-cell>
          <table:table-cell table:formula="of:=MATCH([.$B32];[.H$5:.H$16];0)" office:value-type="string" office:string-value="" calcext:value-type="error">
            <text:p/>
          </table:table-cell>
          <table:table-cell table:formula="of:=MATCH([.$B32];[.I$5:.I$16];0)" office:value-type="string" office:string-value="" calcext:value-type="error">
            <text:p/>
          </table:table-cell>
          <table:table-cell table:formula="of:=MATCH([.$B32];[.J$5:.J$16];0)" office:value-type="string" office:string-value="" calcext:value-type="error">
            <text:p/>
          </table:table-cell>
          <table:table-cell table:formula="of:=MATCH([.$B32];[.K$5:.K$16];0)" office:value-type="string" office:string-value="" calcext:value-type="error">
            <text:p/>
          </table:table-cell>
          <table:table-cell table:formula="of:=MATCH([.$B32];[.L$5:.L$16];0)" office:value-type="string" office:string-value="" calcext:value-type="error">
            <text:p/>
          </table:table-cell>
          <table:table-cell table:formula="of:=MATCH([.$B32];[.M$5:.M$16];0)" office:value-type="string" office:string-value="" calcext:value-type="error">
            <text:p/>
          </table:table-cell>
          <table:table-cell table:formula="of:=MATCH([.$B32];[.N$5:.N$16];0)" office:value-type="string" office:string-value="" calcext:value-type="error">
            <text:p/>
          </table:table-cell>
          <table:table-cell table:formula="of:=MATCH([.$B32];[.O$5:.O$16];0)" office:value-type="string" office:string-value="" calcext:value-type="error">
            <text:p/>
          </table:table-cell>
          <table:table-cell table:formula="of:=MATCH([.$B32];[.P$5:.P$16];0)" office:value-type="string" office:string-value="" calcext:value-type="error">
            <text:p/>
          </table:table-cell>
          <table:table-cell table:formula="of:=MATCH([.$B32];[.Q$5:.Q$16];0)" office:value-type="string" office:string-value="" calcext:value-type="error">
            <text:p/>
          </table:table-cell>
          <table:table-cell table:formula="of:=MATCH([.$B32];[.R$5:.R$16];0)" office:value-type="string" office:string-value="" calcext:value-type="error">
            <text:p/>
          </table:table-cell>
          <table:table-cell table:formula="of:=MATCH([.$B32];[.S$5:.S$16];0)" office:value-type="string" office:string-value="" calcext:value-type="error">
            <text:p/>
          </table:table-cell>
          <table:table-cell table:formula="of:=MATCH([.$B32];[.T$5:.T$16];0)" office:value-type="string" office:string-value="" calcext:value-type="error">
            <text:p/>
          </table:table-cell>
          <table:table-cell table:formula="of:=MATCH([.$B32];[.U$5:.U$16];0)" office:value-type="string" office:string-value="" calcext:value-type="error">
            <text:p/>
          </table:table-cell>
          <table:table-cell table:formula="of:=MATCH([.$B32];[.V$5:.V$16];0)" office:value-type="string" office:string-value="" calcext:value-type="error">
            <text:p/>
          </table:table-cell>
          <table:table-cell table:formula="of:=MATCH([.$B32];[.W$5:.W$16];0)" office:value-type="string" office:string-value="" calcext:value-type="error">
            <text:p/>
          </table:table-cell>
          <table:table-cell table:formula="of:=MATCH([.$B32];[.X$5:.X$16];0)" office:value-type="string" office:string-value="" calcext:value-type="error">
            <text:p/>
          </table:table-cell>
          <table:table-cell table:formula="of:=MATCH([.$B32];[.Y$5:.Y$16];0)" office:value-type="string" office:string-value="" calcext:value-type="error">
            <text:p/>
          </table:table-cell>
          <table:table-cell table:formula="of:=MATCH([.$B32];[.Z$5:.Z$16];0)" office:value-type="string" office:string-value="" calcext:value-type="error">
            <text:p/>
          </table:table-cell>
          <table:table-cell table:formula="of:=MATCH([.$B32];[.AA$5:.AA$16];0)" office:value-type="string" office:string-value="" calcext:value-type="error">
            <text:p/>
          </table:table-cell>
          <table:table-cell table:formula="of:=MATCH([.$B32];[.AB$5:.AB$16];0)" office:value-type="string" office:string-value="" calcext:value-type="error">
            <text:p/>
          </table:table-cell>
          <table:table-cell table:formula="of:=MATCH([.$B32];[.AC$5:.AC$16];0)" office:value-type="string" office:string-value="" calcext:value-type="error">
            <text:p/>
          </table:table-cell>
          <table:table-cell table:formula="of:=MATCH([.$B32];[.AD$5:.AD$16];0)" office:value-type="string" office:string-value="" calcext:value-type="error">
            <text:p/>
          </table:table-cell>
          <table:table-cell table:formula="of:=MATCH([.$B32];[.AE$5:.AE$16];0)" office:value-type="string" office:string-value="" calcext:value-type="error">
            <text:p/>
          </table:table-cell>
          <table:table-cell table:formula="of:=MATCH([.$B32];[.AF$5:.AF$16];0)" office:value-type="string" office:string-value="" calcext:value-type="error">
            <text:p/>
          </table:table-cell>
          <table:table-cell table:formula="of:=MATCH([.$B32];[.AG$5:.AG$16];0)" office:value-type="string" office:string-value="" calcext:value-type="error">
            <text:p/>
          </table:table-cell>
          <table:table-cell table:formula="of:=MATCH([.$B32];[.AH$5:.AH$16];0)" office:value-type="string" office:string-value="" calcext:value-type="error">
            <text:p/>
          </table:table-cell>
          <table:table-cell table:formula="of:=MATCH([.$B32];[.AI$5:.AI$16];0)" office:value-type="string" office:string-value="" calcext:value-type="error">
            <text:p/>
          </table:table-cell>
          <table:table-cell table:formula="of:=MATCH([.$B32];[.AJ$5:.AJ$16];0)" office:value-type="string" office:string-value="" calcext:value-type="error">
            <text:p/>
          </table:table-cell>
          <table:table-cell table:formula="of:=MATCH([.$B32];[.AK$5:.AK$16];0)" office:value-type="string" office:string-value="" calcext:value-type="error">
            <text:p/>
          </table:table-cell>
          <table:table-cell table:formula="of:=MATCH([.$B32];[.AL$5:.AL$16];0)" office:value-type="string" office:string-value="" calcext:value-type="error">
            <text:p/>
          </table:table-cell>
          <table:table-cell table:formula="of:=MATCH([.$B32];[.AM$5:.AM$16];0)" office:value-type="string" office:string-value="" calcext:value-type="error">
            <text:p/>
          </table:table-cell>
          <table:table-cell table:formula="of:=MATCH([.$B32];[.AN$5:.AN$16];0)" office:value-type="string" office:string-value="" calcext:value-type="error">
            <text:p/>
          </table:table-cell>
          <table:table-cell table:formula="of:=MATCH([.$B32];[.AO$5:.AO$16];0)" office:value-type="string" office:string-value="" calcext:value-type="error">
            <text:p/>
          </table:table-cell>
          <table:table-cell table:formula="of:=MATCH([.$B32];[.AP$5:.AP$16];0)" office:value-type="string" office:string-value="" calcext:value-type="error">
            <text:p/>
          </table:table-cell>
          <table:table-cell table:formula="of:=MATCH([.$B32];[.AQ$5:.AQ$16];0)" office:value-type="string" office:string-value="" calcext:value-type="error">
            <text:p/>
          </table:table-cell>
          <table:table-cell table:formula="of:=MATCH([.$B32];[.AR$5:.AR$16];0)" office:value-type="string" office:string-value="" calcext:value-type="error">
            <text:p/>
          </table:table-cell>
          <table:table-cell table:formula="of:=MATCH([.$B32];[.AS$5:.AS$16];0)" office:value-type="string" office:string-value="" calcext:value-type="error">
            <text:p/>
          </table:table-cell>
          <table:table-cell table:formula="of:=MATCH([.$B32];[.AT$5:.AT$16];0)" office:value-type="string" office:string-value="" calcext:value-type="error">
            <text:p/>
          </table:table-cell>
          <table:table-cell table:formula="of:=MATCH([.$B32];[.AU$5:.AU$16];0)" office:value-type="string" office:string-value="" calcext:value-type="error">
            <text:p/>
          </table:table-cell>
          <table:table-cell table:formula="of:=MATCH([.$B32];[.AV$5:.AV$16];0)" office:value-type="string" office:string-value="" calcext:value-type="error">
            <text:p/>
          </table:table-cell>
          <table:table-cell table:formula="of:=MATCH([.$B32];[.AW$5:.AW$16];0)" office:value-type="string" office:string-value="" calcext:value-type="error">
            <text:p/>
          </table:table-cell>
          <table:table-cell table:formula="of:=MATCH([.$B32];[.AX$5:.AX$16];0)" office:value-type="string" office:string-value="" calcext:value-type="error">
            <text:p/>
          </table:table-cell>
          <table:table-cell table:formula="of:=MATCH([.$B32];[.AY$5:.AY$16];0)" office:value-type="string" office:string-value="" calcext:value-type="error">
            <text:p/>
          </table:table-cell>
          <table:table-cell table:formula="of:=MATCH([.$B32];[.AZ$5:.AZ$16];0)" office:value-type="string" office:string-value="" calcext:value-type="error">
            <text:p/>
          </table:table-cell>
          <table:table-cell table:formula="of:=MATCH([.$B32];[.BA$5:.BA$16];0)" office:value-type="string" office:string-value="" calcext:value-type="error">
            <text:p/>
          </table:table-cell>
          <table:table-cell table:formula="of:=MATCH([.$B32];[.BB$5:.BB$16];0)" office:value-type="string" office:string-value="" calcext:value-type="error">
            <text:p/>
          </table:table-cell>
          <table:table-cell table:formula="of:=MATCH([.$B32];[.BC$5:.BC$16];0)" office:value-type="string" office:string-value="" calcext:value-type="error">
            <text:p/>
          </table:table-cell>
          <table:table-cell table:formula="of:=MATCH([.$B32];[.BD$5:.BD$16];0)" office:value-type="string" office:string-value="" calcext:value-type="error">
            <text:p/>
          </table:table-cell>
          <table:table-cell table:formula="of:=MATCH([.$B32];[.BE$5:.BE$16];0)" office:value-type="string" office:string-value="" calcext:value-type="error">
            <text:p/>
          </table:table-cell>
          <table:table-cell table:formula="of:=MATCH([.$B32];[.BF$5:.BF$16];0)" office:value-type="string" office:string-value="" calcext:value-type="error">
            <text:p/>
          </table:table-cell>
          <table:table-cell table:formula="of:=MATCH([.$B32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14" calcext:value-type="float">
            <text:p>14</text:p>
          </table:table-cell>
          <table:table-cell table:formula="of:=LARGE([.$F$5:.$BG$16];[.A33])" office:value-type="float" office:value="894920" calcext:value-type="float">
            <text:p/>
          </table:table-cell>
          <table:table-cell table:formula="of:=[.B33]-[.B34]" office:value-type="float" office:value="68840" calcext:value-type="float">
            <text:p/>
          </table:table-cell>
          <table:table-cell table:style-name="ce81" table:number-matrix-columns-spanned="1" table:number-matrix-rows-spanned="1" table:formula="of:=INDEX([.F33:.BG33];MATCH(1;IF(NOT(ISNA([.F33:.BG33]));1;0);0))" office:value-type="float" office:value="5" calcext:value-type="float">
            <text:p/>
          </table:table-cell>
          <table:table-cell table:formula="of:=COUNT(IF(ISNUMBER([.F33:.BG33]);[.F33:.BG33]))" office:value-type="float" office:value="1" calcext:value-type="float">
            <text:p/>
          </table:table-cell>
          <table:table-cell table:formula="of:=MATCH([.$B33];[.F$5:.F$16];0)" office:value-type="float" office:value="5" calcext:value-type="float">
            <text:p/>
          </table:table-cell>
          <table:table-cell table:formula="of:=MATCH([.$B33];[.G$5:.G$16];0)" office:value-type="string" office:string-value="" calcext:value-type="error">
            <text:p/>
          </table:table-cell>
          <table:table-cell table:formula="of:=MATCH([.$B33];[.H$5:.H$16];0)" office:value-type="string" office:string-value="" calcext:value-type="error">
            <text:p/>
          </table:table-cell>
          <table:table-cell table:formula="of:=MATCH([.$B33];[.I$5:.I$16];0)" office:value-type="string" office:string-value="" calcext:value-type="error">
            <text:p/>
          </table:table-cell>
          <table:table-cell table:formula="of:=MATCH([.$B33];[.J$5:.J$16];0)" office:value-type="string" office:string-value="" calcext:value-type="error">
            <text:p/>
          </table:table-cell>
          <table:table-cell table:formula="of:=MATCH([.$B33];[.K$5:.K$16];0)" office:value-type="string" office:string-value="" calcext:value-type="error">
            <text:p/>
          </table:table-cell>
          <table:table-cell table:formula="of:=MATCH([.$B33];[.L$5:.L$16];0)" office:value-type="string" office:string-value="" calcext:value-type="error">
            <text:p/>
          </table:table-cell>
          <table:table-cell table:formula="of:=MATCH([.$B33];[.M$5:.M$16];0)" office:value-type="string" office:string-value="" calcext:value-type="error">
            <text:p/>
          </table:table-cell>
          <table:table-cell table:formula="of:=MATCH([.$B33];[.N$5:.N$16];0)" office:value-type="string" office:string-value="" calcext:value-type="error">
            <text:p/>
          </table:table-cell>
          <table:table-cell table:formula="of:=MATCH([.$B33];[.O$5:.O$16];0)" office:value-type="string" office:string-value="" calcext:value-type="error">
            <text:p/>
          </table:table-cell>
          <table:table-cell table:formula="of:=MATCH([.$B33];[.P$5:.P$16];0)" office:value-type="string" office:string-value="" calcext:value-type="error">
            <text:p/>
          </table:table-cell>
          <table:table-cell table:formula="of:=MATCH([.$B33];[.Q$5:.Q$16];0)" office:value-type="string" office:string-value="" calcext:value-type="error">
            <text:p/>
          </table:table-cell>
          <table:table-cell table:formula="of:=MATCH([.$B33];[.R$5:.R$16];0)" office:value-type="string" office:string-value="" calcext:value-type="error">
            <text:p/>
          </table:table-cell>
          <table:table-cell table:formula="of:=MATCH([.$B33];[.S$5:.S$16];0)" office:value-type="string" office:string-value="" calcext:value-type="error">
            <text:p/>
          </table:table-cell>
          <table:table-cell table:formula="of:=MATCH([.$B33];[.T$5:.T$16];0)" office:value-type="string" office:string-value="" calcext:value-type="error">
            <text:p/>
          </table:table-cell>
          <table:table-cell table:formula="of:=MATCH([.$B33];[.U$5:.U$16];0)" office:value-type="string" office:string-value="" calcext:value-type="error">
            <text:p/>
          </table:table-cell>
          <table:table-cell table:formula="of:=MATCH([.$B33];[.V$5:.V$16];0)" office:value-type="string" office:string-value="" calcext:value-type="error">
            <text:p/>
          </table:table-cell>
          <table:table-cell table:formula="of:=MATCH([.$B33];[.W$5:.W$16];0)" office:value-type="string" office:string-value="" calcext:value-type="error">
            <text:p/>
          </table:table-cell>
          <table:table-cell table:formula="of:=MATCH([.$B33];[.X$5:.X$16];0)" office:value-type="string" office:string-value="" calcext:value-type="error">
            <text:p/>
          </table:table-cell>
          <table:table-cell table:formula="of:=MATCH([.$B33];[.Y$5:.Y$16];0)" office:value-type="string" office:string-value="" calcext:value-type="error">
            <text:p/>
          </table:table-cell>
          <table:table-cell table:formula="of:=MATCH([.$B33];[.Z$5:.Z$16];0)" office:value-type="string" office:string-value="" calcext:value-type="error">
            <text:p/>
          </table:table-cell>
          <table:table-cell table:formula="of:=MATCH([.$B33];[.AA$5:.AA$16];0)" office:value-type="string" office:string-value="" calcext:value-type="error">
            <text:p/>
          </table:table-cell>
          <table:table-cell table:formula="of:=MATCH([.$B33];[.AB$5:.AB$16];0)" office:value-type="string" office:string-value="" calcext:value-type="error">
            <text:p/>
          </table:table-cell>
          <table:table-cell table:formula="of:=MATCH([.$B33];[.AC$5:.AC$16];0)" office:value-type="string" office:string-value="" calcext:value-type="error">
            <text:p/>
          </table:table-cell>
          <table:table-cell table:formula="of:=MATCH([.$B33];[.AD$5:.AD$16];0)" office:value-type="string" office:string-value="" calcext:value-type="error">
            <text:p/>
          </table:table-cell>
          <table:table-cell table:formula="of:=MATCH([.$B33];[.AE$5:.AE$16];0)" office:value-type="string" office:string-value="" calcext:value-type="error">
            <text:p/>
          </table:table-cell>
          <table:table-cell table:formula="of:=MATCH([.$B33];[.AF$5:.AF$16];0)" office:value-type="string" office:string-value="" calcext:value-type="error">
            <text:p/>
          </table:table-cell>
          <table:table-cell table:formula="of:=MATCH([.$B33];[.AG$5:.AG$16];0)" office:value-type="string" office:string-value="" calcext:value-type="error">
            <text:p/>
          </table:table-cell>
          <table:table-cell table:formula="of:=MATCH([.$B33];[.AH$5:.AH$16];0)" office:value-type="string" office:string-value="" calcext:value-type="error">
            <text:p/>
          </table:table-cell>
          <table:table-cell table:formula="of:=MATCH([.$B33];[.AI$5:.AI$16];0)" office:value-type="string" office:string-value="" calcext:value-type="error">
            <text:p/>
          </table:table-cell>
          <table:table-cell table:formula="of:=MATCH([.$B33];[.AJ$5:.AJ$16];0)" office:value-type="string" office:string-value="" calcext:value-type="error">
            <text:p/>
          </table:table-cell>
          <table:table-cell table:formula="of:=MATCH([.$B33];[.AK$5:.AK$16];0)" office:value-type="string" office:string-value="" calcext:value-type="error">
            <text:p/>
          </table:table-cell>
          <table:table-cell table:formula="of:=MATCH([.$B33];[.AL$5:.AL$16];0)" office:value-type="string" office:string-value="" calcext:value-type="error">
            <text:p/>
          </table:table-cell>
          <table:table-cell table:formula="of:=MATCH([.$B33];[.AM$5:.AM$16];0)" office:value-type="string" office:string-value="" calcext:value-type="error">
            <text:p/>
          </table:table-cell>
          <table:table-cell table:formula="of:=MATCH([.$B33];[.AN$5:.AN$16];0)" office:value-type="string" office:string-value="" calcext:value-type="error">
            <text:p/>
          </table:table-cell>
          <table:table-cell table:formula="of:=MATCH([.$B33];[.AO$5:.AO$16];0)" office:value-type="string" office:string-value="" calcext:value-type="error">
            <text:p/>
          </table:table-cell>
          <table:table-cell table:formula="of:=MATCH([.$B33];[.AP$5:.AP$16];0)" office:value-type="string" office:string-value="" calcext:value-type="error">
            <text:p/>
          </table:table-cell>
          <table:table-cell table:formula="of:=MATCH([.$B33];[.AQ$5:.AQ$16];0)" office:value-type="string" office:string-value="" calcext:value-type="error">
            <text:p/>
          </table:table-cell>
          <table:table-cell table:formula="of:=MATCH([.$B33];[.AR$5:.AR$16];0)" office:value-type="string" office:string-value="" calcext:value-type="error">
            <text:p/>
          </table:table-cell>
          <table:table-cell table:formula="of:=MATCH([.$B33];[.AS$5:.AS$16];0)" office:value-type="string" office:string-value="" calcext:value-type="error">
            <text:p/>
          </table:table-cell>
          <table:table-cell table:formula="of:=MATCH([.$B33];[.AT$5:.AT$16];0)" office:value-type="string" office:string-value="" calcext:value-type="error">
            <text:p/>
          </table:table-cell>
          <table:table-cell table:formula="of:=MATCH([.$B33];[.AU$5:.AU$16];0)" office:value-type="string" office:string-value="" calcext:value-type="error">
            <text:p/>
          </table:table-cell>
          <table:table-cell table:formula="of:=MATCH([.$B33];[.AV$5:.AV$16];0)" office:value-type="string" office:string-value="" calcext:value-type="error">
            <text:p/>
          </table:table-cell>
          <table:table-cell table:formula="of:=MATCH([.$B33];[.AW$5:.AW$16];0)" office:value-type="string" office:string-value="" calcext:value-type="error">
            <text:p/>
          </table:table-cell>
          <table:table-cell table:formula="of:=MATCH([.$B33];[.AX$5:.AX$16];0)" office:value-type="string" office:string-value="" calcext:value-type="error">
            <text:p/>
          </table:table-cell>
          <table:table-cell table:formula="of:=MATCH([.$B33];[.AY$5:.AY$16];0)" office:value-type="string" office:string-value="" calcext:value-type="error">
            <text:p/>
          </table:table-cell>
          <table:table-cell table:formula="of:=MATCH([.$B33];[.AZ$5:.AZ$16];0)" office:value-type="string" office:string-value="" calcext:value-type="error">
            <text:p/>
          </table:table-cell>
          <table:table-cell table:formula="of:=MATCH([.$B33];[.BA$5:.BA$16];0)" office:value-type="string" office:string-value="" calcext:value-type="error">
            <text:p/>
          </table:table-cell>
          <table:table-cell table:formula="of:=MATCH([.$B33];[.BB$5:.BB$16];0)" office:value-type="string" office:string-value="" calcext:value-type="error">
            <text:p/>
          </table:table-cell>
          <table:table-cell table:formula="of:=MATCH([.$B33];[.BC$5:.BC$16];0)" office:value-type="string" office:string-value="" calcext:value-type="error">
            <text:p/>
          </table:table-cell>
          <table:table-cell table:formula="of:=MATCH([.$B33];[.BD$5:.BD$16];0)" office:value-type="string" office:string-value="" calcext:value-type="error">
            <text:p/>
          </table:table-cell>
          <table:table-cell table:formula="of:=MATCH([.$B33];[.BE$5:.BE$16];0)" office:value-type="string" office:string-value="" calcext:value-type="error">
            <text:p/>
          </table:table-cell>
          <table:table-cell table:formula="of:=MATCH([.$B33];[.BF$5:.BF$16];0)" office:value-type="string" office:string-value="" calcext:value-type="error">
            <text:p/>
          </table:table-cell>
          <table:table-cell table:formula="of:=MATCH([.$B33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15" calcext:value-type="float">
            <text:p>15</text:p>
          </table:table-cell>
          <table:table-cell table:formula="of:=LARGE([.$F$5:.$BG$16];[.A34])" office:value-type="float" office:value="826080" calcext:value-type="float">
            <text:p/>
          </table:table-cell>
          <table:table-cell table:formula="of:=[.B34]-[.B35]" office:value-type="float" office:value="11473.3333333331" calcext:value-type="float">
            <text:p/>
          </table:table-cell>
          <table:table-cell table:style-name="ce81" table:number-matrix-columns-spanned="1" table:number-matrix-rows-spanned="1" table:formula="of:=INDEX([.F34:.BG34];MATCH(1;IF(NOT(ISNA([.F34:.BG34]));1;0);0))" office:value-type="float" office:value="6" calcext:value-type="float">
            <text:p/>
          </table:table-cell>
          <table:table-cell table:formula="of:=COUNT(IF(ISNUMBER([.F34:.BG34]);[.F34:.BG34]))" office:value-type="float" office:value="1" calcext:value-type="float">
            <text:p/>
          </table:table-cell>
          <table:table-cell table:formula="of:=MATCH([.$B34];[.F$5:.F$16];0)" office:value-type="float" office:value="6" calcext:value-type="float">
            <text:p/>
          </table:table-cell>
          <table:table-cell table:formula="of:=MATCH([.$B34];[.G$5:.G$16];0)" office:value-type="string" office:string-value="" calcext:value-type="error">
            <text:p/>
          </table:table-cell>
          <table:table-cell table:formula="of:=MATCH([.$B34];[.H$5:.H$16];0)" office:value-type="string" office:string-value="" calcext:value-type="error">
            <text:p/>
          </table:table-cell>
          <table:table-cell table:formula="of:=MATCH([.$B34];[.I$5:.I$16];0)" office:value-type="string" office:string-value="" calcext:value-type="error">
            <text:p/>
          </table:table-cell>
          <table:table-cell table:formula="of:=MATCH([.$B34];[.J$5:.J$16];0)" office:value-type="string" office:string-value="" calcext:value-type="error">
            <text:p/>
          </table:table-cell>
          <table:table-cell table:formula="of:=MATCH([.$B34];[.K$5:.K$16];0)" office:value-type="string" office:string-value="" calcext:value-type="error">
            <text:p/>
          </table:table-cell>
          <table:table-cell table:formula="of:=MATCH([.$B34];[.L$5:.L$16];0)" office:value-type="string" office:string-value="" calcext:value-type="error">
            <text:p/>
          </table:table-cell>
          <table:table-cell table:formula="of:=MATCH([.$B34];[.M$5:.M$16];0)" office:value-type="string" office:string-value="" calcext:value-type="error">
            <text:p/>
          </table:table-cell>
          <table:table-cell table:formula="of:=MATCH([.$B34];[.N$5:.N$16];0)" office:value-type="string" office:string-value="" calcext:value-type="error">
            <text:p/>
          </table:table-cell>
          <table:table-cell table:formula="of:=MATCH([.$B34];[.O$5:.O$16];0)" office:value-type="string" office:string-value="" calcext:value-type="error">
            <text:p/>
          </table:table-cell>
          <table:table-cell table:formula="of:=MATCH([.$B34];[.P$5:.P$16];0)" office:value-type="string" office:string-value="" calcext:value-type="error">
            <text:p/>
          </table:table-cell>
          <table:table-cell table:formula="of:=MATCH([.$B34];[.Q$5:.Q$16];0)" office:value-type="string" office:string-value="" calcext:value-type="error">
            <text:p/>
          </table:table-cell>
          <table:table-cell table:formula="of:=MATCH([.$B34];[.R$5:.R$16];0)" office:value-type="string" office:string-value="" calcext:value-type="error">
            <text:p/>
          </table:table-cell>
          <table:table-cell table:formula="of:=MATCH([.$B34];[.S$5:.S$16];0)" office:value-type="string" office:string-value="" calcext:value-type="error">
            <text:p/>
          </table:table-cell>
          <table:table-cell table:formula="of:=MATCH([.$B34];[.T$5:.T$16];0)" office:value-type="string" office:string-value="" calcext:value-type="error">
            <text:p/>
          </table:table-cell>
          <table:table-cell table:formula="of:=MATCH([.$B34];[.U$5:.U$16];0)" office:value-type="string" office:string-value="" calcext:value-type="error">
            <text:p/>
          </table:table-cell>
          <table:table-cell table:formula="of:=MATCH([.$B34];[.V$5:.V$16];0)" office:value-type="string" office:string-value="" calcext:value-type="error">
            <text:p/>
          </table:table-cell>
          <table:table-cell table:formula="of:=MATCH([.$B34];[.W$5:.W$16];0)" office:value-type="string" office:string-value="" calcext:value-type="error">
            <text:p/>
          </table:table-cell>
          <table:table-cell table:formula="of:=MATCH([.$B34];[.X$5:.X$16];0)" office:value-type="string" office:string-value="" calcext:value-type="error">
            <text:p/>
          </table:table-cell>
          <table:table-cell table:formula="of:=MATCH([.$B34];[.Y$5:.Y$16];0)" office:value-type="string" office:string-value="" calcext:value-type="error">
            <text:p/>
          </table:table-cell>
          <table:table-cell table:formula="of:=MATCH([.$B34];[.Z$5:.Z$16];0)" office:value-type="string" office:string-value="" calcext:value-type="error">
            <text:p/>
          </table:table-cell>
          <table:table-cell table:formula="of:=MATCH([.$B34];[.AA$5:.AA$16];0)" office:value-type="string" office:string-value="" calcext:value-type="error">
            <text:p/>
          </table:table-cell>
          <table:table-cell table:formula="of:=MATCH([.$B34];[.AB$5:.AB$16];0)" office:value-type="string" office:string-value="" calcext:value-type="error">
            <text:p/>
          </table:table-cell>
          <table:table-cell table:formula="of:=MATCH([.$B34];[.AC$5:.AC$16];0)" office:value-type="string" office:string-value="" calcext:value-type="error">
            <text:p/>
          </table:table-cell>
          <table:table-cell table:formula="of:=MATCH([.$B34];[.AD$5:.AD$16];0)" office:value-type="string" office:string-value="" calcext:value-type="error">
            <text:p/>
          </table:table-cell>
          <table:table-cell table:formula="of:=MATCH([.$B34];[.AE$5:.AE$16];0)" office:value-type="string" office:string-value="" calcext:value-type="error">
            <text:p/>
          </table:table-cell>
          <table:table-cell table:formula="of:=MATCH([.$B34];[.AF$5:.AF$16];0)" office:value-type="string" office:string-value="" calcext:value-type="error">
            <text:p/>
          </table:table-cell>
          <table:table-cell table:formula="of:=MATCH([.$B34];[.AG$5:.AG$16];0)" office:value-type="string" office:string-value="" calcext:value-type="error">
            <text:p/>
          </table:table-cell>
          <table:table-cell table:formula="of:=MATCH([.$B34];[.AH$5:.AH$16];0)" office:value-type="string" office:string-value="" calcext:value-type="error">
            <text:p/>
          </table:table-cell>
          <table:table-cell table:formula="of:=MATCH([.$B34];[.AI$5:.AI$16];0)" office:value-type="string" office:string-value="" calcext:value-type="error">
            <text:p/>
          </table:table-cell>
          <table:table-cell table:formula="of:=MATCH([.$B34];[.AJ$5:.AJ$16];0)" office:value-type="string" office:string-value="" calcext:value-type="error">
            <text:p/>
          </table:table-cell>
          <table:table-cell table:formula="of:=MATCH([.$B34];[.AK$5:.AK$16];0)" office:value-type="string" office:string-value="" calcext:value-type="error">
            <text:p/>
          </table:table-cell>
          <table:table-cell table:formula="of:=MATCH([.$B34];[.AL$5:.AL$16];0)" office:value-type="string" office:string-value="" calcext:value-type="error">
            <text:p/>
          </table:table-cell>
          <table:table-cell table:formula="of:=MATCH([.$B34];[.AM$5:.AM$16];0)" office:value-type="string" office:string-value="" calcext:value-type="error">
            <text:p/>
          </table:table-cell>
          <table:table-cell table:formula="of:=MATCH([.$B34];[.AN$5:.AN$16];0)" office:value-type="string" office:string-value="" calcext:value-type="error">
            <text:p/>
          </table:table-cell>
          <table:table-cell table:formula="of:=MATCH([.$B34];[.AO$5:.AO$16];0)" office:value-type="string" office:string-value="" calcext:value-type="error">
            <text:p/>
          </table:table-cell>
          <table:table-cell table:formula="of:=MATCH([.$B34];[.AP$5:.AP$16];0)" office:value-type="string" office:string-value="" calcext:value-type="error">
            <text:p/>
          </table:table-cell>
          <table:table-cell table:formula="of:=MATCH([.$B34];[.AQ$5:.AQ$16];0)" office:value-type="string" office:string-value="" calcext:value-type="error">
            <text:p/>
          </table:table-cell>
          <table:table-cell table:formula="of:=MATCH([.$B34];[.AR$5:.AR$16];0)" office:value-type="string" office:string-value="" calcext:value-type="error">
            <text:p/>
          </table:table-cell>
          <table:table-cell table:formula="of:=MATCH([.$B34];[.AS$5:.AS$16];0)" office:value-type="string" office:string-value="" calcext:value-type="error">
            <text:p/>
          </table:table-cell>
          <table:table-cell table:formula="of:=MATCH([.$B34];[.AT$5:.AT$16];0)" office:value-type="string" office:string-value="" calcext:value-type="error">
            <text:p/>
          </table:table-cell>
          <table:table-cell table:formula="of:=MATCH([.$B34];[.AU$5:.AU$16];0)" office:value-type="string" office:string-value="" calcext:value-type="error">
            <text:p/>
          </table:table-cell>
          <table:table-cell table:formula="of:=MATCH([.$B34];[.AV$5:.AV$16];0)" office:value-type="string" office:string-value="" calcext:value-type="error">
            <text:p/>
          </table:table-cell>
          <table:table-cell table:formula="of:=MATCH([.$B34];[.AW$5:.AW$16];0)" office:value-type="string" office:string-value="" calcext:value-type="error">
            <text:p/>
          </table:table-cell>
          <table:table-cell table:formula="of:=MATCH([.$B34];[.AX$5:.AX$16];0)" office:value-type="string" office:string-value="" calcext:value-type="error">
            <text:p/>
          </table:table-cell>
          <table:table-cell table:formula="of:=MATCH([.$B34];[.AY$5:.AY$16];0)" office:value-type="string" office:string-value="" calcext:value-type="error">
            <text:p/>
          </table:table-cell>
          <table:table-cell table:formula="of:=MATCH([.$B34];[.AZ$5:.AZ$16];0)" office:value-type="string" office:string-value="" calcext:value-type="error">
            <text:p/>
          </table:table-cell>
          <table:table-cell table:formula="of:=MATCH([.$B34];[.BA$5:.BA$16];0)" office:value-type="string" office:string-value="" calcext:value-type="error">
            <text:p/>
          </table:table-cell>
          <table:table-cell table:formula="of:=MATCH([.$B34];[.BB$5:.BB$16];0)" office:value-type="string" office:string-value="" calcext:value-type="error">
            <text:p/>
          </table:table-cell>
          <table:table-cell table:formula="of:=MATCH([.$B34];[.BC$5:.BC$16];0)" office:value-type="string" office:string-value="" calcext:value-type="error">
            <text:p/>
          </table:table-cell>
          <table:table-cell table:formula="of:=MATCH([.$B34];[.BD$5:.BD$16];0)" office:value-type="string" office:string-value="" calcext:value-type="error">
            <text:p/>
          </table:table-cell>
          <table:table-cell table:formula="of:=MATCH([.$B34];[.BE$5:.BE$16];0)" office:value-type="string" office:string-value="" calcext:value-type="error">
            <text:p/>
          </table:table-cell>
          <table:table-cell table:formula="of:=MATCH([.$B34];[.BF$5:.BF$16];0)" office:value-type="string" office:string-value="" calcext:value-type="error">
            <text:p/>
          </table:table-cell>
          <table:table-cell table:formula="of:=MATCH([.$B34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16" calcext:value-type="float">
            <text:p>16</text:p>
          </table:table-cell>
          <table:table-cell table:formula="of:=LARGE([.$F$5:.$BG$16];[.A35])" office:value-type="float" office:value="814606.666666667" calcext:value-type="float">
            <text:p/>
          </table:table-cell>
          <table:table-cell table:formula="of:=[.B35]-[.B36]" office:value-type="float" office:value="5736.66666666686" calcext:value-type="float">
            <text:p/>
          </table:table-cell>
          <table:table-cell table:style-name="ce81" table:number-matrix-columns-spanned="1" table:number-matrix-rows-spanned="1" table:formula="of:=INDEX([.F35:.BG35];MATCH(1;IF(NOT(ISNA([.F35:.BG35]));1;0);0))" office:value-type="float" office:value="1" calcext:value-type="float">
            <text:p/>
          </table:table-cell>
          <table:table-cell table:formula="of:=COUNT(IF(ISNUMBER([.F35:.BG35]);[.F35:.BG35]))" office:value-type="float" office:value="1" calcext:value-type="float">
            <text:p/>
          </table:table-cell>
          <table:table-cell table:formula="of:=MATCH([.$B35];[.F$5:.F$16];0)" office:value-type="string" office:string-value="" calcext:value-type="error">
            <text:p/>
          </table:table-cell>
          <table:table-cell table:formula="of:=MATCH([.$B35];[.G$5:.G$16];0)" office:value-type="string" office:string-value="" calcext:value-type="error">
            <text:p/>
          </table:table-cell>
          <table:table-cell table:formula="of:=MATCH([.$B35];[.H$5:.H$16];0)" office:value-type="string" office:string-value="" calcext:value-type="error">
            <text:p/>
          </table:table-cell>
          <table:table-cell table:formula="of:=MATCH([.$B35];[.I$5:.I$16];0)" office:value-type="string" office:string-value="" calcext:value-type="error">
            <text:p/>
          </table:table-cell>
          <table:table-cell table:formula="of:=MATCH([.$B35];[.J$5:.J$16];0)" office:value-type="string" office:string-value="" calcext:value-type="error">
            <text:p/>
          </table:table-cell>
          <table:table-cell table:formula="of:=MATCH([.$B35];[.K$5:.K$16];0)" office:value-type="float" office:value="1" calcext:value-type="float">
            <text:p/>
          </table:table-cell>
          <table:table-cell table:formula="of:=MATCH([.$B35];[.L$5:.L$16];0)" office:value-type="string" office:string-value="" calcext:value-type="error">
            <text:p/>
          </table:table-cell>
          <table:table-cell table:formula="of:=MATCH([.$B35];[.M$5:.M$16];0)" office:value-type="string" office:string-value="" calcext:value-type="error">
            <text:p/>
          </table:table-cell>
          <table:table-cell table:formula="of:=MATCH([.$B35];[.N$5:.N$16];0)" office:value-type="string" office:string-value="" calcext:value-type="error">
            <text:p/>
          </table:table-cell>
          <table:table-cell table:formula="of:=MATCH([.$B35];[.O$5:.O$16];0)" office:value-type="string" office:string-value="" calcext:value-type="error">
            <text:p/>
          </table:table-cell>
          <table:table-cell table:formula="of:=MATCH([.$B35];[.P$5:.P$16];0)" office:value-type="string" office:string-value="" calcext:value-type="error">
            <text:p/>
          </table:table-cell>
          <table:table-cell table:formula="of:=MATCH([.$B35];[.Q$5:.Q$16];0)" office:value-type="string" office:string-value="" calcext:value-type="error">
            <text:p/>
          </table:table-cell>
          <table:table-cell table:formula="of:=MATCH([.$B35];[.R$5:.R$16];0)" office:value-type="string" office:string-value="" calcext:value-type="error">
            <text:p/>
          </table:table-cell>
          <table:table-cell table:formula="of:=MATCH([.$B35];[.S$5:.S$16];0)" office:value-type="string" office:string-value="" calcext:value-type="error">
            <text:p/>
          </table:table-cell>
          <table:table-cell table:formula="of:=MATCH([.$B35];[.T$5:.T$16];0)" office:value-type="string" office:string-value="" calcext:value-type="error">
            <text:p/>
          </table:table-cell>
          <table:table-cell table:formula="of:=MATCH([.$B35];[.U$5:.U$16];0)" office:value-type="string" office:string-value="" calcext:value-type="error">
            <text:p/>
          </table:table-cell>
          <table:table-cell table:formula="of:=MATCH([.$B35];[.V$5:.V$16];0)" office:value-type="string" office:string-value="" calcext:value-type="error">
            <text:p/>
          </table:table-cell>
          <table:table-cell table:formula="of:=MATCH([.$B35];[.W$5:.W$16];0)" office:value-type="string" office:string-value="" calcext:value-type="error">
            <text:p/>
          </table:table-cell>
          <table:table-cell table:formula="of:=MATCH([.$B35];[.X$5:.X$16];0)" office:value-type="string" office:string-value="" calcext:value-type="error">
            <text:p/>
          </table:table-cell>
          <table:table-cell table:formula="of:=MATCH([.$B35];[.Y$5:.Y$16];0)" office:value-type="string" office:string-value="" calcext:value-type="error">
            <text:p/>
          </table:table-cell>
          <table:table-cell table:formula="of:=MATCH([.$B35];[.Z$5:.Z$16];0)" office:value-type="string" office:string-value="" calcext:value-type="error">
            <text:p/>
          </table:table-cell>
          <table:table-cell table:formula="of:=MATCH([.$B35];[.AA$5:.AA$16];0)" office:value-type="string" office:string-value="" calcext:value-type="error">
            <text:p/>
          </table:table-cell>
          <table:table-cell table:formula="of:=MATCH([.$B35];[.AB$5:.AB$16];0)" office:value-type="string" office:string-value="" calcext:value-type="error">
            <text:p/>
          </table:table-cell>
          <table:table-cell table:formula="of:=MATCH([.$B35];[.AC$5:.AC$16];0)" office:value-type="string" office:string-value="" calcext:value-type="error">
            <text:p/>
          </table:table-cell>
          <table:table-cell table:formula="of:=MATCH([.$B35];[.AD$5:.AD$16];0)" office:value-type="string" office:string-value="" calcext:value-type="error">
            <text:p/>
          </table:table-cell>
          <table:table-cell table:formula="of:=MATCH([.$B35];[.AE$5:.AE$16];0)" office:value-type="string" office:string-value="" calcext:value-type="error">
            <text:p/>
          </table:table-cell>
          <table:table-cell table:formula="of:=MATCH([.$B35];[.AF$5:.AF$16];0)" office:value-type="string" office:string-value="" calcext:value-type="error">
            <text:p/>
          </table:table-cell>
          <table:table-cell table:formula="of:=MATCH([.$B35];[.AG$5:.AG$16];0)" office:value-type="string" office:string-value="" calcext:value-type="error">
            <text:p/>
          </table:table-cell>
          <table:table-cell table:formula="of:=MATCH([.$B35];[.AH$5:.AH$16];0)" office:value-type="string" office:string-value="" calcext:value-type="error">
            <text:p/>
          </table:table-cell>
          <table:table-cell table:formula="of:=MATCH([.$B35];[.AI$5:.AI$16];0)" office:value-type="string" office:string-value="" calcext:value-type="error">
            <text:p/>
          </table:table-cell>
          <table:table-cell table:formula="of:=MATCH([.$B35];[.AJ$5:.AJ$16];0)" office:value-type="string" office:string-value="" calcext:value-type="error">
            <text:p/>
          </table:table-cell>
          <table:table-cell table:formula="of:=MATCH([.$B35];[.AK$5:.AK$16];0)" office:value-type="string" office:string-value="" calcext:value-type="error">
            <text:p/>
          </table:table-cell>
          <table:table-cell table:formula="of:=MATCH([.$B35];[.AL$5:.AL$16];0)" office:value-type="string" office:string-value="" calcext:value-type="error">
            <text:p/>
          </table:table-cell>
          <table:table-cell table:formula="of:=MATCH([.$B35];[.AM$5:.AM$16];0)" office:value-type="string" office:string-value="" calcext:value-type="error">
            <text:p/>
          </table:table-cell>
          <table:table-cell table:formula="of:=MATCH([.$B35];[.AN$5:.AN$16];0)" office:value-type="string" office:string-value="" calcext:value-type="error">
            <text:p/>
          </table:table-cell>
          <table:table-cell table:formula="of:=MATCH([.$B35];[.AO$5:.AO$16];0)" office:value-type="string" office:string-value="" calcext:value-type="error">
            <text:p/>
          </table:table-cell>
          <table:table-cell table:formula="of:=MATCH([.$B35];[.AP$5:.AP$16];0)" office:value-type="string" office:string-value="" calcext:value-type="error">
            <text:p/>
          </table:table-cell>
          <table:table-cell table:formula="of:=MATCH([.$B35];[.AQ$5:.AQ$16];0)" office:value-type="string" office:string-value="" calcext:value-type="error">
            <text:p/>
          </table:table-cell>
          <table:table-cell table:formula="of:=MATCH([.$B35];[.AR$5:.AR$16];0)" office:value-type="string" office:string-value="" calcext:value-type="error">
            <text:p/>
          </table:table-cell>
          <table:table-cell table:formula="of:=MATCH([.$B35];[.AS$5:.AS$16];0)" office:value-type="string" office:string-value="" calcext:value-type="error">
            <text:p/>
          </table:table-cell>
          <table:table-cell table:formula="of:=MATCH([.$B35];[.AT$5:.AT$16];0)" office:value-type="string" office:string-value="" calcext:value-type="error">
            <text:p/>
          </table:table-cell>
          <table:table-cell table:formula="of:=MATCH([.$B35];[.AU$5:.AU$16];0)" office:value-type="string" office:string-value="" calcext:value-type="error">
            <text:p/>
          </table:table-cell>
          <table:table-cell table:formula="of:=MATCH([.$B35];[.AV$5:.AV$16];0)" office:value-type="string" office:string-value="" calcext:value-type="error">
            <text:p/>
          </table:table-cell>
          <table:table-cell table:formula="of:=MATCH([.$B35];[.AW$5:.AW$16];0)" office:value-type="string" office:string-value="" calcext:value-type="error">
            <text:p/>
          </table:table-cell>
          <table:table-cell table:formula="of:=MATCH([.$B35];[.AX$5:.AX$16];0)" office:value-type="string" office:string-value="" calcext:value-type="error">
            <text:p/>
          </table:table-cell>
          <table:table-cell table:formula="of:=MATCH([.$B35];[.AY$5:.AY$16];0)" office:value-type="string" office:string-value="" calcext:value-type="error">
            <text:p/>
          </table:table-cell>
          <table:table-cell table:formula="of:=MATCH([.$B35];[.AZ$5:.AZ$16];0)" office:value-type="string" office:string-value="" calcext:value-type="error">
            <text:p/>
          </table:table-cell>
          <table:table-cell table:formula="of:=MATCH([.$B35];[.BA$5:.BA$16];0)" office:value-type="string" office:string-value="" calcext:value-type="error">
            <text:p/>
          </table:table-cell>
          <table:table-cell table:formula="of:=MATCH([.$B35];[.BB$5:.BB$16];0)" office:value-type="string" office:string-value="" calcext:value-type="error">
            <text:p/>
          </table:table-cell>
          <table:table-cell table:formula="of:=MATCH([.$B35];[.BC$5:.BC$16];0)" office:value-type="string" office:string-value="" calcext:value-type="error">
            <text:p/>
          </table:table-cell>
          <table:table-cell table:formula="of:=MATCH([.$B35];[.BD$5:.BD$16];0)" office:value-type="string" office:string-value="" calcext:value-type="error">
            <text:p/>
          </table:table-cell>
          <table:table-cell table:formula="of:=MATCH([.$B35];[.BE$5:.BE$16];0)" office:value-type="string" office:string-value="" calcext:value-type="error">
            <text:p/>
          </table:table-cell>
          <table:table-cell table:formula="of:=MATCH([.$B35];[.BF$5:.BF$16];0)" office:value-type="string" office:string-value="" calcext:value-type="error">
            <text:p/>
          </table:table-cell>
          <table:table-cell table:formula="of:=MATCH([.$B35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17" calcext:value-type="float">
            <text:p>17</text:p>
          </table:table-cell>
          <table:table-cell table:formula="of:=LARGE([.$F$5:.$BG$16];[.A36])" office:value-type="float" office:value="808870" calcext:value-type="float">
            <text:p/>
          </table:table-cell>
          <table:table-cell table:formula="of:=[.B36]-[.B37]" office:value-type="float" office:value="110635.714285714" calcext:value-type="float">
            <text:p/>
          </table:table-cell>
          <table:table-cell table:style-name="ce81" table:number-matrix-columns-spanned="1" table:number-matrix-rows-spanned="1" table:formula="of:=INDEX([.F36:.BG36];MATCH(1;IF(NOT(ISNA([.F36:.BG36]));1;0);0))" office:value-type="float" office:value="2" calcext:value-type="float">
            <text:p/>
          </table:table-cell>
          <table:table-cell table:formula="of:=COUNT(IF(ISNUMBER([.F36:.BG36]);[.F36:.BG36]))" office:value-type="float" office:value="1" calcext:value-type="float">
            <text:p/>
          </table:table-cell>
          <table:table-cell table:formula="of:=MATCH([.$B36];[.F$5:.F$16];0)" office:value-type="string" office:string-value="" calcext:value-type="error">
            <text:p/>
          </table:table-cell>
          <table:table-cell table:formula="of:=MATCH([.$B36];[.G$5:.G$16];0)" office:value-type="string" office:string-value="" calcext:value-type="error">
            <text:p/>
          </table:table-cell>
          <table:table-cell table:formula="of:=MATCH([.$B36];[.H$5:.H$16];0)" office:value-type="string" office:string-value="" calcext:value-type="error">
            <text:p/>
          </table:table-cell>
          <table:table-cell table:formula="of:=MATCH([.$B36];[.I$5:.I$16];0)" office:value-type="string" office:string-value="" calcext:value-type="error">
            <text:p/>
          </table:table-cell>
          <table:table-cell table:formula="of:=MATCH([.$B36];[.J$5:.J$16];0)" office:value-type="string" office:string-value="" calcext:value-type="error">
            <text:p/>
          </table:table-cell>
          <table:table-cell table:formula="of:=MATCH([.$B36];[.K$5:.K$16];0)" office:value-type="float" office:value="2" calcext:value-type="float">
            <text:p/>
          </table:table-cell>
          <table:table-cell table:formula="of:=MATCH([.$B36];[.L$5:.L$16];0)" office:value-type="string" office:string-value="" calcext:value-type="error">
            <text:p/>
          </table:table-cell>
          <table:table-cell table:formula="of:=MATCH([.$B36];[.M$5:.M$16];0)" office:value-type="string" office:string-value="" calcext:value-type="error">
            <text:p/>
          </table:table-cell>
          <table:table-cell table:formula="of:=MATCH([.$B36];[.N$5:.N$16];0)" office:value-type="string" office:string-value="" calcext:value-type="error">
            <text:p/>
          </table:table-cell>
          <table:table-cell table:formula="of:=MATCH([.$B36];[.O$5:.O$16];0)" office:value-type="string" office:string-value="" calcext:value-type="error">
            <text:p/>
          </table:table-cell>
          <table:table-cell table:formula="of:=MATCH([.$B36];[.P$5:.P$16];0)" office:value-type="string" office:string-value="" calcext:value-type="error">
            <text:p/>
          </table:table-cell>
          <table:table-cell table:formula="of:=MATCH([.$B36];[.Q$5:.Q$16];0)" office:value-type="string" office:string-value="" calcext:value-type="error">
            <text:p/>
          </table:table-cell>
          <table:table-cell table:formula="of:=MATCH([.$B36];[.R$5:.R$16];0)" office:value-type="string" office:string-value="" calcext:value-type="error">
            <text:p/>
          </table:table-cell>
          <table:table-cell table:formula="of:=MATCH([.$B36];[.S$5:.S$16];0)" office:value-type="string" office:string-value="" calcext:value-type="error">
            <text:p/>
          </table:table-cell>
          <table:table-cell table:formula="of:=MATCH([.$B36];[.T$5:.T$16];0)" office:value-type="string" office:string-value="" calcext:value-type="error">
            <text:p/>
          </table:table-cell>
          <table:table-cell table:formula="of:=MATCH([.$B36];[.U$5:.U$16];0)" office:value-type="string" office:string-value="" calcext:value-type="error">
            <text:p/>
          </table:table-cell>
          <table:table-cell table:formula="of:=MATCH([.$B36];[.V$5:.V$16];0)" office:value-type="string" office:string-value="" calcext:value-type="error">
            <text:p/>
          </table:table-cell>
          <table:table-cell table:formula="of:=MATCH([.$B36];[.W$5:.W$16];0)" office:value-type="string" office:string-value="" calcext:value-type="error">
            <text:p/>
          </table:table-cell>
          <table:table-cell table:formula="of:=MATCH([.$B36];[.X$5:.X$16];0)" office:value-type="string" office:string-value="" calcext:value-type="error">
            <text:p/>
          </table:table-cell>
          <table:table-cell table:formula="of:=MATCH([.$B36];[.Y$5:.Y$16];0)" office:value-type="string" office:string-value="" calcext:value-type="error">
            <text:p/>
          </table:table-cell>
          <table:table-cell table:formula="of:=MATCH([.$B36];[.Z$5:.Z$16];0)" office:value-type="string" office:string-value="" calcext:value-type="error">
            <text:p/>
          </table:table-cell>
          <table:table-cell table:formula="of:=MATCH([.$B36];[.AA$5:.AA$16];0)" office:value-type="string" office:string-value="" calcext:value-type="error">
            <text:p/>
          </table:table-cell>
          <table:table-cell table:formula="of:=MATCH([.$B36];[.AB$5:.AB$16];0)" office:value-type="string" office:string-value="" calcext:value-type="error">
            <text:p/>
          </table:table-cell>
          <table:table-cell table:formula="of:=MATCH([.$B36];[.AC$5:.AC$16];0)" office:value-type="string" office:string-value="" calcext:value-type="error">
            <text:p/>
          </table:table-cell>
          <table:table-cell table:formula="of:=MATCH([.$B36];[.AD$5:.AD$16];0)" office:value-type="string" office:string-value="" calcext:value-type="error">
            <text:p/>
          </table:table-cell>
          <table:table-cell table:formula="of:=MATCH([.$B36];[.AE$5:.AE$16];0)" office:value-type="string" office:string-value="" calcext:value-type="error">
            <text:p/>
          </table:table-cell>
          <table:table-cell table:formula="of:=MATCH([.$B36];[.AF$5:.AF$16];0)" office:value-type="string" office:string-value="" calcext:value-type="error">
            <text:p/>
          </table:table-cell>
          <table:table-cell table:formula="of:=MATCH([.$B36];[.AG$5:.AG$16];0)" office:value-type="string" office:string-value="" calcext:value-type="error">
            <text:p/>
          </table:table-cell>
          <table:table-cell table:formula="of:=MATCH([.$B36];[.AH$5:.AH$16];0)" office:value-type="string" office:string-value="" calcext:value-type="error">
            <text:p/>
          </table:table-cell>
          <table:table-cell table:formula="of:=MATCH([.$B36];[.AI$5:.AI$16];0)" office:value-type="string" office:string-value="" calcext:value-type="error">
            <text:p/>
          </table:table-cell>
          <table:table-cell table:formula="of:=MATCH([.$B36];[.AJ$5:.AJ$16];0)" office:value-type="string" office:string-value="" calcext:value-type="error">
            <text:p/>
          </table:table-cell>
          <table:table-cell table:formula="of:=MATCH([.$B36];[.AK$5:.AK$16];0)" office:value-type="string" office:string-value="" calcext:value-type="error">
            <text:p/>
          </table:table-cell>
          <table:table-cell table:formula="of:=MATCH([.$B36];[.AL$5:.AL$16];0)" office:value-type="string" office:string-value="" calcext:value-type="error">
            <text:p/>
          </table:table-cell>
          <table:table-cell table:formula="of:=MATCH([.$B36];[.AM$5:.AM$16];0)" office:value-type="string" office:string-value="" calcext:value-type="error">
            <text:p/>
          </table:table-cell>
          <table:table-cell table:formula="of:=MATCH([.$B36];[.AN$5:.AN$16];0)" office:value-type="string" office:string-value="" calcext:value-type="error">
            <text:p/>
          </table:table-cell>
          <table:table-cell table:formula="of:=MATCH([.$B36];[.AO$5:.AO$16];0)" office:value-type="string" office:string-value="" calcext:value-type="error">
            <text:p/>
          </table:table-cell>
          <table:table-cell table:formula="of:=MATCH([.$B36];[.AP$5:.AP$16];0)" office:value-type="string" office:string-value="" calcext:value-type="error">
            <text:p/>
          </table:table-cell>
          <table:table-cell table:formula="of:=MATCH([.$B36];[.AQ$5:.AQ$16];0)" office:value-type="string" office:string-value="" calcext:value-type="error">
            <text:p/>
          </table:table-cell>
          <table:table-cell table:formula="of:=MATCH([.$B36];[.AR$5:.AR$16];0)" office:value-type="string" office:string-value="" calcext:value-type="error">
            <text:p/>
          </table:table-cell>
          <table:table-cell table:formula="of:=MATCH([.$B36];[.AS$5:.AS$16];0)" office:value-type="string" office:string-value="" calcext:value-type="error">
            <text:p/>
          </table:table-cell>
          <table:table-cell table:formula="of:=MATCH([.$B36];[.AT$5:.AT$16];0)" office:value-type="string" office:string-value="" calcext:value-type="error">
            <text:p/>
          </table:table-cell>
          <table:table-cell table:formula="of:=MATCH([.$B36];[.AU$5:.AU$16];0)" office:value-type="string" office:string-value="" calcext:value-type="error">
            <text:p/>
          </table:table-cell>
          <table:table-cell table:formula="of:=MATCH([.$B36];[.AV$5:.AV$16];0)" office:value-type="string" office:string-value="" calcext:value-type="error">
            <text:p/>
          </table:table-cell>
          <table:table-cell table:formula="of:=MATCH([.$B36];[.AW$5:.AW$16];0)" office:value-type="string" office:string-value="" calcext:value-type="error">
            <text:p/>
          </table:table-cell>
          <table:table-cell table:formula="of:=MATCH([.$B36];[.AX$5:.AX$16];0)" office:value-type="string" office:string-value="" calcext:value-type="error">
            <text:p/>
          </table:table-cell>
          <table:table-cell table:formula="of:=MATCH([.$B36];[.AY$5:.AY$16];0)" office:value-type="string" office:string-value="" calcext:value-type="error">
            <text:p/>
          </table:table-cell>
          <table:table-cell table:formula="of:=MATCH([.$B36];[.AZ$5:.AZ$16];0)" office:value-type="string" office:string-value="" calcext:value-type="error">
            <text:p/>
          </table:table-cell>
          <table:table-cell table:formula="of:=MATCH([.$B36];[.BA$5:.BA$16];0)" office:value-type="string" office:string-value="" calcext:value-type="error">
            <text:p/>
          </table:table-cell>
          <table:table-cell table:formula="of:=MATCH([.$B36];[.BB$5:.BB$16];0)" office:value-type="string" office:string-value="" calcext:value-type="error">
            <text:p/>
          </table:table-cell>
          <table:table-cell table:formula="of:=MATCH([.$B36];[.BC$5:.BC$16];0)" office:value-type="string" office:string-value="" calcext:value-type="error">
            <text:p/>
          </table:table-cell>
          <table:table-cell table:formula="of:=MATCH([.$B36];[.BD$5:.BD$16];0)" office:value-type="string" office:string-value="" calcext:value-type="error">
            <text:p/>
          </table:table-cell>
          <table:table-cell table:formula="of:=MATCH([.$B36];[.BE$5:.BE$16];0)" office:value-type="string" office:string-value="" calcext:value-type="error">
            <text:p/>
          </table:table-cell>
          <table:table-cell table:formula="of:=MATCH([.$B36];[.BF$5:.BF$16];0)" office:value-type="string" office:string-value="" calcext:value-type="error">
            <text:p/>
          </table:table-cell>
          <table:table-cell table:formula="of:=MATCH([.$B36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18" calcext:value-type="float">
            <text:p>18</text:p>
          </table:table-cell>
          <table:table-cell table:formula="of:=LARGE([.$F$5:.$BG$16];[.A37])" office:value-type="float" office:value="698234.285714286" calcext:value-type="float">
            <text:p/>
          </table:table-cell>
          <table:table-cell table:formula="of:=[.B37]-[.B38]" office:value-type="float" office:value="4917.14285714296" calcext:value-type="float">
            <text:p/>
          </table:table-cell>
          <table:table-cell table:style-name="ce81" table:number-matrix-columns-spanned="1" table:number-matrix-rows-spanned="1" table:formula="of:=INDEX([.F37:.BG37];MATCH(1;IF(NOT(ISNA([.F37:.BG37]));1;0);0))" office:value-type="float" office:value="1" calcext:value-type="float">
            <text:p/>
          </table:table-cell>
          <table:table-cell table:formula="of:=COUNT(IF(ISNUMBER([.F37:.BG37]);[.F37:.BG37]))" office:value-type="float" office:value="1" calcext:value-type="float">
            <text:p/>
          </table:table-cell>
          <table:table-cell table:formula="of:=MATCH([.$B37];[.F$5:.F$16];0)" office:value-type="string" office:string-value="" calcext:value-type="error">
            <text:p/>
          </table:table-cell>
          <table:table-cell table:formula="of:=MATCH([.$B37];[.G$5:.G$16];0)" office:value-type="string" office:string-value="" calcext:value-type="error">
            <text:p/>
          </table:table-cell>
          <table:table-cell table:formula="of:=MATCH([.$B37];[.H$5:.H$16];0)" office:value-type="string" office:string-value="" calcext:value-type="error">
            <text:p/>
          </table:table-cell>
          <table:table-cell table:formula="of:=MATCH([.$B37];[.I$5:.I$16];0)" office:value-type="string" office:string-value="" calcext:value-type="error">
            <text:p/>
          </table:table-cell>
          <table:table-cell table:formula="of:=MATCH([.$B37];[.J$5:.J$16];0)" office:value-type="string" office:string-value="" calcext:value-type="error">
            <text:p/>
          </table:table-cell>
          <table:table-cell table:formula="of:=MATCH([.$B37];[.K$5:.K$16];0)" office:value-type="string" office:string-value="" calcext:value-type="error">
            <text:p/>
          </table:table-cell>
          <table:table-cell table:formula="of:=MATCH([.$B37];[.L$5:.L$16];0)" office:value-type="float" office:value="1" calcext:value-type="float">
            <text:p/>
          </table:table-cell>
          <table:table-cell table:formula="of:=MATCH([.$B37];[.M$5:.M$16];0)" office:value-type="string" office:string-value="" calcext:value-type="error">
            <text:p/>
          </table:table-cell>
          <table:table-cell table:formula="of:=MATCH([.$B37];[.N$5:.N$16];0)" office:value-type="string" office:string-value="" calcext:value-type="error">
            <text:p/>
          </table:table-cell>
          <table:table-cell table:formula="of:=MATCH([.$B37];[.O$5:.O$16];0)" office:value-type="string" office:string-value="" calcext:value-type="error">
            <text:p/>
          </table:table-cell>
          <table:table-cell table:formula="of:=MATCH([.$B37];[.P$5:.P$16];0)" office:value-type="string" office:string-value="" calcext:value-type="error">
            <text:p/>
          </table:table-cell>
          <table:table-cell table:formula="of:=MATCH([.$B37];[.Q$5:.Q$16];0)" office:value-type="string" office:string-value="" calcext:value-type="error">
            <text:p/>
          </table:table-cell>
          <table:table-cell table:formula="of:=MATCH([.$B37];[.R$5:.R$16];0)" office:value-type="string" office:string-value="" calcext:value-type="error">
            <text:p/>
          </table:table-cell>
          <table:table-cell table:formula="of:=MATCH([.$B37];[.S$5:.S$16];0)" office:value-type="string" office:string-value="" calcext:value-type="error">
            <text:p/>
          </table:table-cell>
          <table:table-cell table:formula="of:=MATCH([.$B37];[.T$5:.T$16];0)" office:value-type="string" office:string-value="" calcext:value-type="error">
            <text:p/>
          </table:table-cell>
          <table:table-cell table:formula="of:=MATCH([.$B37];[.U$5:.U$16];0)" office:value-type="string" office:string-value="" calcext:value-type="error">
            <text:p/>
          </table:table-cell>
          <table:table-cell table:formula="of:=MATCH([.$B37];[.V$5:.V$16];0)" office:value-type="string" office:string-value="" calcext:value-type="error">
            <text:p/>
          </table:table-cell>
          <table:table-cell table:formula="of:=MATCH([.$B37];[.W$5:.W$16];0)" office:value-type="string" office:string-value="" calcext:value-type="error">
            <text:p/>
          </table:table-cell>
          <table:table-cell table:formula="of:=MATCH([.$B37];[.X$5:.X$16];0)" office:value-type="string" office:string-value="" calcext:value-type="error">
            <text:p/>
          </table:table-cell>
          <table:table-cell table:formula="of:=MATCH([.$B37];[.Y$5:.Y$16];0)" office:value-type="string" office:string-value="" calcext:value-type="error">
            <text:p/>
          </table:table-cell>
          <table:table-cell table:formula="of:=MATCH([.$B37];[.Z$5:.Z$16];0)" office:value-type="string" office:string-value="" calcext:value-type="error">
            <text:p/>
          </table:table-cell>
          <table:table-cell table:formula="of:=MATCH([.$B37];[.AA$5:.AA$16];0)" office:value-type="string" office:string-value="" calcext:value-type="error">
            <text:p/>
          </table:table-cell>
          <table:table-cell table:formula="of:=MATCH([.$B37];[.AB$5:.AB$16];0)" office:value-type="string" office:string-value="" calcext:value-type="error">
            <text:p/>
          </table:table-cell>
          <table:table-cell table:formula="of:=MATCH([.$B37];[.AC$5:.AC$16];0)" office:value-type="string" office:string-value="" calcext:value-type="error">
            <text:p/>
          </table:table-cell>
          <table:table-cell table:formula="of:=MATCH([.$B37];[.AD$5:.AD$16];0)" office:value-type="string" office:string-value="" calcext:value-type="error">
            <text:p/>
          </table:table-cell>
          <table:table-cell table:formula="of:=MATCH([.$B37];[.AE$5:.AE$16];0)" office:value-type="string" office:string-value="" calcext:value-type="error">
            <text:p/>
          </table:table-cell>
          <table:table-cell table:formula="of:=MATCH([.$B37];[.AF$5:.AF$16];0)" office:value-type="string" office:string-value="" calcext:value-type="error">
            <text:p/>
          </table:table-cell>
          <table:table-cell table:formula="of:=MATCH([.$B37];[.AG$5:.AG$16];0)" office:value-type="string" office:string-value="" calcext:value-type="error">
            <text:p/>
          </table:table-cell>
          <table:table-cell table:formula="of:=MATCH([.$B37];[.AH$5:.AH$16];0)" office:value-type="string" office:string-value="" calcext:value-type="error">
            <text:p/>
          </table:table-cell>
          <table:table-cell table:formula="of:=MATCH([.$B37];[.AI$5:.AI$16];0)" office:value-type="string" office:string-value="" calcext:value-type="error">
            <text:p/>
          </table:table-cell>
          <table:table-cell table:formula="of:=MATCH([.$B37];[.AJ$5:.AJ$16];0)" office:value-type="string" office:string-value="" calcext:value-type="error">
            <text:p/>
          </table:table-cell>
          <table:table-cell table:formula="of:=MATCH([.$B37];[.AK$5:.AK$16];0)" office:value-type="string" office:string-value="" calcext:value-type="error">
            <text:p/>
          </table:table-cell>
          <table:table-cell table:formula="of:=MATCH([.$B37];[.AL$5:.AL$16];0)" office:value-type="string" office:string-value="" calcext:value-type="error">
            <text:p/>
          </table:table-cell>
          <table:table-cell table:formula="of:=MATCH([.$B37];[.AM$5:.AM$16];0)" office:value-type="string" office:string-value="" calcext:value-type="error">
            <text:p/>
          </table:table-cell>
          <table:table-cell table:formula="of:=MATCH([.$B37];[.AN$5:.AN$16];0)" office:value-type="string" office:string-value="" calcext:value-type="error">
            <text:p/>
          </table:table-cell>
          <table:table-cell table:formula="of:=MATCH([.$B37];[.AO$5:.AO$16];0)" office:value-type="string" office:string-value="" calcext:value-type="error">
            <text:p/>
          </table:table-cell>
          <table:table-cell table:formula="of:=MATCH([.$B37];[.AP$5:.AP$16];0)" office:value-type="string" office:string-value="" calcext:value-type="error">
            <text:p/>
          </table:table-cell>
          <table:table-cell table:formula="of:=MATCH([.$B37];[.AQ$5:.AQ$16];0)" office:value-type="string" office:string-value="" calcext:value-type="error">
            <text:p/>
          </table:table-cell>
          <table:table-cell table:formula="of:=MATCH([.$B37];[.AR$5:.AR$16];0)" office:value-type="string" office:string-value="" calcext:value-type="error">
            <text:p/>
          </table:table-cell>
          <table:table-cell table:formula="of:=MATCH([.$B37];[.AS$5:.AS$16];0)" office:value-type="string" office:string-value="" calcext:value-type="error">
            <text:p/>
          </table:table-cell>
          <table:table-cell table:formula="of:=MATCH([.$B37];[.AT$5:.AT$16];0)" office:value-type="string" office:string-value="" calcext:value-type="error">
            <text:p/>
          </table:table-cell>
          <table:table-cell table:formula="of:=MATCH([.$B37];[.AU$5:.AU$16];0)" office:value-type="string" office:string-value="" calcext:value-type="error">
            <text:p/>
          </table:table-cell>
          <table:table-cell table:formula="of:=MATCH([.$B37];[.AV$5:.AV$16];0)" office:value-type="string" office:string-value="" calcext:value-type="error">
            <text:p/>
          </table:table-cell>
          <table:table-cell table:formula="of:=MATCH([.$B37];[.AW$5:.AW$16];0)" office:value-type="string" office:string-value="" calcext:value-type="error">
            <text:p/>
          </table:table-cell>
          <table:table-cell table:formula="of:=MATCH([.$B37];[.AX$5:.AX$16];0)" office:value-type="string" office:string-value="" calcext:value-type="error">
            <text:p/>
          </table:table-cell>
          <table:table-cell table:formula="of:=MATCH([.$B37];[.AY$5:.AY$16];0)" office:value-type="string" office:string-value="" calcext:value-type="error">
            <text:p/>
          </table:table-cell>
          <table:table-cell table:formula="of:=MATCH([.$B37];[.AZ$5:.AZ$16];0)" office:value-type="string" office:string-value="" calcext:value-type="error">
            <text:p/>
          </table:table-cell>
          <table:table-cell table:formula="of:=MATCH([.$B37];[.BA$5:.BA$16];0)" office:value-type="string" office:string-value="" calcext:value-type="error">
            <text:p/>
          </table:table-cell>
          <table:table-cell table:formula="of:=MATCH([.$B37];[.BB$5:.BB$16];0)" office:value-type="string" office:string-value="" calcext:value-type="error">
            <text:p/>
          </table:table-cell>
          <table:table-cell table:formula="of:=MATCH([.$B37];[.BC$5:.BC$16];0)" office:value-type="string" office:string-value="" calcext:value-type="error">
            <text:p/>
          </table:table-cell>
          <table:table-cell table:formula="of:=MATCH([.$B37];[.BD$5:.BD$16];0)" office:value-type="string" office:string-value="" calcext:value-type="error">
            <text:p/>
          </table:table-cell>
          <table:table-cell table:formula="of:=MATCH([.$B37];[.BE$5:.BE$16];0)" office:value-type="string" office:string-value="" calcext:value-type="error">
            <text:p/>
          </table:table-cell>
          <table:table-cell table:formula="of:=MATCH([.$B37];[.BF$5:.BF$16];0)" office:value-type="string" office:string-value="" calcext:value-type="error">
            <text:p/>
          </table:table-cell>
          <table:table-cell table:formula="of:=MATCH([.$B37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19" calcext:value-type="float">
            <text:p>19</text:p>
          </table:table-cell>
          <table:table-cell table:formula="of:=LARGE([.$F$5:.$BG$16];[.A38])" office:value-type="float" office:value="693317.142857143" calcext:value-type="float">
            <text:p/>
          </table:table-cell>
          <table:table-cell table:formula="of:=[.B38]-[.B39]" office:value-type="float" office:value="82362.1428571427" calcext:value-type="float">
            <text:p/>
          </table:table-cell>
          <table:table-cell table:style-name="ce81" table:number-matrix-columns-spanned="1" table:number-matrix-rows-spanned="1" table:formula="of:=INDEX([.F38:.BG38];MATCH(1;IF(NOT(ISNA([.F38:.BG38]));1;0);0))" office:value-type="float" office:value="2" calcext:value-type="float">
            <text:p/>
          </table:table-cell>
          <table:table-cell table:formula="of:=COUNT(IF(ISNUMBER([.F38:.BG38]);[.F38:.BG38]))" office:value-type="float" office:value="1" calcext:value-type="float">
            <text:p/>
          </table:table-cell>
          <table:table-cell table:formula="of:=MATCH([.$B38];[.F$5:.F$16];0)" office:value-type="string" office:string-value="" calcext:value-type="error">
            <text:p/>
          </table:table-cell>
          <table:table-cell table:formula="of:=MATCH([.$B38];[.G$5:.G$16];0)" office:value-type="string" office:string-value="" calcext:value-type="error">
            <text:p/>
          </table:table-cell>
          <table:table-cell table:formula="of:=MATCH([.$B38];[.H$5:.H$16];0)" office:value-type="string" office:string-value="" calcext:value-type="error">
            <text:p/>
          </table:table-cell>
          <table:table-cell table:formula="of:=MATCH([.$B38];[.I$5:.I$16];0)" office:value-type="string" office:string-value="" calcext:value-type="error">
            <text:p/>
          </table:table-cell>
          <table:table-cell table:formula="of:=MATCH([.$B38];[.J$5:.J$16];0)" office:value-type="string" office:string-value="" calcext:value-type="error">
            <text:p/>
          </table:table-cell>
          <table:table-cell table:formula="of:=MATCH([.$B38];[.K$5:.K$16];0)" office:value-type="string" office:string-value="" calcext:value-type="error">
            <text:p/>
          </table:table-cell>
          <table:table-cell table:formula="of:=MATCH([.$B38];[.L$5:.L$16];0)" office:value-type="float" office:value="2" calcext:value-type="float">
            <text:p/>
          </table:table-cell>
          <table:table-cell table:formula="of:=MATCH([.$B38];[.M$5:.M$16];0)" office:value-type="string" office:string-value="" calcext:value-type="error">
            <text:p/>
          </table:table-cell>
          <table:table-cell table:formula="of:=MATCH([.$B38];[.N$5:.N$16];0)" office:value-type="string" office:string-value="" calcext:value-type="error">
            <text:p/>
          </table:table-cell>
          <table:table-cell table:formula="of:=MATCH([.$B38];[.O$5:.O$16];0)" office:value-type="string" office:string-value="" calcext:value-type="error">
            <text:p/>
          </table:table-cell>
          <table:table-cell table:formula="of:=MATCH([.$B38];[.P$5:.P$16];0)" office:value-type="string" office:string-value="" calcext:value-type="error">
            <text:p/>
          </table:table-cell>
          <table:table-cell table:formula="of:=MATCH([.$B38];[.Q$5:.Q$16];0)" office:value-type="string" office:string-value="" calcext:value-type="error">
            <text:p/>
          </table:table-cell>
          <table:table-cell table:formula="of:=MATCH([.$B38];[.R$5:.R$16];0)" office:value-type="string" office:string-value="" calcext:value-type="error">
            <text:p/>
          </table:table-cell>
          <table:table-cell table:formula="of:=MATCH([.$B38];[.S$5:.S$16];0)" office:value-type="string" office:string-value="" calcext:value-type="error">
            <text:p/>
          </table:table-cell>
          <table:table-cell table:formula="of:=MATCH([.$B38];[.T$5:.T$16];0)" office:value-type="string" office:string-value="" calcext:value-type="error">
            <text:p/>
          </table:table-cell>
          <table:table-cell table:formula="of:=MATCH([.$B38];[.U$5:.U$16];0)" office:value-type="string" office:string-value="" calcext:value-type="error">
            <text:p/>
          </table:table-cell>
          <table:table-cell table:formula="of:=MATCH([.$B38];[.V$5:.V$16];0)" office:value-type="string" office:string-value="" calcext:value-type="error">
            <text:p/>
          </table:table-cell>
          <table:table-cell table:formula="of:=MATCH([.$B38];[.W$5:.W$16];0)" office:value-type="string" office:string-value="" calcext:value-type="error">
            <text:p/>
          </table:table-cell>
          <table:table-cell table:formula="of:=MATCH([.$B38];[.X$5:.X$16];0)" office:value-type="string" office:string-value="" calcext:value-type="error">
            <text:p/>
          </table:table-cell>
          <table:table-cell table:formula="of:=MATCH([.$B38];[.Y$5:.Y$16];0)" office:value-type="string" office:string-value="" calcext:value-type="error">
            <text:p/>
          </table:table-cell>
          <table:table-cell table:formula="of:=MATCH([.$B38];[.Z$5:.Z$16];0)" office:value-type="string" office:string-value="" calcext:value-type="error">
            <text:p/>
          </table:table-cell>
          <table:table-cell table:formula="of:=MATCH([.$B38];[.AA$5:.AA$16];0)" office:value-type="string" office:string-value="" calcext:value-type="error">
            <text:p/>
          </table:table-cell>
          <table:table-cell table:formula="of:=MATCH([.$B38];[.AB$5:.AB$16];0)" office:value-type="string" office:string-value="" calcext:value-type="error">
            <text:p/>
          </table:table-cell>
          <table:table-cell table:formula="of:=MATCH([.$B38];[.AC$5:.AC$16];0)" office:value-type="string" office:string-value="" calcext:value-type="error">
            <text:p/>
          </table:table-cell>
          <table:table-cell table:formula="of:=MATCH([.$B38];[.AD$5:.AD$16];0)" office:value-type="string" office:string-value="" calcext:value-type="error">
            <text:p/>
          </table:table-cell>
          <table:table-cell table:formula="of:=MATCH([.$B38];[.AE$5:.AE$16];0)" office:value-type="string" office:string-value="" calcext:value-type="error">
            <text:p/>
          </table:table-cell>
          <table:table-cell table:formula="of:=MATCH([.$B38];[.AF$5:.AF$16];0)" office:value-type="string" office:string-value="" calcext:value-type="error">
            <text:p/>
          </table:table-cell>
          <table:table-cell table:formula="of:=MATCH([.$B38];[.AG$5:.AG$16];0)" office:value-type="string" office:string-value="" calcext:value-type="error">
            <text:p/>
          </table:table-cell>
          <table:table-cell table:formula="of:=MATCH([.$B38];[.AH$5:.AH$16];0)" office:value-type="string" office:string-value="" calcext:value-type="error">
            <text:p/>
          </table:table-cell>
          <table:table-cell table:formula="of:=MATCH([.$B38];[.AI$5:.AI$16];0)" office:value-type="string" office:string-value="" calcext:value-type="error">
            <text:p/>
          </table:table-cell>
          <table:table-cell table:formula="of:=MATCH([.$B38];[.AJ$5:.AJ$16];0)" office:value-type="string" office:string-value="" calcext:value-type="error">
            <text:p/>
          </table:table-cell>
          <table:table-cell table:formula="of:=MATCH([.$B38];[.AK$5:.AK$16];0)" office:value-type="string" office:string-value="" calcext:value-type="error">
            <text:p/>
          </table:table-cell>
          <table:table-cell table:formula="of:=MATCH([.$B38];[.AL$5:.AL$16];0)" office:value-type="string" office:string-value="" calcext:value-type="error">
            <text:p/>
          </table:table-cell>
          <table:table-cell table:formula="of:=MATCH([.$B38];[.AM$5:.AM$16];0)" office:value-type="string" office:string-value="" calcext:value-type="error">
            <text:p/>
          </table:table-cell>
          <table:table-cell table:formula="of:=MATCH([.$B38];[.AN$5:.AN$16];0)" office:value-type="string" office:string-value="" calcext:value-type="error">
            <text:p/>
          </table:table-cell>
          <table:table-cell table:formula="of:=MATCH([.$B38];[.AO$5:.AO$16];0)" office:value-type="string" office:string-value="" calcext:value-type="error">
            <text:p/>
          </table:table-cell>
          <table:table-cell table:formula="of:=MATCH([.$B38];[.AP$5:.AP$16];0)" office:value-type="string" office:string-value="" calcext:value-type="error">
            <text:p/>
          </table:table-cell>
          <table:table-cell table:formula="of:=MATCH([.$B38];[.AQ$5:.AQ$16];0)" office:value-type="string" office:string-value="" calcext:value-type="error">
            <text:p/>
          </table:table-cell>
          <table:table-cell table:formula="of:=MATCH([.$B38];[.AR$5:.AR$16];0)" office:value-type="string" office:string-value="" calcext:value-type="error">
            <text:p/>
          </table:table-cell>
          <table:table-cell table:formula="of:=MATCH([.$B38];[.AS$5:.AS$16];0)" office:value-type="string" office:string-value="" calcext:value-type="error">
            <text:p/>
          </table:table-cell>
          <table:table-cell table:formula="of:=MATCH([.$B38];[.AT$5:.AT$16];0)" office:value-type="string" office:string-value="" calcext:value-type="error">
            <text:p/>
          </table:table-cell>
          <table:table-cell table:formula="of:=MATCH([.$B38];[.AU$5:.AU$16];0)" office:value-type="string" office:string-value="" calcext:value-type="error">
            <text:p/>
          </table:table-cell>
          <table:table-cell table:formula="of:=MATCH([.$B38];[.AV$5:.AV$16];0)" office:value-type="string" office:string-value="" calcext:value-type="error">
            <text:p/>
          </table:table-cell>
          <table:table-cell table:formula="of:=MATCH([.$B38];[.AW$5:.AW$16];0)" office:value-type="string" office:string-value="" calcext:value-type="error">
            <text:p/>
          </table:table-cell>
          <table:table-cell table:formula="of:=MATCH([.$B38];[.AX$5:.AX$16];0)" office:value-type="string" office:string-value="" calcext:value-type="error">
            <text:p/>
          </table:table-cell>
          <table:table-cell table:formula="of:=MATCH([.$B38];[.AY$5:.AY$16];0)" office:value-type="string" office:string-value="" calcext:value-type="error">
            <text:p/>
          </table:table-cell>
          <table:table-cell table:formula="of:=MATCH([.$B38];[.AZ$5:.AZ$16];0)" office:value-type="string" office:string-value="" calcext:value-type="error">
            <text:p/>
          </table:table-cell>
          <table:table-cell table:formula="of:=MATCH([.$B38];[.BA$5:.BA$16];0)" office:value-type="string" office:string-value="" calcext:value-type="error">
            <text:p/>
          </table:table-cell>
          <table:table-cell table:formula="of:=MATCH([.$B38];[.BB$5:.BB$16];0)" office:value-type="string" office:string-value="" calcext:value-type="error">
            <text:p/>
          </table:table-cell>
          <table:table-cell table:formula="of:=MATCH([.$B38];[.BC$5:.BC$16];0)" office:value-type="string" office:string-value="" calcext:value-type="error">
            <text:p/>
          </table:table-cell>
          <table:table-cell table:formula="of:=MATCH([.$B38];[.BD$5:.BD$16];0)" office:value-type="string" office:string-value="" calcext:value-type="error">
            <text:p/>
          </table:table-cell>
          <table:table-cell table:formula="of:=MATCH([.$B38];[.BE$5:.BE$16];0)" office:value-type="string" office:string-value="" calcext:value-type="error">
            <text:p/>
          </table:table-cell>
          <table:table-cell table:formula="of:=MATCH([.$B38];[.BF$5:.BF$16];0)" office:value-type="string" office:string-value="" calcext:value-type="error">
            <text:p/>
          </table:table-cell>
          <table:table-cell table:formula="of:=MATCH([.$B38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20" calcext:value-type="float">
            <text:p>20</text:p>
          </table:table-cell>
          <table:table-cell table:formula="of:=LARGE([.$F$5:.$BG$16];[.A39])" office:value-type="float" office:value="610955" calcext:value-type="float">
            <text:p/>
          </table:table-cell>
          <table:table-cell table:formula="of:=[.B39]-[.B40]" office:value-type="float" office:value="4302.50000000012" calcext:value-type="float">
            <text:p/>
          </table:table-cell>
          <table:table-cell table:style-name="ce81" table:number-matrix-columns-spanned="1" table:number-matrix-rows-spanned="1" table:formula="of:=INDEX([.F39:.BG39];MATCH(1;IF(NOT(ISNA([.F39:.BG39]));1;0);0))" office:value-type="float" office:value="1" calcext:value-type="float">
            <text:p/>
          </table:table-cell>
          <table:table-cell table:formula="of:=COUNT(IF(ISNUMBER([.F39:.BG39]);[.F39:.BG39]))" office:value-type="float" office:value="1" calcext:value-type="float">
            <text:p/>
          </table:table-cell>
          <table:table-cell table:formula="of:=MATCH([.$B39];[.F$5:.F$16];0)" office:value-type="string" office:string-value="" calcext:value-type="error">
            <text:p/>
          </table:table-cell>
          <table:table-cell table:formula="of:=MATCH([.$B39];[.G$5:.G$16];0)" office:value-type="string" office:string-value="" calcext:value-type="error">
            <text:p/>
          </table:table-cell>
          <table:table-cell table:formula="of:=MATCH([.$B39];[.H$5:.H$16];0)" office:value-type="string" office:string-value="" calcext:value-type="error">
            <text:p/>
          </table:table-cell>
          <table:table-cell table:formula="of:=MATCH([.$B39];[.I$5:.I$16];0)" office:value-type="string" office:string-value="" calcext:value-type="error">
            <text:p/>
          </table:table-cell>
          <table:table-cell table:formula="of:=MATCH([.$B39];[.J$5:.J$16];0)" office:value-type="string" office:string-value="" calcext:value-type="error">
            <text:p/>
          </table:table-cell>
          <table:table-cell table:formula="of:=MATCH([.$B39];[.K$5:.K$16];0)" office:value-type="string" office:string-value="" calcext:value-type="error">
            <text:p/>
          </table:table-cell>
          <table:table-cell table:formula="of:=MATCH([.$B39];[.L$5:.L$16];0)" office:value-type="string" office:string-value="" calcext:value-type="error">
            <text:p/>
          </table:table-cell>
          <table:table-cell table:formula="of:=MATCH([.$B39];[.M$5:.M$16];0)" office:value-type="float" office:value="1" calcext:value-type="float">
            <text:p/>
          </table:table-cell>
          <table:table-cell table:formula="of:=MATCH([.$B39];[.N$5:.N$16];0)" office:value-type="string" office:string-value="" calcext:value-type="error">
            <text:p/>
          </table:table-cell>
          <table:table-cell table:formula="of:=MATCH([.$B39];[.O$5:.O$16];0)" office:value-type="string" office:string-value="" calcext:value-type="error">
            <text:p/>
          </table:table-cell>
          <table:table-cell table:formula="of:=MATCH([.$B39];[.P$5:.P$16];0)" office:value-type="string" office:string-value="" calcext:value-type="error">
            <text:p/>
          </table:table-cell>
          <table:table-cell table:formula="of:=MATCH([.$B39];[.Q$5:.Q$16];0)" office:value-type="string" office:string-value="" calcext:value-type="error">
            <text:p/>
          </table:table-cell>
          <table:table-cell table:formula="of:=MATCH([.$B39];[.R$5:.R$16];0)" office:value-type="string" office:string-value="" calcext:value-type="error">
            <text:p/>
          </table:table-cell>
          <table:table-cell table:formula="of:=MATCH([.$B39];[.S$5:.S$16];0)" office:value-type="string" office:string-value="" calcext:value-type="error">
            <text:p/>
          </table:table-cell>
          <table:table-cell table:formula="of:=MATCH([.$B39];[.T$5:.T$16];0)" office:value-type="string" office:string-value="" calcext:value-type="error">
            <text:p/>
          </table:table-cell>
          <table:table-cell table:formula="of:=MATCH([.$B39];[.U$5:.U$16];0)" office:value-type="string" office:string-value="" calcext:value-type="error">
            <text:p/>
          </table:table-cell>
          <table:table-cell table:formula="of:=MATCH([.$B39];[.V$5:.V$16];0)" office:value-type="string" office:string-value="" calcext:value-type="error">
            <text:p/>
          </table:table-cell>
          <table:table-cell table:formula="of:=MATCH([.$B39];[.W$5:.W$16];0)" office:value-type="string" office:string-value="" calcext:value-type="error">
            <text:p/>
          </table:table-cell>
          <table:table-cell table:formula="of:=MATCH([.$B39];[.X$5:.X$16];0)" office:value-type="string" office:string-value="" calcext:value-type="error">
            <text:p/>
          </table:table-cell>
          <table:table-cell table:formula="of:=MATCH([.$B39];[.Y$5:.Y$16];0)" office:value-type="string" office:string-value="" calcext:value-type="error">
            <text:p/>
          </table:table-cell>
          <table:table-cell table:formula="of:=MATCH([.$B39];[.Z$5:.Z$16];0)" office:value-type="string" office:string-value="" calcext:value-type="error">
            <text:p/>
          </table:table-cell>
          <table:table-cell table:formula="of:=MATCH([.$B39];[.AA$5:.AA$16];0)" office:value-type="string" office:string-value="" calcext:value-type="error">
            <text:p/>
          </table:table-cell>
          <table:table-cell table:formula="of:=MATCH([.$B39];[.AB$5:.AB$16];0)" office:value-type="string" office:string-value="" calcext:value-type="error">
            <text:p/>
          </table:table-cell>
          <table:table-cell table:formula="of:=MATCH([.$B39];[.AC$5:.AC$16];0)" office:value-type="string" office:string-value="" calcext:value-type="error">
            <text:p/>
          </table:table-cell>
          <table:table-cell table:formula="of:=MATCH([.$B39];[.AD$5:.AD$16];0)" office:value-type="string" office:string-value="" calcext:value-type="error">
            <text:p/>
          </table:table-cell>
          <table:table-cell table:formula="of:=MATCH([.$B39];[.AE$5:.AE$16];0)" office:value-type="string" office:string-value="" calcext:value-type="error">
            <text:p/>
          </table:table-cell>
          <table:table-cell table:formula="of:=MATCH([.$B39];[.AF$5:.AF$16];0)" office:value-type="string" office:string-value="" calcext:value-type="error">
            <text:p/>
          </table:table-cell>
          <table:table-cell table:formula="of:=MATCH([.$B39];[.AG$5:.AG$16];0)" office:value-type="string" office:string-value="" calcext:value-type="error">
            <text:p/>
          </table:table-cell>
          <table:table-cell table:formula="of:=MATCH([.$B39];[.AH$5:.AH$16];0)" office:value-type="string" office:string-value="" calcext:value-type="error">
            <text:p/>
          </table:table-cell>
          <table:table-cell table:formula="of:=MATCH([.$B39];[.AI$5:.AI$16];0)" office:value-type="string" office:string-value="" calcext:value-type="error">
            <text:p/>
          </table:table-cell>
          <table:table-cell table:formula="of:=MATCH([.$B39];[.AJ$5:.AJ$16];0)" office:value-type="string" office:string-value="" calcext:value-type="error">
            <text:p/>
          </table:table-cell>
          <table:table-cell table:formula="of:=MATCH([.$B39];[.AK$5:.AK$16];0)" office:value-type="string" office:string-value="" calcext:value-type="error">
            <text:p/>
          </table:table-cell>
          <table:table-cell table:formula="of:=MATCH([.$B39];[.AL$5:.AL$16];0)" office:value-type="string" office:string-value="" calcext:value-type="error">
            <text:p/>
          </table:table-cell>
          <table:table-cell table:formula="of:=MATCH([.$B39];[.AM$5:.AM$16];0)" office:value-type="string" office:string-value="" calcext:value-type="error">
            <text:p/>
          </table:table-cell>
          <table:table-cell table:formula="of:=MATCH([.$B39];[.AN$5:.AN$16];0)" office:value-type="string" office:string-value="" calcext:value-type="error">
            <text:p/>
          </table:table-cell>
          <table:table-cell table:formula="of:=MATCH([.$B39];[.AO$5:.AO$16];0)" office:value-type="string" office:string-value="" calcext:value-type="error">
            <text:p/>
          </table:table-cell>
          <table:table-cell table:formula="of:=MATCH([.$B39];[.AP$5:.AP$16];0)" office:value-type="string" office:string-value="" calcext:value-type="error">
            <text:p/>
          </table:table-cell>
          <table:table-cell table:formula="of:=MATCH([.$B39];[.AQ$5:.AQ$16];0)" office:value-type="string" office:string-value="" calcext:value-type="error">
            <text:p/>
          </table:table-cell>
          <table:table-cell table:formula="of:=MATCH([.$B39];[.AR$5:.AR$16];0)" office:value-type="string" office:string-value="" calcext:value-type="error">
            <text:p/>
          </table:table-cell>
          <table:table-cell table:formula="of:=MATCH([.$B39];[.AS$5:.AS$16];0)" office:value-type="string" office:string-value="" calcext:value-type="error">
            <text:p/>
          </table:table-cell>
          <table:table-cell table:formula="of:=MATCH([.$B39];[.AT$5:.AT$16];0)" office:value-type="string" office:string-value="" calcext:value-type="error">
            <text:p/>
          </table:table-cell>
          <table:table-cell table:formula="of:=MATCH([.$B39];[.AU$5:.AU$16];0)" office:value-type="string" office:string-value="" calcext:value-type="error">
            <text:p/>
          </table:table-cell>
          <table:table-cell table:formula="of:=MATCH([.$B39];[.AV$5:.AV$16];0)" office:value-type="string" office:string-value="" calcext:value-type="error">
            <text:p/>
          </table:table-cell>
          <table:table-cell table:formula="of:=MATCH([.$B39];[.AW$5:.AW$16];0)" office:value-type="string" office:string-value="" calcext:value-type="error">
            <text:p/>
          </table:table-cell>
          <table:table-cell table:formula="of:=MATCH([.$B39];[.AX$5:.AX$16];0)" office:value-type="string" office:string-value="" calcext:value-type="error">
            <text:p/>
          </table:table-cell>
          <table:table-cell table:formula="of:=MATCH([.$B39];[.AY$5:.AY$16];0)" office:value-type="string" office:string-value="" calcext:value-type="error">
            <text:p/>
          </table:table-cell>
          <table:table-cell table:formula="of:=MATCH([.$B39];[.AZ$5:.AZ$16];0)" office:value-type="string" office:string-value="" calcext:value-type="error">
            <text:p/>
          </table:table-cell>
          <table:table-cell table:formula="of:=MATCH([.$B39];[.BA$5:.BA$16];0)" office:value-type="string" office:string-value="" calcext:value-type="error">
            <text:p/>
          </table:table-cell>
          <table:table-cell table:formula="of:=MATCH([.$B39];[.BB$5:.BB$16];0)" office:value-type="string" office:string-value="" calcext:value-type="error">
            <text:p/>
          </table:table-cell>
          <table:table-cell table:formula="of:=MATCH([.$B39];[.BC$5:.BC$16];0)" office:value-type="string" office:string-value="" calcext:value-type="error">
            <text:p/>
          </table:table-cell>
          <table:table-cell table:formula="of:=MATCH([.$B39];[.BD$5:.BD$16];0)" office:value-type="string" office:string-value="" calcext:value-type="error">
            <text:p/>
          </table:table-cell>
          <table:table-cell table:formula="of:=MATCH([.$B39];[.BE$5:.BE$16];0)" office:value-type="string" office:string-value="" calcext:value-type="error">
            <text:p/>
          </table:table-cell>
          <table:table-cell table:formula="of:=MATCH([.$B39];[.BF$5:.BF$16];0)" office:value-type="string" office:string-value="" calcext:value-type="error">
            <text:p/>
          </table:table-cell>
          <table:table-cell table:formula="of:=MATCH([.$B39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21" calcext:value-type="float">
            <text:p>21</text:p>
          </table:table-cell>
          <table:table-cell table:formula="of:=LARGE([.$F$5:.$BG$16];[.A40])" office:value-type="float" office:value="606652.5" calcext:value-type="float">
            <text:p/>
          </table:table-cell>
          <table:table-cell table:formula="of:=[.B40]-[.B41]" office:value-type="float" office:value="10038.0193333334" calcext:value-type="float">
            <text:p/>
          </table:table-cell>
          <table:table-cell table:style-name="ce81" table:number-matrix-columns-spanned="1" table:number-matrix-rows-spanned="1" table:formula="of:=INDEX([.F40:.BG40];MATCH(1;IF(NOT(ISNA([.F40:.BG40]));1;0);0))" office:value-type="float" office:value="2" calcext:value-type="float">
            <text:p/>
          </table:table-cell>
          <table:table-cell table:formula="of:=COUNT(IF(ISNUMBER([.F40:.BG40]);[.F40:.BG40]))" office:value-type="float" office:value="1" calcext:value-type="float">
            <text:p/>
          </table:table-cell>
          <table:table-cell table:formula="of:=MATCH([.$B40];[.F$5:.F$16];0)" office:value-type="string" office:string-value="" calcext:value-type="error">
            <text:p/>
          </table:table-cell>
          <table:table-cell table:formula="of:=MATCH([.$B40];[.G$5:.G$16];0)" office:value-type="string" office:string-value="" calcext:value-type="error">
            <text:p/>
          </table:table-cell>
          <table:table-cell table:formula="of:=MATCH([.$B40];[.H$5:.H$16];0)" office:value-type="string" office:string-value="" calcext:value-type="error">
            <text:p/>
          </table:table-cell>
          <table:table-cell table:formula="of:=MATCH([.$B40];[.I$5:.I$16];0)" office:value-type="string" office:string-value="" calcext:value-type="error">
            <text:p/>
          </table:table-cell>
          <table:table-cell table:formula="of:=MATCH([.$B40];[.J$5:.J$16];0)" office:value-type="string" office:string-value="" calcext:value-type="error">
            <text:p/>
          </table:table-cell>
          <table:table-cell table:formula="of:=MATCH([.$B40];[.K$5:.K$16];0)" office:value-type="string" office:string-value="" calcext:value-type="error">
            <text:p/>
          </table:table-cell>
          <table:table-cell table:formula="of:=MATCH([.$B40];[.L$5:.L$16];0)" office:value-type="string" office:string-value="" calcext:value-type="error">
            <text:p/>
          </table:table-cell>
          <table:table-cell table:formula="of:=MATCH([.$B40];[.M$5:.M$16];0)" office:value-type="float" office:value="2" calcext:value-type="float">
            <text:p/>
          </table:table-cell>
          <table:table-cell table:formula="of:=MATCH([.$B40];[.N$5:.N$16];0)" office:value-type="string" office:string-value="" calcext:value-type="error">
            <text:p/>
          </table:table-cell>
          <table:table-cell table:formula="of:=MATCH([.$B40];[.O$5:.O$16];0)" office:value-type="string" office:string-value="" calcext:value-type="error">
            <text:p/>
          </table:table-cell>
          <table:table-cell table:formula="of:=MATCH([.$B40];[.P$5:.P$16];0)" office:value-type="string" office:string-value="" calcext:value-type="error">
            <text:p/>
          </table:table-cell>
          <table:table-cell table:formula="of:=MATCH([.$B40];[.Q$5:.Q$16];0)" office:value-type="string" office:string-value="" calcext:value-type="error">
            <text:p/>
          </table:table-cell>
          <table:table-cell table:formula="of:=MATCH([.$B40];[.R$5:.R$16];0)" office:value-type="string" office:string-value="" calcext:value-type="error">
            <text:p/>
          </table:table-cell>
          <table:table-cell table:formula="of:=MATCH([.$B40];[.S$5:.S$16];0)" office:value-type="string" office:string-value="" calcext:value-type="error">
            <text:p/>
          </table:table-cell>
          <table:table-cell table:formula="of:=MATCH([.$B40];[.T$5:.T$16];0)" office:value-type="string" office:string-value="" calcext:value-type="error">
            <text:p/>
          </table:table-cell>
          <table:table-cell table:formula="of:=MATCH([.$B40];[.U$5:.U$16];0)" office:value-type="string" office:string-value="" calcext:value-type="error">
            <text:p/>
          </table:table-cell>
          <table:table-cell table:formula="of:=MATCH([.$B40];[.V$5:.V$16];0)" office:value-type="string" office:string-value="" calcext:value-type="error">
            <text:p/>
          </table:table-cell>
          <table:table-cell table:formula="of:=MATCH([.$B40];[.W$5:.W$16];0)" office:value-type="string" office:string-value="" calcext:value-type="error">
            <text:p/>
          </table:table-cell>
          <table:table-cell table:formula="of:=MATCH([.$B40];[.X$5:.X$16];0)" office:value-type="string" office:string-value="" calcext:value-type="error">
            <text:p/>
          </table:table-cell>
          <table:table-cell table:formula="of:=MATCH([.$B40];[.Y$5:.Y$16];0)" office:value-type="string" office:string-value="" calcext:value-type="error">
            <text:p/>
          </table:table-cell>
          <table:table-cell table:formula="of:=MATCH([.$B40];[.Z$5:.Z$16];0)" office:value-type="string" office:string-value="" calcext:value-type="error">
            <text:p/>
          </table:table-cell>
          <table:table-cell table:formula="of:=MATCH([.$B40];[.AA$5:.AA$16];0)" office:value-type="string" office:string-value="" calcext:value-type="error">
            <text:p/>
          </table:table-cell>
          <table:table-cell table:formula="of:=MATCH([.$B40];[.AB$5:.AB$16];0)" office:value-type="string" office:string-value="" calcext:value-type="error">
            <text:p/>
          </table:table-cell>
          <table:table-cell table:formula="of:=MATCH([.$B40];[.AC$5:.AC$16];0)" office:value-type="string" office:string-value="" calcext:value-type="error">
            <text:p/>
          </table:table-cell>
          <table:table-cell table:formula="of:=MATCH([.$B40];[.AD$5:.AD$16];0)" office:value-type="string" office:string-value="" calcext:value-type="error">
            <text:p/>
          </table:table-cell>
          <table:table-cell table:formula="of:=MATCH([.$B40];[.AE$5:.AE$16];0)" office:value-type="string" office:string-value="" calcext:value-type="error">
            <text:p/>
          </table:table-cell>
          <table:table-cell table:formula="of:=MATCH([.$B40];[.AF$5:.AF$16];0)" office:value-type="string" office:string-value="" calcext:value-type="error">
            <text:p/>
          </table:table-cell>
          <table:table-cell table:formula="of:=MATCH([.$B40];[.AG$5:.AG$16];0)" office:value-type="string" office:string-value="" calcext:value-type="error">
            <text:p/>
          </table:table-cell>
          <table:table-cell table:formula="of:=MATCH([.$B40];[.AH$5:.AH$16];0)" office:value-type="string" office:string-value="" calcext:value-type="error">
            <text:p/>
          </table:table-cell>
          <table:table-cell table:formula="of:=MATCH([.$B40];[.AI$5:.AI$16];0)" office:value-type="string" office:string-value="" calcext:value-type="error">
            <text:p/>
          </table:table-cell>
          <table:table-cell table:formula="of:=MATCH([.$B40];[.AJ$5:.AJ$16];0)" office:value-type="string" office:string-value="" calcext:value-type="error">
            <text:p/>
          </table:table-cell>
          <table:table-cell table:formula="of:=MATCH([.$B40];[.AK$5:.AK$16];0)" office:value-type="string" office:string-value="" calcext:value-type="error">
            <text:p/>
          </table:table-cell>
          <table:table-cell table:formula="of:=MATCH([.$B40];[.AL$5:.AL$16];0)" office:value-type="string" office:string-value="" calcext:value-type="error">
            <text:p/>
          </table:table-cell>
          <table:table-cell table:formula="of:=MATCH([.$B40];[.AM$5:.AM$16];0)" office:value-type="string" office:string-value="" calcext:value-type="error">
            <text:p/>
          </table:table-cell>
          <table:table-cell table:formula="of:=MATCH([.$B40];[.AN$5:.AN$16];0)" office:value-type="string" office:string-value="" calcext:value-type="error">
            <text:p/>
          </table:table-cell>
          <table:table-cell table:formula="of:=MATCH([.$B40];[.AO$5:.AO$16];0)" office:value-type="string" office:string-value="" calcext:value-type="error">
            <text:p/>
          </table:table-cell>
          <table:table-cell table:formula="of:=MATCH([.$B40];[.AP$5:.AP$16];0)" office:value-type="string" office:string-value="" calcext:value-type="error">
            <text:p/>
          </table:table-cell>
          <table:table-cell table:formula="of:=MATCH([.$B40];[.AQ$5:.AQ$16];0)" office:value-type="string" office:string-value="" calcext:value-type="error">
            <text:p/>
          </table:table-cell>
          <table:table-cell table:formula="of:=MATCH([.$B40];[.AR$5:.AR$16];0)" office:value-type="string" office:string-value="" calcext:value-type="error">
            <text:p/>
          </table:table-cell>
          <table:table-cell table:formula="of:=MATCH([.$B40];[.AS$5:.AS$16];0)" office:value-type="string" office:string-value="" calcext:value-type="error">
            <text:p/>
          </table:table-cell>
          <table:table-cell table:formula="of:=MATCH([.$B40];[.AT$5:.AT$16];0)" office:value-type="string" office:string-value="" calcext:value-type="error">
            <text:p/>
          </table:table-cell>
          <table:table-cell table:formula="of:=MATCH([.$B40];[.AU$5:.AU$16];0)" office:value-type="string" office:string-value="" calcext:value-type="error">
            <text:p/>
          </table:table-cell>
          <table:table-cell table:formula="of:=MATCH([.$B40];[.AV$5:.AV$16];0)" office:value-type="string" office:string-value="" calcext:value-type="error">
            <text:p/>
          </table:table-cell>
          <table:table-cell table:formula="of:=MATCH([.$B40];[.AW$5:.AW$16];0)" office:value-type="string" office:string-value="" calcext:value-type="error">
            <text:p/>
          </table:table-cell>
          <table:table-cell table:formula="of:=MATCH([.$B40];[.AX$5:.AX$16];0)" office:value-type="string" office:string-value="" calcext:value-type="error">
            <text:p/>
          </table:table-cell>
          <table:table-cell table:formula="of:=MATCH([.$B40];[.AY$5:.AY$16];0)" office:value-type="string" office:string-value="" calcext:value-type="error">
            <text:p/>
          </table:table-cell>
          <table:table-cell table:formula="of:=MATCH([.$B40];[.AZ$5:.AZ$16];0)" office:value-type="string" office:string-value="" calcext:value-type="error">
            <text:p/>
          </table:table-cell>
          <table:table-cell table:formula="of:=MATCH([.$B40];[.BA$5:.BA$16];0)" office:value-type="string" office:string-value="" calcext:value-type="error">
            <text:p/>
          </table:table-cell>
          <table:table-cell table:formula="of:=MATCH([.$B40];[.BB$5:.BB$16];0)" office:value-type="string" office:string-value="" calcext:value-type="error">
            <text:p/>
          </table:table-cell>
          <table:table-cell table:formula="of:=MATCH([.$B40];[.BC$5:.BC$16];0)" office:value-type="string" office:string-value="" calcext:value-type="error">
            <text:p/>
          </table:table-cell>
          <table:table-cell table:formula="of:=MATCH([.$B40];[.BD$5:.BD$16];0)" office:value-type="string" office:string-value="" calcext:value-type="error">
            <text:p/>
          </table:table-cell>
          <table:table-cell table:formula="of:=MATCH([.$B40];[.BE$5:.BE$16];0)" office:value-type="string" office:string-value="" calcext:value-type="error">
            <text:p/>
          </table:table-cell>
          <table:table-cell table:formula="of:=MATCH([.$B40];[.BF$5:.BF$16];0)" office:value-type="string" office:string-value="" calcext:value-type="error">
            <text:p/>
          </table:table-cell>
          <table:table-cell table:formula="of:=MATCH([.$B40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22" calcext:value-type="float">
            <text:p>22</text:p>
          </table:table-cell>
          <table:table-cell table:formula="of:=LARGE([.$F$5:.$BG$16];[.A41])" office:value-type="float" office:value="596614.480666667" calcext:value-type="float">
            <text:p/>
          </table:table-cell>
          <table:table-cell table:formula="of:=[.B41]-[.B42]" office:value-type="float" office:value="53543.3695555554" calcext:value-type="float">
            <text:p/>
          </table:table-cell>
          <table:table-cell table:style-name="ce81" table:number-matrix-columns-spanned="1" table:number-matrix-rows-spanned="1" table:formula="of:=INDEX([.F41:.BG41];MATCH(1;IF(NOT(ISNA([.F41:.BG41]));1;0);0))" office:value-type="float" office:value="3" calcext:value-type="float">
            <text:p/>
          </table:table-cell>
          <table:table-cell table:formula="of:=COUNT(IF(ISNUMBER([.F41:.BG41]);[.F41:.BG41]))" office:value-type="float" office:value="1" calcext:value-type="float">
            <text:p/>
          </table:table-cell>
          <table:table-cell table:formula="of:=MATCH([.$B41];[.F$5:.F$16];0)" office:value-type="string" office:string-value="" calcext:value-type="error">
            <text:p/>
          </table:table-cell>
          <table:table-cell table:formula="of:=MATCH([.$B41];[.G$5:.G$16];0)" office:value-type="string" office:string-value="" calcext:value-type="error">
            <text:p/>
          </table:table-cell>
          <table:table-cell table:formula="of:=MATCH([.$B41];[.H$5:.H$16];0)" office:value-type="float" office:value="3" calcext:value-type="float">
            <text:p/>
          </table:table-cell>
          <table:table-cell table:formula="of:=MATCH([.$B41];[.I$5:.I$16];0)" office:value-type="string" office:string-value="" calcext:value-type="error">
            <text:p/>
          </table:table-cell>
          <table:table-cell table:formula="of:=MATCH([.$B41];[.J$5:.J$16];0)" office:value-type="string" office:string-value="" calcext:value-type="error">
            <text:p/>
          </table:table-cell>
          <table:table-cell table:formula="of:=MATCH([.$B41];[.K$5:.K$16];0)" office:value-type="string" office:string-value="" calcext:value-type="error">
            <text:p/>
          </table:table-cell>
          <table:table-cell table:formula="of:=MATCH([.$B41];[.L$5:.L$16];0)" office:value-type="string" office:string-value="" calcext:value-type="error">
            <text:p/>
          </table:table-cell>
          <table:table-cell table:formula="of:=MATCH([.$B41];[.M$5:.M$16];0)" office:value-type="string" office:string-value="" calcext:value-type="error">
            <text:p/>
          </table:table-cell>
          <table:table-cell table:formula="of:=MATCH([.$B41];[.N$5:.N$16];0)" office:value-type="string" office:string-value="" calcext:value-type="error">
            <text:p/>
          </table:table-cell>
          <table:table-cell table:formula="of:=MATCH([.$B41];[.O$5:.O$16];0)" office:value-type="string" office:string-value="" calcext:value-type="error">
            <text:p/>
          </table:table-cell>
          <table:table-cell table:formula="of:=MATCH([.$B41];[.P$5:.P$16];0)" office:value-type="string" office:string-value="" calcext:value-type="error">
            <text:p/>
          </table:table-cell>
          <table:table-cell table:formula="of:=MATCH([.$B41];[.Q$5:.Q$16];0)" office:value-type="string" office:string-value="" calcext:value-type="error">
            <text:p/>
          </table:table-cell>
          <table:table-cell table:formula="of:=MATCH([.$B41];[.R$5:.R$16];0)" office:value-type="string" office:string-value="" calcext:value-type="error">
            <text:p/>
          </table:table-cell>
          <table:table-cell table:formula="of:=MATCH([.$B41];[.S$5:.S$16];0)" office:value-type="string" office:string-value="" calcext:value-type="error">
            <text:p/>
          </table:table-cell>
          <table:table-cell table:formula="of:=MATCH([.$B41];[.T$5:.T$16];0)" office:value-type="string" office:string-value="" calcext:value-type="error">
            <text:p/>
          </table:table-cell>
          <table:table-cell table:formula="of:=MATCH([.$B41];[.U$5:.U$16];0)" office:value-type="string" office:string-value="" calcext:value-type="error">
            <text:p/>
          </table:table-cell>
          <table:table-cell table:formula="of:=MATCH([.$B41];[.V$5:.V$16];0)" office:value-type="string" office:string-value="" calcext:value-type="error">
            <text:p/>
          </table:table-cell>
          <table:table-cell table:formula="of:=MATCH([.$B41];[.W$5:.W$16];0)" office:value-type="string" office:string-value="" calcext:value-type="error">
            <text:p/>
          </table:table-cell>
          <table:table-cell table:formula="of:=MATCH([.$B41];[.X$5:.X$16];0)" office:value-type="string" office:string-value="" calcext:value-type="error">
            <text:p/>
          </table:table-cell>
          <table:table-cell table:formula="of:=MATCH([.$B41];[.Y$5:.Y$16];0)" office:value-type="string" office:string-value="" calcext:value-type="error">
            <text:p/>
          </table:table-cell>
          <table:table-cell table:formula="of:=MATCH([.$B41];[.Z$5:.Z$16];0)" office:value-type="string" office:string-value="" calcext:value-type="error">
            <text:p/>
          </table:table-cell>
          <table:table-cell table:formula="of:=MATCH([.$B41];[.AA$5:.AA$16];0)" office:value-type="string" office:string-value="" calcext:value-type="error">
            <text:p/>
          </table:table-cell>
          <table:table-cell table:formula="of:=MATCH([.$B41];[.AB$5:.AB$16];0)" office:value-type="string" office:string-value="" calcext:value-type="error">
            <text:p/>
          </table:table-cell>
          <table:table-cell table:formula="of:=MATCH([.$B41];[.AC$5:.AC$16];0)" office:value-type="string" office:string-value="" calcext:value-type="error">
            <text:p/>
          </table:table-cell>
          <table:table-cell table:formula="of:=MATCH([.$B41];[.AD$5:.AD$16];0)" office:value-type="string" office:string-value="" calcext:value-type="error">
            <text:p/>
          </table:table-cell>
          <table:table-cell table:formula="of:=MATCH([.$B41];[.AE$5:.AE$16];0)" office:value-type="string" office:string-value="" calcext:value-type="error">
            <text:p/>
          </table:table-cell>
          <table:table-cell table:formula="of:=MATCH([.$B41];[.AF$5:.AF$16];0)" office:value-type="string" office:string-value="" calcext:value-type="error">
            <text:p/>
          </table:table-cell>
          <table:table-cell table:formula="of:=MATCH([.$B41];[.AG$5:.AG$16];0)" office:value-type="string" office:string-value="" calcext:value-type="error">
            <text:p/>
          </table:table-cell>
          <table:table-cell table:formula="of:=MATCH([.$B41];[.AH$5:.AH$16];0)" office:value-type="string" office:string-value="" calcext:value-type="error">
            <text:p/>
          </table:table-cell>
          <table:table-cell table:formula="of:=MATCH([.$B41];[.AI$5:.AI$16];0)" office:value-type="string" office:string-value="" calcext:value-type="error">
            <text:p/>
          </table:table-cell>
          <table:table-cell table:formula="of:=MATCH([.$B41];[.AJ$5:.AJ$16];0)" office:value-type="string" office:string-value="" calcext:value-type="error">
            <text:p/>
          </table:table-cell>
          <table:table-cell table:formula="of:=MATCH([.$B41];[.AK$5:.AK$16];0)" office:value-type="string" office:string-value="" calcext:value-type="error">
            <text:p/>
          </table:table-cell>
          <table:table-cell table:formula="of:=MATCH([.$B41];[.AL$5:.AL$16];0)" office:value-type="string" office:string-value="" calcext:value-type="error">
            <text:p/>
          </table:table-cell>
          <table:table-cell table:formula="of:=MATCH([.$B41];[.AM$5:.AM$16];0)" office:value-type="string" office:string-value="" calcext:value-type="error">
            <text:p/>
          </table:table-cell>
          <table:table-cell table:formula="of:=MATCH([.$B41];[.AN$5:.AN$16];0)" office:value-type="string" office:string-value="" calcext:value-type="error">
            <text:p/>
          </table:table-cell>
          <table:table-cell table:formula="of:=MATCH([.$B41];[.AO$5:.AO$16];0)" office:value-type="string" office:string-value="" calcext:value-type="error">
            <text:p/>
          </table:table-cell>
          <table:table-cell table:formula="of:=MATCH([.$B41];[.AP$5:.AP$16];0)" office:value-type="string" office:string-value="" calcext:value-type="error">
            <text:p/>
          </table:table-cell>
          <table:table-cell table:formula="of:=MATCH([.$B41];[.AQ$5:.AQ$16];0)" office:value-type="string" office:string-value="" calcext:value-type="error">
            <text:p/>
          </table:table-cell>
          <table:table-cell table:formula="of:=MATCH([.$B41];[.AR$5:.AR$16];0)" office:value-type="string" office:string-value="" calcext:value-type="error">
            <text:p/>
          </table:table-cell>
          <table:table-cell table:formula="of:=MATCH([.$B41];[.AS$5:.AS$16];0)" office:value-type="string" office:string-value="" calcext:value-type="error">
            <text:p/>
          </table:table-cell>
          <table:table-cell table:formula="of:=MATCH([.$B41];[.AT$5:.AT$16];0)" office:value-type="string" office:string-value="" calcext:value-type="error">
            <text:p/>
          </table:table-cell>
          <table:table-cell table:formula="of:=MATCH([.$B41];[.AU$5:.AU$16];0)" office:value-type="string" office:string-value="" calcext:value-type="error">
            <text:p/>
          </table:table-cell>
          <table:table-cell table:formula="of:=MATCH([.$B41];[.AV$5:.AV$16];0)" office:value-type="string" office:string-value="" calcext:value-type="error">
            <text:p/>
          </table:table-cell>
          <table:table-cell table:formula="of:=MATCH([.$B41];[.AW$5:.AW$16];0)" office:value-type="string" office:string-value="" calcext:value-type="error">
            <text:p/>
          </table:table-cell>
          <table:table-cell table:formula="of:=MATCH([.$B41];[.AX$5:.AX$16];0)" office:value-type="string" office:string-value="" calcext:value-type="error">
            <text:p/>
          </table:table-cell>
          <table:table-cell table:formula="of:=MATCH([.$B41];[.AY$5:.AY$16];0)" office:value-type="string" office:string-value="" calcext:value-type="error">
            <text:p/>
          </table:table-cell>
          <table:table-cell table:formula="of:=MATCH([.$B41];[.AZ$5:.AZ$16];0)" office:value-type="string" office:string-value="" calcext:value-type="error">
            <text:p/>
          </table:table-cell>
          <table:table-cell table:formula="of:=MATCH([.$B41];[.BA$5:.BA$16];0)" office:value-type="string" office:string-value="" calcext:value-type="error">
            <text:p/>
          </table:table-cell>
          <table:table-cell table:formula="of:=MATCH([.$B41];[.BB$5:.BB$16];0)" office:value-type="string" office:string-value="" calcext:value-type="error">
            <text:p/>
          </table:table-cell>
          <table:table-cell table:formula="of:=MATCH([.$B41];[.BC$5:.BC$16];0)" office:value-type="string" office:string-value="" calcext:value-type="error">
            <text:p/>
          </table:table-cell>
          <table:table-cell table:formula="of:=MATCH([.$B41];[.BD$5:.BD$16];0)" office:value-type="string" office:string-value="" calcext:value-type="error">
            <text:p/>
          </table:table-cell>
          <table:table-cell table:formula="of:=MATCH([.$B41];[.BE$5:.BE$16];0)" office:value-type="string" office:string-value="" calcext:value-type="error">
            <text:p/>
          </table:table-cell>
          <table:table-cell table:formula="of:=MATCH([.$B41];[.BF$5:.BF$16];0)" office:value-type="string" office:string-value="" calcext:value-type="error">
            <text:p/>
          </table:table-cell>
          <table:table-cell table:formula="of:=MATCH([.$B41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23" calcext:value-type="float">
            <text:p>23</text:p>
          </table:table-cell>
          <table:table-cell table:formula="of:=LARGE([.$F$5:.$BG$16];[.A42])" office:value-type="float" office:value="543071.111111111" calcext:value-type="float">
            <text:p/>
          </table:table-cell>
          <table:table-cell table:formula="of:=[.B42]-[.B43]" office:value-type="float" office:value="3824.44444444461" calcext:value-type="float">
            <text:p/>
          </table:table-cell>
          <table:table-cell table:style-name="ce81" table:number-matrix-columns-spanned="1" table:number-matrix-rows-spanned="1" table:formula="of:=INDEX([.F42:.BG42];MATCH(1;IF(NOT(ISNA([.F42:.BG42]));1;0);0))" office:value-type="float" office:value="1" calcext:value-type="float">
            <text:p/>
          </table:table-cell>
          <table:table-cell table:formula="of:=COUNT(IF(ISNUMBER([.F42:.BG42]);[.F42:.BG42]))" office:value-type="float" office:value="1" calcext:value-type="float">
            <text:p/>
          </table:table-cell>
          <table:table-cell table:formula="of:=MATCH([.$B42];[.F$5:.F$16];0)" office:value-type="string" office:string-value="" calcext:value-type="error">
            <text:p/>
          </table:table-cell>
          <table:table-cell table:formula="of:=MATCH([.$B42];[.G$5:.G$16];0)" office:value-type="string" office:string-value="" calcext:value-type="error">
            <text:p/>
          </table:table-cell>
          <table:table-cell table:formula="of:=MATCH([.$B42];[.H$5:.H$16];0)" office:value-type="string" office:string-value="" calcext:value-type="error">
            <text:p/>
          </table:table-cell>
          <table:table-cell table:formula="of:=MATCH([.$B42];[.I$5:.I$16];0)" office:value-type="string" office:string-value="" calcext:value-type="error">
            <text:p/>
          </table:table-cell>
          <table:table-cell table:formula="of:=MATCH([.$B42];[.J$5:.J$16];0)" office:value-type="string" office:string-value="" calcext:value-type="error">
            <text:p/>
          </table:table-cell>
          <table:table-cell table:formula="of:=MATCH([.$B42];[.K$5:.K$16];0)" office:value-type="string" office:string-value="" calcext:value-type="error">
            <text:p/>
          </table:table-cell>
          <table:table-cell table:formula="of:=MATCH([.$B42];[.L$5:.L$16];0)" office:value-type="string" office:string-value="" calcext:value-type="error">
            <text:p/>
          </table:table-cell>
          <table:table-cell table:formula="of:=MATCH([.$B42];[.M$5:.M$16];0)" office:value-type="string" office:string-value="" calcext:value-type="error">
            <text:p/>
          </table:table-cell>
          <table:table-cell table:formula="of:=MATCH([.$B42];[.N$5:.N$16];0)" office:value-type="float" office:value="1" calcext:value-type="float">
            <text:p/>
          </table:table-cell>
          <table:table-cell table:formula="of:=MATCH([.$B42];[.O$5:.O$16];0)" office:value-type="string" office:string-value="" calcext:value-type="error">
            <text:p/>
          </table:table-cell>
          <table:table-cell table:formula="of:=MATCH([.$B42];[.P$5:.P$16];0)" office:value-type="string" office:string-value="" calcext:value-type="error">
            <text:p/>
          </table:table-cell>
          <table:table-cell table:formula="of:=MATCH([.$B42];[.Q$5:.Q$16];0)" office:value-type="string" office:string-value="" calcext:value-type="error">
            <text:p/>
          </table:table-cell>
          <table:table-cell table:formula="of:=MATCH([.$B42];[.R$5:.R$16];0)" office:value-type="string" office:string-value="" calcext:value-type="error">
            <text:p/>
          </table:table-cell>
          <table:table-cell table:formula="of:=MATCH([.$B42];[.S$5:.S$16];0)" office:value-type="string" office:string-value="" calcext:value-type="error">
            <text:p/>
          </table:table-cell>
          <table:table-cell table:formula="of:=MATCH([.$B42];[.T$5:.T$16];0)" office:value-type="string" office:string-value="" calcext:value-type="error">
            <text:p/>
          </table:table-cell>
          <table:table-cell table:formula="of:=MATCH([.$B42];[.U$5:.U$16];0)" office:value-type="string" office:string-value="" calcext:value-type="error">
            <text:p/>
          </table:table-cell>
          <table:table-cell table:formula="of:=MATCH([.$B42];[.V$5:.V$16];0)" office:value-type="string" office:string-value="" calcext:value-type="error">
            <text:p/>
          </table:table-cell>
          <table:table-cell table:formula="of:=MATCH([.$B42];[.W$5:.W$16];0)" office:value-type="string" office:string-value="" calcext:value-type="error">
            <text:p/>
          </table:table-cell>
          <table:table-cell table:formula="of:=MATCH([.$B42];[.X$5:.X$16];0)" office:value-type="string" office:string-value="" calcext:value-type="error">
            <text:p/>
          </table:table-cell>
          <table:table-cell table:formula="of:=MATCH([.$B42];[.Y$5:.Y$16];0)" office:value-type="string" office:string-value="" calcext:value-type="error">
            <text:p/>
          </table:table-cell>
          <table:table-cell table:formula="of:=MATCH([.$B42];[.Z$5:.Z$16];0)" office:value-type="string" office:string-value="" calcext:value-type="error">
            <text:p/>
          </table:table-cell>
          <table:table-cell table:formula="of:=MATCH([.$B42];[.AA$5:.AA$16];0)" office:value-type="string" office:string-value="" calcext:value-type="error">
            <text:p/>
          </table:table-cell>
          <table:table-cell table:formula="of:=MATCH([.$B42];[.AB$5:.AB$16];0)" office:value-type="string" office:string-value="" calcext:value-type="error">
            <text:p/>
          </table:table-cell>
          <table:table-cell table:formula="of:=MATCH([.$B42];[.AC$5:.AC$16];0)" office:value-type="string" office:string-value="" calcext:value-type="error">
            <text:p/>
          </table:table-cell>
          <table:table-cell table:formula="of:=MATCH([.$B42];[.AD$5:.AD$16];0)" office:value-type="string" office:string-value="" calcext:value-type="error">
            <text:p/>
          </table:table-cell>
          <table:table-cell table:formula="of:=MATCH([.$B42];[.AE$5:.AE$16];0)" office:value-type="string" office:string-value="" calcext:value-type="error">
            <text:p/>
          </table:table-cell>
          <table:table-cell table:formula="of:=MATCH([.$B42];[.AF$5:.AF$16];0)" office:value-type="string" office:string-value="" calcext:value-type="error">
            <text:p/>
          </table:table-cell>
          <table:table-cell table:formula="of:=MATCH([.$B42];[.AG$5:.AG$16];0)" office:value-type="string" office:string-value="" calcext:value-type="error">
            <text:p/>
          </table:table-cell>
          <table:table-cell table:formula="of:=MATCH([.$B42];[.AH$5:.AH$16];0)" office:value-type="string" office:string-value="" calcext:value-type="error">
            <text:p/>
          </table:table-cell>
          <table:table-cell table:formula="of:=MATCH([.$B42];[.AI$5:.AI$16];0)" office:value-type="string" office:string-value="" calcext:value-type="error">
            <text:p/>
          </table:table-cell>
          <table:table-cell table:formula="of:=MATCH([.$B42];[.AJ$5:.AJ$16];0)" office:value-type="string" office:string-value="" calcext:value-type="error">
            <text:p/>
          </table:table-cell>
          <table:table-cell table:formula="of:=MATCH([.$B42];[.AK$5:.AK$16];0)" office:value-type="string" office:string-value="" calcext:value-type="error">
            <text:p/>
          </table:table-cell>
          <table:table-cell table:formula="of:=MATCH([.$B42];[.AL$5:.AL$16];0)" office:value-type="string" office:string-value="" calcext:value-type="error">
            <text:p/>
          </table:table-cell>
          <table:table-cell table:formula="of:=MATCH([.$B42];[.AM$5:.AM$16];0)" office:value-type="string" office:string-value="" calcext:value-type="error">
            <text:p/>
          </table:table-cell>
          <table:table-cell table:formula="of:=MATCH([.$B42];[.AN$5:.AN$16];0)" office:value-type="string" office:string-value="" calcext:value-type="error">
            <text:p/>
          </table:table-cell>
          <table:table-cell table:formula="of:=MATCH([.$B42];[.AO$5:.AO$16];0)" office:value-type="string" office:string-value="" calcext:value-type="error">
            <text:p/>
          </table:table-cell>
          <table:table-cell table:formula="of:=MATCH([.$B42];[.AP$5:.AP$16];0)" office:value-type="string" office:string-value="" calcext:value-type="error">
            <text:p/>
          </table:table-cell>
          <table:table-cell table:formula="of:=MATCH([.$B42];[.AQ$5:.AQ$16];0)" office:value-type="string" office:string-value="" calcext:value-type="error">
            <text:p/>
          </table:table-cell>
          <table:table-cell table:formula="of:=MATCH([.$B42];[.AR$5:.AR$16];0)" office:value-type="string" office:string-value="" calcext:value-type="error">
            <text:p/>
          </table:table-cell>
          <table:table-cell table:formula="of:=MATCH([.$B42];[.AS$5:.AS$16];0)" office:value-type="string" office:string-value="" calcext:value-type="error">
            <text:p/>
          </table:table-cell>
          <table:table-cell table:formula="of:=MATCH([.$B42];[.AT$5:.AT$16];0)" office:value-type="string" office:string-value="" calcext:value-type="error">
            <text:p/>
          </table:table-cell>
          <table:table-cell table:formula="of:=MATCH([.$B42];[.AU$5:.AU$16];0)" office:value-type="string" office:string-value="" calcext:value-type="error">
            <text:p/>
          </table:table-cell>
          <table:table-cell table:formula="of:=MATCH([.$B42];[.AV$5:.AV$16];0)" office:value-type="string" office:string-value="" calcext:value-type="error">
            <text:p/>
          </table:table-cell>
          <table:table-cell table:formula="of:=MATCH([.$B42];[.AW$5:.AW$16];0)" office:value-type="string" office:string-value="" calcext:value-type="error">
            <text:p/>
          </table:table-cell>
          <table:table-cell table:formula="of:=MATCH([.$B42];[.AX$5:.AX$16];0)" office:value-type="string" office:string-value="" calcext:value-type="error">
            <text:p/>
          </table:table-cell>
          <table:table-cell table:formula="of:=MATCH([.$B42];[.AY$5:.AY$16];0)" office:value-type="string" office:string-value="" calcext:value-type="error">
            <text:p/>
          </table:table-cell>
          <table:table-cell table:formula="of:=MATCH([.$B42];[.AZ$5:.AZ$16];0)" office:value-type="string" office:string-value="" calcext:value-type="error">
            <text:p/>
          </table:table-cell>
          <table:table-cell table:formula="of:=MATCH([.$B42];[.BA$5:.BA$16];0)" office:value-type="string" office:string-value="" calcext:value-type="error">
            <text:p/>
          </table:table-cell>
          <table:table-cell table:formula="of:=MATCH([.$B42];[.BB$5:.BB$16];0)" office:value-type="string" office:string-value="" calcext:value-type="error">
            <text:p/>
          </table:table-cell>
          <table:table-cell table:formula="of:=MATCH([.$B42];[.BC$5:.BC$16];0)" office:value-type="string" office:string-value="" calcext:value-type="error">
            <text:p/>
          </table:table-cell>
          <table:table-cell table:formula="of:=MATCH([.$B42];[.BD$5:.BD$16];0)" office:value-type="string" office:string-value="" calcext:value-type="error">
            <text:p/>
          </table:table-cell>
          <table:table-cell table:formula="of:=MATCH([.$B42];[.BE$5:.BE$16];0)" office:value-type="string" office:string-value="" calcext:value-type="error">
            <text:p/>
          </table:table-cell>
          <table:table-cell table:formula="of:=MATCH([.$B42];[.BF$5:.BF$16];0)" office:value-type="string" office:string-value="" calcext:value-type="error">
            <text:p/>
          </table:table-cell>
          <table:table-cell table:formula="of:=MATCH([.$B42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24" calcext:value-type="float">
            <text:p>24</text:p>
          </table:table-cell>
          <table:table-cell table:formula="of:=LARGE([.$F$5:.$BG$16];[.A43])" office:value-type="float" office:value="539246.666666667" calcext:value-type="float">
            <text:p/>
          </table:table-cell>
          <table:table-cell table:formula="of:=[.B43]-[.B44]" office:value-type="float" office:value="22946.6666666666" calcext:value-type="float">
            <text:p/>
          </table:table-cell>
          <table:table-cell table:style-name="ce81" table:number-matrix-columns-spanned="1" table:number-matrix-rows-spanned="1" table:formula="of:=INDEX([.F43:.BG43];MATCH(1;IF(NOT(ISNA([.F43:.BG43]));1;0);0))" office:value-type="float" office:value="2" calcext:value-type="float">
            <text:p/>
          </table:table-cell>
          <table:table-cell table:formula="of:=COUNT(IF(ISNUMBER([.F43:.BG43]);[.F43:.BG43]))" office:value-type="float" office:value="1" calcext:value-type="float">
            <text:p/>
          </table:table-cell>
          <table:table-cell table:formula="of:=MATCH([.$B43];[.F$5:.F$16];0)" office:value-type="string" office:string-value="" calcext:value-type="error">
            <text:p/>
          </table:table-cell>
          <table:table-cell table:formula="of:=MATCH([.$B43];[.G$5:.G$16];0)" office:value-type="string" office:string-value="" calcext:value-type="error">
            <text:p/>
          </table:table-cell>
          <table:table-cell table:formula="of:=MATCH([.$B43];[.H$5:.H$16];0)" office:value-type="string" office:string-value="" calcext:value-type="error">
            <text:p/>
          </table:table-cell>
          <table:table-cell table:formula="of:=MATCH([.$B43];[.I$5:.I$16];0)" office:value-type="string" office:string-value="" calcext:value-type="error">
            <text:p/>
          </table:table-cell>
          <table:table-cell table:formula="of:=MATCH([.$B43];[.J$5:.J$16];0)" office:value-type="string" office:string-value="" calcext:value-type="error">
            <text:p/>
          </table:table-cell>
          <table:table-cell table:formula="of:=MATCH([.$B43];[.K$5:.K$16];0)" office:value-type="string" office:string-value="" calcext:value-type="error">
            <text:p/>
          </table:table-cell>
          <table:table-cell table:formula="of:=MATCH([.$B43];[.L$5:.L$16];0)" office:value-type="string" office:string-value="" calcext:value-type="error">
            <text:p/>
          </table:table-cell>
          <table:table-cell table:formula="of:=MATCH([.$B43];[.M$5:.M$16];0)" office:value-type="string" office:string-value="" calcext:value-type="error">
            <text:p/>
          </table:table-cell>
          <table:table-cell table:formula="of:=MATCH([.$B43];[.N$5:.N$16];0)" office:value-type="float" office:value="2" calcext:value-type="float">
            <text:p/>
          </table:table-cell>
          <table:table-cell table:formula="of:=MATCH([.$B43];[.O$5:.O$16];0)" office:value-type="string" office:string-value="" calcext:value-type="error">
            <text:p/>
          </table:table-cell>
          <table:table-cell table:formula="of:=MATCH([.$B43];[.P$5:.P$16];0)" office:value-type="string" office:string-value="" calcext:value-type="error">
            <text:p/>
          </table:table-cell>
          <table:table-cell table:formula="of:=MATCH([.$B43];[.Q$5:.Q$16];0)" office:value-type="string" office:string-value="" calcext:value-type="error">
            <text:p/>
          </table:table-cell>
          <table:table-cell table:formula="of:=MATCH([.$B43];[.R$5:.R$16];0)" office:value-type="string" office:string-value="" calcext:value-type="error">
            <text:p/>
          </table:table-cell>
          <table:table-cell table:formula="of:=MATCH([.$B43];[.S$5:.S$16];0)" office:value-type="string" office:string-value="" calcext:value-type="error">
            <text:p/>
          </table:table-cell>
          <table:table-cell table:formula="of:=MATCH([.$B43];[.T$5:.T$16];0)" office:value-type="string" office:string-value="" calcext:value-type="error">
            <text:p/>
          </table:table-cell>
          <table:table-cell table:formula="of:=MATCH([.$B43];[.U$5:.U$16];0)" office:value-type="string" office:string-value="" calcext:value-type="error">
            <text:p/>
          </table:table-cell>
          <table:table-cell table:formula="of:=MATCH([.$B43];[.V$5:.V$16];0)" office:value-type="string" office:string-value="" calcext:value-type="error">
            <text:p/>
          </table:table-cell>
          <table:table-cell table:formula="of:=MATCH([.$B43];[.W$5:.W$16];0)" office:value-type="string" office:string-value="" calcext:value-type="error">
            <text:p/>
          </table:table-cell>
          <table:table-cell table:formula="of:=MATCH([.$B43];[.X$5:.X$16];0)" office:value-type="string" office:string-value="" calcext:value-type="error">
            <text:p/>
          </table:table-cell>
          <table:table-cell table:formula="of:=MATCH([.$B43];[.Y$5:.Y$16];0)" office:value-type="string" office:string-value="" calcext:value-type="error">
            <text:p/>
          </table:table-cell>
          <table:table-cell table:formula="of:=MATCH([.$B43];[.Z$5:.Z$16];0)" office:value-type="string" office:string-value="" calcext:value-type="error">
            <text:p/>
          </table:table-cell>
          <table:table-cell table:formula="of:=MATCH([.$B43];[.AA$5:.AA$16];0)" office:value-type="string" office:string-value="" calcext:value-type="error">
            <text:p/>
          </table:table-cell>
          <table:table-cell table:formula="of:=MATCH([.$B43];[.AB$5:.AB$16];0)" office:value-type="string" office:string-value="" calcext:value-type="error">
            <text:p/>
          </table:table-cell>
          <table:table-cell table:formula="of:=MATCH([.$B43];[.AC$5:.AC$16];0)" office:value-type="string" office:string-value="" calcext:value-type="error">
            <text:p/>
          </table:table-cell>
          <table:table-cell table:formula="of:=MATCH([.$B43];[.AD$5:.AD$16];0)" office:value-type="string" office:string-value="" calcext:value-type="error">
            <text:p/>
          </table:table-cell>
          <table:table-cell table:formula="of:=MATCH([.$B43];[.AE$5:.AE$16];0)" office:value-type="string" office:string-value="" calcext:value-type="error">
            <text:p/>
          </table:table-cell>
          <table:table-cell table:formula="of:=MATCH([.$B43];[.AF$5:.AF$16];0)" office:value-type="string" office:string-value="" calcext:value-type="error">
            <text:p/>
          </table:table-cell>
          <table:table-cell table:formula="of:=MATCH([.$B43];[.AG$5:.AG$16];0)" office:value-type="string" office:string-value="" calcext:value-type="error">
            <text:p/>
          </table:table-cell>
          <table:table-cell table:formula="of:=MATCH([.$B43];[.AH$5:.AH$16];0)" office:value-type="string" office:string-value="" calcext:value-type="error">
            <text:p/>
          </table:table-cell>
          <table:table-cell table:formula="of:=MATCH([.$B43];[.AI$5:.AI$16];0)" office:value-type="string" office:string-value="" calcext:value-type="error">
            <text:p/>
          </table:table-cell>
          <table:table-cell table:formula="of:=MATCH([.$B43];[.AJ$5:.AJ$16];0)" office:value-type="string" office:string-value="" calcext:value-type="error">
            <text:p/>
          </table:table-cell>
          <table:table-cell table:formula="of:=MATCH([.$B43];[.AK$5:.AK$16];0)" office:value-type="string" office:string-value="" calcext:value-type="error">
            <text:p/>
          </table:table-cell>
          <table:table-cell table:formula="of:=MATCH([.$B43];[.AL$5:.AL$16];0)" office:value-type="string" office:string-value="" calcext:value-type="error">
            <text:p/>
          </table:table-cell>
          <table:table-cell table:formula="of:=MATCH([.$B43];[.AM$5:.AM$16];0)" office:value-type="string" office:string-value="" calcext:value-type="error">
            <text:p/>
          </table:table-cell>
          <table:table-cell table:formula="of:=MATCH([.$B43];[.AN$5:.AN$16];0)" office:value-type="string" office:string-value="" calcext:value-type="error">
            <text:p/>
          </table:table-cell>
          <table:table-cell table:formula="of:=MATCH([.$B43];[.AO$5:.AO$16];0)" office:value-type="string" office:string-value="" calcext:value-type="error">
            <text:p/>
          </table:table-cell>
          <table:table-cell table:formula="of:=MATCH([.$B43];[.AP$5:.AP$16];0)" office:value-type="string" office:string-value="" calcext:value-type="error">
            <text:p/>
          </table:table-cell>
          <table:table-cell table:formula="of:=MATCH([.$B43];[.AQ$5:.AQ$16];0)" office:value-type="string" office:string-value="" calcext:value-type="error">
            <text:p/>
          </table:table-cell>
          <table:table-cell table:formula="of:=MATCH([.$B43];[.AR$5:.AR$16];0)" office:value-type="string" office:string-value="" calcext:value-type="error">
            <text:p/>
          </table:table-cell>
          <table:table-cell table:formula="of:=MATCH([.$B43];[.AS$5:.AS$16];0)" office:value-type="string" office:string-value="" calcext:value-type="error">
            <text:p/>
          </table:table-cell>
          <table:table-cell table:formula="of:=MATCH([.$B43];[.AT$5:.AT$16];0)" office:value-type="string" office:string-value="" calcext:value-type="error">
            <text:p/>
          </table:table-cell>
          <table:table-cell table:formula="of:=MATCH([.$B43];[.AU$5:.AU$16];0)" office:value-type="string" office:string-value="" calcext:value-type="error">
            <text:p/>
          </table:table-cell>
          <table:table-cell table:formula="of:=MATCH([.$B43];[.AV$5:.AV$16];0)" office:value-type="string" office:string-value="" calcext:value-type="error">
            <text:p/>
          </table:table-cell>
          <table:table-cell table:formula="of:=MATCH([.$B43];[.AW$5:.AW$16];0)" office:value-type="string" office:string-value="" calcext:value-type="error">
            <text:p/>
          </table:table-cell>
          <table:table-cell table:formula="of:=MATCH([.$B43];[.AX$5:.AX$16];0)" office:value-type="string" office:string-value="" calcext:value-type="error">
            <text:p/>
          </table:table-cell>
          <table:table-cell table:formula="of:=MATCH([.$B43];[.AY$5:.AY$16];0)" office:value-type="string" office:string-value="" calcext:value-type="error">
            <text:p/>
          </table:table-cell>
          <table:table-cell table:formula="of:=MATCH([.$B43];[.AZ$5:.AZ$16];0)" office:value-type="string" office:string-value="" calcext:value-type="error">
            <text:p/>
          </table:table-cell>
          <table:table-cell table:formula="of:=MATCH([.$B43];[.BA$5:.BA$16];0)" office:value-type="string" office:string-value="" calcext:value-type="error">
            <text:p/>
          </table:table-cell>
          <table:table-cell table:formula="of:=MATCH([.$B43];[.BB$5:.BB$16];0)" office:value-type="string" office:string-value="" calcext:value-type="error">
            <text:p/>
          </table:table-cell>
          <table:table-cell table:formula="of:=MATCH([.$B43];[.BC$5:.BC$16];0)" office:value-type="string" office:string-value="" calcext:value-type="error">
            <text:p/>
          </table:table-cell>
          <table:table-cell table:formula="of:=MATCH([.$B43];[.BD$5:.BD$16];0)" office:value-type="string" office:string-value="" calcext:value-type="error">
            <text:p/>
          </table:table-cell>
          <table:table-cell table:formula="of:=MATCH([.$B43];[.BE$5:.BE$16];0)" office:value-type="string" office:string-value="" calcext:value-type="error">
            <text:p/>
          </table:table-cell>
          <table:table-cell table:formula="of:=MATCH([.$B43];[.BF$5:.BF$16];0)" office:value-type="string" office:string-value="" calcext:value-type="error">
            <text:p/>
          </table:table-cell>
          <table:table-cell table:formula="of:=MATCH([.$B43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25" calcext:value-type="float">
            <text:p>25</text:p>
          </table:table-cell>
          <table:table-cell table:formula="of:=LARGE([.$F$5:.$BG$16];[.A44])" office:value-type="float" office:value="516300" calcext:value-type="float">
            <text:p/>
          </table:table-cell>
          <table:table-cell table:formula="of:=[.B44]-[.B45]" office:value-type="float" office:value="27535.9999999999" calcext:value-type="float">
            <text:p/>
          </table:table-cell>
          <table:table-cell table:style-name="ce81" table:number-matrix-columns-spanned="1" table:number-matrix-rows-spanned="1" table:formula="of:=INDEX([.F44:.BG44];MATCH(1;IF(NOT(ISNA([.F44:.BG44]));1;0);0))" office:value-type="float" office:value="4" calcext:value-type="float">
            <text:p/>
          </table:table-cell>
          <table:table-cell table:formula="of:=COUNT(IF(ISNUMBER([.F44:.BG44]);[.F44:.BG44]))" office:value-type="float" office:value="1" calcext:value-type="float">
            <text:p/>
          </table:table-cell>
          <table:table-cell table:formula="of:=MATCH([.$B44];[.F$5:.F$16];0)" office:value-type="string" office:string-value="" calcext:value-type="error">
            <text:p/>
          </table:table-cell>
          <table:table-cell table:formula="of:=MATCH([.$B44];[.G$5:.G$16];0)" office:value-type="float" office:value="4" calcext:value-type="float">
            <text:p/>
          </table:table-cell>
          <table:table-cell table:formula="of:=MATCH([.$B44];[.H$5:.H$16];0)" office:value-type="string" office:string-value="" calcext:value-type="error">
            <text:p/>
          </table:table-cell>
          <table:table-cell table:formula="of:=MATCH([.$B44];[.I$5:.I$16];0)" office:value-type="string" office:string-value="" calcext:value-type="error">
            <text:p/>
          </table:table-cell>
          <table:table-cell table:formula="of:=MATCH([.$B44];[.J$5:.J$16];0)" office:value-type="string" office:string-value="" calcext:value-type="error">
            <text:p/>
          </table:table-cell>
          <table:table-cell table:formula="of:=MATCH([.$B44];[.K$5:.K$16];0)" office:value-type="string" office:string-value="" calcext:value-type="error">
            <text:p/>
          </table:table-cell>
          <table:table-cell table:formula="of:=MATCH([.$B44];[.L$5:.L$16];0)" office:value-type="string" office:string-value="" calcext:value-type="error">
            <text:p/>
          </table:table-cell>
          <table:table-cell table:formula="of:=MATCH([.$B44];[.M$5:.M$16];0)" office:value-type="string" office:string-value="" calcext:value-type="error">
            <text:p/>
          </table:table-cell>
          <table:table-cell table:formula="of:=MATCH([.$B44];[.N$5:.N$16];0)" office:value-type="string" office:string-value="" calcext:value-type="error">
            <text:p/>
          </table:table-cell>
          <table:table-cell table:formula="of:=MATCH([.$B44];[.O$5:.O$16];0)" office:value-type="string" office:string-value="" calcext:value-type="error">
            <text:p/>
          </table:table-cell>
          <table:table-cell table:formula="of:=MATCH([.$B44];[.P$5:.P$16];0)" office:value-type="string" office:string-value="" calcext:value-type="error">
            <text:p/>
          </table:table-cell>
          <table:table-cell table:formula="of:=MATCH([.$B44];[.Q$5:.Q$16];0)" office:value-type="string" office:string-value="" calcext:value-type="error">
            <text:p/>
          </table:table-cell>
          <table:table-cell table:formula="of:=MATCH([.$B44];[.R$5:.R$16];0)" office:value-type="string" office:string-value="" calcext:value-type="error">
            <text:p/>
          </table:table-cell>
          <table:table-cell table:formula="of:=MATCH([.$B44];[.S$5:.S$16];0)" office:value-type="string" office:string-value="" calcext:value-type="error">
            <text:p/>
          </table:table-cell>
          <table:table-cell table:formula="of:=MATCH([.$B44];[.T$5:.T$16];0)" office:value-type="string" office:string-value="" calcext:value-type="error">
            <text:p/>
          </table:table-cell>
          <table:table-cell table:formula="of:=MATCH([.$B44];[.U$5:.U$16];0)" office:value-type="string" office:string-value="" calcext:value-type="error">
            <text:p/>
          </table:table-cell>
          <table:table-cell table:formula="of:=MATCH([.$B44];[.V$5:.V$16];0)" office:value-type="string" office:string-value="" calcext:value-type="error">
            <text:p/>
          </table:table-cell>
          <table:table-cell table:formula="of:=MATCH([.$B44];[.W$5:.W$16];0)" office:value-type="string" office:string-value="" calcext:value-type="error">
            <text:p/>
          </table:table-cell>
          <table:table-cell table:formula="of:=MATCH([.$B44];[.X$5:.X$16];0)" office:value-type="string" office:string-value="" calcext:value-type="error">
            <text:p/>
          </table:table-cell>
          <table:table-cell table:formula="of:=MATCH([.$B44];[.Y$5:.Y$16];0)" office:value-type="string" office:string-value="" calcext:value-type="error">
            <text:p/>
          </table:table-cell>
          <table:table-cell table:formula="of:=MATCH([.$B44];[.Z$5:.Z$16];0)" office:value-type="string" office:string-value="" calcext:value-type="error">
            <text:p/>
          </table:table-cell>
          <table:table-cell table:formula="of:=MATCH([.$B44];[.AA$5:.AA$16];0)" office:value-type="string" office:string-value="" calcext:value-type="error">
            <text:p/>
          </table:table-cell>
          <table:table-cell table:formula="of:=MATCH([.$B44];[.AB$5:.AB$16];0)" office:value-type="string" office:string-value="" calcext:value-type="error">
            <text:p/>
          </table:table-cell>
          <table:table-cell table:formula="of:=MATCH([.$B44];[.AC$5:.AC$16];0)" office:value-type="string" office:string-value="" calcext:value-type="error">
            <text:p/>
          </table:table-cell>
          <table:table-cell table:formula="of:=MATCH([.$B44];[.AD$5:.AD$16];0)" office:value-type="string" office:string-value="" calcext:value-type="error">
            <text:p/>
          </table:table-cell>
          <table:table-cell table:formula="of:=MATCH([.$B44];[.AE$5:.AE$16];0)" office:value-type="string" office:string-value="" calcext:value-type="error">
            <text:p/>
          </table:table-cell>
          <table:table-cell table:formula="of:=MATCH([.$B44];[.AF$5:.AF$16];0)" office:value-type="string" office:string-value="" calcext:value-type="error">
            <text:p/>
          </table:table-cell>
          <table:table-cell table:formula="of:=MATCH([.$B44];[.AG$5:.AG$16];0)" office:value-type="string" office:string-value="" calcext:value-type="error">
            <text:p/>
          </table:table-cell>
          <table:table-cell table:formula="of:=MATCH([.$B44];[.AH$5:.AH$16];0)" office:value-type="string" office:string-value="" calcext:value-type="error">
            <text:p/>
          </table:table-cell>
          <table:table-cell table:formula="of:=MATCH([.$B44];[.AI$5:.AI$16];0)" office:value-type="string" office:string-value="" calcext:value-type="error">
            <text:p/>
          </table:table-cell>
          <table:table-cell table:formula="of:=MATCH([.$B44];[.AJ$5:.AJ$16];0)" office:value-type="string" office:string-value="" calcext:value-type="error">
            <text:p/>
          </table:table-cell>
          <table:table-cell table:formula="of:=MATCH([.$B44];[.AK$5:.AK$16];0)" office:value-type="string" office:string-value="" calcext:value-type="error">
            <text:p/>
          </table:table-cell>
          <table:table-cell table:formula="of:=MATCH([.$B44];[.AL$5:.AL$16];0)" office:value-type="string" office:string-value="" calcext:value-type="error">
            <text:p/>
          </table:table-cell>
          <table:table-cell table:formula="of:=MATCH([.$B44];[.AM$5:.AM$16];0)" office:value-type="string" office:string-value="" calcext:value-type="error">
            <text:p/>
          </table:table-cell>
          <table:table-cell table:formula="of:=MATCH([.$B44];[.AN$5:.AN$16];0)" office:value-type="string" office:string-value="" calcext:value-type="error">
            <text:p/>
          </table:table-cell>
          <table:table-cell table:formula="of:=MATCH([.$B44];[.AO$5:.AO$16];0)" office:value-type="string" office:string-value="" calcext:value-type="error">
            <text:p/>
          </table:table-cell>
          <table:table-cell table:formula="of:=MATCH([.$B44];[.AP$5:.AP$16];0)" office:value-type="string" office:string-value="" calcext:value-type="error">
            <text:p/>
          </table:table-cell>
          <table:table-cell table:formula="of:=MATCH([.$B44];[.AQ$5:.AQ$16];0)" office:value-type="string" office:string-value="" calcext:value-type="error">
            <text:p/>
          </table:table-cell>
          <table:table-cell table:formula="of:=MATCH([.$B44];[.AR$5:.AR$16];0)" office:value-type="string" office:string-value="" calcext:value-type="error">
            <text:p/>
          </table:table-cell>
          <table:table-cell table:formula="of:=MATCH([.$B44];[.AS$5:.AS$16];0)" office:value-type="string" office:string-value="" calcext:value-type="error">
            <text:p/>
          </table:table-cell>
          <table:table-cell table:formula="of:=MATCH([.$B44];[.AT$5:.AT$16];0)" office:value-type="string" office:string-value="" calcext:value-type="error">
            <text:p/>
          </table:table-cell>
          <table:table-cell table:formula="of:=MATCH([.$B44];[.AU$5:.AU$16];0)" office:value-type="string" office:string-value="" calcext:value-type="error">
            <text:p/>
          </table:table-cell>
          <table:table-cell table:formula="of:=MATCH([.$B44];[.AV$5:.AV$16];0)" office:value-type="string" office:string-value="" calcext:value-type="error">
            <text:p/>
          </table:table-cell>
          <table:table-cell table:formula="of:=MATCH([.$B44];[.AW$5:.AW$16];0)" office:value-type="string" office:string-value="" calcext:value-type="error">
            <text:p/>
          </table:table-cell>
          <table:table-cell table:formula="of:=MATCH([.$B44];[.AX$5:.AX$16];0)" office:value-type="string" office:string-value="" calcext:value-type="error">
            <text:p/>
          </table:table-cell>
          <table:table-cell table:formula="of:=MATCH([.$B44];[.AY$5:.AY$16];0)" office:value-type="string" office:string-value="" calcext:value-type="error">
            <text:p/>
          </table:table-cell>
          <table:table-cell table:formula="of:=MATCH([.$B44];[.AZ$5:.AZ$16];0)" office:value-type="string" office:string-value="" calcext:value-type="error">
            <text:p/>
          </table:table-cell>
          <table:table-cell table:formula="of:=MATCH([.$B44];[.BA$5:.BA$16];0)" office:value-type="string" office:string-value="" calcext:value-type="error">
            <text:p/>
          </table:table-cell>
          <table:table-cell table:formula="of:=MATCH([.$B44];[.BB$5:.BB$16];0)" office:value-type="string" office:string-value="" calcext:value-type="error">
            <text:p/>
          </table:table-cell>
          <table:table-cell table:formula="of:=MATCH([.$B44];[.BC$5:.BC$16];0)" office:value-type="string" office:string-value="" calcext:value-type="error">
            <text:p/>
          </table:table-cell>
          <table:table-cell table:formula="of:=MATCH([.$B44];[.BD$5:.BD$16];0)" office:value-type="string" office:string-value="" calcext:value-type="error">
            <text:p/>
          </table:table-cell>
          <table:table-cell table:formula="of:=MATCH([.$B44];[.BE$5:.BE$16];0)" office:value-type="string" office:string-value="" calcext:value-type="error">
            <text:p/>
          </table:table-cell>
          <table:table-cell table:formula="of:=MATCH([.$B44];[.BF$5:.BF$16];0)" office:value-type="string" office:string-value="" calcext:value-type="error">
            <text:p/>
          </table:table-cell>
          <table:table-cell table:formula="of:=MATCH([.$B44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26" calcext:value-type="float">
            <text:p>26</text:p>
          </table:table-cell>
          <table:table-cell table:formula="of:=LARGE([.$F$5:.$BG$16];[.A45])" office:value-type="float" office:value="488764" calcext:value-type="float">
            <text:p/>
          </table:table-cell>
          <table:table-cell table:formula="of:=[.B45]-[.B46]" office:value-type="float" office:value="3442.00000000012" calcext:value-type="float">
            <text:p/>
          </table:table-cell>
          <table:table-cell table:style-name="ce81" table:number-matrix-columns-spanned="1" table:number-matrix-rows-spanned="1" table:formula="of:=INDEX([.F45:.BG45];MATCH(1;IF(NOT(ISNA([.F45:.BG45]));1;0);0))" office:value-type="float" office:value="1" calcext:value-type="float">
            <text:p/>
          </table:table-cell>
          <table:table-cell table:formula="of:=COUNT(IF(ISNUMBER([.F45:.BG45]);[.F45:.BG45]))" office:value-type="float" office:value="1" calcext:value-type="float">
            <text:p/>
          </table:table-cell>
          <table:table-cell table:formula="of:=MATCH([.$B45];[.F$5:.F$16];0)" office:value-type="string" office:string-value="" calcext:value-type="error">
            <text:p/>
          </table:table-cell>
          <table:table-cell table:formula="of:=MATCH([.$B45];[.G$5:.G$16];0)" office:value-type="string" office:string-value="" calcext:value-type="error">
            <text:p/>
          </table:table-cell>
          <table:table-cell table:formula="of:=MATCH([.$B45];[.H$5:.H$16];0)" office:value-type="string" office:string-value="" calcext:value-type="error">
            <text:p/>
          </table:table-cell>
          <table:table-cell table:formula="of:=MATCH([.$B45];[.I$5:.I$16];0)" office:value-type="string" office:string-value="" calcext:value-type="error">
            <text:p/>
          </table:table-cell>
          <table:table-cell table:formula="of:=MATCH([.$B45];[.J$5:.J$16];0)" office:value-type="string" office:string-value="" calcext:value-type="error">
            <text:p/>
          </table:table-cell>
          <table:table-cell table:formula="of:=MATCH([.$B45];[.K$5:.K$16];0)" office:value-type="string" office:string-value="" calcext:value-type="error">
            <text:p/>
          </table:table-cell>
          <table:table-cell table:formula="of:=MATCH([.$B45];[.L$5:.L$16];0)" office:value-type="string" office:string-value="" calcext:value-type="error">
            <text:p/>
          </table:table-cell>
          <table:table-cell table:formula="of:=MATCH([.$B45];[.M$5:.M$16];0)" office:value-type="string" office:string-value="" calcext:value-type="error">
            <text:p/>
          </table:table-cell>
          <table:table-cell table:formula="of:=MATCH([.$B45];[.N$5:.N$16];0)" office:value-type="string" office:string-value="" calcext:value-type="error">
            <text:p/>
          </table:table-cell>
          <table:table-cell table:formula="of:=MATCH([.$B45];[.O$5:.O$16];0)" office:value-type="float" office:value="1" calcext:value-type="float">
            <text:p/>
          </table:table-cell>
          <table:table-cell table:formula="of:=MATCH([.$B45];[.P$5:.P$16];0)" office:value-type="string" office:string-value="" calcext:value-type="error">
            <text:p/>
          </table:table-cell>
          <table:table-cell table:formula="of:=MATCH([.$B45];[.Q$5:.Q$16];0)" office:value-type="string" office:string-value="" calcext:value-type="error">
            <text:p/>
          </table:table-cell>
          <table:table-cell table:formula="of:=MATCH([.$B45];[.R$5:.R$16];0)" office:value-type="string" office:string-value="" calcext:value-type="error">
            <text:p/>
          </table:table-cell>
          <table:table-cell table:formula="of:=MATCH([.$B45];[.S$5:.S$16];0)" office:value-type="string" office:string-value="" calcext:value-type="error">
            <text:p/>
          </table:table-cell>
          <table:table-cell table:formula="of:=MATCH([.$B45];[.T$5:.T$16];0)" office:value-type="string" office:string-value="" calcext:value-type="error">
            <text:p/>
          </table:table-cell>
          <table:table-cell table:formula="of:=MATCH([.$B45];[.U$5:.U$16];0)" office:value-type="string" office:string-value="" calcext:value-type="error">
            <text:p/>
          </table:table-cell>
          <table:table-cell table:formula="of:=MATCH([.$B45];[.V$5:.V$16];0)" office:value-type="string" office:string-value="" calcext:value-type="error">
            <text:p/>
          </table:table-cell>
          <table:table-cell table:formula="of:=MATCH([.$B45];[.W$5:.W$16];0)" office:value-type="string" office:string-value="" calcext:value-type="error">
            <text:p/>
          </table:table-cell>
          <table:table-cell table:formula="of:=MATCH([.$B45];[.X$5:.X$16];0)" office:value-type="string" office:string-value="" calcext:value-type="error">
            <text:p/>
          </table:table-cell>
          <table:table-cell table:formula="of:=MATCH([.$B45];[.Y$5:.Y$16];0)" office:value-type="string" office:string-value="" calcext:value-type="error">
            <text:p/>
          </table:table-cell>
          <table:table-cell table:formula="of:=MATCH([.$B45];[.Z$5:.Z$16];0)" office:value-type="string" office:string-value="" calcext:value-type="error">
            <text:p/>
          </table:table-cell>
          <table:table-cell table:formula="of:=MATCH([.$B45];[.AA$5:.AA$16];0)" office:value-type="string" office:string-value="" calcext:value-type="error">
            <text:p/>
          </table:table-cell>
          <table:table-cell table:formula="of:=MATCH([.$B45];[.AB$5:.AB$16];0)" office:value-type="string" office:string-value="" calcext:value-type="error">
            <text:p/>
          </table:table-cell>
          <table:table-cell table:formula="of:=MATCH([.$B45];[.AC$5:.AC$16];0)" office:value-type="string" office:string-value="" calcext:value-type="error">
            <text:p/>
          </table:table-cell>
          <table:table-cell table:formula="of:=MATCH([.$B45];[.AD$5:.AD$16];0)" office:value-type="string" office:string-value="" calcext:value-type="error">
            <text:p/>
          </table:table-cell>
          <table:table-cell table:formula="of:=MATCH([.$B45];[.AE$5:.AE$16];0)" office:value-type="string" office:string-value="" calcext:value-type="error">
            <text:p/>
          </table:table-cell>
          <table:table-cell table:formula="of:=MATCH([.$B45];[.AF$5:.AF$16];0)" office:value-type="string" office:string-value="" calcext:value-type="error">
            <text:p/>
          </table:table-cell>
          <table:table-cell table:formula="of:=MATCH([.$B45];[.AG$5:.AG$16];0)" office:value-type="string" office:string-value="" calcext:value-type="error">
            <text:p/>
          </table:table-cell>
          <table:table-cell table:formula="of:=MATCH([.$B45];[.AH$5:.AH$16];0)" office:value-type="string" office:string-value="" calcext:value-type="error">
            <text:p/>
          </table:table-cell>
          <table:table-cell table:formula="of:=MATCH([.$B45];[.AI$5:.AI$16];0)" office:value-type="string" office:string-value="" calcext:value-type="error">
            <text:p/>
          </table:table-cell>
          <table:table-cell table:formula="of:=MATCH([.$B45];[.AJ$5:.AJ$16];0)" office:value-type="string" office:string-value="" calcext:value-type="error">
            <text:p/>
          </table:table-cell>
          <table:table-cell table:formula="of:=MATCH([.$B45];[.AK$5:.AK$16];0)" office:value-type="string" office:string-value="" calcext:value-type="error">
            <text:p/>
          </table:table-cell>
          <table:table-cell table:formula="of:=MATCH([.$B45];[.AL$5:.AL$16];0)" office:value-type="string" office:string-value="" calcext:value-type="error">
            <text:p/>
          </table:table-cell>
          <table:table-cell table:formula="of:=MATCH([.$B45];[.AM$5:.AM$16];0)" office:value-type="string" office:string-value="" calcext:value-type="error">
            <text:p/>
          </table:table-cell>
          <table:table-cell table:formula="of:=MATCH([.$B45];[.AN$5:.AN$16];0)" office:value-type="string" office:string-value="" calcext:value-type="error">
            <text:p/>
          </table:table-cell>
          <table:table-cell table:formula="of:=MATCH([.$B45];[.AO$5:.AO$16];0)" office:value-type="string" office:string-value="" calcext:value-type="error">
            <text:p/>
          </table:table-cell>
          <table:table-cell table:formula="of:=MATCH([.$B45];[.AP$5:.AP$16];0)" office:value-type="string" office:string-value="" calcext:value-type="error">
            <text:p/>
          </table:table-cell>
          <table:table-cell table:formula="of:=MATCH([.$B45];[.AQ$5:.AQ$16];0)" office:value-type="string" office:string-value="" calcext:value-type="error">
            <text:p/>
          </table:table-cell>
          <table:table-cell table:formula="of:=MATCH([.$B45];[.AR$5:.AR$16];0)" office:value-type="string" office:string-value="" calcext:value-type="error">
            <text:p/>
          </table:table-cell>
          <table:table-cell table:formula="of:=MATCH([.$B45];[.AS$5:.AS$16];0)" office:value-type="string" office:string-value="" calcext:value-type="error">
            <text:p/>
          </table:table-cell>
          <table:table-cell table:formula="of:=MATCH([.$B45];[.AT$5:.AT$16];0)" office:value-type="string" office:string-value="" calcext:value-type="error">
            <text:p/>
          </table:table-cell>
          <table:table-cell table:formula="of:=MATCH([.$B45];[.AU$5:.AU$16];0)" office:value-type="string" office:string-value="" calcext:value-type="error">
            <text:p/>
          </table:table-cell>
          <table:table-cell table:formula="of:=MATCH([.$B45];[.AV$5:.AV$16];0)" office:value-type="string" office:string-value="" calcext:value-type="error">
            <text:p/>
          </table:table-cell>
          <table:table-cell table:formula="of:=MATCH([.$B45];[.AW$5:.AW$16];0)" office:value-type="string" office:string-value="" calcext:value-type="error">
            <text:p/>
          </table:table-cell>
          <table:table-cell table:formula="of:=MATCH([.$B45];[.AX$5:.AX$16];0)" office:value-type="string" office:string-value="" calcext:value-type="error">
            <text:p/>
          </table:table-cell>
          <table:table-cell table:formula="of:=MATCH([.$B45];[.AY$5:.AY$16];0)" office:value-type="string" office:string-value="" calcext:value-type="error">
            <text:p/>
          </table:table-cell>
          <table:table-cell table:formula="of:=MATCH([.$B45];[.AZ$5:.AZ$16];0)" office:value-type="string" office:string-value="" calcext:value-type="error">
            <text:p/>
          </table:table-cell>
          <table:table-cell table:formula="of:=MATCH([.$B45];[.BA$5:.BA$16];0)" office:value-type="string" office:string-value="" calcext:value-type="error">
            <text:p/>
          </table:table-cell>
          <table:table-cell table:formula="of:=MATCH([.$B45];[.BB$5:.BB$16];0)" office:value-type="string" office:string-value="" calcext:value-type="error">
            <text:p/>
          </table:table-cell>
          <table:table-cell table:formula="of:=MATCH([.$B45];[.BC$5:.BC$16];0)" office:value-type="string" office:string-value="" calcext:value-type="error">
            <text:p/>
          </table:table-cell>
          <table:table-cell table:formula="of:=MATCH([.$B45];[.BD$5:.BD$16];0)" office:value-type="string" office:string-value="" calcext:value-type="error">
            <text:p/>
          </table:table-cell>
          <table:table-cell table:formula="of:=MATCH([.$B45];[.BE$5:.BE$16];0)" office:value-type="string" office:string-value="" calcext:value-type="error">
            <text:p/>
          </table:table-cell>
          <table:table-cell table:formula="of:=MATCH([.$B45];[.BF$5:.BF$16];0)" office:value-type="string" office:string-value="" calcext:value-type="error">
            <text:p/>
          </table:table-cell>
          <table:table-cell table:formula="of:=MATCH([.$B45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27" calcext:value-type="float">
            <text:p>27</text:p>
          </table:table-cell>
          <table:table-cell table:formula="of:=LARGE([.$F$5:.$BG$16];[.A46])" office:value-type="float" office:value="485322" calcext:value-type="float">
            <text:p/>
          </table:table-cell>
          <table:table-cell table:formula="of:=[.B46]-[.B47]" office:value-type="float" office:value="37861.1395" calcext:value-type="float">
            <text:p/>
          </table:table-cell>
          <table:table-cell table:style-name="ce81" table:number-matrix-columns-spanned="1" table:number-matrix-rows-spanned="1" table:formula="of:=INDEX([.F46:.BG46];MATCH(1;IF(NOT(ISNA([.F46:.BG46]));1;0);0))" office:value-type="float" office:value="2" calcext:value-type="float">
            <text:p/>
          </table:table-cell>
          <table:table-cell table:formula="of:=COUNT(IF(ISNUMBER([.F46:.BG46]);[.F46:.BG46]))" office:value-type="float" office:value="1" calcext:value-type="float">
            <text:p/>
          </table:table-cell>
          <table:table-cell table:formula="of:=MATCH([.$B46];[.F$5:.F$16];0)" office:value-type="string" office:string-value="" calcext:value-type="error">
            <text:p/>
          </table:table-cell>
          <table:table-cell table:formula="of:=MATCH([.$B46];[.G$5:.G$16];0)" office:value-type="string" office:string-value="" calcext:value-type="error">
            <text:p/>
          </table:table-cell>
          <table:table-cell table:formula="of:=MATCH([.$B46];[.H$5:.H$16];0)" office:value-type="string" office:string-value="" calcext:value-type="error">
            <text:p/>
          </table:table-cell>
          <table:table-cell table:formula="of:=MATCH([.$B46];[.I$5:.I$16];0)" office:value-type="string" office:string-value="" calcext:value-type="error">
            <text:p/>
          </table:table-cell>
          <table:table-cell table:formula="of:=MATCH([.$B46];[.J$5:.J$16];0)" office:value-type="string" office:string-value="" calcext:value-type="error">
            <text:p/>
          </table:table-cell>
          <table:table-cell table:formula="of:=MATCH([.$B46];[.K$5:.K$16];0)" office:value-type="string" office:string-value="" calcext:value-type="error">
            <text:p/>
          </table:table-cell>
          <table:table-cell table:formula="of:=MATCH([.$B46];[.L$5:.L$16];0)" office:value-type="string" office:string-value="" calcext:value-type="error">
            <text:p/>
          </table:table-cell>
          <table:table-cell table:formula="of:=MATCH([.$B46];[.M$5:.M$16];0)" office:value-type="string" office:string-value="" calcext:value-type="error">
            <text:p/>
          </table:table-cell>
          <table:table-cell table:formula="of:=MATCH([.$B46];[.N$5:.N$16];0)" office:value-type="string" office:string-value="" calcext:value-type="error">
            <text:p/>
          </table:table-cell>
          <table:table-cell table:formula="of:=MATCH([.$B46];[.O$5:.O$16];0)" office:value-type="float" office:value="2" calcext:value-type="float">
            <text:p/>
          </table:table-cell>
          <table:table-cell table:formula="of:=MATCH([.$B46];[.P$5:.P$16];0)" office:value-type="string" office:string-value="" calcext:value-type="error">
            <text:p/>
          </table:table-cell>
          <table:table-cell table:formula="of:=MATCH([.$B46];[.Q$5:.Q$16];0)" office:value-type="string" office:string-value="" calcext:value-type="error">
            <text:p/>
          </table:table-cell>
          <table:table-cell table:formula="of:=MATCH([.$B46];[.R$5:.R$16];0)" office:value-type="string" office:string-value="" calcext:value-type="error">
            <text:p/>
          </table:table-cell>
          <table:table-cell table:formula="of:=MATCH([.$B46];[.S$5:.S$16];0)" office:value-type="string" office:string-value="" calcext:value-type="error">
            <text:p/>
          </table:table-cell>
          <table:table-cell table:formula="of:=MATCH([.$B46];[.T$5:.T$16];0)" office:value-type="string" office:string-value="" calcext:value-type="error">
            <text:p/>
          </table:table-cell>
          <table:table-cell table:formula="of:=MATCH([.$B46];[.U$5:.U$16];0)" office:value-type="string" office:string-value="" calcext:value-type="error">
            <text:p/>
          </table:table-cell>
          <table:table-cell table:formula="of:=MATCH([.$B46];[.V$5:.V$16];0)" office:value-type="string" office:string-value="" calcext:value-type="error">
            <text:p/>
          </table:table-cell>
          <table:table-cell table:formula="of:=MATCH([.$B46];[.W$5:.W$16];0)" office:value-type="string" office:string-value="" calcext:value-type="error">
            <text:p/>
          </table:table-cell>
          <table:table-cell table:formula="of:=MATCH([.$B46];[.X$5:.X$16];0)" office:value-type="string" office:string-value="" calcext:value-type="error">
            <text:p/>
          </table:table-cell>
          <table:table-cell table:formula="of:=MATCH([.$B46];[.Y$5:.Y$16];0)" office:value-type="string" office:string-value="" calcext:value-type="error">
            <text:p/>
          </table:table-cell>
          <table:table-cell table:formula="of:=MATCH([.$B46];[.Z$5:.Z$16];0)" office:value-type="string" office:string-value="" calcext:value-type="error">
            <text:p/>
          </table:table-cell>
          <table:table-cell table:formula="of:=MATCH([.$B46];[.AA$5:.AA$16];0)" office:value-type="string" office:string-value="" calcext:value-type="error">
            <text:p/>
          </table:table-cell>
          <table:table-cell table:formula="of:=MATCH([.$B46];[.AB$5:.AB$16];0)" office:value-type="string" office:string-value="" calcext:value-type="error">
            <text:p/>
          </table:table-cell>
          <table:table-cell table:formula="of:=MATCH([.$B46];[.AC$5:.AC$16];0)" office:value-type="string" office:string-value="" calcext:value-type="error">
            <text:p/>
          </table:table-cell>
          <table:table-cell table:formula="of:=MATCH([.$B46];[.AD$5:.AD$16];0)" office:value-type="string" office:string-value="" calcext:value-type="error">
            <text:p/>
          </table:table-cell>
          <table:table-cell table:formula="of:=MATCH([.$B46];[.AE$5:.AE$16];0)" office:value-type="string" office:string-value="" calcext:value-type="error">
            <text:p/>
          </table:table-cell>
          <table:table-cell table:formula="of:=MATCH([.$B46];[.AF$5:.AF$16];0)" office:value-type="string" office:string-value="" calcext:value-type="error">
            <text:p/>
          </table:table-cell>
          <table:table-cell table:formula="of:=MATCH([.$B46];[.AG$5:.AG$16];0)" office:value-type="string" office:string-value="" calcext:value-type="error">
            <text:p/>
          </table:table-cell>
          <table:table-cell table:formula="of:=MATCH([.$B46];[.AH$5:.AH$16];0)" office:value-type="string" office:string-value="" calcext:value-type="error">
            <text:p/>
          </table:table-cell>
          <table:table-cell table:formula="of:=MATCH([.$B46];[.AI$5:.AI$16];0)" office:value-type="string" office:string-value="" calcext:value-type="error">
            <text:p/>
          </table:table-cell>
          <table:table-cell table:formula="of:=MATCH([.$B46];[.AJ$5:.AJ$16];0)" office:value-type="string" office:string-value="" calcext:value-type="error">
            <text:p/>
          </table:table-cell>
          <table:table-cell table:formula="of:=MATCH([.$B46];[.AK$5:.AK$16];0)" office:value-type="string" office:string-value="" calcext:value-type="error">
            <text:p/>
          </table:table-cell>
          <table:table-cell table:formula="of:=MATCH([.$B46];[.AL$5:.AL$16];0)" office:value-type="string" office:string-value="" calcext:value-type="error">
            <text:p/>
          </table:table-cell>
          <table:table-cell table:formula="of:=MATCH([.$B46];[.AM$5:.AM$16];0)" office:value-type="string" office:string-value="" calcext:value-type="error">
            <text:p/>
          </table:table-cell>
          <table:table-cell table:formula="of:=MATCH([.$B46];[.AN$5:.AN$16];0)" office:value-type="string" office:string-value="" calcext:value-type="error">
            <text:p/>
          </table:table-cell>
          <table:table-cell table:formula="of:=MATCH([.$B46];[.AO$5:.AO$16];0)" office:value-type="string" office:string-value="" calcext:value-type="error">
            <text:p/>
          </table:table-cell>
          <table:table-cell table:formula="of:=MATCH([.$B46];[.AP$5:.AP$16];0)" office:value-type="string" office:string-value="" calcext:value-type="error">
            <text:p/>
          </table:table-cell>
          <table:table-cell table:formula="of:=MATCH([.$B46];[.AQ$5:.AQ$16];0)" office:value-type="string" office:string-value="" calcext:value-type="error">
            <text:p/>
          </table:table-cell>
          <table:table-cell table:formula="of:=MATCH([.$B46];[.AR$5:.AR$16];0)" office:value-type="string" office:string-value="" calcext:value-type="error">
            <text:p/>
          </table:table-cell>
          <table:table-cell table:formula="of:=MATCH([.$B46];[.AS$5:.AS$16];0)" office:value-type="string" office:string-value="" calcext:value-type="error">
            <text:p/>
          </table:table-cell>
          <table:table-cell table:formula="of:=MATCH([.$B46];[.AT$5:.AT$16];0)" office:value-type="string" office:string-value="" calcext:value-type="error">
            <text:p/>
          </table:table-cell>
          <table:table-cell table:formula="of:=MATCH([.$B46];[.AU$5:.AU$16];0)" office:value-type="string" office:string-value="" calcext:value-type="error">
            <text:p/>
          </table:table-cell>
          <table:table-cell table:formula="of:=MATCH([.$B46];[.AV$5:.AV$16];0)" office:value-type="string" office:string-value="" calcext:value-type="error">
            <text:p/>
          </table:table-cell>
          <table:table-cell table:formula="of:=MATCH([.$B46];[.AW$5:.AW$16];0)" office:value-type="string" office:string-value="" calcext:value-type="error">
            <text:p/>
          </table:table-cell>
          <table:table-cell table:formula="of:=MATCH([.$B46];[.AX$5:.AX$16];0)" office:value-type="string" office:string-value="" calcext:value-type="error">
            <text:p/>
          </table:table-cell>
          <table:table-cell table:formula="of:=MATCH([.$B46];[.AY$5:.AY$16];0)" office:value-type="string" office:string-value="" calcext:value-type="error">
            <text:p/>
          </table:table-cell>
          <table:table-cell table:formula="of:=MATCH([.$B46];[.AZ$5:.AZ$16];0)" office:value-type="string" office:string-value="" calcext:value-type="error">
            <text:p/>
          </table:table-cell>
          <table:table-cell table:formula="of:=MATCH([.$B46];[.BA$5:.BA$16];0)" office:value-type="string" office:string-value="" calcext:value-type="error">
            <text:p/>
          </table:table-cell>
          <table:table-cell table:formula="of:=MATCH([.$B46];[.BB$5:.BB$16];0)" office:value-type="string" office:string-value="" calcext:value-type="error">
            <text:p/>
          </table:table-cell>
          <table:table-cell table:formula="of:=MATCH([.$B46];[.BC$5:.BC$16];0)" office:value-type="string" office:string-value="" calcext:value-type="error">
            <text:p/>
          </table:table-cell>
          <table:table-cell table:formula="of:=MATCH([.$B46];[.BD$5:.BD$16];0)" office:value-type="string" office:string-value="" calcext:value-type="error">
            <text:p/>
          </table:table-cell>
          <table:table-cell table:formula="of:=MATCH([.$B46];[.BE$5:.BE$16];0)" office:value-type="string" office:string-value="" calcext:value-type="error">
            <text:p/>
          </table:table-cell>
          <table:table-cell table:formula="of:=MATCH([.$B46];[.BF$5:.BF$16];0)" office:value-type="string" office:string-value="" calcext:value-type="error">
            <text:p/>
          </table:table-cell>
          <table:table-cell table:formula="of:=MATCH([.$B46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28" calcext:value-type="float">
            <text:p>28</text:p>
          </table:table-cell>
          <table:table-cell table:formula="of:=LARGE([.$F$5:.$BG$16];[.A47])" office:value-type="float" office:value="447460.8605" calcext:value-type="float">
            <text:p/>
          </table:table-cell>
          <table:table-cell table:formula="of:=[.B47]-[.B48]" office:value-type="float" office:value="0.860500000009779" calcext:value-type="float">
            <text:p/>
          </table:table-cell>
          <table:table-cell table:style-name="ce81" table:number-matrix-columns-spanned="1" table:number-matrix-rows-spanned="1" table:formula="of:=INDEX([.F47:.BG47];MATCH(1;IF(NOT(ISNA([.F47:.BG47]));1;0);0))" office:value-type="float" office:value="3" calcext:value-type="float">
            <text:p/>
          </table:table-cell>
          <table:table-cell table:formula="of:=COUNT(IF(ISNUMBER([.F47:.BG47]);[.F47:.BG47]))" office:value-type="float" office:value="1" calcext:value-type="float">
            <text:p/>
          </table:table-cell>
          <table:table-cell table:formula="of:=MATCH([.$B47];[.F$5:.F$16];0)" office:value-type="string" office:string-value="" calcext:value-type="error">
            <text:p/>
          </table:table-cell>
          <table:table-cell table:formula="of:=MATCH([.$B47];[.G$5:.G$16];0)" office:value-type="string" office:string-value="" calcext:value-type="error">
            <text:p/>
          </table:table-cell>
          <table:table-cell table:formula="of:=MATCH([.$B47];[.H$5:.H$16];0)" office:value-type="string" office:string-value="" calcext:value-type="error">
            <text:p/>
          </table:table-cell>
          <table:table-cell table:formula="of:=MATCH([.$B47];[.I$5:.I$16];0)" office:value-type="float" office:value="3" calcext:value-type="float">
            <text:p/>
          </table:table-cell>
          <table:table-cell table:formula="of:=MATCH([.$B47];[.J$5:.J$16];0)" office:value-type="string" office:string-value="" calcext:value-type="error">
            <text:p/>
          </table:table-cell>
          <table:table-cell table:formula="of:=MATCH([.$B47];[.K$5:.K$16];0)" office:value-type="string" office:string-value="" calcext:value-type="error">
            <text:p/>
          </table:table-cell>
          <table:table-cell table:formula="of:=MATCH([.$B47];[.L$5:.L$16];0)" office:value-type="string" office:string-value="" calcext:value-type="error">
            <text:p/>
          </table:table-cell>
          <table:table-cell table:formula="of:=MATCH([.$B47];[.M$5:.M$16];0)" office:value-type="string" office:string-value="" calcext:value-type="error">
            <text:p/>
          </table:table-cell>
          <table:table-cell table:formula="of:=MATCH([.$B47];[.N$5:.N$16];0)" office:value-type="string" office:string-value="" calcext:value-type="error">
            <text:p/>
          </table:table-cell>
          <table:table-cell table:formula="of:=MATCH([.$B47];[.O$5:.O$16];0)" office:value-type="string" office:string-value="" calcext:value-type="error">
            <text:p/>
          </table:table-cell>
          <table:table-cell table:formula="of:=MATCH([.$B47];[.P$5:.P$16];0)" office:value-type="string" office:string-value="" calcext:value-type="error">
            <text:p/>
          </table:table-cell>
          <table:table-cell table:formula="of:=MATCH([.$B47];[.Q$5:.Q$16];0)" office:value-type="string" office:string-value="" calcext:value-type="error">
            <text:p/>
          </table:table-cell>
          <table:table-cell table:formula="of:=MATCH([.$B47];[.R$5:.R$16];0)" office:value-type="string" office:string-value="" calcext:value-type="error">
            <text:p/>
          </table:table-cell>
          <table:table-cell table:formula="of:=MATCH([.$B47];[.S$5:.S$16];0)" office:value-type="string" office:string-value="" calcext:value-type="error">
            <text:p/>
          </table:table-cell>
          <table:table-cell table:formula="of:=MATCH([.$B47];[.T$5:.T$16];0)" office:value-type="string" office:string-value="" calcext:value-type="error">
            <text:p/>
          </table:table-cell>
          <table:table-cell table:formula="of:=MATCH([.$B47];[.U$5:.U$16];0)" office:value-type="string" office:string-value="" calcext:value-type="error">
            <text:p/>
          </table:table-cell>
          <table:table-cell table:formula="of:=MATCH([.$B47];[.V$5:.V$16];0)" office:value-type="string" office:string-value="" calcext:value-type="error">
            <text:p/>
          </table:table-cell>
          <table:table-cell table:formula="of:=MATCH([.$B47];[.W$5:.W$16];0)" office:value-type="string" office:string-value="" calcext:value-type="error">
            <text:p/>
          </table:table-cell>
          <table:table-cell table:formula="of:=MATCH([.$B47];[.X$5:.X$16];0)" office:value-type="string" office:string-value="" calcext:value-type="error">
            <text:p/>
          </table:table-cell>
          <table:table-cell table:formula="of:=MATCH([.$B47];[.Y$5:.Y$16];0)" office:value-type="string" office:string-value="" calcext:value-type="error">
            <text:p/>
          </table:table-cell>
          <table:table-cell table:formula="of:=MATCH([.$B47];[.Z$5:.Z$16];0)" office:value-type="string" office:string-value="" calcext:value-type="error">
            <text:p/>
          </table:table-cell>
          <table:table-cell table:formula="of:=MATCH([.$B47];[.AA$5:.AA$16];0)" office:value-type="string" office:string-value="" calcext:value-type="error">
            <text:p/>
          </table:table-cell>
          <table:table-cell table:formula="of:=MATCH([.$B47];[.AB$5:.AB$16];0)" office:value-type="string" office:string-value="" calcext:value-type="error">
            <text:p/>
          </table:table-cell>
          <table:table-cell table:formula="of:=MATCH([.$B47];[.AC$5:.AC$16];0)" office:value-type="string" office:string-value="" calcext:value-type="error">
            <text:p/>
          </table:table-cell>
          <table:table-cell table:formula="of:=MATCH([.$B47];[.AD$5:.AD$16];0)" office:value-type="string" office:string-value="" calcext:value-type="error">
            <text:p/>
          </table:table-cell>
          <table:table-cell table:formula="of:=MATCH([.$B47];[.AE$5:.AE$16];0)" office:value-type="string" office:string-value="" calcext:value-type="error">
            <text:p/>
          </table:table-cell>
          <table:table-cell table:formula="of:=MATCH([.$B47];[.AF$5:.AF$16];0)" office:value-type="string" office:string-value="" calcext:value-type="error">
            <text:p/>
          </table:table-cell>
          <table:table-cell table:formula="of:=MATCH([.$B47];[.AG$5:.AG$16];0)" office:value-type="string" office:string-value="" calcext:value-type="error">
            <text:p/>
          </table:table-cell>
          <table:table-cell table:formula="of:=MATCH([.$B47];[.AH$5:.AH$16];0)" office:value-type="string" office:string-value="" calcext:value-type="error">
            <text:p/>
          </table:table-cell>
          <table:table-cell table:formula="of:=MATCH([.$B47];[.AI$5:.AI$16];0)" office:value-type="string" office:string-value="" calcext:value-type="error">
            <text:p/>
          </table:table-cell>
          <table:table-cell table:formula="of:=MATCH([.$B47];[.AJ$5:.AJ$16];0)" office:value-type="string" office:string-value="" calcext:value-type="error">
            <text:p/>
          </table:table-cell>
          <table:table-cell table:formula="of:=MATCH([.$B47];[.AK$5:.AK$16];0)" office:value-type="string" office:string-value="" calcext:value-type="error">
            <text:p/>
          </table:table-cell>
          <table:table-cell table:formula="of:=MATCH([.$B47];[.AL$5:.AL$16];0)" office:value-type="string" office:string-value="" calcext:value-type="error">
            <text:p/>
          </table:table-cell>
          <table:table-cell table:formula="of:=MATCH([.$B47];[.AM$5:.AM$16];0)" office:value-type="string" office:string-value="" calcext:value-type="error">
            <text:p/>
          </table:table-cell>
          <table:table-cell table:formula="of:=MATCH([.$B47];[.AN$5:.AN$16];0)" office:value-type="string" office:string-value="" calcext:value-type="error">
            <text:p/>
          </table:table-cell>
          <table:table-cell table:formula="of:=MATCH([.$B47];[.AO$5:.AO$16];0)" office:value-type="string" office:string-value="" calcext:value-type="error">
            <text:p/>
          </table:table-cell>
          <table:table-cell table:formula="of:=MATCH([.$B47];[.AP$5:.AP$16];0)" office:value-type="string" office:string-value="" calcext:value-type="error">
            <text:p/>
          </table:table-cell>
          <table:table-cell table:formula="of:=MATCH([.$B47];[.AQ$5:.AQ$16];0)" office:value-type="string" office:string-value="" calcext:value-type="error">
            <text:p/>
          </table:table-cell>
          <table:table-cell table:formula="of:=MATCH([.$B47];[.AR$5:.AR$16];0)" office:value-type="string" office:string-value="" calcext:value-type="error">
            <text:p/>
          </table:table-cell>
          <table:table-cell table:formula="of:=MATCH([.$B47];[.AS$5:.AS$16];0)" office:value-type="string" office:string-value="" calcext:value-type="error">
            <text:p/>
          </table:table-cell>
          <table:table-cell table:formula="of:=MATCH([.$B47];[.AT$5:.AT$16];0)" office:value-type="string" office:string-value="" calcext:value-type="error">
            <text:p/>
          </table:table-cell>
          <table:table-cell table:formula="of:=MATCH([.$B47];[.AU$5:.AU$16];0)" office:value-type="string" office:string-value="" calcext:value-type="error">
            <text:p/>
          </table:table-cell>
          <table:table-cell table:formula="of:=MATCH([.$B47];[.AV$5:.AV$16];0)" office:value-type="string" office:string-value="" calcext:value-type="error">
            <text:p/>
          </table:table-cell>
          <table:table-cell table:formula="of:=MATCH([.$B47];[.AW$5:.AW$16];0)" office:value-type="string" office:string-value="" calcext:value-type="error">
            <text:p/>
          </table:table-cell>
          <table:table-cell table:formula="of:=MATCH([.$B47];[.AX$5:.AX$16];0)" office:value-type="string" office:string-value="" calcext:value-type="error">
            <text:p/>
          </table:table-cell>
          <table:table-cell table:formula="of:=MATCH([.$B47];[.AY$5:.AY$16];0)" office:value-type="string" office:string-value="" calcext:value-type="error">
            <text:p/>
          </table:table-cell>
          <table:table-cell table:formula="of:=MATCH([.$B47];[.AZ$5:.AZ$16];0)" office:value-type="string" office:string-value="" calcext:value-type="error">
            <text:p/>
          </table:table-cell>
          <table:table-cell table:formula="of:=MATCH([.$B47];[.BA$5:.BA$16];0)" office:value-type="string" office:string-value="" calcext:value-type="error">
            <text:p/>
          </table:table-cell>
          <table:table-cell table:formula="of:=MATCH([.$B47];[.BB$5:.BB$16];0)" office:value-type="string" office:string-value="" calcext:value-type="error">
            <text:p/>
          </table:table-cell>
          <table:table-cell table:formula="of:=MATCH([.$B47];[.BC$5:.BC$16];0)" office:value-type="string" office:string-value="" calcext:value-type="error">
            <text:p/>
          </table:table-cell>
          <table:table-cell table:formula="of:=MATCH([.$B47];[.BD$5:.BD$16];0)" office:value-type="string" office:string-value="" calcext:value-type="error">
            <text:p/>
          </table:table-cell>
          <table:table-cell table:formula="of:=MATCH([.$B47];[.BE$5:.BE$16];0)" office:value-type="string" office:string-value="" calcext:value-type="error">
            <text:p/>
          </table:table-cell>
          <table:table-cell table:formula="of:=MATCH([.$B47];[.BF$5:.BF$16];0)" office:value-type="string" office:string-value="" calcext:value-type="error">
            <text:p/>
          </table:table-cell>
          <table:table-cell table:formula="of:=MATCH([.$B47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29" calcext:value-type="float">
            <text:p>29</text:p>
          </table:table-cell>
          <table:table-cell table:formula="of:=LARGE([.$F$5:.$BG$16];[.A48])" office:value-type="float" office:value="447460" calcext:value-type="float">
            <text:p/>
          </table:table-cell>
          <table:table-cell table:formula="of:=[.B48]-[.B49]" office:value-type="float" office:value="3129.09090909082" calcext:value-type="float">
            <text:p/>
          </table:table-cell>
          <table:table-cell table:style-name="ce81" table:number-matrix-columns-spanned="1" table:number-matrix-rows-spanned="1" table:formula="of:=INDEX([.F48:.BG48];MATCH(1;IF(NOT(ISNA([.F48:.BG48]));1;0);0))" office:value-type="float" office:value="5" calcext:value-type="float">
            <text:p/>
          </table:table-cell>
          <table:table-cell table:formula="of:=COUNT(IF(ISNUMBER([.F48:.BG48]);[.F48:.BG48]))" office:value-type="float" office:value="1" calcext:value-type="float">
            <text:p/>
          </table:table-cell>
          <table:table-cell table:formula="of:=MATCH([.$B48];[.F$5:.F$16];0)" office:value-type="string" office:string-value="" calcext:value-type="error">
            <text:p/>
          </table:table-cell>
          <table:table-cell table:formula="of:=MATCH([.$B48];[.G$5:.G$16];0)" office:value-type="float" office:value="5" calcext:value-type="float">
            <text:p/>
          </table:table-cell>
          <table:table-cell table:formula="of:=MATCH([.$B48];[.H$5:.H$16];0)" office:value-type="string" office:string-value="" calcext:value-type="error">
            <text:p/>
          </table:table-cell>
          <table:table-cell table:formula="of:=MATCH([.$B48];[.I$5:.I$16];0)" office:value-type="string" office:string-value="" calcext:value-type="error">
            <text:p/>
          </table:table-cell>
          <table:table-cell table:formula="of:=MATCH([.$B48];[.J$5:.J$16];0)" office:value-type="string" office:string-value="" calcext:value-type="error">
            <text:p/>
          </table:table-cell>
          <table:table-cell table:formula="of:=MATCH([.$B48];[.K$5:.K$16];0)" office:value-type="string" office:string-value="" calcext:value-type="error">
            <text:p/>
          </table:table-cell>
          <table:table-cell table:formula="of:=MATCH([.$B48];[.L$5:.L$16];0)" office:value-type="string" office:string-value="" calcext:value-type="error">
            <text:p/>
          </table:table-cell>
          <table:table-cell table:formula="of:=MATCH([.$B48];[.M$5:.M$16];0)" office:value-type="string" office:string-value="" calcext:value-type="error">
            <text:p/>
          </table:table-cell>
          <table:table-cell table:formula="of:=MATCH([.$B48];[.N$5:.N$16];0)" office:value-type="string" office:string-value="" calcext:value-type="error">
            <text:p/>
          </table:table-cell>
          <table:table-cell table:formula="of:=MATCH([.$B48];[.O$5:.O$16];0)" office:value-type="string" office:string-value="" calcext:value-type="error">
            <text:p/>
          </table:table-cell>
          <table:table-cell table:formula="of:=MATCH([.$B48];[.P$5:.P$16];0)" office:value-type="string" office:string-value="" calcext:value-type="error">
            <text:p/>
          </table:table-cell>
          <table:table-cell table:formula="of:=MATCH([.$B48];[.Q$5:.Q$16];0)" office:value-type="string" office:string-value="" calcext:value-type="error">
            <text:p/>
          </table:table-cell>
          <table:table-cell table:formula="of:=MATCH([.$B48];[.R$5:.R$16];0)" office:value-type="string" office:string-value="" calcext:value-type="error">
            <text:p/>
          </table:table-cell>
          <table:table-cell table:formula="of:=MATCH([.$B48];[.S$5:.S$16];0)" office:value-type="string" office:string-value="" calcext:value-type="error">
            <text:p/>
          </table:table-cell>
          <table:table-cell table:formula="of:=MATCH([.$B48];[.T$5:.T$16];0)" office:value-type="string" office:string-value="" calcext:value-type="error">
            <text:p/>
          </table:table-cell>
          <table:table-cell table:formula="of:=MATCH([.$B48];[.U$5:.U$16];0)" office:value-type="string" office:string-value="" calcext:value-type="error">
            <text:p/>
          </table:table-cell>
          <table:table-cell table:formula="of:=MATCH([.$B48];[.V$5:.V$16];0)" office:value-type="string" office:string-value="" calcext:value-type="error">
            <text:p/>
          </table:table-cell>
          <table:table-cell table:formula="of:=MATCH([.$B48];[.W$5:.W$16];0)" office:value-type="string" office:string-value="" calcext:value-type="error">
            <text:p/>
          </table:table-cell>
          <table:table-cell table:formula="of:=MATCH([.$B48];[.X$5:.X$16];0)" office:value-type="string" office:string-value="" calcext:value-type="error">
            <text:p/>
          </table:table-cell>
          <table:table-cell table:formula="of:=MATCH([.$B48];[.Y$5:.Y$16];0)" office:value-type="string" office:string-value="" calcext:value-type="error">
            <text:p/>
          </table:table-cell>
          <table:table-cell table:formula="of:=MATCH([.$B48];[.Z$5:.Z$16];0)" office:value-type="string" office:string-value="" calcext:value-type="error">
            <text:p/>
          </table:table-cell>
          <table:table-cell table:formula="of:=MATCH([.$B48];[.AA$5:.AA$16];0)" office:value-type="string" office:string-value="" calcext:value-type="error">
            <text:p/>
          </table:table-cell>
          <table:table-cell table:formula="of:=MATCH([.$B48];[.AB$5:.AB$16];0)" office:value-type="string" office:string-value="" calcext:value-type="error">
            <text:p/>
          </table:table-cell>
          <table:table-cell table:formula="of:=MATCH([.$B48];[.AC$5:.AC$16];0)" office:value-type="string" office:string-value="" calcext:value-type="error">
            <text:p/>
          </table:table-cell>
          <table:table-cell table:formula="of:=MATCH([.$B48];[.AD$5:.AD$16];0)" office:value-type="string" office:string-value="" calcext:value-type="error">
            <text:p/>
          </table:table-cell>
          <table:table-cell table:formula="of:=MATCH([.$B48];[.AE$5:.AE$16];0)" office:value-type="string" office:string-value="" calcext:value-type="error">
            <text:p/>
          </table:table-cell>
          <table:table-cell table:formula="of:=MATCH([.$B48];[.AF$5:.AF$16];0)" office:value-type="string" office:string-value="" calcext:value-type="error">
            <text:p/>
          </table:table-cell>
          <table:table-cell table:formula="of:=MATCH([.$B48];[.AG$5:.AG$16];0)" office:value-type="string" office:string-value="" calcext:value-type="error">
            <text:p/>
          </table:table-cell>
          <table:table-cell table:formula="of:=MATCH([.$B48];[.AH$5:.AH$16];0)" office:value-type="string" office:string-value="" calcext:value-type="error">
            <text:p/>
          </table:table-cell>
          <table:table-cell table:formula="of:=MATCH([.$B48];[.AI$5:.AI$16];0)" office:value-type="string" office:string-value="" calcext:value-type="error">
            <text:p/>
          </table:table-cell>
          <table:table-cell table:formula="of:=MATCH([.$B48];[.AJ$5:.AJ$16];0)" office:value-type="string" office:string-value="" calcext:value-type="error">
            <text:p/>
          </table:table-cell>
          <table:table-cell table:formula="of:=MATCH([.$B48];[.AK$5:.AK$16];0)" office:value-type="string" office:string-value="" calcext:value-type="error">
            <text:p/>
          </table:table-cell>
          <table:table-cell table:formula="of:=MATCH([.$B48];[.AL$5:.AL$16];0)" office:value-type="string" office:string-value="" calcext:value-type="error">
            <text:p/>
          </table:table-cell>
          <table:table-cell table:formula="of:=MATCH([.$B48];[.AM$5:.AM$16];0)" office:value-type="string" office:string-value="" calcext:value-type="error">
            <text:p/>
          </table:table-cell>
          <table:table-cell table:formula="of:=MATCH([.$B48];[.AN$5:.AN$16];0)" office:value-type="string" office:string-value="" calcext:value-type="error">
            <text:p/>
          </table:table-cell>
          <table:table-cell table:formula="of:=MATCH([.$B48];[.AO$5:.AO$16];0)" office:value-type="string" office:string-value="" calcext:value-type="error">
            <text:p/>
          </table:table-cell>
          <table:table-cell table:formula="of:=MATCH([.$B48];[.AP$5:.AP$16];0)" office:value-type="string" office:string-value="" calcext:value-type="error">
            <text:p/>
          </table:table-cell>
          <table:table-cell table:formula="of:=MATCH([.$B48];[.AQ$5:.AQ$16];0)" office:value-type="string" office:string-value="" calcext:value-type="error">
            <text:p/>
          </table:table-cell>
          <table:table-cell table:formula="of:=MATCH([.$B48];[.AR$5:.AR$16];0)" office:value-type="string" office:string-value="" calcext:value-type="error">
            <text:p/>
          </table:table-cell>
          <table:table-cell table:formula="of:=MATCH([.$B48];[.AS$5:.AS$16];0)" office:value-type="string" office:string-value="" calcext:value-type="error">
            <text:p/>
          </table:table-cell>
          <table:table-cell table:formula="of:=MATCH([.$B48];[.AT$5:.AT$16];0)" office:value-type="string" office:string-value="" calcext:value-type="error">
            <text:p/>
          </table:table-cell>
          <table:table-cell table:formula="of:=MATCH([.$B48];[.AU$5:.AU$16];0)" office:value-type="string" office:string-value="" calcext:value-type="error">
            <text:p/>
          </table:table-cell>
          <table:table-cell table:formula="of:=MATCH([.$B48];[.AV$5:.AV$16];0)" office:value-type="string" office:string-value="" calcext:value-type="error">
            <text:p/>
          </table:table-cell>
          <table:table-cell table:formula="of:=MATCH([.$B48];[.AW$5:.AW$16];0)" office:value-type="string" office:string-value="" calcext:value-type="error">
            <text:p/>
          </table:table-cell>
          <table:table-cell table:formula="of:=MATCH([.$B48];[.AX$5:.AX$16];0)" office:value-type="string" office:string-value="" calcext:value-type="error">
            <text:p/>
          </table:table-cell>
          <table:table-cell table:formula="of:=MATCH([.$B48];[.AY$5:.AY$16];0)" office:value-type="string" office:string-value="" calcext:value-type="error">
            <text:p/>
          </table:table-cell>
          <table:table-cell table:formula="of:=MATCH([.$B48];[.AZ$5:.AZ$16];0)" office:value-type="string" office:string-value="" calcext:value-type="error">
            <text:p/>
          </table:table-cell>
          <table:table-cell table:formula="of:=MATCH([.$B48];[.BA$5:.BA$16];0)" office:value-type="string" office:string-value="" calcext:value-type="error">
            <text:p/>
          </table:table-cell>
          <table:table-cell table:formula="of:=MATCH([.$B48];[.BB$5:.BB$16];0)" office:value-type="string" office:string-value="" calcext:value-type="error">
            <text:p/>
          </table:table-cell>
          <table:table-cell table:formula="of:=MATCH([.$B48];[.BC$5:.BC$16];0)" office:value-type="string" office:string-value="" calcext:value-type="error">
            <text:p/>
          </table:table-cell>
          <table:table-cell table:formula="of:=MATCH([.$B48];[.BD$5:.BD$16];0)" office:value-type="string" office:string-value="" calcext:value-type="error">
            <text:p/>
          </table:table-cell>
          <table:table-cell table:formula="of:=MATCH([.$B48];[.BE$5:.BE$16];0)" office:value-type="string" office:string-value="" calcext:value-type="error">
            <text:p/>
          </table:table-cell>
          <table:table-cell table:formula="of:=MATCH([.$B48];[.BF$5:.BF$16];0)" office:value-type="string" office:string-value="" calcext:value-type="error">
            <text:p/>
          </table:table-cell>
          <table:table-cell table:formula="of:=MATCH([.$B48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30" calcext:value-type="float">
            <text:p>30</text:p>
          </table:table-cell>
          <table:table-cell table:formula="of:=LARGE([.$F$5:.$BG$16];[.A49])" office:value-type="float" office:value="444330.909090909" calcext:value-type="float">
            <text:p/>
          </table:table-cell>
          <table:table-cell table:formula="of:=[.B49]-[.B50]" office:value-type="float" office:value="3129.090909091" calcext:value-type="float">
            <text:p/>
          </table:table-cell>
          <table:table-cell table:style-name="ce81" table:number-matrix-columns-spanned="1" table:number-matrix-rows-spanned="1" table:formula="of:=INDEX([.F49:.BG49];MATCH(1;IF(NOT(ISNA([.F49:.BG49]));1;0);0))" office:value-type="float" office:value="1" calcext:value-type="float">
            <text:p/>
          </table:table-cell>
          <table:table-cell table:formula="of:=COUNT(IF(ISNUMBER([.F49:.BG49]);[.F49:.BG49]))" office:value-type="float" office:value="1" calcext:value-type="float">
            <text:p/>
          </table:table-cell>
          <table:table-cell table:formula="of:=MATCH([.$B49];[.F$5:.F$16];0)" office:value-type="string" office:string-value="" calcext:value-type="error">
            <text:p/>
          </table:table-cell>
          <table:table-cell table:formula="of:=MATCH([.$B49];[.G$5:.G$16];0)" office:value-type="string" office:string-value="" calcext:value-type="error">
            <text:p/>
          </table:table-cell>
          <table:table-cell table:formula="of:=MATCH([.$B49];[.H$5:.H$16];0)" office:value-type="string" office:string-value="" calcext:value-type="error">
            <text:p/>
          </table:table-cell>
          <table:table-cell table:formula="of:=MATCH([.$B49];[.I$5:.I$16];0)" office:value-type="string" office:string-value="" calcext:value-type="error">
            <text:p/>
          </table:table-cell>
          <table:table-cell table:formula="of:=MATCH([.$B49];[.J$5:.J$16];0)" office:value-type="string" office:string-value="" calcext:value-type="error">
            <text:p/>
          </table:table-cell>
          <table:table-cell table:formula="of:=MATCH([.$B49];[.K$5:.K$16];0)" office:value-type="string" office:string-value="" calcext:value-type="error">
            <text:p/>
          </table:table-cell>
          <table:table-cell table:formula="of:=MATCH([.$B49];[.L$5:.L$16];0)" office:value-type="string" office:string-value="" calcext:value-type="error">
            <text:p/>
          </table:table-cell>
          <table:table-cell table:formula="of:=MATCH([.$B49];[.M$5:.M$16];0)" office:value-type="string" office:string-value="" calcext:value-type="error">
            <text:p/>
          </table:table-cell>
          <table:table-cell table:formula="of:=MATCH([.$B49];[.N$5:.N$16];0)" office:value-type="string" office:string-value="" calcext:value-type="error">
            <text:p/>
          </table:table-cell>
          <table:table-cell table:formula="of:=MATCH([.$B49];[.O$5:.O$16];0)" office:value-type="string" office:string-value="" calcext:value-type="error">
            <text:p/>
          </table:table-cell>
          <table:table-cell table:formula="of:=MATCH([.$B49];[.P$5:.P$16];0)" office:value-type="float" office:value="1" calcext:value-type="float">
            <text:p/>
          </table:table-cell>
          <table:table-cell table:formula="of:=MATCH([.$B49];[.Q$5:.Q$16];0)" office:value-type="string" office:string-value="" calcext:value-type="error">
            <text:p/>
          </table:table-cell>
          <table:table-cell table:formula="of:=MATCH([.$B49];[.R$5:.R$16];0)" office:value-type="string" office:string-value="" calcext:value-type="error">
            <text:p/>
          </table:table-cell>
          <table:table-cell table:formula="of:=MATCH([.$B49];[.S$5:.S$16];0)" office:value-type="string" office:string-value="" calcext:value-type="error">
            <text:p/>
          </table:table-cell>
          <table:table-cell table:formula="of:=MATCH([.$B49];[.T$5:.T$16];0)" office:value-type="string" office:string-value="" calcext:value-type="error">
            <text:p/>
          </table:table-cell>
          <table:table-cell table:formula="of:=MATCH([.$B49];[.U$5:.U$16];0)" office:value-type="string" office:string-value="" calcext:value-type="error">
            <text:p/>
          </table:table-cell>
          <table:table-cell table:formula="of:=MATCH([.$B49];[.V$5:.V$16];0)" office:value-type="string" office:string-value="" calcext:value-type="error">
            <text:p/>
          </table:table-cell>
          <table:table-cell table:formula="of:=MATCH([.$B49];[.W$5:.W$16];0)" office:value-type="string" office:string-value="" calcext:value-type="error">
            <text:p/>
          </table:table-cell>
          <table:table-cell table:formula="of:=MATCH([.$B49];[.X$5:.X$16];0)" office:value-type="string" office:string-value="" calcext:value-type="error">
            <text:p/>
          </table:table-cell>
          <table:table-cell table:formula="of:=MATCH([.$B49];[.Y$5:.Y$16];0)" office:value-type="string" office:string-value="" calcext:value-type="error">
            <text:p/>
          </table:table-cell>
          <table:table-cell table:formula="of:=MATCH([.$B49];[.Z$5:.Z$16];0)" office:value-type="string" office:string-value="" calcext:value-type="error">
            <text:p/>
          </table:table-cell>
          <table:table-cell table:formula="of:=MATCH([.$B49];[.AA$5:.AA$16];0)" office:value-type="string" office:string-value="" calcext:value-type="error">
            <text:p/>
          </table:table-cell>
          <table:table-cell table:formula="of:=MATCH([.$B49];[.AB$5:.AB$16];0)" office:value-type="string" office:string-value="" calcext:value-type="error">
            <text:p/>
          </table:table-cell>
          <table:table-cell table:formula="of:=MATCH([.$B49];[.AC$5:.AC$16];0)" office:value-type="string" office:string-value="" calcext:value-type="error">
            <text:p/>
          </table:table-cell>
          <table:table-cell table:formula="of:=MATCH([.$B49];[.AD$5:.AD$16];0)" office:value-type="string" office:string-value="" calcext:value-type="error">
            <text:p/>
          </table:table-cell>
          <table:table-cell table:formula="of:=MATCH([.$B49];[.AE$5:.AE$16];0)" office:value-type="string" office:string-value="" calcext:value-type="error">
            <text:p/>
          </table:table-cell>
          <table:table-cell table:formula="of:=MATCH([.$B49];[.AF$5:.AF$16];0)" office:value-type="string" office:string-value="" calcext:value-type="error">
            <text:p/>
          </table:table-cell>
          <table:table-cell table:formula="of:=MATCH([.$B49];[.AG$5:.AG$16];0)" office:value-type="string" office:string-value="" calcext:value-type="error">
            <text:p/>
          </table:table-cell>
          <table:table-cell table:formula="of:=MATCH([.$B49];[.AH$5:.AH$16];0)" office:value-type="string" office:string-value="" calcext:value-type="error">
            <text:p/>
          </table:table-cell>
          <table:table-cell table:formula="of:=MATCH([.$B49];[.AI$5:.AI$16];0)" office:value-type="string" office:string-value="" calcext:value-type="error">
            <text:p/>
          </table:table-cell>
          <table:table-cell table:formula="of:=MATCH([.$B49];[.AJ$5:.AJ$16];0)" office:value-type="string" office:string-value="" calcext:value-type="error">
            <text:p/>
          </table:table-cell>
          <table:table-cell table:formula="of:=MATCH([.$B49];[.AK$5:.AK$16];0)" office:value-type="string" office:string-value="" calcext:value-type="error">
            <text:p/>
          </table:table-cell>
          <table:table-cell table:formula="of:=MATCH([.$B49];[.AL$5:.AL$16];0)" office:value-type="string" office:string-value="" calcext:value-type="error">
            <text:p/>
          </table:table-cell>
          <table:table-cell table:formula="of:=MATCH([.$B49];[.AM$5:.AM$16];0)" office:value-type="string" office:string-value="" calcext:value-type="error">
            <text:p/>
          </table:table-cell>
          <table:table-cell table:formula="of:=MATCH([.$B49];[.AN$5:.AN$16];0)" office:value-type="string" office:string-value="" calcext:value-type="error">
            <text:p/>
          </table:table-cell>
          <table:table-cell table:formula="of:=MATCH([.$B49];[.AO$5:.AO$16];0)" office:value-type="string" office:string-value="" calcext:value-type="error">
            <text:p/>
          </table:table-cell>
          <table:table-cell table:formula="of:=MATCH([.$B49];[.AP$5:.AP$16];0)" office:value-type="string" office:string-value="" calcext:value-type="error">
            <text:p/>
          </table:table-cell>
          <table:table-cell table:formula="of:=MATCH([.$B49];[.AQ$5:.AQ$16];0)" office:value-type="string" office:string-value="" calcext:value-type="error">
            <text:p/>
          </table:table-cell>
          <table:table-cell table:formula="of:=MATCH([.$B49];[.AR$5:.AR$16];0)" office:value-type="string" office:string-value="" calcext:value-type="error">
            <text:p/>
          </table:table-cell>
          <table:table-cell table:formula="of:=MATCH([.$B49];[.AS$5:.AS$16];0)" office:value-type="string" office:string-value="" calcext:value-type="error">
            <text:p/>
          </table:table-cell>
          <table:table-cell table:formula="of:=MATCH([.$B49];[.AT$5:.AT$16];0)" office:value-type="string" office:string-value="" calcext:value-type="error">
            <text:p/>
          </table:table-cell>
          <table:table-cell table:formula="of:=MATCH([.$B49];[.AU$5:.AU$16];0)" office:value-type="string" office:string-value="" calcext:value-type="error">
            <text:p/>
          </table:table-cell>
          <table:table-cell table:formula="of:=MATCH([.$B49];[.AV$5:.AV$16];0)" office:value-type="string" office:string-value="" calcext:value-type="error">
            <text:p/>
          </table:table-cell>
          <table:table-cell table:formula="of:=MATCH([.$B49];[.AW$5:.AW$16];0)" office:value-type="string" office:string-value="" calcext:value-type="error">
            <text:p/>
          </table:table-cell>
          <table:table-cell table:formula="of:=MATCH([.$B49];[.AX$5:.AX$16];0)" office:value-type="string" office:string-value="" calcext:value-type="error">
            <text:p/>
          </table:table-cell>
          <table:table-cell table:formula="of:=MATCH([.$B49];[.AY$5:.AY$16];0)" office:value-type="string" office:string-value="" calcext:value-type="error">
            <text:p/>
          </table:table-cell>
          <table:table-cell table:formula="of:=MATCH([.$B49];[.AZ$5:.AZ$16];0)" office:value-type="string" office:string-value="" calcext:value-type="error">
            <text:p/>
          </table:table-cell>
          <table:table-cell table:formula="of:=MATCH([.$B49];[.BA$5:.BA$16];0)" office:value-type="string" office:string-value="" calcext:value-type="error">
            <text:p/>
          </table:table-cell>
          <table:table-cell table:formula="of:=MATCH([.$B49];[.BB$5:.BB$16];0)" office:value-type="string" office:string-value="" calcext:value-type="error">
            <text:p/>
          </table:table-cell>
          <table:table-cell table:formula="of:=MATCH([.$B49];[.BC$5:.BC$16];0)" office:value-type="string" office:string-value="" calcext:value-type="error">
            <text:p/>
          </table:table-cell>
          <table:table-cell table:formula="of:=MATCH([.$B49];[.BD$5:.BD$16];0)" office:value-type="string" office:string-value="" calcext:value-type="error">
            <text:p/>
          </table:table-cell>
          <table:table-cell table:formula="of:=MATCH([.$B49];[.BE$5:.BE$16];0)" office:value-type="string" office:string-value="" calcext:value-type="error">
            <text:p/>
          </table:table-cell>
          <table:table-cell table:formula="of:=MATCH([.$B49];[.BF$5:.BF$16];0)" office:value-type="string" office:string-value="" calcext:value-type="error">
            <text:p/>
          </table:table-cell>
          <table:table-cell table:formula="of:=MATCH([.$B49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31" calcext:value-type="float">
            <text:p>31</text:p>
          </table:table-cell>
          <table:table-cell table:formula="of:=LARGE([.$F$5:.$BG$16];[.A50])" office:value-type="float" office:value="441201.818181818" calcext:value-type="float">
            <text:p/>
          </table:table-cell>
          <table:table-cell table:formula="of:=[.B50]-[.B51]" office:value-type="float" office:value="28161.8181818182" calcext:value-type="float">
            <text:p/>
          </table:table-cell>
          <table:table-cell table:style-name="ce81" table:number-matrix-columns-spanned="1" table:number-matrix-rows-spanned="1" table:formula="of:=INDEX([.F50:.BG50];MATCH(1;IF(NOT(ISNA([.F50:.BG50]));1;0);0))" office:value-type="float" office:value="2" calcext:value-type="float">
            <text:p/>
          </table:table-cell>
          <table:table-cell table:formula="of:=COUNT(IF(ISNUMBER([.F50:.BG50]);[.F50:.BG50]))" office:value-type="float" office:value="1" calcext:value-type="float">
            <text:p/>
          </table:table-cell>
          <table:table-cell table:formula="of:=MATCH([.$B50];[.F$5:.F$16];0)" office:value-type="string" office:string-value="" calcext:value-type="error">
            <text:p/>
          </table:table-cell>
          <table:table-cell table:formula="of:=MATCH([.$B50];[.G$5:.G$16];0)" office:value-type="string" office:string-value="" calcext:value-type="error">
            <text:p/>
          </table:table-cell>
          <table:table-cell table:formula="of:=MATCH([.$B50];[.H$5:.H$16];0)" office:value-type="string" office:string-value="" calcext:value-type="error">
            <text:p/>
          </table:table-cell>
          <table:table-cell table:formula="of:=MATCH([.$B50];[.I$5:.I$16];0)" office:value-type="string" office:string-value="" calcext:value-type="error">
            <text:p/>
          </table:table-cell>
          <table:table-cell table:formula="of:=MATCH([.$B50];[.J$5:.J$16];0)" office:value-type="string" office:string-value="" calcext:value-type="error">
            <text:p/>
          </table:table-cell>
          <table:table-cell table:formula="of:=MATCH([.$B50];[.K$5:.K$16];0)" office:value-type="string" office:string-value="" calcext:value-type="error">
            <text:p/>
          </table:table-cell>
          <table:table-cell table:formula="of:=MATCH([.$B50];[.L$5:.L$16];0)" office:value-type="string" office:string-value="" calcext:value-type="error">
            <text:p/>
          </table:table-cell>
          <table:table-cell table:formula="of:=MATCH([.$B50];[.M$5:.M$16];0)" office:value-type="string" office:string-value="" calcext:value-type="error">
            <text:p/>
          </table:table-cell>
          <table:table-cell table:formula="of:=MATCH([.$B50];[.N$5:.N$16];0)" office:value-type="string" office:string-value="" calcext:value-type="error">
            <text:p/>
          </table:table-cell>
          <table:table-cell table:formula="of:=MATCH([.$B50];[.O$5:.O$16];0)" office:value-type="string" office:string-value="" calcext:value-type="error">
            <text:p/>
          </table:table-cell>
          <table:table-cell table:formula="of:=MATCH([.$B50];[.P$5:.P$16];0)" office:value-type="float" office:value="2" calcext:value-type="float">
            <text:p/>
          </table:table-cell>
          <table:table-cell table:formula="of:=MATCH([.$B50];[.Q$5:.Q$16];0)" office:value-type="string" office:string-value="" calcext:value-type="error">
            <text:p/>
          </table:table-cell>
          <table:table-cell table:formula="of:=MATCH([.$B50];[.R$5:.R$16];0)" office:value-type="string" office:string-value="" calcext:value-type="error">
            <text:p/>
          </table:table-cell>
          <table:table-cell table:formula="of:=MATCH([.$B50];[.S$5:.S$16];0)" office:value-type="string" office:string-value="" calcext:value-type="error">
            <text:p/>
          </table:table-cell>
          <table:table-cell table:formula="of:=MATCH([.$B50];[.T$5:.T$16];0)" office:value-type="string" office:string-value="" calcext:value-type="error">
            <text:p/>
          </table:table-cell>
          <table:table-cell table:formula="of:=MATCH([.$B50];[.U$5:.U$16];0)" office:value-type="string" office:string-value="" calcext:value-type="error">
            <text:p/>
          </table:table-cell>
          <table:table-cell table:formula="of:=MATCH([.$B50];[.V$5:.V$16];0)" office:value-type="string" office:string-value="" calcext:value-type="error">
            <text:p/>
          </table:table-cell>
          <table:table-cell table:formula="of:=MATCH([.$B50];[.W$5:.W$16];0)" office:value-type="string" office:string-value="" calcext:value-type="error">
            <text:p/>
          </table:table-cell>
          <table:table-cell table:formula="of:=MATCH([.$B50];[.X$5:.X$16];0)" office:value-type="string" office:string-value="" calcext:value-type="error">
            <text:p/>
          </table:table-cell>
          <table:table-cell table:formula="of:=MATCH([.$B50];[.Y$5:.Y$16];0)" office:value-type="string" office:string-value="" calcext:value-type="error">
            <text:p/>
          </table:table-cell>
          <table:table-cell table:formula="of:=MATCH([.$B50];[.Z$5:.Z$16];0)" office:value-type="string" office:string-value="" calcext:value-type="error">
            <text:p/>
          </table:table-cell>
          <table:table-cell table:formula="of:=MATCH([.$B50];[.AA$5:.AA$16];0)" office:value-type="string" office:string-value="" calcext:value-type="error">
            <text:p/>
          </table:table-cell>
          <table:table-cell table:formula="of:=MATCH([.$B50];[.AB$5:.AB$16];0)" office:value-type="string" office:string-value="" calcext:value-type="error">
            <text:p/>
          </table:table-cell>
          <table:table-cell table:formula="of:=MATCH([.$B50];[.AC$5:.AC$16];0)" office:value-type="string" office:string-value="" calcext:value-type="error">
            <text:p/>
          </table:table-cell>
          <table:table-cell table:formula="of:=MATCH([.$B50];[.AD$5:.AD$16];0)" office:value-type="string" office:string-value="" calcext:value-type="error">
            <text:p/>
          </table:table-cell>
          <table:table-cell table:formula="of:=MATCH([.$B50];[.AE$5:.AE$16];0)" office:value-type="string" office:string-value="" calcext:value-type="error">
            <text:p/>
          </table:table-cell>
          <table:table-cell table:formula="of:=MATCH([.$B50];[.AF$5:.AF$16];0)" office:value-type="string" office:string-value="" calcext:value-type="error">
            <text:p/>
          </table:table-cell>
          <table:table-cell table:formula="of:=MATCH([.$B50];[.AG$5:.AG$16];0)" office:value-type="string" office:string-value="" calcext:value-type="error">
            <text:p/>
          </table:table-cell>
          <table:table-cell table:formula="of:=MATCH([.$B50];[.AH$5:.AH$16];0)" office:value-type="string" office:string-value="" calcext:value-type="error">
            <text:p/>
          </table:table-cell>
          <table:table-cell table:formula="of:=MATCH([.$B50];[.AI$5:.AI$16];0)" office:value-type="string" office:string-value="" calcext:value-type="error">
            <text:p/>
          </table:table-cell>
          <table:table-cell table:formula="of:=MATCH([.$B50];[.AJ$5:.AJ$16];0)" office:value-type="string" office:string-value="" calcext:value-type="error">
            <text:p/>
          </table:table-cell>
          <table:table-cell table:formula="of:=MATCH([.$B50];[.AK$5:.AK$16];0)" office:value-type="string" office:string-value="" calcext:value-type="error">
            <text:p/>
          </table:table-cell>
          <table:table-cell table:formula="of:=MATCH([.$B50];[.AL$5:.AL$16];0)" office:value-type="string" office:string-value="" calcext:value-type="error">
            <text:p/>
          </table:table-cell>
          <table:table-cell table:formula="of:=MATCH([.$B50];[.AM$5:.AM$16];0)" office:value-type="string" office:string-value="" calcext:value-type="error">
            <text:p/>
          </table:table-cell>
          <table:table-cell table:formula="of:=MATCH([.$B50];[.AN$5:.AN$16];0)" office:value-type="string" office:string-value="" calcext:value-type="error">
            <text:p/>
          </table:table-cell>
          <table:table-cell table:formula="of:=MATCH([.$B50];[.AO$5:.AO$16];0)" office:value-type="string" office:string-value="" calcext:value-type="error">
            <text:p/>
          </table:table-cell>
          <table:table-cell table:formula="of:=MATCH([.$B50];[.AP$5:.AP$16];0)" office:value-type="string" office:string-value="" calcext:value-type="error">
            <text:p/>
          </table:table-cell>
          <table:table-cell table:formula="of:=MATCH([.$B50];[.AQ$5:.AQ$16];0)" office:value-type="string" office:string-value="" calcext:value-type="error">
            <text:p/>
          </table:table-cell>
          <table:table-cell table:formula="of:=MATCH([.$B50];[.AR$5:.AR$16];0)" office:value-type="string" office:string-value="" calcext:value-type="error">
            <text:p/>
          </table:table-cell>
          <table:table-cell table:formula="of:=MATCH([.$B50];[.AS$5:.AS$16];0)" office:value-type="string" office:string-value="" calcext:value-type="error">
            <text:p/>
          </table:table-cell>
          <table:table-cell table:formula="of:=MATCH([.$B50];[.AT$5:.AT$16];0)" office:value-type="string" office:string-value="" calcext:value-type="error">
            <text:p/>
          </table:table-cell>
          <table:table-cell table:formula="of:=MATCH([.$B50];[.AU$5:.AU$16];0)" office:value-type="string" office:string-value="" calcext:value-type="error">
            <text:p/>
          </table:table-cell>
          <table:table-cell table:formula="of:=MATCH([.$B50];[.AV$5:.AV$16];0)" office:value-type="string" office:string-value="" calcext:value-type="error">
            <text:p/>
          </table:table-cell>
          <table:table-cell table:formula="of:=MATCH([.$B50];[.AW$5:.AW$16];0)" office:value-type="string" office:string-value="" calcext:value-type="error">
            <text:p/>
          </table:table-cell>
          <table:table-cell table:formula="of:=MATCH([.$B50];[.AX$5:.AX$16];0)" office:value-type="string" office:string-value="" calcext:value-type="error">
            <text:p/>
          </table:table-cell>
          <table:table-cell table:formula="of:=MATCH([.$B50];[.AY$5:.AY$16];0)" office:value-type="string" office:string-value="" calcext:value-type="error">
            <text:p/>
          </table:table-cell>
          <table:table-cell table:formula="of:=MATCH([.$B50];[.AZ$5:.AZ$16];0)" office:value-type="string" office:string-value="" calcext:value-type="error">
            <text:p/>
          </table:table-cell>
          <table:table-cell table:formula="of:=MATCH([.$B50];[.BA$5:.BA$16];0)" office:value-type="string" office:string-value="" calcext:value-type="error">
            <text:p/>
          </table:table-cell>
          <table:table-cell table:formula="of:=MATCH([.$B50];[.BB$5:.BB$16];0)" office:value-type="string" office:string-value="" calcext:value-type="error">
            <text:p/>
          </table:table-cell>
          <table:table-cell table:formula="of:=MATCH([.$B50];[.BC$5:.BC$16];0)" office:value-type="string" office:string-value="" calcext:value-type="error">
            <text:p/>
          </table:table-cell>
          <table:table-cell table:formula="of:=MATCH([.$B50];[.BD$5:.BD$16];0)" office:value-type="string" office:string-value="" calcext:value-type="error">
            <text:p/>
          </table:table-cell>
          <table:table-cell table:formula="of:=MATCH([.$B50];[.BE$5:.BE$16];0)" office:value-type="string" office:string-value="" calcext:value-type="error">
            <text:p/>
          </table:table-cell>
          <table:table-cell table:formula="of:=MATCH([.$B50];[.BF$5:.BF$16];0)" office:value-type="string" office:string-value="" calcext:value-type="error">
            <text:p/>
          </table:table-cell>
          <table:table-cell table:formula="of:=MATCH([.$B50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32" calcext:value-type="float">
            <text:p>32</text:p>
          </table:table-cell>
          <table:table-cell table:formula="of:=LARGE([.$F$5:.$BG$16];[.A51])" office:value-type="float" office:value="413040" calcext:value-type="float">
            <text:p/>
          </table:table-cell>
          <table:table-cell table:formula="of:=[.B51]-[.B52]" office:value-type="float" office:value="5736.66666666657" calcext:value-type="float">
            <text:p/>
          </table:table-cell>
          <table:table-cell table:style-name="ce81" table:number-matrix-columns-spanned="1" table:number-matrix-rows-spanned="1" table:formula="of:=INDEX([.F51:.BG51];MATCH(1;IF(NOT(ISNA([.F51:.BG51]));1;0);0))" office:value-type="float" office:value="6" calcext:value-type="float">
            <text:p/>
          </table:table-cell>
          <table:table-cell table:formula="of:=COUNT(IF(ISNUMBER([.F51:.BG51]);[.F51:.BG51]))" office:value-type="float" office:value="1" calcext:value-type="float">
            <text:p/>
          </table:table-cell>
          <table:table-cell table:formula="of:=MATCH([.$B51];[.F$5:.F$16];0)" office:value-type="string" office:string-value="" calcext:value-type="error">
            <text:p/>
          </table:table-cell>
          <table:table-cell table:formula="of:=MATCH([.$B51];[.G$5:.G$16];0)" office:value-type="float" office:value="6" calcext:value-type="float">
            <text:p/>
          </table:table-cell>
          <table:table-cell table:formula="of:=MATCH([.$B51];[.H$5:.H$16];0)" office:value-type="string" office:string-value="" calcext:value-type="error">
            <text:p/>
          </table:table-cell>
          <table:table-cell table:formula="of:=MATCH([.$B51];[.I$5:.I$16];0)" office:value-type="string" office:string-value="" calcext:value-type="error">
            <text:p/>
          </table:table-cell>
          <table:table-cell table:formula="of:=MATCH([.$B51];[.J$5:.J$16];0)" office:value-type="string" office:string-value="" calcext:value-type="error">
            <text:p/>
          </table:table-cell>
          <table:table-cell table:formula="of:=MATCH([.$B51];[.K$5:.K$16];0)" office:value-type="string" office:string-value="" calcext:value-type="error">
            <text:p/>
          </table:table-cell>
          <table:table-cell table:formula="of:=MATCH([.$B51];[.L$5:.L$16];0)" office:value-type="string" office:string-value="" calcext:value-type="error">
            <text:p/>
          </table:table-cell>
          <table:table-cell table:formula="of:=MATCH([.$B51];[.M$5:.M$16];0)" office:value-type="string" office:string-value="" calcext:value-type="error">
            <text:p/>
          </table:table-cell>
          <table:table-cell table:formula="of:=MATCH([.$B51];[.N$5:.N$16];0)" office:value-type="string" office:string-value="" calcext:value-type="error">
            <text:p/>
          </table:table-cell>
          <table:table-cell table:formula="of:=MATCH([.$B51];[.O$5:.O$16];0)" office:value-type="string" office:string-value="" calcext:value-type="error">
            <text:p/>
          </table:table-cell>
          <table:table-cell table:formula="of:=MATCH([.$B51];[.P$5:.P$16];0)" office:value-type="string" office:string-value="" calcext:value-type="error">
            <text:p/>
          </table:table-cell>
          <table:table-cell table:formula="of:=MATCH([.$B51];[.Q$5:.Q$16];0)" office:value-type="string" office:string-value="" calcext:value-type="error">
            <text:p/>
          </table:table-cell>
          <table:table-cell table:formula="of:=MATCH([.$B51];[.R$5:.R$16];0)" office:value-type="string" office:string-value="" calcext:value-type="error">
            <text:p/>
          </table:table-cell>
          <table:table-cell table:formula="of:=MATCH([.$B51];[.S$5:.S$16];0)" office:value-type="string" office:string-value="" calcext:value-type="error">
            <text:p/>
          </table:table-cell>
          <table:table-cell table:formula="of:=MATCH([.$B51];[.T$5:.T$16];0)" office:value-type="string" office:string-value="" calcext:value-type="error">
            <text:p/>
          </table:table-cell>
          <table:table-cell table:formula="of:=MATCH([.$B51];[.U$5:.U$16];0)" office:value-type="string" office:string-value="" calcext:value-type="error">
            <text:p/>
          </table:table-cell>
          <table:table-cell table:formula="of:=MATCH([.$B51];[.V$5:.V$16];0)" office:value-type="string" office:string-value="" calcext:value-type="error">
            <text:p/>
          </table:table-cell>
          <table:table-cell table:formula="of:=MATCH([.$B51];[.W$5:.W$16];0)" office:value-type="string" office:string-value="" calcext:value-type="error">
            <text:p/>
          </table:table-cell>
          <table:table-cell table:formula="of:=MATCH([.$B51];[.X$5:.X$16];0)" office:value-type="string" office:string-value="" calcext:value-type="error">
            <text:p/>
          </table:table-cell>
          <table:table-cell table:formula="of:=MATCH([.$B51];[.Y$5:.Y$16];0)" office:value-type="string" office:string-value="" calcext:value-type="error">
            <text:p/>
          </table:table-cell>
          <table:table-cell table:formula="of:=MATCH([.$B51];[.Z$5:.Z$16];0)" office:value-type="string" office:string-value="" calcext:value-type="error">
            <text:p/>
          </table:table-cell>
          <table:table-cell table:formula="of:=MATCH([.$B51];[.AA$5:.AA$16];0)" office:value-type="string" office:string-value="" calcext:value-type="error">
            <text:p/>
          </table:table-cell>
          <table:table-cell table:formula="of:=MATCH([.$B51];[.AB$5:.AB$16];0)" office:value-type="string" office:string-value="" calcext:value-type="error">
            <text:p/>
          </table:table-cell>
          <table:table-cell table:formula="of:=MATCH([.$B51];[.AC$5:.AC$16];0)" office:value-type="string" office:string-value="" calcext:value-type="error">
            <text:p/>
          </table:table-cell>
          <table:table-cell table:formula="of:=MATCH([.$B51];[.AD$5:.AD$16];0)" office:value-type="string" office:string-value="" calcext:value-type="error">
            <text:p/>
          </table:table-cell>
          <table:table-cell table:formula="of:=MATCH([.$B51];[.AE$5:.AE$16];0)" office:value-type="string" office:string-value="" calcext:value-type="error">
            <text:p/>
          </table:table-cell>
          <table:table-cell table:formula="of:=MATCH([.$B51];[.AF$5:.AF$16];0)" office:value-type="string" office:string-value="" calcext:value-type="error">
            <text:p/>
          </table:table-cell>
          <table:table-cell table:formula="of:=MATCH([.$B51];[.AG$5:.AG$16];0)" office:value-type="string" office:string-value="" calcext:value-type="error">
            <text:p/>
          </table:table-cell>
          <table:table-cell table:formula="of:=MATCH([.$B51];[.AH$5:.AH$16];0)" office:value-type="string" office:string-value="" calcext:value-type="error">
            <text:p/>
          </table:table-cell>
          <table:table-cell table:formula="of:=MATCH([.$B51];[.AI$5:.AI$16];0)" office:value-type="string" office:string-value="" calcext:value-type="error">
            <text:p/>
          </table:table-cell>
          <table:table-cell table:formula="of:=MATCH([.$B51];[.AJ$5:.AJ$16];0)" office:value-type="string" office:string-value="" calcext:value-type="error">
            <text:p/>
          </table:table-cell>
          <table:table-cell table:formula="of:=MATCH([.$B51];[.AK$5:.AK$16];0)" office:value-type="string" office:string-value="" calcext:value-type="error">
            <text:p/>
          </table:table-cell>
          <table:table-cell table:formula="of:=MATCH([.$B51];[.AL$5:.AL$16];0)" office:value-type="string" office:string-value="" calcext:value-type="error">
            <text:p/>
          </table:table-cell>
          <table:table-cell table:formula="of:=MATCH([.$B51];[.AM$5:.AM$16];0)" office:value-type="string" office:string-value="" calcext:value-type="error">
            <text:p/>
          </table:table-cell>
          <table:table-cell table:formula="of:=MATCH([.$B51];[.AN$5:.AN$16];0)" office:value-type="string" office:string-value="" calcext:value-type="error">
            <text:p/>
          </table:table-cell>
          <table:table-cell table:formula="of:=MATCH([.$B51];[.AO$5:.AO$16];0)" office:value-type="string" office:string-value="" calcext:value-type="error">
            <text:p/>
          </table:table-cell>
          <table:table-cell table:formula="of:=MATCH([.$B51];[.AP$5:.AP$16];0)" office:value-type="string" office:string-value="" calcext:value-type="error">
            <text:p/>
          </table:table-cell>
          <table:table-cell table:formula="of:=MATCH([.$B51];[.AQ$5:.AQ$16];0)" office:value-type="string" office:string-value="" calcext:value-type="error">
            <text:p/>
          </table:table-cell>
          <table:table-cell table:formula="of:=MATCH([.$B51];[.AR$5:.AR$16];0)" office:value-type="string" office:string-value="" calcext:value-type="error">
            <text:p/>
          </table:table-cell>
          <table:table-cell table:formula="of:=MATCH([.$B51];[.AS$5:.AS$16];0)" office:value-type="string" office:string-value="" calcext:value-type="error">
            <text:p/>
          </table:table-cell>
          <table:table-cell table:formula="of:=MATCH([.$B51];[.AT$5:.AT$16];0)" office:value-type="string" office:string-value="" calcext:value-type="error">
            <text:p/>
          </table:table-cell>
          <table:table-cell table:formula="of:=MATCH([.$B51];[.AU$5:.AU$16];0)" office:value-type="string" office:string-value="" calcext:value-type="error">
            <text:p/>
          </table:table-cell>
          <table:table-cell table:formula="of:=MATCH([.$B51];[.AV$5:.AV$16];0)" office:value-type="string" office:string-value="" calcext:value-type="error">
            <text:p/>
          </table:table-cell>
          <table:table-cell table:formula="of:=MATCH([.$B51];[.AW$5:.AW$16];0)" office:value-type="string" office:string-value="" calcext:value-type="error">
            <text:p/>
          </table:table-cell>
          <table:table-cell table:formula="of:=MATCH([.$B51];[.AX$5:.AX$16];0)" office:value-type="string" office:string-value="" calcext:value-type="error">
            <text:p/>
          </table:table-cell>
          <table:table-cell table:formula="of:=MATCH([.$B51];[.AY$5:.AY$16];0)" office:value-type="string" office:string-value="" calcext:value-type="error">
            <text:p/>
          </table:table-cell>
          <table:table-cell table:formula="of:=MATCH([.$B51];[.AZ$5:.AZ$16];0)" office:value-type="string" office:string-value="" calcext:value-type="error">
            <text:p/>
          </table:table-cell>
          <table:table-cell table:formula="of:=MATCH([.$B51];[.BA$5:.BA$16];0)" office:value-type="string" office:string-value="" calcext:value-type="error">
            <text:p/>
          </table:table-cell>
          <table:table-cell table:formula="of:=MATCH([.$B51];[.BB$5:.BB$16];0)" office:value-type="string" office:string-value="" calcext:value-type="error">
            <text:p/>
          </table:table-cell>
          <table:table-cell table:formula="of:=MATCH([.$B51];[.BC$5:.BC$16];0)" office:value-type="string" office:string-value="" calcext:value-type="error">
            <text:p/>
          </table:table-cell>
          <table:table-cell table:formula="of:=MATCH([.$B51];[.BD$5:.BD$16];0)" office:value-type="string" office:string-value="" calcext:value-type="error">
            <text:p/>
          </table:table-cell>
          <table:table-cell table:formula="of:=MATCH([.$B51];[.BE$5:.BE$16];0)" office:value-type="string" office:string-value="" calcext:value-type="error">
            <text:p/>
          </table:table-cell>
          <table:table-cell table:formula="of:=MATCH([.$B51];[.BF$5:.BF$16];0)" office:value-type="string" office:string-value="" calcext:value-type="error">
            <text:p/>
          </table:table-cell>
          <table:table-cell table:formula="of:=MATCH([.$B51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33" calcext:value-type="float">
            <text:p>33</text:p>
          </table:table-cell>
          <table:table-cell table:formula="of:=LARGE([.$F$5:.$BG$16];[.A52])" office:value-type="float" office:value="407303.333333333" calcext:value-type="float">
            <text:p/>
          </table:table-cell>
          <table:table-cell table:formula="of:=[.B52]-[.B53]" office:value-type="float" office:value="2868.33333333343" calcext:value-type="float">
            <text:p/>
          </table:table-cell>
          <table:table-cell table:style-name="ce81" table:number-matrix-columns-spanned="1" table:number-matrix-rows-spanned="1" table:formula="of:=INDEX([.F52:.BG52];MATCH(1;IF(NOT(ISNA([.F52:.BG52]));1;0);0))" office:value-type="float" office:value="1" calcext:value-type="float">
            <text:p/>
          </table:table-cell>
          <table:table-cell table:formula="of:=COUNT(IF(ISNUMBER([.F52:.BG52]);[.F52:.BG52]))" office:value-type="float" office:value="1" calcext:value-type="float">
            <text:p/>
          </table:table-cell>
          <table:table-cell table:formula="of:=MATCH([.$B52];[.F$5:.F$16];0)" office:value-type="string" office:string-value="" calcext:value-type="error">
            <text:p/>
          </table:table-cell>
          <table:table-cell table:formula="of:=MATCH([.$B52];[.G$5:.G$16];0)" office:value-type="string" office:string-value="" calcext:value-type="error">
            <text:p/>
          </table:table-cell>
          <table:table-cell table:formula="of:=MATCH([.$B52];[.H$5:.H$16];0)" office:value-type="string" office:string-value="" calcext:value-type="error">
            <text:p/>
          </table:table-cell>
          <table:table-cell table:formula="of:=MATCH([.$B52];[.I$5:.I$16];0)" office:value-type="string" office:string-value="" calcext:value-type="error">
            <text:p/>
          </table:table-cell>
          <table:table-cell table:formula="of:=MATCH([.$B52];[.J$5:.J$16];0)" office:value-type="string" office:string-value="" calcext:value-type="error">
            <text:p/>
          </table:table-cell>
          <table:table-cell table:formula="of:=MATCH([.$B52];[.K$5:.K$16];0)" office:value-type="string" office:string-value="" calcext:value-type="error">
            <text:p/>
          </table:table-cell>
          <table:table-cell table:formula="of:=MATCH([.$B52];[.L$5:.L$16];0)" office:value-type="string" office:string-value="" calcext:value-type="error">
            <text:p/>
          </table:table-cell>
          <table:table-cell table:formula="of:=MATCH([.$B52];[.M$5:.M$16];0)" office:value-type="string" office:string-value="" calcext:value-type="error">
            <text:p/>
          </table:table-cell>
          <table:table-cell table:formula="of:=MATCH([.$B52];[.N$5:.N$16];0)" office:value-type="string" office:string-value="" calcext:value-type="error">
            <text:p/>
          </table:table-cell>
          <table:table-cell table:formula="of:=MATCH([.$B52];[.O$5:.O$16];0)" office:value-type="string" office:string-value="" calcext:value-type="error">
            <text:p/>
          </table:table-cell>
          <table:table-cell table:formula="of:=MATCH([.$B52];[.P$5:.P$16];0)" office:value-type="string" office:string-value="" calcext:value-type="error">
            <text:p/>
          </table:table-cell>
          <table:table-cell table:formula="of:=MATCH([.$B52];[.Q$5:.Q$16];0)" office:value-type="float" office:value="1" calcext:value-type="float">
            <text:p/>
          </table:table-cell>
          <table:table-cell table:formula="of:=MATCH([.$B52];[.R$5:.R$16];0)" office:value-type="string" office:string-value="" calcext:value-type="error">
            <text:p/>
          </table:table-cell>
          <table:table-cell table:formula="of:=MATCH([.$B52];[.S$5:.S$16];0)" office:value-type="string" office:string-value="" calcext:value-type="error">
            <text:p/>
          </table:table-cell>
          <table:table-cell table:formula="of:=MATCH([.$B52];[.T$5:.T$16];0)" office:value-type="string" office:string-value="" calcext:value-type="error">
            <text:p/>
          </table:table-cell>
          <table:table-cell table:formula="of:=MATCH([.$B52];[.U$5:.U$16];0)" office:value-type="string" office:string-value="" calcext:value-type="error">
            <text:p/>
          </table:table-cell>
          <table:table-cell table:formula="of:=MATCH([.$B52];[.V$5:.V$16];0)" office:value-type="string" office:string-value="" calcext:value-type="error">
            <text:p/>
          </table:table-cell>
          <table:table-cell table:formula="of:=MATCH([.$B52];[.W$5:.W$16];0)" office:value-type="string" office:string-value="" calcext:value-type="error">
            <text:p/>
          </table:table-cell>
          <table:table-cell table:formula="of:=MATCH([.$B52];[.X$5:.X$16];0)" office:value-type="string" office:string-value="" calcext:value-type="error">
            <text:p/>
          </table:table-cell>
          <table:table-cell table:formula="of:=MATCH([.$B52];[.Y$5:.Y$16];0)" office:value-type="string" office:string-value="" calcext:value-type="error">
            <text:p/>
          </table:table-cell>
          <table:table-cell table:formula="of:=MATCH([.$B52];[.Z$5:.Z$16];0)" office:value-type="string" office:string-value="" calcext:value-type="error">
            <text:p/>
          </table:table-cell>
          <table:table-cell table:formula="of:=MATCH([.$B52];[.AA$5:.AA$16];0)" office:value-type="string" office:string-value="" calcext:value-type="error">
            <text:p/>
          </table:table-cell>
          <table:table-cell table:formula="of:=MATCH([.$B52];[.AB$5:.AB$16];0)" office:value-type="string" office:string-value="" calcext:value-type="error">
            <text:p/>
          </table:table-cell>
          <table:table-cell table:formula="of:=MATCH([.$B52];[.AC$5:.AC$16];0)" office:value-type="string" office:string-value="" calcext:value-type="error">
            <text:p/>
          </table:table-cell>
          <table:table-cell table:formula="of:=MATCH([.$B52];[.AD$5:.AD$16];0)" office:value-type="string" office:string-value="" calcext:value-type="error">
            <text:p/>
          </table:table-cell>
          <table:table-cell table:formula="of:=MATCH([.$B52];[.AE$5:.AE$16];0)" office:value-type="string" office:string-value="" calcext:value-type="error">
            <text:p/>
          </table:table-cell>
          <table:table-cell table:formula="of:=MATCH([.$B52];[.AF$5:.AF$16];0)" office:value-type="string" office:string-value="" calcext:value-type="error">
            <text:p/>
          </table:table-cell>
          <table:table-cell table:formula="of:=MATCH([.$B52];[.AG$5:.AG$16];0)" office:value-type="string" office:string-value="" calcext:value-type="error">
            <text:p/>
          </table:table-cell>
          <table:table-cell table:formula="of:=MATCH([.$B52];[.AH$5:.AH$16];0)" office:value-type="string" office:string-value="" calcext:value-type="error">
            <text:p/>
          </table:table-cell>
          <table:table-cell table:formula="of:=MATCH([.$B52];[.AI$5:.AI$16];0)" office:value-type="string" office:string-value="" calcext:value-type="error">
            <text:p/>
          </table:table-cell>
          <table:table-cell table:formula="of:=MATCH([.$B52];[.AJ$5:.AJ$16];0)" office:value-type="string" office:string-value="" calcext:value-type="error">
            <text:p/>
          </table:table-cell>
          <table:table-cell table:formula="of:=MATCH([.$B52];[.AK$5:.AK$16];0)" office:value-type="string" office:string-value="" calcext:value-type="error">
            <text:p/>
          </table:table-cell>
          <table:table-cell table:formula="of:=MATCH([.$B52];[.AL$5:.AL$16];0)" office:value-type="string" office:string-value="" calcext:value-type="error">
            <text:p/>
          </table:table-cell>
          <table:table-cell table:formula="of:=MATCH([.$B52];[.AM$5:.AM$16];0)" office:value-type="string" office:string-value="" calcext:value-type="error">
            <text:p/>
          </table:table-cell>
          <table:table-cell table:formula="of:=MATCH([.$B52];[.AN$5:.AN$16];0)" office:value-type="string" office:string-value="" calcext:value-type="error">
            <text:p/>
          </table:table-cell>
          <table:table-cell table:formula="of:=MATCH([.$B52];[.AO$5:.AO$16];0)" office:value-type="string" office:string-value="" calcext:value-type="error">
            <text:p/>
          </table:table-cell>
          <table:table-cell table:formula="of:=MATCH([.$B52];[.AP$5:.AP$16];0)" office:value-type="string" office:string-value="" calcext:value-type="error">
            <text:p/>
          </table:table-cell>
          <table:table-cell table:formula="of:=MATCH([.$B52];[.AQ$5:.AQ$16];0)" office:value-type="string" office:string-value="" calcext:value-type="error">
            <text:p/>
          </table:table-cell>
          <table:table-cell table:formula="of:=MATCH([.$B52];[.AR$5:.AR$16];0)" office:value-type="string" office:string-value="" calcext:value-type="error">
            <text:p/>
          </table:table-cell>
          <table:table-cell table:formula="of:=MATCH([.$B52];[.AS$5:.AS$16];0)" office:value-type="string" office:string-value="" calcext:value-type="error">
            <text:p/>
          </table:table-cell>
          <table:table-cell table:formula="of:=MATCH([.$B52];[.AT$5:.AT$16];0)" office:value-type="string" office:string-value="" calcext:value-type="error">
            <text:p/>
          </table:table-cell>
          <table:table-cell table:formula="of:=MATCH([.$B52];[.AU$5:.AU$16];0)" office:value-type="string" office:string-value="" calcext:value-type="error">
            <text:p/>
          </table:table-cell>
          <table:table-cell table:formula="of:=MATCH([.$B52];[.AV$5:.AV$16];0)" office:value-type="string" office:string-value="" calcext:value-type="error">
            <text:p/>
          </table:table-cell>
          <table:table-cell table:formula="of:=MATCH([.$B52];[.AW$5:.AW$16];0)" office:value-type="string" office:string-value="" calcext:value-type="error">
            <text:p/>
          </table:table-cell>
          <table:table-cell table:formula="of:=MATCH([.$B52];[.AX$5:.AX$16];0)" office:value-type="string" office:string-value="" calcext:value-type="error">
            <text:p/>
          </table:table-cell>
          <table:table-cell table:formula="of:=MATCH([.$B52];[.AY$5:.AY$16];0)" office:value-type="string" office:string-value="" calcext:value-type="error">
            <text:p/>
          </table:table-cell>
          <table:table-cell table:formula="of:=MATCH([.$B52];[.AZ$5:.AZ$16];0)" office:value-type="string" office:string-value="" calcext:value-type="error">
            <text:p/>
          </table:table-cell>
          <table:table-cell table:formula="of:=MATCH([.$B52];[.BA$5:.BA$16];0)" office:value-type="string" office:string-value="" calcext:value-type="error">
            <text:p/>
          </table:table-cell>
          <table:table-cell table:formula="of:=MATCH([.$B52];[.BB$5:.BB$16];0)" office:value-type="string" office:string-value="" calcext:value-type="error">
            <text:p/>
          </table:table-cell>
          <table:table-cell table:formula="of:=MATCH([.$B52];[.BC$5:.BC$16];0)" office:value-type="string" office:string-value="" calcext:value-type="error">
            <text:p/>
          </table:table-cell>
          <table:table-cell table:formula="of:=MATCH([.$B52];[.BD$5:.BD$16];0)" office:value-type="string" office:string-value="" calcext:value-type="error">
            <text:p/>
          </table:table-cell>
          <table:table-cell table:formula="of:=MATCH([.$B52];[.BE$5:.BE$16];0)" office:value-type="string" office:string-value="" calcext:value-type="error">
            <text:p/>
          </table:table-cell>
          <table:table-cell table:formula="of:=MATCH([.$B52];[.BF$5:.BF$16];0)" office:value-type="string" office:string-value="" calcext:value-type="error">
            <text:p/>
          </table:table-cell>
          <table:table-cell table:formula="of:=MATCH([.$B52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34" calcext:value-type="float">
            <text:p>34</text:p>
          </table:table-cell>
          <table:table-cell table:formula="of:=LARGE([.$F$5:.$BG$16];[.A53])" office:value-type="float" office:value="404435" calcext:value-type="float">
            <text:p/>
          </table:table-cell>
          <table:table-cell table:formula="of:=[.B53]-[.B54]" office:value-type="float" office:value="28462.6923076923" calcext:value-type="float">
            <text:p/>
          </table:table-cell>
          <table:table-cell table:style-name="ce81" table:number-matrix-columns-spanned="1" table:number-matrix-rows-spanned="1" table:formula="of:=INDEX([.F53:.BG53];MATCH(1;IF(NOT(ISNA([.F53:.BG53]));1;0);0))" office:value-type="float" office:value="2" calcext:value-type="float">
            <text:p/>
          </table:table-cell>
          <table:table-cell table:formula="of:=COUNT(IF(ISNUMBER([.F53:.BG53]);[.F53:.BG53]))" office:value-type="float" office:value="1" calcext:value-type="float">
            <text:p/>
          </table:table-cell>
          <table:table-cell table:formula="of:=MATCH([.$B53];[.F$5:.F$16];0)" office:value-type="string" office:string-value="" calcext:value-type="error">
            <text:p/>
          </table:table-cell>
          <table:table-cell table:formula="of:=MATCH([.$B53];[.G$5:.G$16];0)" office:value-type="string" office:string-value="" calcext:value-type="error">
            <text:p/>
          </table:table-cell>
          <table:table-cell table:formula="of:=MATCH([.$B53];[.H$5:.H$16];0)" office:value-type="string" office:string-value="" calcext:value-type="error">
            <text:p/>
          </table:table-cell>
          <table:table-cell table:formula="of:=MATCH([.$B53];[.I$5:.I$16];0)" office:value-type="string" office:string-value="" calcext:value-type="error">
            <text:p/>
          </table:table-cell>
          <table:table-cell table:formula="of:=MATCH([.$B53];[.J$5:.J$16];0)" office:value-type="string" office:string-value="" calcext:value-type="error">
            <text:p/>
          </table:table-cell>
          <table:table-cell table:formula="of:=MATCH([.$B53];[.K$5:.K$16];0)" office:value-type="string" office:string-value="" calcext:value-type="error">
            <text:p/>
          </table:table-cell>
          <table:table-cell table:formula="of:=MATCH([.$B53];[.L$5:.L$16];0)" office:value-type="string" office:string-value="" calcext:value-type="error">
            <text:p/>
          </table:table-cell>
          <table:table-cell table:formula="of:=MATCH([.$B53];[.M$5:.M$16];0)" office:value-type="string" office:string-value="" calcext:value-type="error">
            <text:p/>
          </table:table-cell>
          <table:table-cell table:formula="of:=MATCH([.$B53];[.N$5:.N$16];0)" office:value-type="string" office:string-value="" calcext:value-type="error">
            <text:p/>
          </table:table-cell>
          <table:table-cell table:formula="of:=MATCH([.$B53];[.O$5:.O$16];0)" office:value-type="string" office:string-value="" calcext:value-type="error">
            <text:p/>
          </table:table-cell>
          <table:table-cell table:formula="of:=MATCH([.$B53];[.P$5:.P$16];0)" office:value-type="string" office:string-value="" calcext:value-type="error">
            <text:p/>
          </table:table-cell>
          <table:table-cell table:formula="of:=MATCH([.$B53];[.Q$5:.Q$16];0)" office:value-type="float" office:value="2" calcext:value-type="float">
            <text:p/>
          </table:table-cell>
          <table:table-cell table:formula="of:=MATCH([.$B53];[.R$5:.R$16];0)" office:value-type="string" office:string-value="" calcext:value-type="error">
            <text:p/>
          </table:table-cell>
          <table:table-cell table:formula="of:=MATCH([.$B53];[.S$5:.S$16];0)" office:value-type="string" office:string-value="" calcext:value-type="error">
            <text:p/>
          </table:table-cell>
          <table:table-cell table:formula="of:=MATCH([.$B53];[.T$5:.T$16];0)" office:value-type="string" office:string-value="" calcext:value-type="error">
            <text:p/>
          </table:table-cell>
          <table:table-cell table:formula="of:=MATCH([.$B53];[.U$5:.U$16];0)" office:value-type="string" office:string-value="" calcext:value-type="error">
            <text:p/>
          </table:table-cell>
          <table:table-cell table:formula="of:=MATCH([.$B53];[.V$5:.V$16];0)" office:value-type="string" office:string-value="" calcext:value-type="error">
            <text:p/>
          </table:table-cell>
          <table:table-cell table:formula="of:=MATCH([.$B53];[.W$5:.W$16];0)" office:value-type="string" office:string-value="" calcext:value-type="error">
            <text:p/>
          </table:table-cell>
          <table:table-cell table:formula="of:=MATCH([.$B53];[.X$5:.X$16];0)" office:value-type="string" office:string-value="" calcext:value-type="error">
            <text:p/>
          </table:table-cell>
          <table:table-cell table:formula="of:=MATCH([.$B53];[.Y$5:.Y$16];0)" office:value-type="string" office:string-value="" calcext:value-type="error">
            <text:p/>
          </table:table-cell>
          <table:table-cell table:formula="of:=MATCH([.$B53];[.Z$5:.Z$16];0)" office:value-type="string" office:string-value="" calcext:value-type="error">
            <text:p/>
          </table:table-cell>
          <table:table-cell table:formula="of:=MATCH([.$B53];[.AA$5:.AA$16];0)" office:value-type="string" office:string-value="" calcext:value-type="error">
            <text:p/>
          </table:table-cell>
          <table:table-cell table:formula="of:=MATCH([.$B53];[.AB$5:.AB$16];0)" office:value-type="string" office:string-value="" calcext:value-type="error">
            <text:p/>
          </table:table-cell>
          <table:table-cell table:formula="of:=MATCH([.$B53];[.AC$5:.AC$16];0)" office:value-type="string" office:string-value="" calcext:value-type="error">
            <text:p/>
          </table:table-cell>
          <table:table-cell table:formula="of:=MATCH([.$B53];[.AD$5:.AD$16];0)" office:value-type="string" office:string-value="" calcext:value-type="error">
            <text:p/>
          </table:table-cell>
          <table:table-cell table:formula="of:=MATCH([.$B53];[.AE$5:.AE$16];0)" office:value-type="string" office:string-value="" calcext:value-type="error">
            <text:p/>
          </table:table-cell>
          <table:table-cell table:formula="of:=MATCH([.$B53];[.AF$5:.AF$16];0)" office:value-type="string" office:string-value="" calcext:value-type="error">
            <text:p/>
          </table:table-cell>
          <table:table-cell table:formula="of:=MATCH([.$B53];[.AG$5:.AG$16];0)" office:value-type="string" office:string-value="" calcext:value-type="error">
            <text:p/>
          </table:table-cell>
          <table:table-cell table:formula="of:=MATCH([.$B53];[.AH$5:.AH$16];0)" office:value-type="string" office:string-value="" calcext:value-type="error">
            <text:p/>
          </table:table-cell>
          <table:table-cell table:formula="of:=MATCH([.$B53];[.AI$5:.AI$16];0)" office:value-type="string" office:string-value="" calcext:value-type="error">
            <text:p/>
          </table:table-cell>
          <table:table-cell table:formula="of:=MATCH([.$B53];[.AJ$5:.AJ$16];0)" office:value-type="string" office:string-value="" calcext:value-type="error">
            <text:p/>
          </table:table-cell>
          <table:table-cell table:formula="of:=MATCH([.$B53];[.AK$5:.AK$16];0)" office:value-type="string" office:string-value="" calcext:value-type="error">
            <text:p/>
          </table:table-cell>
          <table:table-cell table:formula="of:=MATCH([.$B53];[.AL$5:.AL$16];0)" office:value-type="string" office:string-value="" calcext:value-type="error">
            <text:p/>
          </table:table-cell>
          <table:table-cell table:formula="of:=MATCH([.$B53];[.AM$5:.AM$16];0)" office:value-type="string" office:string-value="" calcext:value-type="error">
            <text:p/>
          </table:table-cell>
          <table:table-cell table:formula="of:=MATCH([.$B53];[.AN$5:.AN$16];0)" office:value-type="string" office:string-value="" calcext:value-type="error">
            <text:p/>
          </table:table-cell>
          <table:table-cell table:formula="of:=MATCH([.$B53];[.AO$5:.AO$16];0)" office:value-type="string" office:string-value="" calcext:value-type="error">
            <text:p/>
          </table:table-cell>
          <table:table-cell table:formula="of:=MATCH([.$B53];[.AP$5:.AP$16];0)" office:value-type="string" office:string-value="" calcext:value-type="error">
            <text:p/>
          </table:table-cell>
          <table:table-cell table:formula="of:=MATCH([.$B53];[.AQ$5:.AQ$16];0)" office:value-type="string" office:string-value="" calcext:value-type="error">
            <text:p/>
          </table:table-cell>
          <table:table-cell table:formula="of:=MATCH([.$B53];[.AR$5:.AR$16];0)" office:value-type="string" office:string-value="" calcext:value-type="error">
            <text:p/>
          </table:table-cell>
          <table:table-cell table:formula="of:=MATCH([.$B53];[.AS$5:.AS$16];0)" office:value-type="string" office:string-value="" calcext:value-type="error">
            <text:p/>
          </table:table-cell>
          <table:table-cell table:formula="of:=MATCH([.$B53];[.AT$5:.AT$16];0)" office:value-type="string" office:string-value="" calcext:value-type="error">
            <text:p/>
          </table:table-cell>
          <table:table-cell table:formula="of:=MATCH([.$B53];[.AU$5:.AU$16];0)" office:value-type="string" office:string-value="" calcext:value-type="error">
            <text:p/>
          </table:table-cell>
          <table:table-cell table:formula="of:=MATCH([.$B53];[.AV$5:.AV$16];0)" office:value-type="string" office:string-value="" calcext:value-type="error">
            <text:p/>
          </table:table-cell>
          <table:table-cell table:formula="of:=MATCH([.$B53];[.AW$5:.AW$16];0)" office:value-type="string" office:string-value="" calcext:value-type="error">
            <text:p/>
          </table:table-cell>
          <table:table-cell table:formula="of:=MATCH([.$B53];[.AX$5:.AX$16];0)" office:value-type="string" office:string-value="" calcext:value-type="error">
            <text:p/>
          </table:table-cell>
          <table:table-cell table:formula="of:=MATCH([.$B53];[.AY$5:.AY$16];0)" office:value-type="string" office:string-value="" calcext:value-type="error">
            <text:p/>
          </table:table-cell>
          <table:table-cell table:formula="of:=MATCH([.$B53];[.AZ$5:.AZ$16];0)" office:value-type="string" office:string-value="" calcext:value-type="error">
            <text:p/>
          </table:table-cell>
          <table:table-cell table:formula="of:=MATCH([.$B53];[.BA$5:.BA$16];0)" office:value-type="string" office:string-value="" calcext:value-type="error">
            <text:p/>
          </table:table-cell>
          <table:table-cell table:formula="of:=MATCH([.$B53];[.BB$5:.BB$16];0)" office:value-type="string" office:string-value="" calcext:value-type="error">
            <text:p/>
          </table:table-cell>
          <table:table-cell table:formula="of:=MATCH([.$B53];[.BC$5:.BC$16];0)" office:value-type="string" office:string-value="" calcext:value-type="error">
            <text:p/>
          </table:table-cell>
          <table:table-cell table:formula="of:=MATCH([.$B53];[.BD$5:.BD$16];0)" office:value-type="string" office:string-value="" calcext:value-type="error">
            <text:p/>
          </table:table-cell>
          <table:table-cell table:formula="of:=MATCH([.$B53];[.BE$5:.BE$16];0)" office:value-type="string" office:string-value="" calcext:value-type="error">
            <text:p/>
          </table:table-cell>
          <table:table-cell table:formula="of:=MATCH([.$B53];[.BF$5:.BF$16];0)" office:value-type="string" office:string-value="" calcext:value-type="error">
            <text:p/>
          </table:table-cell>
          <table:table-cell table:formula="of:=MATCH([.$B53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35" calcext:value-type="float">
            <text:p>35</text:p>
          </table:table-cell>
          <table:table-cell table:formula="of:=LARGE([.$F$5:.$BG$16];[.A54])" office:value-type="float" office:value="375972.307692308" calcext:value-type="float">
            <text:p/>
          </table:table-cell>
          <table:table-cell table:formula="of:=[.B54]-[.B55]" office:value-type="float" office:value="2647.69230769237" calcext:value-type="float">
            <text:p/>
          </table:table-cell>
          <table:table-cell table:style-name="ce81" table:number-matrix-columns-spanned="1" table:number-matrix-rows-spanned="1" table:formula="of:=INDEX([.F54:.BG54];MATCH(1;IF(NOT(ISNA([.F54:.BG54]));1;0);0))" office:value-type="float" office:value="1" calcext:value-type="float">
            <text:p/>
          </table:table-cell>
          <table:table-cell table:formula="of:=COUNT(IF(ISNUMBER([.F54:.BG54]);[.F54:.BG54]))" office:value-type="float" office:value="1" calcext:value-type="float">
            <text:p/>
          </table:table-cell>
          <table:table-cell table:formula="of:=MATCH([.$B54];[.F$5:.F$16];0)" office:value-type="string" office:string-value="" calcext:value-type="error">
            <text:p/>
          </table:table-cell>
          <table:table-cell table:formula="of:=MATCH([.$B54];[.G$5:.G$16];0)" office:value-type="string" office:string-value="" calcext:value-type="error">
            <text:p/>
          </table:table-cell>
          <table:table-cell table:formula="of:=MATCH([.$B54];[.H$5:.H$16];0)" office:value-type="string" office:string-value="" calcext:value-type="error">
            <text:p/>
          </table:table-cell>
          <table:table-cell table:formula="of:=MATCH([.$B54];[.I$5:.I$16];0)" office:value-type="string" office:string-value="" calcext:value-type="error">
            <text:p/>
          </table:table-cell>
          <table:table-cell table:formula="of:=MATCH([.$B54];[.J$5:.J$16];0)" office:value-type="string" office:string-value="" calcext:value-type="error">
            <text:p/>
          </table:table-cell>
          <table:table-cell table:formula="of:=MATCH([.$B54];[.K$5:.K$16];0)" office:value-type="string" office:string-value="" calcext:value-type="error">
            <text:p/>
          </table:table-cell>
          <table:table-cell table:formula="of:=MATCH([.$B54];[.L$5:.L$16];0)" office:value-type="string" office:string-value="" calcext:value-type="error">
            <text:p/>
          </table:table-cell>
          <table:table-cell table:formula="of:=MATCH([.$B54];[.M$5:.M$16];0)" office:value-type="string" office:string-value="" calcext:value-type="error">
            <text:p/>
          </table:table-cell>
          <table:table-cell table:formula="of:=MATCH([.$B54];[.N$5:.N$16];0)" office:value-type="string" office:string-value="" calcext:value-type="error">
            <text:p/>
          </table:table-cell>
          <table:table-cell table:formula="of:=MATCH([.$B54];[.O$5:.O$16];0)" office:value-type="string" office:string-value="" calcext:value-type="error">
            <text:p/>
          </table:table-cell>
          <table:table-cell table:formula="of:=MATCH([.$B54];[.P$5:.P$16];0)" office:value-type="string" office:string-value="" calcext:value-type="error">
            <text:p/>
          </table:table-cell>
          <table:table-cell table:formula="of:=MATCH([.$B54];[.Q$5:.Q$16];0)" office:value-type="string" office:string-value="" calcext:value-type="error">
            <text:p/>
          </table:table-cell>
          <table:table-cell table:formula="of:=MATCH([.$B54];[.R$5:.R$16];0)" office:value-type="float" office:value="1" calcext:value-type="float">
            <text:p/>
          </table:table-cell>
          <table:table-cell table:formula="of:=MATCH([.$B54];[.S$5:.S$16];0)" office:value-type="string" office:string-value="" calcext:value-type="error">
            <text:p/>
          </table:table-cell>
          <table:table-cell table:formula="of:=MATCH([.$B54];[.T$5:.T$16];0)" office:value-type="string" office:string-value="" calcext:value-type="error">
            <text:p/>
          </table:table-cell>
          <table:table-cell table:formula="of:=MATCH([.$B54];[.U$5:.U$16];0)" office:value-type="string" office:string-value="" calcext:value-type="error">
            <text:p/>
          </table:table-cell>
          <table:table-cell table:formula="of:=MATCH([.$B54];[.V$5:.V$16];0)" office:value-type="string" office:string-value="" calcext:value-type="error">
            <text:p/>
          </table:table-cell>
          <table:table-cell table:formula="of:=MATCH([.$B54];[.W$5:.W$16];0)" office:value-type="string" office:string-value="" calcext:value-type="error">
            <text:p/>
          </table:table-cell>
          <table:table-cell table:formula="of:=MATCH([.$B54];[.X$5:.X$16];0)" office:value-type="string" office:string-value="" calcext:value-type="error">
            <text:p/>
          </table:table-cell>
          <table:table-cell table:formula="of:=MATCH([.$B54];[.Y$5:.Y$16];0)" office:value-type="string" office:string-value="" calcext:value-type="error">
            <text:p/>
          </table:table-cell>
          <table:table-cell table:formula="of:=MATCH([.$B54];[.Z$5:.Z$16];0)" office:value-type="string" office:string-value="" calcext:value-type="error">
            <text:p/>
          </table:table-cell>
          <table:table-cell table:formula="of:=MATCH([.$B54];[.AA$5:.AA$16];0)" office:value-type="string" office:string-value="" calcext:value-type="error">
            <text:p/>
          </table:table-cell>
          <table:table-cell table:formula="of:=MATCH([.$B54];[.AB$5:.AB$16];0)" office:value-type="string" office:string-value="" calcext:value-type="error">
            <text:p/>
          </table:table-cell>
          <table:table-cell table:formula="of:=MATCH([.$B54];[.AC$5:.AC$16];0)" office:value-type="string" office:string-value="" calcext:value-type="error">
            <text:p/>
          </table:table-cell>
          <table:table-cell table:formula="of:=MATCH([.$B54];[.AD$5:.AD$16];0)" office:value-type="string" office:string-value="" calcext:value-type="error">
            <text:p/>
          </table:table-cell>
          <table:table-cell table:formula="of:=MATCH([.$B54];[.AE$5:.AE$16];0)" office:value-type="string" office:string-value="" calcext:value-type="error">
            <text:p/>
          </table:table-cell>
          <table:table-cell table:formula="of:=MATCH([.$B54];[.AF$5:.AF$16];0)" office:value-type="string" office:string-value="" calcext:value-type="error">
            <text:p/>
          </table:table-cell>
          <table:table-cell table:formula="of:=MATCH([.$B54];[.AG$5:.AG$16];0)" office:value-type="string" office:string-value="" calcext:value-type="error">
            <text:p/>
          </table:table-cell>
          <table:table-cell table:formula="of:=MATCH([.$B54];[.AH$5:.AH$16];0)" office:value-type="string" office:string-value="" calcext:value-type="error">
            <text:p/>
          </table:table-cell>
          <table:table-cell table:formula="of:=MATCH([.$B54];[.AI$5:.AI$16];0)" office:value-type="string" office:string-value="" calcext:value-type="error">
            <text:p/>
          </table:table-cell>
          <table:table-cell table:formula="of:=MATCH([.$B54];[.AJ$5:.AJ$16];0)" office:value-type="string" office:string-value="" calcext:value-type="error">
            <text:p/>
          </table:table-cell>
          <table:table-cell table:formula="of:=MATCH([.$B54];[.AK$5:.AK$16];0)" office:value-type="string" office:string-value="" calcext:value-type="error">
            <text:p/>
          </table:table-cell>
          <table:table-cell table:formula="of:=MATCH([.$B54];[.AL$5:.AL$16];0)" office:value-type="string" office:string-value="" calcext:value-type="error">
            <text:p/>
          </table:table-cell>
          <table:table-cell table:formula="of:=MATCH([.$B54];[.AM$5:.AM$16];0)" office:value-type="string" office:string-value="" calcext:value-type="error">
            <text:p/>
          </table:table-cell>
          <table:table-cell table:formula="of:=MATCH([.$B54];[.AN$5:.AN$16];0)" office:value-type="string" office:string-value="" calcext:value-type="error">
            <text:p/>
          </table:table-cell>
          <table:table-cell table:formula="of:=MATCH([.$B54];[.AO$5:.AO$16];0)" office:value-type="string" office:string-value="" calcext:value-type="error">
            <text:p/>
          </table:table-cell>
          <table:table-cell table:formula="of:=MATCH([.$B54];[.AP$5:.AP$16];0)" office:value-type="string" office:string-value="" calcext:value-type="error">
            <text:p/>
          </table:table-cell>
          <table:table-cell table:formula="of:=MATCH([.$B54];[.AQ$5:.AQ$16];0)" office:value-type="string" office:string-value="" calcext:value-type="error">
            <text:p/>
          </table:table-cell>
          <table:table-cell table:formula="of:=MATCH([.$B54];[.AR$5:.AR$16];0)" office:value-type="string" office:string-value="" calcext:value-type="error">
            <text:p/>
          </table:table-cell>
          <table:table-cell table:formula="of:=MATCH([.$B54];[.AS$5:.AS$16];0)" office:value-type="string" office:string-value="" calcext:value-type="error">
            <text:p/>
          </table:table-cell>
          <table:table-cell table:formula="of:=MATCH([.$B54];[.AT$5:.AT$16];0)" office:value-type="string" office:string-value="" calcext:value-type="error">
            <text:p/>
          </table:table-cell>
          <table:table-cell table:formula="of:=MATCH([.$B54];[.AU$5:.AU$16];0)" office:value-type="string" office:string-value="" calcext:value-type="error">
            <text:p/>
          </table:table-cell>
          <table:table-cell table:formula="of:=MATCH([.$B54];[.AV$5:.AV$16];0)" office:value-type="string" office:string-value="" calcext:value-type="error">
            <text:p/>
          </table:table-cell>
          <table:table-cell table:formula="of:=MATCH([.$B54];[.AW$5:.AW$16];0)" office:value-type="string" office:string-value="" calcext:value-type="error">
            <text:p/>
          </table:table-cell>
          <table:table-cell table:formula="of:=MATCH([.$B54];[.AX$5:.AX$16];0)" office:value-type="string" office:string-value="" calcext:value-type="error">
            <text:p/>
          </table:table-cell>
          <table:table-cell table:formula="of:=MATCH([.$B54];[.AY$5:.AY$16];0)" office:value-type="string" office:string-value="" calcext:value-type="error">
            <text:p/>
          </table:table-cell>
          <table:table-cell table:formula="of:=MATCH([.$B54];[.AZ$5:.AZ$16];0)" office:value-type="string" office:string-value="" calcext:value-type="error">
            <text:p/>
          </table:table-cell>
          <table:table-cell table:formula="of:=MATCH([.$B54];[.BA$5:.BA$16];0)" office:value-type="string" office:string-value="" calcext:value-type="error">
            <text:p/>
          </table:table-cell>
          <table:table-cell table:formula="of:=MATCH([.$B54];[.BB$5:.BB$16];0)" office:value-type="string" office:string-value="" calcext:value-type="error">
            <text:p/>
          </table:table-cell>
          <table:table-cell table:formula="of:=MATCH([.$B54];[.BC$5:.BC$16];0)" office:value-type="string" office:string-value="" calcext:value-type="error">
            <text:p/>
          </table:table-cell>
          <table:table-cell table:formula="of:=MATCH([.$B54];[.BD$5:.BD$16];0)" office:value-type="string" office:string-value="" calcext:value-type="error">
            <text:p/>
          </table:table-cell>
          <table:table-cell table:formula="of:=MATCH([.$B54];[.BE$5:.BE$16];0)" office:value-type="string" office:string-value="" calcext:value-type="error">
            <text:p/>
          </table:table-cell>
          <table:table-cell table:formula="of:=MATCH([.$B54];[.BF$5:.BF$16];0)" office:value-type="string" office:string-value="" calcext:value-type="error">
            <text:p/>
          </table:table-cell>
          <table:table-cell table:formula="of:=MATCH([.$B54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36" calcext:value-type="float">
            <text:p>36</text:p>
          </table:table-cell>
          <table:table-cell table:formula="of:=LARGE([.$F$5:.$BG$16];[.A55])" office:value-type="float" office:value="373324.615384615" calcext:value-type="float">
            <text:p/>
          </table:table-cell>
          <table:table-cell table:formula="of:=[.B55]-[.B56]" office:value-type="float" office:value="15355.9269846154" calcext:value-type="float">
            <text:p/>
          </table:table-cell>
          <table:table-cell table:style-name="ce81" table:number-matrix-columns-spanned="1" table:number-matrix-rows-spanned="1" table:formula="of:=INDEX([.F55:.BG55];MATCH(1;IF(NOT(ISNA([.F55:.BG55]));1;0);0))" office:value-type="float" office:value="2" calcext:value-type="float">
            <text:p/>
          </table:table-cell>
          <table:table-cell table:formula="of:=COUNT(IF(ISNUMBER([.F55:.BG55]);[.F55:.BG55]))" office:value-type="float" office:value="1" calcext:value-type="float">
            <text:p/>
          </table:table-cell>
          <table:table-cell table:formula="of:=MATCH([.$B55];[.F$5:.F$16];0)" office:value-type="string" office:string-value="" calcext:value-type="error">
            <text:p/>
          </table:table-cell>
          <table:table-cell table:formula="of:=MATCH([.$B55];[.G$5:.G$16];0)" office:value-type="string" office:string-value="" calcext:value-type="error">
            <text:p/>
          </table:table-cell>
          <table:table-cell table:formula="of:=MATCH([.$B55];[.H$5:.H$16];0)" office:value-type="string" office:string-value="" calcext:value-type="error">
            <text:p/>
          </table:table-cell>
          <table:table-cell table:formula="of:=MATCH([.$B55];[.I$5:.I$16];0)" office:value-type="string" office:string-value="" calcext:value-type="error">
            <text:p/>
          </table:table-cell>
          <table:table-cell table:formula="of:=MATCH([.$B55];[.J$5:.J$16];0)" office:value-type="string" office:string-value="" calcext:value-type="error">
            <text:p/>
          </table:table-cell>
          <table:table-cell table:formula="of:=MATCH([.$B55];[.K$5:.K$16];0)" office:value-type="string" office:string-value="" calcext:value-type="error">
            <text:p/>
          </table:table-cell>
          <table:table-cell table:formula="of:=MATCH([.$B55];[.L$5:.L$16];0)" office:value-type="string" office:string-value="" calcext:value-type="error">
            <text:p/>
          </table:table-cell>
          <table:table-cell table:formula="of:=MATCH([.$B55];[.M$5:.M$16];0)" office:value-type="string" office:string-value="" calcext:value-type="error">
            <text:p/>
          </table:table-cell>
          <table:table-cell table:formula="of:=MATCH([.$B55];[.N$5:.N$16];0)" office:value-type="string" office:string-value="" calcext:value-type="error">
            <text:p/>
          </table:table-cell>
          <table:table-cell table:formula="of:=MATCH([.$B55];[.O$5:.O$16];0)" office:value-type="string" office:string-value="" calcext:value-type="error">
            <text:p/>
          </table:table-cell>
          <table:table-cell table:formula="of:=MATCH([.$B55];[.P$5:.P$16];0)" office:value-type="string" office:string-value="" calcext:value-type="error">
            <text:p/>
          </table:table-cell>
          <table:table-cell table:formula="of:=MATCH([.$B55];[.Q$5:.Q$16];0)" office:value-type="string" office:string-value="" calcext:value-type="error">
            <text:p/>
          </table:table-cell>
          <table:table-cell table:formula="of:=MATCH([.$B55];[.R$5:.R$16];0)" office:value-type="float" office:value="2" calcext:value-type="float">
            <text:p/>
          </table:table-cell>
          <table:table-cell table:formula="of:=MATCH([.$B55];[.S$5:.S$16];0)" office:value-type="string" office:string-value="" calcext:value-type="error">
            <text:p/>
          </table:table-cell>
          <table:table-cell table:formula="of:=MATCH([.$B55];[.T$5:.T$16];0)" office:value-type="string" office:string-value="" calcext:value-type="error">
            <text:p/>
          </table:table-cell>
          <table:table-cell table:formula="of:=MATCH([.$B55];[.U$5:.U$16];0)" office:value-type="string" office:string-value="" calcext:value-type="error">
            <text:p/>
          </table:table-cell>
          <table:table-cell table:formula="of:=MATCH([.$B55];[.V$5:.V$16];0)" office:value-type="string" office:string-value="" calcext:value-type="error">
            <text:p/>
          </table:table-cell>
          <table:table-cell table:formula="of:=MATCH([.$B55];[.W$5:.W$16];0)" office:value-type="string" office:string-value="" calcext:value-type="error">
            <text:p/>
          </table:table-cell>
          <table:table-cell table:formula="of:=MATCH([.$B55];[.X$5:.X$16];0)" office:value-type="string" office:string-value="" calcext:value-type="error">
            <text:p/>
          </table:table-cell>
          <table:table-cell table:formula="of:=MATCH([.$B55];[.Y$5:.Y$16];0)" office:value-type="string" office:string-value="" calcext:value-type="error">
            <text:p/>
          </table:table-cell>
          <table:table-cell table:formula="of:=MATCH([.$B55];[.Z$5:.Z$16];0)" office:value-type="string" office:string-value="" calcext:value-type="error">
            <text:p/>
          </table:table-cell>
          <table:table-cell table:formula="of:=MATCH([.$B55];[.AA$5:.AA$16];0)" office:value-type="string" office:string-value="" calcext:value-type="error">
            <text:p/>
          </table:table-cell>
          <table:table-cell table:formula="of:=MATCH([.$B55];[.AB$5:.AB$16];0)" office:value-type="string" office:string-value="" calcext:value-type="error">
            <text:p/>
          </table:table-cell>
          <table:table-cell table:formula="of:=MATCH([.$B55];[.AC$5:.AC$16];0)" office:value-type="string" office:string-value="" calcext:value-type="error">
            <text:p/>
          </table:table-cell>
          <table:table-cell table:formula="of:=MATCH([.$B55];[.AD$5:.AD$16];0)" office:value-type="string" office:string-value="" calcext:value-type="error">
            <text:p/>
          </table:table-cell>
          <table:table-cell table:formula="of:=MATCH([.$B55];[.AE$5:.AE$16];0)" office:value-type="string" office:string-value="" calcext:value-type="error">
            <text:p/>
          </table:table-cell>
          <table:table-cell table:formula="of:=MATCH([.$B55];[.AF$5:.AF$16];0)" office:value-type="string" office:string-value="" calcext:value-type="error">
            <text:p/>
          </table:table-cell>
          <table:table-cell table:formula="of:=MATCH([.$B55];[.AG$5:.AG$16];0)" office:value-type="string" office:string-value="" calcext:value-type="error">
            <text:p/>
          </table:table-cell>
          <table:table-cell table:formula="of:=MATCH([.$B55];[.AH$5:.AH$16];0)" office:value-type="string" office:string-value="" calcext:value-type="error">
            <text:p/>
          </table:table-cell>
          <table:table-cell table:formula="of:=MATCH([.$B55];[.AI$5:.AI$16];0)" office:value-type="string" office:string-value="" calcext:value-type="error">
            <text:p/>
          </table:table-cell>
          <table:table-cell table:formula="of:=MATCH([.$B55];[.AJ$5:.AJ$16];0)" office:value-type="string" office:string-value="" calcext:value-type="error">
            <text:p/>
          </table:table-cell>
          <table:table-cell table:formula="of:=MATCH([.$B55];[.AK$5:.AK$16];0)" office:value-type="string" office:string-value="" calcext:value-type="error">
            <text:p/>
          </table:table-cell>
          <table:table-cell table:formula="of:=MATCH([.$B55];[.AL$5:.AL$16];0)" office:value-type="string" office:string-value="" calcext:value-type="error">
            <text:p/>
          </table:table-cell>
          <table:table-cell table:formula="of:=MATCH([.$B55];[.AM$5:.AM$16];0)" office:value-type="string" office:string-value="" calcext:value-type="error">
            <text:p/>
          </table:table-cell>
          <table:table-cell table:formula="of:=MATCH([.$B55];[.AN$5:.AN$16];0)" office:value-type="string" office:string-value="" calcext:value-type="error">
            <text:p/>
          </table:table-cell>
          <table:table-cell table:formula="of:=MATCH([.$B55];[.AO$5:.AO$16];0)" office:value-type="string" office:string-value="" calcext:value-type="error">
            <text:p/>
          </table:table-cell>
          <table:table-cell table:formula="of:=MATCH([.$B55];[.AP$5:.AP$16];0)" office:value-type="string" office:string-value="" calcext:value-type="error">
            <text:p/>
          </table:table-cell>
          <table:table-cell table:formula="of:=MATCH([.$B55];[.AQ$5:.AQ$16];0)" office:value-type="string" office:string-value="" calcext:value-type="error">
            <text:p/>
          </table:table-cell>
          <table:table-cell table:formula="of:=MATCH([.$B55];[.AR$5:.AR$16];0)" office:value-type="string" office:string-value="" calcext:value-type="error">
            <text:p/>
          </table:table-cell>
          <table:table-cell table:formula="of:=MATCH([.$B55];[.AS$5:.AS$16];0)" office:value-type="string" office:string-value="" calcext:value-type="error">
            <text:p/>
          </table:table-cell>
          <table:table-cell table:formula="of:=MATCH([.$B55];[.AT$5:.AT$16];0)" office:value-type="string" office:string-value="" calcext:value-type="error">
            <text:p/>
          </table:table-cell>
          <table:table-cell table:formula="of:=MATCH([.$B55];[.AU$5:.AU$16];0)" office:value-type="string" office:string-value="" calcext:value-type="error">
            <text:p/>
          </table:table-cell>
          <table:table-cell table:formula="of:=MATCH([.$B55];[.AV$5:.AV$16];0)" office:value-type="string" office:string-value="" calcext:value-type="error">
            <text:p/>
          </table:table-cell>
          <table:table-cell table:formula="of:=MATCH([.$B55];[.AW$5:.AW$16];0)" office:value-type="string" office:string-value="" calcext:value-type="error">
            <text:p/>
          </table:table-cell>
          <table:table-cell table:formula="of:=MATCH([.$B55];[.AX$5:.AX$16];0)" office:value-type="string" office:string-value="" calcext:value-type="error">
            <text:p/>
          </table:table-cell>
          <table:table-cell table:formula="of:=MATCH([.$B55];[.AY$5:.AY$16];0)" office:value-type="string" office:string-value="" calcext:value-type="error">
            <text:p/>
          </table:table-cell>
          <table:table-cell table:formula="of:=MATCH([.$B55];[.AZ$5:.AZ$16];0)" office:value-type="string" office:string-value="" calcext:value-type="error">
            <text:p/>
          </table:table-cell>
          <table:table-cell table:formula="of:=MATCH([.$B55];[.BA$5:.BA$16];0)" office:value-type="string" office:string-value="" calcext:value-type="error">
            <text:p/>
          </table:table-cell>
          <table:table-cell table:formula="of:=MATCH([.$B55];[.BB$5:.BB$16];0)" office:value-type="string" office:string-value="" calcext:value-type="error">
            <text:p/>
          </table:table-cell>
          <table:table-cell table:formula="of:=MATCH([.$B55];[.BC$5:.BC$16];0)" office:value-type="string" office:string-value="" calcext:value-type="error">
            <text:p/>
          </table:table-cell>
          <table:table-cell table:formula="of:=MATCH([.$B55];[.BD$5:.BD$16];0)" office:value-type="string" office:string-value="" calcext:value-type="error">
            <text:p/>
          </table:table-cell>
          <table:table-cell table:formula="of:=MATCH([.$B55];[.BE$5:.BE$16];0)" office:value-type="string" office:string-value="" calcext:value-type="error">
            <text:p/>
          </table:table-cell>
          <table:table-cell table:formula="of:=MATCH([.$B55];[.BF$5:.BF$16];0)" office:value-type="string" office:string-value="" calcext:value-type="error">
            <text:p/>
          </table:table-cell>
          <table:table-cell table:formula="of:=MATCH([.$B55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37" calcext:value-type="float">
            <text:p>37</text:p>
          </table:table-cell>
          <table:table-cell table:formula="of:=LARGE([.$F$5:.$BG$16];[.A56])" office:value-type="float" office:value="357968.6884" calcext:value-type="float">
            <text:p/>
          </table:table-cell>
          <table:table-cell table:formula="of:=[.B56]-[.B57]" office:value-type="float" office:value="8851.54554285709" calcext:value-type="float">
            <text:p/>
          </table:table-cell>
          <table:table-cell table:style-name="ce81" table:number-matrix-columns-spanned="1" table:number-matrix-rows-spanned="1" table:formula="of:=INDEX([.F56:.BG56];MATCH(1;IF(NOT(ISNA([.F56:.BG56]));1;0);0))" office:value-type="float" office:value="3" calcext:value-type="float">
            <text:p/>
          </table:table-cell>
          <table:table-cell table:formula="of:=COUNT(IF(ISNUMBER([.F56:.BG56]);[.F56:.BG56]))" office:value-type="float" office:value="1" calcext:value-type="float">
            <text:p/>
          </table:table-cell>
          <table:table-cell table:formula="of:=MATCH([.$B56];[.F$5:.F$16];0)" office:value-type="string" office:string-value="" calcext:value-type="error">
            <text:p/>
          </table:table-cell>
          <table:table-cell table:formula="of:=MATCH([.$B56];[.G$5:.G$16];0)" office:value-type="string" office:string-value="" calcext:value-type="error">
            <text:p/>
          </table:table-cell>
          <table:table-cell table:formula="of:=MATCH([.$B56];[.H$5:.H$16];0)" office:value-type="string" office:string-value="" calcext:value-type="error">
            <text:p/>
          </table:table-cell>
          <table:table-cell table:formula="of:=MATCH([.$B56];[.I$5:.I$16];0)" office:value-type="string" office:string-value="" calcext:value-type="error">
            <text:p/>
          </table:table-cell>
          <table:table-cell table:formula="of:=MATCH([.$B56];[.J$5:.J$16];0)" office:value-type="float" office:value="3" calcext:value-type="float">
            <text:p/>
          </table:table-cell>
          <table:table-cell table:formula="of:=MATCH([.$B56];[.K$5:.K$16];0)" office:value-type="string" office:string-value="" calcext:value-type="error">
            <text:p/>
          </table:table-cell>
          <table:table-cell table:formula="of:=MATCH([.$B56];[.L$5:.L$16];0)" office:value-type="string" office:string-value="" calcext:value-type="error">
            <text:p/>
          </table:table-cell>
          <table:table-cell table:formula="of:=MATCH([.$B56];[.M$5:.M$16];0)" office:value-type="string" office:string-value="" calcext:value-type="error">
            <text:p/>
          </table:table-cell>
          <table:table-cell table:formula="of:=MATCH([.$B56];[.N$5:.N$16];0)" office:value-type="string" office:string-value="" calcext:value-type="error">
            <text:p/>
          </table:table-cell>
          <table:table-cell table:formula="of:=MATCH([.$B56];[.O$5:.O$16];0)" office:value-type="string" office:string-value="" calcext:value-type="error">
            <text:p/>
          </table:table-cell>
          <table:table-cell table:formula="of:=MATCH([.$B56];[.P$5:.P$16];0)" office:value-type="string" office:string-value="" calcext:value-type="error">
            <text:p/>
          </table:table-cell>
          <table:table-cell table:formula="of:=MATCH([.$B56];[.Q$5:.Q$16];0)" office:value-type="string" office:string-value="" calcext:value-type="error">
            <text:p/>
          </table:table-cell>
          <table:table-cell table:formula="of:=MATCH([.$B56];[.R$5:.R$16];0)" office:value-type="string" office:string-value="" calcext:value-type="error">
            <text:p/>
          </table:table-cell>
          <table:table-cell table:formula="of:=MATCH([.$B56];[.S$5:.S$16];0)" office:value-type="string" office:string-value="" calcext:value-type="error">
            <text:p/>
          </table:table-cell>
          <table:table-cell table:formula="of:=MATCH([.$B56];[.T$5:.T$16];0)" office:value-type="string" office:string-value="" calcext:value-type="error">
            <text:p/>
          </table:table-cell>
          <table:table-cell table:formula="of:=MATCH([.$B56];[.U$5:.U$16];0)" office:value-type="string" office:string-value="" calcext:value-type="error">
            <text:p/>
          </table:table-cell>
          <table:table-cell table:formula="of:=MATCH([.$B56];[.V$5:.V$16];0)" office:value-type="string" office:string-value="" calcext:value-type="error">
            <text:p/>
          </table:table-cell>
          <table:table-cell table:formula="of:=MATCH([.$B56];[.W$5:.W$16];0)" office:value-type="string" office:string-value="" calcext:value-type="error">
            <text:p/>
          </table:table-cell>
          <table:table-cell table:formula="of:=MATCH([.$B56];[.X$5:.X$16];0)" office:value-type="string" office:string-value="" calcext:value-type="error">
            <text:p/>
          </table:table-cell>
          <table:table-cell table:formula="of:=MATCH([.$B56];[.Y$5:.Y$16];0)" office:value-type="string" office:string-value="" calcext:value-type="error">
            <text:p/>
          </table:table-cell>
          <table:table-cell table:formula="of:=MATCH([.$B56];[.Z$5:.Z$16];0)" office:value-type="string" office:string-value="" calcext:value-type="error">
            <text:p/>
          </table:table-cell>
          <table:table-cell table:formula="of:=MATCH([.$B56];[.AA$5:.AA$16];0)" office:value-type="string" office:string-value="" calcext:value-type="error">
            <text:p/>
          </table:table-cell>
          <table:table-cell table:formula="of:=MATCH([.$B56];[.AB$5:.AB$16];0)" office:value-type="string" office:string-value="" calcext:value-type="error">
            <text:p/>
          </table:table-cell>
          <table:table-cell table:formula="of:=MATCH([.$B56];[.AC$5:.AC$16];0)" office:value-type="string" office:string-value="" calcext:value-type="error">
            <text:p/>
          </table:table-cell>
          <table:table-cell table:formula="of:=MATCH([.$B56];[.AD$5:.AD$16];0)" office:value-type="string" office:string-value="" calcext:value-type="error">
            <text:p/>
          </table:table-cell>
          <table:table-cell table:formula="of:=MATCH([.$B56];[.AE$5:.AE$16];0)" office:value-type="string" office:string-value="" calcext:value-type="error">
            <text:p/>
          </table:table-cell>
          <table:table-cell table:formula="of:=MATCH([.$B56];[.AF$5:.AF$16];0)" office:value-type="string" office:string-value="" calcext:value-type="error">
            <text:p/>
          </table:table-cell>
          <table:table-cell table:formula="of:=MATCH([.$B56];[.AG$5:.AG$16];0)" office:value-type="string" office:string-value="" calcext:value-type="error">
            <text:p/>
          </table:table-cell>
          <table:table-cell table:formula="of:=MATCH([.$B56];[.AH$5:.AH$16];0)" office:value-type="string" office:string-value="" calcext:value-type="error">
            <text:p/>
          </table:table-cell>
          <table:table-cell table:formula="of:=MATCH([.$B56];[.AI$5:.AI$16];0)" office:value-type="string" office:string-value="" calcext:value-type="error">
            <text:p/>
          </table:table-cell>
          <table:table-cell table:formula="of:=MATCH([.$B56];[.AJ$5:.AJ$16];0)" office:value-type="string" office:string-value="" calcext:value-type="error">
            <text:p/>
          </table:table-cell>
          <table:table-cell table:formula="of:=MATCH([.$B56];[.AK$5:.AK$16];0)" office:value-type="string" office:string-value="" calcext:value-type="error">
            <text:p/>
          </table:table-cell>
          <table:table-cell table:formula="of:=MATCH([.$B56];[.AL$5:.AL$16];0)" office:value-type="string" office:string-value="" calcext:value-type="error">
            <text:p/>
          </table:table-cell>
          <table:table-cell table:formula="of:=MATCH([.$B56];[.AM$5:.AM$16];0)" office:value-type="string" office:string-value="" calcext:value-type="error">
            <text:p/>
          </table:table-cell>
          <table:table-cell table:formula="of:=MATCH([.$B56];[.AN$5:.AN$16];0)" office:value-type="string" office:string-value="" calcext:value-type="error">
            <text:p/>
          </table:table-cell>
          <table:table-cell table:formula="of:=MATCH([.$B56];[.AO$5:.AO$16];0)" office:value-type="string" office:string-value="" calcext:value-type="error">
            <text:p/>
          </table:table-cell>
          <table:table-cell table:formula="of:=MATCH([.$B56];[.AP$5:.AP$16];0)" office:value-type="string" office:string-value="" calcext:value-type="error">
            <text:p/>
          </table:table-cell>
          <table:table-cell table:formula="of:=MATCH([.$B56];[.AQ$5:.AQ$16];0)" office:value-type="string" office:string-value="" calcext:value-type="error">
            <text:p/>
          </table:table-cell>
          <table:table-cell table:formula="of:=MATCH([.$B56];[.AR$5:.AR$16];0)" office:value-type="string" office:string-value="" calcext:value-type="error">
            <text:p/>
          </table:table-cell>
          <table:table-cell table:formula="of:=MATCH([.$B56];[.AS$5:.AS$16];0)" office:value-type="string" office:string-value="" calcext:value-type="error">
            <text:p/>
          </table:table-cell>
          <table:table-cell table:formula="of:=MATCH([.$B56];[.AT$5:.AT$16];0)" office:value-type="string" office:string-value="" calcext:value-type="error">
            <text:p/>
          </table:table-cell>
          <table:table-cell table:formula="of:=MATCH([.$B56];[.AU$5:.AU$16];0)" office:value-type="string" office:string-value="" calcext:value-type="error">
            <text:p/>
          </table:table-cell>
          <table:table-cell table:formula="of:=MATCH([.$B56];[.AV$5:.AV$16];0)" office:value-type="string" office:string-value="" calcext:value-type="error">
            <text:p/>
          </table:table-cell>
          <table:table-cell table:formula="of:=MATCH([.$B56];[.AW$5:.AW$16];0)" office:value-type="string" office:string-value="" calcext:value-type="error">
            <text:p/>
          </table:table-cell>
          <table:table-cell table:formula="of:=MATCH([.$B56];[.AX$5:.AX$16];0)" office:value-type="string" office:string-value="" calcext:value-type="error">
            <text:p/>
          </table:table-cell>
          <table:table-cell table:formula="of:=MATCH([.$B56];[.AY$5:.AY$16];0)" office:value-type="string" office:string-value="" calcext:value-type="error">
            <text:p/>
          </table:table-cell>
          <table:table-cell table:formula="of:=MATCH([.$B56];[.AZ$5:.AZ$16];0)" office:value-type="string" office:string-value="" calcext:value-type="error">
            <text:p/>
          </table:table-cell>
          <table:table-cell table:formula="of:=MATCH([.$B56];[.BA$5:.BA$16];0)" office:value-type="string" office:string-value="" calcext:value-type="error">
            <text:p/>
          </table:table-cell>
          <table:table-cell table:formula="of:=MATCH([.$B56];[.BB$5:.BB$16];0)" office:value-type="string" office:string-value="" calcext:value-type="error">
            <text:p/>
          </table:table-cell>
          <table:table-cell table:formula="of:=MATCH([.$B56];[.BC$5:.BC$16];0)" office:value-type="string" office:string-value="" calcext:value-type="error">
            <text:p/>
          </table:table-cell>
          <table:table-cell table:formula="of:=MATCH([.$B56];[.BD$5:.BD$16];0)" office:value-type="string" office:string-value="" calcext:value-type="error">
            <text:p/>
          </table:table-cell>
          <table:table-cell table:formula="of:=MATCH([.$B56];[.BE$5:.BE$16];0)" office:value-type="string" office:string-value="" calcext:value-type="error">
            <text:p/>
          </table:table-cell>
          <table:table-cell table:formula="of:=MATCH([.$B56];[.BF$5:.BF$16];0)" office:value-type="string" office:string-value="" calcext:value-type="error">
            <text:p/>
          </table:table-cell>
          <table:table-cell table:formula="of:=MATCH([.$B56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38" calcext:value-type="float">
            <text:p>38</text:p>
          </table:table-cell>
          <table:table-cell table:formula="of:=LARGE([.$F$5:.$BG$16];[.A57])" office:value-type="float" office:value="349117.142857143" calcext:value-type="float">
            <text:p/>
          </table:table-cell>
          <table:table-cell table:formula="of:=[.B57]-[.B58]" office:value-type="float" office:value="2458.57142857148" calcext:value-type="float">
            <text:p/>
          </table:table-cell>
          <table:table-cell table:style-name="ce81" table:number-matrix-columns-spanned="1" table:number-matrix-rows-spanned="1" table:formula="of:=INDEX([.F57:.BG57];MATCH(1;IF(NOT(ISNA([.F57:.BG57]));1;0);0))" office:value-type="float" office:value="1" calcext:value-type="float">
            <text:p/>
          </table:table-cell>
          <table:table-cell table:formula="of:=COUNT(IF(ISNUMBER([.F57:.BG57]);[.F57:.BG57]))" office:value-type="float" office:value="1" calcext:value-type="float">
            <text:p/>
          </table:table-cell>
          <table:table-cell table:formula="of:=MATCH([.$B57];[.F$5:.F$16];0)" office:value-type="string" office:string-value="" calcext:value-type="error">
            <text:p/>
          </table:table-cell>
          <table:table-cell table:formula="of:=MATCH([.$B57];[.G$5:.G$16];0)" office:value-type="string" office:string-value="" calcext:value-type="error">
            <text:p/>
          </table:table-cell>
          <table:table-cell table:formula="of:=MATCH([.$B57];[.H$5:.H$16];0)" office:value-type="string" office:string-value="" calcext:value-type="error">
            <text:p/>
          </table:table-cell>
          <table:table-cell table:formula="of:=MATCH([.$B57];[.I$5:.I$16];0)" office:value-type="string" office:string-value="" calcext:value-type="error">
            <text:p/>
          </table:table-cell>
          <table:table-cell table:formula="of:=MATCH([.$B57];[.J$5:.J$16];0)" office:value-type="string" office:string-value="" calcext:value-type="error">
            <text:p/>
          </table:table-cell>
          <table:table-cell table:formula="of:=MATCH([.$B57];[.K$5:.K$16];0)" office:value-type="string" office:string-value="" calcext:value-type="error">
            <text:p/>
          </table:table-cell>
          <table:table-cell table:formula="of:=MATCH([.$B57];[.L$5:.L$16];0)" office:value-type="string" office:string-value="" calcext:value-type="error">
            <text:p/>
          </table:table-cell>
          <table:table-cell table:formula="of:=MATCH([.$B57];[.M$5:.M$16];0)" office:value-type="string" office:string-value="" calcext:value-type="error">
            <text:p/>
          </table:table-cell>
          <table:table-cell table:formula="of:=MATCH([.$B57];[.N$5:.N$16];0)" office:value-type="string" office:string-value="" calcext:value-type="error">
            <text:p/>
          </table:table-cell>
          <table:table-cell table:formula="of:=MATCH([.$B57];[.O$5:.O$16];0)" office:value-type="string" office:string-value="" calcext:value-type="error">
            <text:p/>
          </table:table-cell>
          <table:table-cell table:formula="of:=MATCH([.$B57];[.P$5:.P$16];0)" office:value-type="string" office:string-value="" calcext:value-type="error">
            <text:p/>
          </table:table-cell>
          <table:table-cell table:formula="of:=MATCH([.$B57];[.Q$5:.Q$16];0)" office:value-type="string" office:string-value="" calcext:value-type="error">
            <text:p/>
          </table:table-cell>
          <table:table-cell table:formula="of:=MATCH([.$B57];[.R$5:.R$16];0)" office:value-type="string" office:string-value="" calcext:value-type="error">
            <text:p/>
          </table:table-cell>
          <table:table-cell table:formula="of:=MATCH([.$B57];[.S$5:.S$16];0)" office:value-type="float" office:value="1" calcext:value-type="float">
            <text:p/>
          </table:table-cell>
          <table:table-cell table:formula="of:=MATCH([.$B57];[.T$5:.T$16];0)" office:value-type="string" office:string-value="" calcext:value-type="error">
            <text:p/>
          </table:table-cell>
          <table:table-cell table:formula="of:=MATCH([.$B57];[.U$5:.U$16];0)" office:value-type="string" office:string-value="" calcext:value-type="error">
            <text:p/>
          </table:table-cell>
          <table:table-cell table:formula="of:=MATCH([.$B57];[.V$5:.V$16];0)" office:value-type="string" office:string-value="" calcext:value-type="error">
            <text:p/>
          </table:table-cell>
          <table:table-cell table:formula="of:=MATCH([.$B57];[.W$5:.W$16];0)" office:value-type="string" office:string-value="" calcext:value-type="error">
            <text:p/>
          </table:table-cell>
          <table:table-cell table:formula="of:=MATCH([.$B57];[.X$5:.X$16];0)" office:value-type="string" office:string-value="" calcext:value-type="error">
            <text:p/>
          </table:table-cell>
          <table:table-cell table:formula="of:=MATCH([.$B57];[.Y$5:.Y$16];0)" office:value-type="string" office:string-value="" calcext:value-type="error">
            <text:p/>
          </table:table-cell>
          <table:table-cell table:formula="of:=MATCH([.$B57];[.Z$5:.Z$16];0)" office:value-type="string" office:string-value="" calcext:value-type="error">
            <text:p/>
          </table:table-cell>
          <table:table-cell table:formula="of:=MATCH([.$B57];[.AA$5:.AA$16];0)" office:value-type="string" office:string-value="" calcext:value-type="error">
            <text:p/>
          </table:table-cell>
          <table:table-cell table:formula="of:=MATCH([.$B57];[.AB$5:.AB$16];0)" office:value-type="string" office:string-value="" calcext:value-type="error">
            <text:p/>
          </table:table-cell>
          <table:table-cell table:formula="of:=MATCH([.$B57];[.AC$5:.AC$16];0)" office:value-type="string" office:string-value="" calcext:value-type="error">
            <text:p/>
          </table:table-cell>
          <table:table-cell table:formula="of:=MATCH([.$B57];[.AD$5:.AD$16];0)" office:value-type="string" office:string-value="" calcext:value-type="error">
            <text:p/>
          </table:table-cell>
          <table:table-cell table:formula="of:=MATCH([.$B57];[.AE$5:.AE$16];0)" office:value-type="string" office:string-value="" calcext:value-type="error">
            <text:p/>
          </table:table-cell>
          <table:table-cell table:formula="of:=MATCH([.$B57];[.AF$5:.AF$16];0)" office:value-type="string" office:string-value="" calcext:value-type="error">
            <text:p/>
          </table:table-cell>
          <table:table-cell table:formula="of:=MATCH([.$B57];[.AG$5:.AG$16];0)" office:value-type="string" office:string-value="" calcext:value-type="error">
            <text:p/>
          </table:table-cell>
          <table:table-cell table:formula="of:=MATCH([.$B57];[.AH$5:.AH$16];0)" office:value-type="string" office:string-value="" calcext:value-type="error">
            <text:p/>
          </table:table-cell>
          <table:table-cell table:formula="of:=MATCH([.$B57];[.AI$5:.AI$16];0)" office:value-type="string" office:string-value="" calcext:value-type="error">
            <text:p/>
          </table:table-cell>
          <table:table-cell table:formula="of:=MATCH([.$B57];[.AJ$5:.AJ$16];0)" office:value-type="string" office:string-value="" calcext:value-type="error">
            <text:p/>
          </table:table-cell>
          <table:table-cell table:formula="of:=MATCH([.$B57];[.AK$5:.AK$16];0)" office:value-type="string" office:string-value="" calcext:value-type="error">
            <text:p/>
          </table:table-cell>
          <table:table-cell table:formula="of:=MATCH([.$B57];[.AL$5:.AL$16];0)" office:value-type="string" office:string-value="" calcext:value-type="error">
            <text:p/>
          </table:table-cell>
          <table:table-cell table:formula="of:=MATCH([.$B57];[.AM$5:.AM$16];0)" office:value-type="string" office:string-value="" calcext:value-type="error">
            <text:p/>
          </table:table-cell>
          <table:table-cell table:formula="of:=MATCH([.$B57];[.AN$5:.AN$16];0)" office:value-type="string" office:string-value="" calcext:value-type="error">
            <text:p/>
          </table:table-cell>
          <table:table-cell table:formula="of:=MATCH([.$B57];[.AO$5:.AO$16];0)" office:value-type="string" office:string-value="" calcext:value-type="error">
            <text:p/>
          </table:table-cell>
          <table:table-cell table:formula="of:=MATCH([.$B57];[.AP$5:.AP$16];0)" office:value-type="string" office:string-value="" calcext:value-type="error">
            <text:p/>
          </table:table-cell>
          <table:table-cell table:formula="of:=MATCH([.$B57];[.AQ$5:.AQ$16];0)" office:value-type="string" office:string-value="" calcext:value-type="error">
            <text:p/>
          </table:table-cell>
          <table:table-cell table:formula="of:=MATCH([.$B57];[.AR$5:.AR$16];0)" office:value-type="string" office:string-value="" calcext:value-type="error">
            <text:p/>
          </table:table-cell>
          <table:table-cell table:formula="of:=MATCH([.$B57];[.AS$5:.AS$16];0)" office:value-type="string" office:string-value="" calcext:value-type="error">
            <text:p/>
          </table:table-cell>
          <table:table-cell table:formula="of:=MATCH([.$B57];[.AT$5:.AT$16];0)" office:value-type="string" office:string-value="" calcext:value-type="error">
            <text:p/>
          </table:table-cell>
          <table:table-cell table:formula="of:=MATCH([.$B57];[.AU$5:.AU$16];0)" office:value-type="string" office:string-value="" calcext:value-type="error">
            <text:p/>
          </table:table-cell>
          <table:table-cell table:formula="of:=MATCH([.$B57];[.AV$5:.AV$16];0)" office:value-type="string" office:string-value="" calcext:value-type="error">
            <text:p/>
          </table:table-cell>
          <table:table-cell table:formula="of:=MATCH([.$B57];[.AW$5:.AW$16];0)" office:value-type="string" office:string-value="" calcext:value-type="error">
            <text:p/>
          </table:table-cell>
          <table:table-cell table:formula="of:=MATCH([.$B57];[.AX$5:.AX$16];0)" office:value-type="string" office:string-value="" calcext:value-type="error">
            <text:p/>
          </table:table-cell>
          <table:table-cell table:formula="of:=MATCH([.$B57];[.AY$5:.AY$16];0)" office:value-type="string" office:string-value="" calcext:value-type="error">
            <text:p/>
          </table:table-cell>
          <table:table-cell table:formula="of:=MATCH([.$B57];[.AZ$5:.AZ$16];0)" office:value-type="string" office:string-value="" calcext:value-type="error">
            <text:p/>
          </table:table-cell>
          <table:table-cell table:formula="of:=MATCH([.$B57];[.BA$5:.BA$16];0)" office:value-type="string" office:string-value="" calcext:value-type="error">
            <text:p/>
          </table:table-cell>
          <table:table-cell table:formula="of:=MATCH([.$B57];[.BB$5:.BB$16];0)" office:value-type="string" office:string-value="" calcext:value-type="error">
            <text:p/>
          </table:table-cell>
          <table:table-cell table:formula="of:=MATCH([.$B57];[.BC$5:.BC$16];0)" office:value-type="string" office:string-value="" calcext:value-type="error">
            <text:p/>
          </table:table-cell>
          <table:table-cell table:formula="of:=MATCH([.$B57];[.BD$5:.BD$16];0)" office:value-type="string" office:string-value="" calcext:value-type="error">
            <text:p/>
          </table:table-cell>
          <table:table-cell table:formula="of:=MATCH([.$B57];[.BE$5:.BE$16];0)" office:value-type="string" office:string-value="" calcext:value-type="error">
            <text:p/>
          </table:table-cell>
          <table:table-cell table:formula="of:=MATCH([.$B57];[.BF$5:.BF$16];0)" office:value-type="string" office:string-value="" calcext:value-type="error">
            <text:p/>
          </table:table-cell>
          <table:table-cell table:formula="of:=MATCH([.$B57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39" calcext:value-type="float">
            <text:p>39</text:p>
          </table:table-cell>
          <table:table-cell table:formula="of:=LARGE([.$F$5:.$BG$16];[.A58])" office:value-type="float" office:value="346658.571428571" calcext:value-type="float">
            <text:p/>
          </table:table-cell>
          <table:table-cell table:formula="of:=[.B58]-[.B59]" office:value-type="float" office:value="2424.15142857144" calcext:value-type="float">
            <text:p/>
          </table:table-cell>
          <table:table-cell table:style-name="ce81" table:number-matrix-columns-spanned="1" table:number-matrix-rows-spanned="1" table:formula="of:=INDEX([.F58:.BG58];MATCH(1;IF(NOT(ISNA([.F58:.BG58]));1;0);0))" office:value-type="float" office:value="2" calcext:value-type="float">
            <text:p/>
          </table:table-cell>
          <table:table-cell table:formula="of:=COUNT(IF(ISNUMBER([.F58:.BG58]);[.F58:.BG58]))" office:value-type="float" office:value="1" calcext:value-type="float">
            <text:p/>
          </table:table-cell>
          <table:table-cell table:formula="of:=MATCH([.$B58];[.F$5:.F$16];0)" office:value-type="string" office:string-value="" calcext:value-type="error">
            <text:p/>
          </table:table-cell>
          <table:table-cell table:formula="of:=MATCH([.$B58];[.G$5:.G$16];0)" office:value-type="string" office:string-value="" calcext:value-type="error">
            <text:p/>
          </table:table-cell>
          <table:table-cell table:formula="of:=MATCH([.$B58];[.H$5:.H$16];0)" office:value-type="string" office:string-value="" calcext:value-type="error">
            <text:p/>
          </table:table-cell>
          <table:table-cell table:formula="of:=MATCH([.$B58];[.I$5:.I$16];0)" office:value-type="string" office:string-value="" calcext:value-type="error">
            <text:p/>
          </table:table-cell>
          <table:table-cell table:formula="of:=MATCH([.$B58];[.J$5:.J$16];0)" office:value-type="string" office:string-value="" calcext:value-type="error">
            <text:p/>
          </table:table-cell>
          <table:table-cell table:formula="of:=MATCH([.$B58];[.K$5:.K$16];0)" office:value-type="string" office:string-value="" calcext:value-type="error">
            <text:p/>
          </table:table-cell>
          <table:table-cell table:formula="of:=MATCH([.$B58];[.L$5:.L$16];0)" office:value-type="string" office:string-value="" calcext:value-type="error">
            <text:p/>
          </table:table-cell>
          <table:table-cell table:formula="of:=MATCH([.$B58];[.M$5:.M$16];0)" office:value-type="string" office:string-value="" calcext:value-type="error">
            <text:p/>
          </table:table-cell>
          <table:table-cell table:formula="of:=MATCH([.$B58];[.N$5:.N$16];0)" office:value-type="string" office:string-value="" calcext:value-type="error">
            <text:p/>
          </table:table-cell>
          <table:table-cell table:formula="of:=MATCH([.$B58];[.O$5:.O$16];0)" office:value-type="string" office:string-value="" calcext:value-type="error">
            <text:p/>
          </table:table-cell>
          <table:table-cell table:formula="of:=MATCH([.$B58];[.P$5:.P$16];0)" office:value-type="string" office:string-value="" calcext:value-type="error">
            <text:p/>
          </table:table-cell>
          <table:table-cell table:formula="of:=MATCH([.$B58];[.Q$5:.Q$16];0)" office:value-type="string" office:string-value="" calcext:value-type="error">
            <text:p/>
          </table:table-cell>
          <table:table-cell table:formula="of:=MATCH([.$B58];[.R$5:.R$16];0)" office:value-type="string" office:string-value="" calcext:value-type="error">
            <text:p/>
          </table:table-cell>
          <table:table-cell table:formula="of:=MATCH([.$B58];[.S$5:.S$16];0)" office:value-type="float" office:value="2" calcext:value-type="float">
            <text:p/>
          </table:table-cell>
          <table:table-cell table:formula="of:=MATCH([.$B58];[.T$5:.T$16];0)" office:value-type="string" office:string-value="" calcext:value-type="error">
            <text:p/>
          </table:table-cell>
          <table:table-cell table:formula="of:=MATCH([.$B58];[.U$5:.U$16];0)" office:value-type="string" office:string-value="" calcext:value-type="error">
            <text:p/>
          </table:table-cell>
          <table:table-cell table:formula="of:=MATCH([.$B58];[.V$5:.V$16];0)" office:value-type="string" office:string-value="" calcext:value-type="error">
            <text:p/>
          </table:table-cell>
          <table:table-cell table:formula="of:=MATCH([.$B58];[.W$5:.W$16];0)" office:value-type="string" office:string-value="" calcext:value-type="error">
            <text:p/>
          </table:table-cell>
          <table:table-cell table:formula="of:=MATCH([.$B58];[.X$5:.X$16];0)" office:value-type="string" office:string-value="" calcext:value-type="error">
            <text:p/>
          </table:table-cell>
          <table:table-cell table:formula="of:=MATCH([.$B58];[.Y$5:.Y$16];0)" office:value-type="string" office:string-value="" calcext:value-type="error">
            <text:p/>
          </table:table-cell>
          <table:table-cell table:formula="of:=MATCH([.$B58];[.Z$5:.Z$16];0)" office:value-type="string" office:string-value="" calcext:value-type="error">
            <text:p/>
          </table:table-cell>
          <table:table-cell table:formula="of:=MATCH([.$B58];[.AA$5:.AA$16];0)" office:value-type="string" office:string-value="" calcext:value-type="error">
            <text:p/>
          </table:table-cell>
          <table:table-cell table:formula="of:=MATCH([.$B58];[.AB$5:.AB$16];0)" office:value-type="string" office:string-value="" calcext:value-type="error">
            <text:p/>
          </table:table-cell>
          <table:table-cell table:formula="of:=MATCH([.$B58];[.AC$5:.AC$16];0)" office:value-type="string" office:string-value="" calcext:value-type="error">
            <text:p/>
          </table:table-cell>
          <table:table-cell table:formula="of:=MATCH([.$B58];[.AD$5:.AD$16];0)" office:value-type="string" office:string-value="" calcext:value-type="error">
            <text:p/>
          </table:table-cell>
          <table:table-cell table:formula="of:=MATCH([.$B58];[.AE$5:.AE$16];0)" office:value-type="string" office:string-value="" calcext:value-type="error">
            <text:p/>
          </table:table-cell>
          <table:table-cell table:formula="of:=MATCH([.$B58];[.AF$5:.AF$16];0)" office:value-type="string" office:string-value="" calcext:value-type="error">
            <text:p/>
          </table:table-cell>
          <table:table-cell table:formula="of:=MATCH([.$B58];[.AG$5:.AG$16];0)" office:value-type="string" office:string-value="" calcext:value-type="error">
            <text:p/>
          </table:table-cell>
          <table:table-cell table:formula="of:=MATCH([.$B58];[.AH$5:.AH$16];0)" office:value-type="string" office:string-value="" calcext:value-type="error">
            <text:p/>
          </table:table-cell>
          <table:table-cell table:formula="of:=MATCH([.$B58];[.AI$5:.AI$16];0)" office:value-type="string" office:string-value="" calcext:value-type="error">
            <text:p/>
          </table:table-cell>
          <table:table-cell table:formula="of:=MATCH([.$B58];[.AJ$5:.AJ$16];0)" office:value-type="string" office:string-value="" calcext:value-type="error">
            <text:p/>
          </table:table-cell>
          <table:table-cell table:formula="of:=MATCH([.$B58];[.AK$5:.AK$16];0)" office:value-type="string" office:string-value="" calcext:value-type="error">
            <text:p/>
          </table:table-cell>
          <table:table-cell table:formula="of:=MATCH([.$B58];[.AL$5:.AL$16];0)" office:value-type="string" office:string-value="" calcext:value-type="error">
            <text:p/>
          </table:table-cell>
          <table:table-cell table:formula="of:=MATCH([.$B58];[.AM$5:.AM$16];0)" office:value-type="string" office:string-value="" calcext:value-type="error">
            <text:p/>
          </table:table-cell>
          <table:table-cell table:formula="of:=MATCH([.$B58];[.AN$5:.AN$16];0)" office:value-type="string" office:string-value="" calcext:value-type="error">
            <text:p/>
          </table:table-cell>
          <table:table-cell table:formula="of:=MATCH([.$B58];[.AO$5:.AO$16];0)" office:value-type="string" office:string-value="" calcext:value-type="error">
            <text:p/>
          </table:table-cell>
          <table:table-cell table:formula="of:=MATCH([.$B58];[.AP$5:.AP$16];0)" office:value-type="string" office:string-value="" calcext:value-type="error">
            <text:p/>
          </table:table-cell>
          <table:table-cell table:formula="of:=MATCH([.$B58];[.AQ$5:.AQ$16];0)" office:value-type="string" office:string-value="" calcext:value-type="error">
            <text:p/>
          </table:table-cell>
          <table:table-cell table:formula="of:=MATCH([.$B58];[.AR$5:.AR$16];0)" office:value-type="string" office:string-value="" calcext:value-type="error">
            <text:p/>
          </table:table-cell>
          <table:table-cell table:formula="of:=MATCH([.$B58];[.AS$5:.AS$16];0)" office:value-type="string" office:string-value="" calcext:value-type="error">
            <text:p/>
          </table:table-cell>
          <table:table-cell table:formula="of:=MATCH([.$B58];[.AT$5:.AT$16];0)" office:value-type="string" office:string-value="" calcext:value-type="error">
            <text:p/>
          </table:table-cell>
          <table:table-cell table:formula="of:=MATCH([.$B58];[.AU$5:.AU$16];0)" office:value-type="string" office:string-value="" calcext:value-type="error">
            <text:p/>
          </table:table-cell>
          <table:table-cell table:formula="of:=MATCH([.$B58];[.AV$5:.AV$16];0)" office:value-type="string" office:string-value="" calcext:value-type="error">
            <text:p/>
          </table:table-cell>
          <table:table-cell table:formula="of:=MATCH([.$B58];[.AW$5:.AW$16];0)" office:value-type="string" office:string-value="" calcext:value-type="error">
            <text:p/>
          </table:table-cell>
          <table:table-cell table:formula="of:=MATCH([.$B58];[.AX$5:.AX$16];0)" office:value-type="string" office:string-value="" calcext:value-type="error">
            <text:p/>
          </table:table-cell>
          <table:table-cell table:formula="of:=MATCH([.$B58];[.AY$5:.AY$16];0)" office:value-type="string" office:string-value="" calcext:value-type="error">
            <text:p/>
          </table:table-cell>
          <table:table-cell table:formula="of:=MATCH([.$B58];[.AZ$5:.AZ$16];0)" office:value-type="string" office:string-value="" calcext:value-type="error">
            <text:p/>
          </table:table-cell>
          <table:table-cell table:formula="of:=MATCH([.$B58];[.BA$5:.BA$16];0)" office:value-type="string" office:string-value="" calcext:value-type="error">
            <text:p/>
          </table:table-cell>
          <table:table-cell table:formula="of:=MATCH([.$B58];[.BB$5:.BB$16];0)" office:value-type="string" office:string-value="" calcext:value-type="error">
            <text:p/>
          </table:table-cell>
          <table:table-cell table:formula="of:=MATCH([.$B58];[.BC$5:.BC$16];0)" office:value-type="string" office:string-value="" calcext:value-type="error">
            <text:p/>
          </table:table-cell>
          <table:table-cell table:formula="of:=MATCH([.$B58];[.BD$5:.BD$16];0)" office:value-type="string" office:string-value="" calcext:value-type="error">
            <text:p/>
          </table:table-cell>
          <table:table-cell table:formula="of:=MATCH([.$B58];[.BE$5:.BE$16];0)" office:value-type="string" office:string-value="" calcext:value-type="error">
            <text:p/>
          </table:table-cell>
          <table:table-cell table:formula="of:=MATCH([.$B58];[.BF$5:.BF$16];0)" office:value-type="string" office:string-value="" calcext:value-type="error">
            <text:p/>
          </table:table-cell>
          <table:table-cell table:formula="of:=MATCH([.$B58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40" calcext:value-type="float">
            <text:p>40</text:p>
          </table:table-cell>
          <table:table-cell table:formula="of:=LARGE([.$F$5:.$BG$16];[.A59])" office:value-type="float" office:value="344234.42" calcext:value-type="float">
            <text:p/>
          </table:table-cell>
          <table:table-cell table:formula="of:=[.B59]-[.B60]" office:value-type="float" office:value="34.4199999999837" calcext:value-type="float">
            <text:p/>
          </table:table-cell>
          <table:table-cell table:style-name="ce81" table:number-matrix-columns-spanned="1" table:number-matrix-rows-spanned="1" table:formula="of:=INDEX([.F59:.BG59];MATCH(1;IF(NOT(ISNA([.F59:.BG59]));1;0);0))" office:value-type="float" office:value="7" calcext:value-type="float">
            <text:p/>
          </table:table-cell>
          <table:table-cell table:formula="of:=COUNT(IF(ISNUMBER([.F59:.BG59]);[.F59:.BG59]))" office:value-type="float" office:value="1" calcext:value-type="float">
            <text:p/>
          </table:table-cell>
          <table:table-cell table:formula="of:=MATCH([.$B59];[.F$5:.F$16];0)" office:value-type="float" office:value="7" calcext:value-type="float">
            <text:p/>
          </table:table-cell>
          <table:table-cell table:formula="of:=MATCH([.$B59];[.G$5:.G$16];0)" office:value-type="string" office:string-value="" calcext:value-type="error">
            <text:p/>
          </table:table-cell>
          <table:table-cell table:formula="of:=MATCH([.$B59];[.H$5:.H$16];0)" office:value-type="string" office:string-value="" calcext:value-type="error">
            <text:p/>
          </table:table-cell>
          <table:table-cell table:formula="of:=MATCH([.$B59];[.I$5:.I$16];0)" office:value-type="string" office:string-value="" calcext:value-type="error">
            <text:p/>
          </table:table-cell>
          <table:table-cell table:formula="of:=MATCH([.$B59];[.J$5:.J$16];0)" office:value-type="string" office:string-value="" calcext:value-type="error">
            <text:p/>
          </table:table-cell>
          <table:table-cell table:formula="of:=MATCH([.$B59];[.K$5:.K$16];0)" office:value-type="string" office:string-value="" calcext:value-type="error">
            <text:p/>
          </table:table-cell>
          <table:table-cell table:formula="of:=MATCH([.$B59];[.L$5:.L$16];0)" office:value-type="string" office:string-value="" calcext:value-type="error">
            <text:p/>
          </table:table-cell>
          <table:table-cell table:formula="of:=MATCH([.$B59];[.M$5:.M$16];0)" office:value-type="string" office:string-value="" calcext:value-type="error">
            <text:p/>
          </table:table-cell>
          <table:table-cell table:formula="of:=MATCH([.$B59];[.N$5:.N$16];0)" office:value-type="string" office:string-value="" calcext:value-type="error">
            <text:p/>
          </table:table-cell>
          <table:table-cell table:formula="of:=MATCH([.$B59];[.O$5:.O$16];0)" office:value-type="string" office:string-value="" calcext:value-type="error">
            <text:p/>
          </table:table-cell>
          <table:table-cell table:formula="of:=MATCH([.$B59];[.P$5:.P$16];0)" office:value-type="string" office:string-value="" calcext:value-type="error">
            <text:p/>
          </table:table-cell>
          <table:table-cell table:formula="of:=MATCH([.$B59];[.Q$5:.Q$16];0)" office:value-type="string" office:string-value="" calcext:value-type="error">
            <text:p/>
          </table:table-cell>
          <table:table-cell table:formula="of:=MATCH([.$B59];[.R$5:.R$16];0)" office:value-type="string" office:string-value="" calcext:value-type="error">
            <text:p/>
          </table:table-cell>
          <table:table-cell table:formula="of:=MATCH([.$B59];[.S$5:.S$16];0)" office:value-type="string" office:string-value="" calcext:value-type="error">
            <text:p/>
          </table:table-cell>
          <table:table-cell table:formula="of:=MATCH([.$B59];[.T$5:.T$16];0)" office:value-type="string" office:string-value="" calcext:value-type="error">
            <text:p/>
          </table:table-cell>
          <table:table-cell table:formula="of:=MATCH([.$B59];[.U$5:.U$16];0)" office:value-type="string" office:string-value="" calcext:value-type="error">
            <text:p/>
          </table:table-cell>
          <table:table-cell table:formula="of:=MATCH([.$B59];[.V$5:.V$16];0)" office:value-type="string" office:string-value="" calcext:value-type="error">
            <text:p/>
          </table:table-cell>
          <table:table-cell table:formula="of:=MATCH([.$B59];[.W$5:.W$16];0)" office:value-type="string" office:string-value="" calcext:value-type="error">
            <text:p/>
          </table:table-cell>
          <table:table-cell table:formula="of:=MATCH([.$B59];[.X$5:.X$16];0)" office:value-type="string" office:string-value="" calcext:value-type="error">
            <text:p/>
          </table:table-cell>
          <table:table-cell table:formula="of:=MATCH([.$B59];[.Y$5:.Y$16];0)" office:value-type="string" office:string-value="" calcext:value-type="error">
            <text:p/>
          </table:table-cell>
          <table:table-cell table:formula="of:=MATCH([.$B59];[.Z$5:.Z$16];0)" office:value-type="string" office:string-value="" calcext:value-type="error">
            <text:p/>
          </table:table-cell>
          <table:table-cell table:formula="of:=MATCH([.$B59];[.AA$5:.AA$16];0)" office:value-type="string" office:string-value="" calcext:value-type="error">
            <text:p/>
          </table:table-cell>
          <table:table-cell table:formula="of:=MATCH([.$B59];[.AB$5:.AB$16];0)" office:value-type="string" office:string-value="" calcext:value-type="error">
            <text:p/>
          </table:table-cell>
          <table:table-cell table:formula="of:=MATCH([.$B59];[.AC$5:.AC$16];0)" office:value-type="string" office:string-value="" calcext:value-type="error">
            <text:p/>
          </table:table-cell>
          <table:table-cell table:formula="of:=MATCH([.$B59];[.AD$5:.AD$16];0)" office:value-type="string" office:string-value="" calcext:value-type="error">
            <text:p/>
          </table:table-cell>
          <table:table-cell table:formula="of:=MATCH([.$B59];[.AE$5:.AE$16];0)" office:value-type="string" office:string-value="" calcext:value-type="error">
            <text:p/>
          </table:table-cell>
          <table:table-cell table:formula="of:=MATCH([.$B59];[.AF$5:.AF$16];0)" office:value-type="string" office:string-value="" calcext:value-type="error">
            <text:p/>
          </table:table-cell>
          <table:table-cell table:formula="of:=MATCH([.$B59];[.AG$5:.AG$16];0)" office:value-type="string" office:string-value="" calcext:value-type="error">
            <text:p/>
          </table:table-cell>
          <table:table-cell table:formula="of:=MATCH([.$B59];[.AH$5:.AH$16];0)" office:value-type="string" office:string-value="" calcext:value-type="error">
            <text:p/>
          </table:table-cell>
          <table:table-cell table:formula="of:=MATCH([.$B59];[.AI$5:.AI$16];0)" office:value-type="string" office:string-value="" calcext:value-type="error">
            <text:p/>
          </table:table-cell>
          <table:table-cell table:formula="of:=MATCH([.$B59];[.AJ$5:.AJ$16];0)" office:value-type="string" office:string-value="" calcext:value-type="error">
            <text:p/>
          </table:table-cell>
          <table:table-cell table:formula="of:=MATCH([.$B59];[.AK$5:.AK$16];0)" office:value-type="string" office:string-value="" calcext:value-type="error">
            <text:p/>
          </table:table-cell>
          <table:table-cell table:formula="of:=MATCH([.$B59];[.AL$5:.AL$16];0)" office:value-type="string" office:string-value="" calcext:value-type="error">
            <text:p/>
          </table:table-cell>
          <table:table-cell table:formula="of:=MATCH([.$B59];[.AM$5:.AM$16];0)" office:value-type="string" office:string-value="" calcext:value-type="error">
            <text:p/>
          </table:table-cell>
          <table:table-cell table:formula="of:=MATCH([.$B59];[.AN$5:.AN$16];0)" office:value-type="string" office:string-value="" calcext:value-type="error">
            <text:p/>
          </table:table-cell>
          <table:table-cell table:formula="of:=MATCH([.$B59];[.AO$5:.AO$16];0)" office:value-type="string" office:string-value="" calcext:value-type="error">
            <text:p/>
          </table:table-cell>
          <table:table-cell table:formula="of:=MATCH([.$B59];[.AP$5:.AP$16];0)" office:value-type="string" office:string-value="" calcext:value-type="error">
            <text:p/>
          </table:table-cell>
          <table:table-cell table:formula="of:=MATCH([.$B59];[.AQ$5:.AQ$16];0)" office:value-type="string" office:string-value="" calcext:value-type="error">
            <text:p/>
          </table:table-cell>
          <table:table-cell table:formula="of:=MATCH([.$B59];[.AR$5:.AR$16];0)" office:value-type="string" office:string-value="" calcext:value-type="error">
            <text:p/>
          </table:table-cell>
          <table:table-cell table:formula="of:=MATCH([.$B59];[.AS$5:.AS$16];0)" office:value-type="string" office:string-value="" calcext:value-type="error">
            <text:p/>
          </table:table-cell>
          <table:table-cell table:formula="of:=MATCH([.$B59];[.AT$5:.AT$16];0)" office:value-type="string" office:string-value="" calcext:value-type="error">
            <text:p/>
          </table:table-cell>
          <table:table-cell table:formula="of:=MATCH([.$B59];[.AU$5:.AU$16];0)" office:value-type="string" office:string-value="" calcext:value-type="error">
            <text:p/>
          </table:table-cell>
          <table:table-cell table:formula="of:=MATCH([.$B59];[.AV$5:.AV$16];0)" office:value-type="string" office:string-value="" calcext:value-type="error">
            <text:p/>
          </table:table-cell>
          <table:table-cell table:formula="of:=MATCH([.$B59];[.AW$5:.AW$16];0)" office:value-type="string" office:string-value="" calcext:value-type="error">
            <text:p/>
          </table:table-cell>
          <table:table-cell table:formula="of:=MATCH([.$B59];[.AX$5:.AX$16];0)" office:value-type="string" office:string-value="" calcext:value-type="error">
            <text:p/>
          </table:table-cell>
          <table:table-cell table:formula="of:=MATCH([.$B59];[.AY$5:.AY$16];0)" office:value-type="string" office:string-value="" calcext:value-type="error">
            <text:p/>
          </table:table-cell>
          <table:table-cell table:formula="of:=MATCH([.$B59];[.AZ$5:.AZ$16];0)" office:value-type="string" office:string-value="" calcext:value-type="error">
            <text:p/>
          </table:table-cell>
          <table:table-cell table:formula="of:=MATCH([.$B59];[.BA$5:.BA$16];0)" office:value-type="string" office:string-value="" calcext:value-type="error">
            <text:p/>
          </table:table-cell>
          <table:table-cell table:formula="of:=MATCH([.$B59];[.BB$5:.BB$16];0)" office:value-type="string" office:string-value="" calcext:value-type="error">
            <text:p/>
          </table:table-cell>
          <table:table-cell table:formula="of:=MATCH([.$B59];[.BC$5:.BC$16];0)" office:value-type="string" office:string-value="" calcext:value-type="error">
            <text:p/>
          </table:table-cell>
          <table:table-cell table:formula="of:=MATCH([.$B59];[.BD$5:.BD$16];0)" office:value-type="string" office:string-value="" calcext:value-type="error">
            <text:p/>
          </table:table-cell>
          <table:table-cell table:formula="of:=MATCH([.$B59];[.BE$5:.BE$16];0)" office:value-type="string" office:string-value="" calcext:value-type="error">
            <text:p/>
          </table:table-cell>
          <table:table-cell table:formula="of:=MATCH([.$B59];[.BF$5:.BF$16];0)" office:value-type="string" office:string-value="" calcext:value-type="error">
            <text:p/>
          </table:table-cell>
          <table:table-cell table:formula="of:=MATCH([.$B59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41" calcext:value-type="float">
            <text:p>41</text:p>
          </table:table-cell>
          <table:table-cell table:formula="of:=LARGE([.$F$5:.$BG$16];[.A60])" office:value-type="float" office:value="344200" calcext:value-type="float">
            <text:p/>
          </table:table-cell>
          <table:table-cell table:formula="of:=[.B60]-[.B61]" office:value-type="float" office:value="0" calcext:value-type="float">
            <text:p/>
          </table:table-cell>
          <table:table-cell table:style-name="ce81" table:number-matrix-columns-spanned="1" table:number-matrix-rows-spanned="1" table:formula="of:=INDEX([.F60:.BG60];MATCH(1;IF(NOT(ISNA([.F60:.BG60]));1;0);0))" office:value-type="float" office:value="8" calcext:value-type="float">
            <text:p/>
          </table:table-cell>
          <table:table-cell table:formula="of:=COUNT(IF(ISNUMBER([.F60:.BG60]);[.F60:.BG60]))" office:value-type="float" office:value="1" calcext:value-type="float">
            <text:p/>
          </table:table-cell>
          <table:table-cell table:formula="of:=MATCH([.$B60];[.F$5:.F$16];0)" office:value-type="float" office:value="8" calcext:value-type="float">
            <text:p/>
          </table:table-cell>
          <table:table-cell table:formula="of:=MATCH([.$B60];[.G$5:.G$16];0)" office:value-type="string" office:string-value="" calcext:value-type="error">
            <text:p/>
          </table:table-cell>
          <table:table-cell table:formula="of:=MATCH([.$B60];[.H$5:.H$16];0)" office:value-type="float" office:value="4" calcext:value-type="float">
            <text:p/>
          </table:table-cell>
          <table:table-cell table:formula="of:=MATCH([.$B60];[.I$5:.I$16];0)" office:value-type="string" office:string-value="" calcext:value-type="error">
            <text:p/>
          </table:table-cell>
          <table:table-cell table:formula="of:=MATCH([.$B60];[.J$5:.J$16];0)" office:value-type="string" office:string-value="" calcext:value-type="error">
            <text:p/>
          </table:table-cell>
          <table:table-cell table:formula="of:=MATCH([.$B60];[.K$5:.K$16];0)" office:value-type="string" office:string-value="" calcext:value-type="error">
            <text:p/>
          </table:table-cell>
          <table:table-cell table:formula="of:=MATCH([.$B60];[.L$5:.L$16];0)" office:value-type="string" office:string-value="" calcext:value-type="error">
            <text:p/>
          </table:table-cell>
          <table:table-cell table:formula="of:=MATCH([.$B60];[.M$5:.M$16];0)" office:value-type="string" office:string-value="" calcext:value-type="error">
            <text:p/>
          </table:table-cell>
          <table:table-cell table:formula="of:=MATCH([.$B60];[.N$5:.N$16];0)" office:value-type="string" office:string-value="" calcext:value-type="error">
            <text:p/>
          </table:table-cell>
          <table:table-cell table:formula="of:=MATCH([.$B60];[.O$5:.O$16];0)" office:value-type="string" office:string-value="" calcext:value-type="error">
            <text:p/>
          </table:table-cell>
          <table:table-cell table:formula="of:=MATCH([.$B60];[.P$5:.P$16];0)" office:value-type="string" office:string-value="" calcext:value-type="error">
            <text:p/>
          </table:table-cell>
          <table:table-cell table:formula="of:=MATCH([.$B60];[.Q$5:.Q$16];0)" office:value-type="string" office:string-value="" calcext:value-type="error">
            <text:p/>
          </table:table-cell>
          <table:table-cell table:formula="of:=MATCH([.$B60];[.R$5:.R$16];0)" office:value-type="string" office:string-value="" calcext:value-type="error">
            <text:p/>
          </table:table-cell>
          <table:table-cell table:formula="of:=MATCH([.$B60];[.S$5:.S$16];0)" office:value-type="string" office:string-value="" calcext:value-type="error">
            <text:p/>
          </table:table-cell>
          <table:table-cell table:formula="of:=MATCH([.$B60];[.T$5:.T$16];0)" office:value-type="string" office:string-value="" calcext:value-type="error">
            <text:p/>
          </table:table-cell>
          <table:table-cell table:formula="of:=MATCH([.$B60];[.U$5:.U$16];0)" office:value-type="string" office:string-value="" calcext:value-type="error">
            <text:p/>
          </table:table-cell>
          <table:table-cell table:formula="of:=MATCH([.$B60];[.V$5:.V$16];0)" office:value-type="string" office:string-value="" calcext:value-type="error">
            <text:p/>
          </table:table-cell>
          <table:table-cell table:formula="of:=MATCH([.$B60];[.W$5:.W$16];0)" office:value-type="string" office:string-value="" calcext:value-type="error">
            <text:p/>
          </table:table-cell>
          <table:table-cell table:formula="of:=MATCH([.$B60];[.X$5:.X$16];0)" office:value-type="string" office:string-value="" calcext:value-type="error">
            <text:p/>
          </table:table-cell>
          <table:table-cell table:formula="of:=MATCH([.$B60];[.Y$5:.Y$16];0)" office:value-type="string" office:string-value="" calcext:value-type="error">
            <text:p/>
          </table:table-cell>
          <table:table-cell table:formula="of:=MATCH([.$B60];[.Z$5:.Z$16];0)" office:value-type="string" office:string-value="" calcext:value-type="error">
            <text:p/>
          </table:table-cell>
          <table:table-cell table:formula="of:=MATCH([.$B60];[.AA$5:.AA$16];0)" office:value-type="string" office:string-value="" calcext:value-type="error">
            <text:p/>
          </table:table-cell>
          <table:table-cell table:formula="of:=MATCH([.$B60];[.AB$5:.AB$16];0)" office:value-type="string" office:string-value="" calcext:value-type="error">
            <text:p/>
          </table:table-cell>
          <table:table-cell table:formula="of:=MATCH([.$B60];[.AC$5:.AC$16];0)" office:value-type="string" office:string-value="" calcext:value-type="error">
            <text:p/>
          </table:table-cell>
          <table:table-cell table:formula="of:=MATCH([.$B60];[.AD$5:.AD$16];0)" office:value-type="string" office:string-value="" calcext:value-type="error">
            <text:p/>
          </table:table-cell>
          <table:table-cell table:formula="of:=MATCH([.$B60];[.AE$5:.AE$16];0)" office:value-type="string" office:string-value="" calcext:value-type="error">
            <text:p/>
          </table:table-cell>
          <table:table-cell table:formula="of:=MATCH([.$B60];[.AF$5:.AF$16];0)" office:value-type="string" office:string-value="" calcext:value-type="error">
            <text:p/>
          </table:table-cell>
          <table:table-cell table:formula="of:=MATCH([.$B60];[.AG$5:.AG$16];0)" office:value-type="string" office:string-value="" calcext:value-type="error">
            <text:p/>
          </table:table-cell>
          <table:table-cell table:formula="of:=MATCH([.$B60];[.AH$5:.AH$16];0)" office:value-type="string" office:string-value="" calcext:value-type="error">
            <text:p/>
          </table:table-cell>
          <table:table-cell table:formula="of:=MATCH([.$B60];[.AI$5:.AI$16];0)" office:value-type="string" office:string-value="" calcext:value-type="error">
            <text:p/>
          </table:table-cell>
          <table:table-cell table:formula="of:=MATCH([.$B60];[.AJ$5:.AJ$16];0)" office:value-type="string" office:string-value="" calcext:value-type="error">
            <text:p/>
          </table:table-cell>
          <table:table-cell table:formula="of:=MATCH([.$B60];[.AK$5:.AK$16];0)" office:value-type="string" office:string-value="" calcext:value-type="error">
            <text:p/>
          </table:table-cell>
          <table:table-cell table:formula="of:=MATCH([.$B60];[.AL$5:.AL$16];0)" office:value-type="string" office:string-value="" calcext:value-type="error">
            <text:p/>
          </table:table-cell>
          <table:table-cell table:formula="of:=MATCH([.$B60];[.AM$5:.AM$16];0)" office:value-type="string" office:string-value="" calcext:value-type="error">
            <text:p/>
          </table:table-cell>
          <table:table-cell table:formula="of:=MATCH([.$B60];[.AN$5:.AN$16];0)" office:value-type="string" office:string-value="" calcext:value-type="error">
            <text:p/>
          </table:table-cell>
          <table:table-cell table:formula="of:=MATCH([.$B60];[.AO$5:.AO$16];0)" office:value-type="string" office:string-value="" calcext:value-type="error">
            <text:p/>
          </table:table-cell>
          <table:table-cell table:formula="of:=MATCH([.$B60];[.AP$5:.AP$16];0)" office:value-type="string" office:string-value="" calcext:value-type="error">
            <text:p/>
          </table:table-cell>
          <table:table-cell table:formula="of:=MATCH([.$B60];[.AQ$5:.AQ$16];0)" office:value-type="string" office:string-value="" calcext:value-type="error">
            <text:p/>
          </table:table-cell>
          <table:table-cell table:formula="of:=MATCH([.$B60];[.AR$5:.AR$16];0)" office:value-type="string" office:string-value="" calcext:value-type="error">
            <text:p/>
          </table:table-cell>
          <table:table-cell table:formula="of:=MATCH([.$B60];[.AS$5:.AS$16];0)" office:value-type="string" office:string-value="" calcext:value-type="error">
            <text:p/>
          </table:table-cell>
          <table:table-cell table:formula="of:=MATCH([.$B60];[.AT$5:.AT$16];0)" office:value-type="string" office:string-value="" calcext:value-type="error">
            <text:p/>
          </table:table-cell>
          <table:table-cell table:formula="of:=MATCH([.$B60];[.AU$5:.AU$16];0)" office:value-type="string" office:string-value="" calcext:value-type="error">
            <text:p/>
          </table:table-cell>
          <table:table-cell table:formula="of:=MATCH([.$B60];[.AV$5:.AV$16];0)" office:value-type="string" office:string-value="" calcext:value-type="error">
            <text:p/>
          </table:table-cell>
          <table:table-cell table:formula="of:=MATCH([.$B60];[.AW$5:.AW$16];0)" office:value-type="string" office:string-value="" calcext:value-type="error">
            <text:p/>
          </table:table-cell>
          <table:table-cell table:formula="of:=MATCH([.$B60];[.AX$5:.AX$16];0)" office:value-type="string" office:string-value="" calcext:value-type="error">
            <text:p/>
          </table:table-cell>
          <table:table-cell table:formula="of:=MATCH([.$B60];[.AY$5:.AY$16];0)" office:value-type="string" office:string-value="" calcext:value-type="error">
            <text:p/>
          </table:table-cell>
          <table:table-cell table:formula="of:=MATCH([.$B60];[.AZ$5:.AZ$16];0)" office:value-type="string" office:string-value="" calcext:value-type="error">
            <text:p/>
          </table:table-cell>
          <table:table-cell table:formula="of:=MATCH([.$B60];[.BA$5:.BA$16];0)" office:value-type="string" office:string-value="" calcext:value-type="error">
            <text:p/>
          </table:table-cell>
          <table:table-cell table:formula="of:=MATCH([.$B60];[.BB$5:.BB$16];0)" office:value-type="string" office:string-value="" calcext:value-type="error">
            <text:p/>
          </table:table-cell>
          <table:table-cell table:formula="of:=MATCH([.$B60];[.BC$5:.BC$16];0)" office:value-type="string" office:string-value="" calcext:value-type="error">
            <text:p/>
          </table:table-cell>
          <table:table-cell table:formula="of:=MATCH([.$B60];[.BD$5:.BD$16];0)" office:value-type="string" office:string-value="" calcext:value-type="error">
            <text:p/>
          </table:table-cell>
          <table:table-cell table:formula="of:=MATCH([.$B60];[.BE$5:.BE$16];0)" office:value-type="string" office:string-value="" calcext:value-type="error">
            <text:p/>
          </table:table-cell>
          <table:table-cell table:formula="of:=MATCH([.$B60];[.BF$5:.BF$16];0)" office:value-type="string" office:string-value="" calcext:value-type="error">
            <text:p/>
          </table:table-cell>
          <table:table-cell table:formula="of:=MATCH([.$B60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42" calcext:value-type="float">
            <text:p>42</text:p>
          </table:table-cell>
          <table:table-cell table:formula="of:=LARGE([.$F$5:.$BG$16];[.A61])" office:value-type="float" office:value="344200" calcext:value-type="float">
            <text:p/>
          </table:table-cell>
          <table:table-cell table:formula="of:=[.B61]-[.B62]" office:value-type="float" office:value="18357.3333333333" calcext:value-type="float">
            <text:p/>
          </table:table-cell>
          <table:table-cell table:style-name="ce81" table:number-matrix-columns-spanned="1" table:number-matrix-rows-spanned="1" table:formula="of:=INDEX([.F61:.BG61];MATCH(1;IF(NOT(ISNA([.F61:.BG61]));1;0);0))" office:value-type="float" office:value="8" calcext:value-type="float">
            <text:p/>
          </table:table-cell>
          <table:table-cell table:formula="of:=COUNT(IF(ISNUMBER([.F61:.BG61]);[.F61:.BG61]))" office:value-type="float" office:value="1" calcext:value-type="float">
            <text:p/>
          </table:table-cell>
          <table:table-cell table:formula="of:=MATCH([.$B61];[.F$5:.F$16];0)" office:value-type="float" office:value="8" calcext:value-type="float">
            <text:p/>
          </table:table-cell>
          <table:table-cell table:formula="of:=MATCH([.$B61];[.G$5:.G$16];0)" office:value-type="string" office:string-value="" calcext:value-type="error">
            <text:p/>
          </table:table-cell>
          <table:table-cell table:formula="of:=MATCH([.$B61];[.H$5:.H$16];0)" office:value-type="float" office:value="4" calcext:value-type="float">
            <text:p/>
          </table:table-cell>
          <table:table-cell table:formula="of:=MATCH([.$B61];[.I$5:.I$16];0)" office:value-type="string" office:string-value="" calcext:value-type="error">
            <text:p/>
          </table:table-cell>
          <table:table-cell table:formula="of:=MATCH([.$B61];[.J$5:.J$16];0)" office:value-type="string" office:string-value="" calcext:value-type="error">
            <text:p/>
          </table:table-cell>
          <table:table-cell table:formula="of:=MATCH([.$B61];[.K$5:.K$16];0)" office:value-type="string" office:string-value="" calcext:value-type="error">
            <text:p/>
          </table:table-cell>
          <table:table-cell table:formula="of:=MATCH([.$B61];[.L$5:.L$16];0)" office:value-type="string" office:string-value="" calcext:value-type="error">
            <text:p/>
          </table:table-cell>
          <table:table-cell table:formula="of:=MATCH([.$B61];[.M$5:.M$16];0)" office:value-type="string" office:string-value="" calcext:value-type="error">
            <text:p/>
          </table:table-cell>
          <table:table-cell table:formula="of:=MATCH([.$B61];[.N$5:.N$16];0)" office:value-type="string" office:string-value="" calcext:value-type="error">
            <text:p/>
          </table:table-cell>
          <table:table-cell table:formula="of:=MATCH([.$B61];[.O$5:.O$16];0)" office:value-type="string" office:string-value="" calcext:value-type="error">
            <text:p/>
          </table:table-cell>
          <table:table-cell table:formula="of:=MATCH([.$B61];[.P$5:.P$16];0)" office:value-type="string" office:string-value="" calcext:value-type="error">
            <text:p/>
          </table:table-cell>
          <table:table-cell table:formula="of:=MATCH([.$B61];[.Q$5:.Q$16];0)" office:value-type="string" office:string-value="" calcext:value-type="error">
            <text:p/>
          </table:table-cell>
          <table:table-cell table:formula="of:=MATCH([.$B61];[.R$5:.R$16];0)" office:value-type="string" office:string-value="" calcext:value-type="error">
            <text:p/>
          </table:table-cell>
          <table:table-cell table:formula="of:=MATCH([.$B61];[.S$5:.S$16];0)" office:value-type="string" office:string-value="" calcext:value-type="error">
            <text:p/>
          </table:table-cell>
          <table:table-cell table:formula="of:=MATCH([.$B61];[.T$5:.T$16];0)" office:value-type="string" office:string-value="" calcext:value-type="error">
            <text:p/>
          </table:table-cell>
          <table:table-cell table:formula="of:=MATCH([.$B61];[.U$5:.U$16];0)" office:value-type="string" office:string-value="" calcext:value-type="error">
            <text:p/>
          </table:table-cell>
          <table:table-cell table:formula="of:=MATCH([.$B61];[.V$5:.V$16];0)" office:value-type="string" office:string-value="" calcext:value-type="error">
            <text:p/>
          </table:table-cell>
          <table:table-cell table:formula="of:=MATCH([.$B61];[.W$5:.W$16];0)" office:value-type="string" office:string-value="" calcext:value-type="error">
            <text:p/>
          </table:table-cell>
          <table:table-cell table:formula="of:=MATCH([.$B61];[.X$5:.X$16];0)" office:value-type="string" office:string-value="" calcext:value-type="error">
            <text:p/>
          </table:table-cell>
          <table:table-cell table:formula="of:=MATCH([.$B61];[.Y$5:.Y$16];0)" office:value-type="string" office:string-value="" calcext:value-type="error">
            <text:p/>
          </table:table-cell>
          <table:table-cell table:formula="of:=MATCH([.$B61];[.Z$5:.Z$16];0)" office:value-type="string" office:string-value="" calcext:value-type="error">
            <text:p/>
          </table:table-cell>
          <table:table-cell table:formula="of:=MATCH([.$B61];[.AA$5:.AA$16];0)" office:value-type="string" office:string-value="" calcext:value-type="error">
            <text:p/>
          </table:table-cell>
          <table:table-cell table:formula="of:=MATCH([.$B61];[.AB$5:.AB$16];0)" office:value-type="string" office:string-value="" calcext:value-type="error">
            <text:p/>
          </table:table-cell>
          <table:table-cell table:formula="of:=MATCH([.$B61];[.AC$5:.AC$16];0)" office:value-type="string" office:string-value="" calcext:value-type="error">
            <text:p/>
          </table:table-cell>
          <table:table-cell table:formula="of:=MATCH([.$B61];[.AD$5:.AD$16];0)" office:value-type="string" office:string-value="" calcext:value-type="error">
            <text:p/>
          </table:table-cell>
          <table:table-cell table:formula="of:=MATCH([.$B61];[.AE$5:.AE$16];0)" office:value-type="string" office:string-value="" calcext:value-type="error">
            <text:p/>
          </table:table-cell>
          <table:table-cell table:formula="of:=MATCH([.$B61];[.AF$5:.AF$16];0)" office:value-type="string" office:string-value="" calcext:value-type="error">
            <text:p/>
          </table:table-cell>
          <table:table-cell table:formula="of:=MATCH([.$B61];[.AG$5:.AG$16];0)" office:value-type="string" office:string-value="" calcext:value-type="error">
            <text:p/>
          </table:table-cell>
          <table:table-cell table:formula="of:=MATCH([.$B61];[.AH$5:.AH$16];0)" office:value-type="string" office:string-value="" calcext:value-type="error">
            <text:p/>
          </table:table-cell>
          <table:table-cell table:formula="of:=MATCH([.$B61];[.AI$5:.AI$16];0)" office:value-type="string" office:string-value="" calcext:value-type="error">
            <text:p/>
          </table:table-cell>
          <table:table-cell table:formula="of:=MATCH([.$B61];[.AJ$5:.AJ$16];0)" office:value-type="string" office:string-value="" calcext:value-type="error">
            <text:p/>
          </table:table-cell>
          <table:table-cell table:formula="of:=MATCH([.$B61];[.AK$5:.AK$16];0)" office:value-type="string" office:string-value="" calcext:value-type="error">
            <text:p/>
          </table:table-cell>
          <table:table-cell table:formula="of:=MATCH([.$B61];[.AL$5:.AL$16];0)" office:value-type="string" office:string-value="" calcext:value-type="error">
            <text:p/>
          </table:table-cell>
          <table:table-cell table:formula="of:=MATCH([.$B61];[.AM$5:.AM$16];0)" office:value-type="string" office:string-value="" calcext:value-type="error">
            <text:p/>
          </table:table-cell>
          <table:table-cell table:formula="of:=MATCH([.$B61];[.AN$5:.AN$16];0)" office:value-type="string" office:string-value="" calcext:value-type="error">
            <text:p/>
          </table:table-cell>
          <table:table-cell table:formula="of:=MATCH([.$B61];[.AO$5:.AO$16];0)" office:value-type="string" office:string-value="" calcext:value-type="error">
            <text:p/>
          </table:table-cell>
          <table:table-cell table:formula="of:=MATCH([.$B61];[.AP$5:.AP$16];0)" office:value-type="string" office:string-value="" calcext:value-type="error">
            <text:p/>
          </table:table-cell>
          <table:table-cell table:formula="of:=MATCH([.$B61];[.AQ$5:.AQ$16];0)" office:value-type="string" office:string-value="" calcext:value-type="error">
            <text:p/>
          </table:table-cell>
          <table:table-cell table:formula="of:=MATCH([.$B61];[.AR$5:.AR$16];0)" office:value-type="string" office:string-value="" calcext:value-type="error">
            <text:p/>
          </table:table-cell>
          <table:table-cell table:formula="of:=MATCH([.$B61];[.AS$5:.AS$16];0)" office:value-type="string" office:string-value="" calcext:value-type="error">
            <text:p/>
          </table:table-cell>
          <table:table-cell table:formula="of:=MATCH([.$B61];[.AT$5:.AT$16];0)" office:value-type="string" office:string-value="" calcext:value-type="error">
            <text:p/>
          </table:table-cell>
          <table:table-cell table:formula="of:=MATCH([.$B61];[.AU$5:.AU$16];0)" office:value-type="string" office:string-value="" calcext:value-type="error">
            <text:p/>
          </table:table-cell>
          <table:table-cell table:formula="of:=MATCH([.$B61];[.AV$5:.AV$16];0)" office:value-type="string" office:string-value="" calcext:value-type="error">
            <text:p/>
          </table:table-cell>
          <table:table-cell table:formula="of:=MATCH([.$B61];[.AW$5:.AW$16];0)" office:value-type="string" office:string-value="" calcext:value-type="error">
            <text:p/>
          </table:table-cell>
          <table:table-cell table:formula="of:=MATCH([.$B61];[.AX$5:.AX$16];0)" office:value-type="string" office:string-value="" calcext:value-type="error">
            <text:p/>
          </table:table-cell>
          <table:table-cell table:formula="of:=MATCH([.$B61];[.AY$5:.AY$16];0)" office:value-type="string" office:string-value="" calcext:value-type="error">
            <text:p/>
          </table:table-cell>
          <table:table-cell table:formula="of:=MATCH([.$B61];[.AZ$5:.AZ$16];0)" office:value-type="string" office:string-value="" calcext:value-type="error">
            <text:p/>
          </table:table-cell>
          <table:table-cell table:formula="of:=MATCH([.$B61];[.BA$5:.BA$16];0)" office:value-type="string" office:string-value="" calcext:value-type="error">
            <text:p/>
          </table:table-cell>
          <table:table-cell table:formula="of:=MATCH([.$B61];[.BB$5:.BB$16];0)" office:value-type="string" office:string-value="" calcext:value-type="error">
            <text:p/>
          </table:table-cell>
          <table:table-cell table:formula="of:=MATCH([.$B61];[.BC$5:.BC$16];0)" office:value-type="string" office:string-value="" calcext:value-type="error">
            <text:p/>
          </table:table-cell>
          <table:table-cell table:formula="of:=MATCH([.$B61];[.BD$5:.BD$16];0)" office:value-type="string" office:string-value="" calcext:value-type="error">
            <text:p/>
          </table:table-cell>
          <table:table-cell table:formula="of:=MATCH([.$B61];[.BE$5:.BE$16];0)" office:value-type="string" office:string-value="" calcext:value-type="error">
            <text:p/>
          </table:table-cell>
          <table:table-cell table:formula="of:=MATCH([.$B61];[.BF$5:.BF$16];0)" office:value-type="string" office:string-value="" calcext:value-type="error">
            <text:p/>
          </table:table-cell>
          <table:table-cell table:formula="of:=MATCH([.$B61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43" calcext:value-type="float">
            <text:p>43</text:p>
          </table:table-cell>
          <table:table-cell table:formula="of:=LARGE([.$F$5:.$BG$16];[.A62])" office:value-type="float" office:value="325842.666666667" calcext:value-type="float">
            <text:p/>
          </table:table-cell>
          <table:table-cell table:formula="of:=[.B62]-[.B63]" office:value-type="float" office:value="2294.66666666674" calcext:value-type="float">
            <text:p/>
          </table:table-cell>
          <table:table-cell table:style-name="ce81" table:number-matrix-columns-spanned="1" table:number-matrix-rows-spanned="1" table:formula="of:=INDEX([.F62:.BG62];MATCH(1;IF(NOT(ISNA([.F62:.BG62]));1;0);0))" office:value-type="float" office:value="1" calcext:value-type="float">
            <text:p/>
          </table:table-cell>
          <table:table-cell table:formula="of:=COUNT(IF(ISNUMBER([.F62:.BG62]);[.F62:.BG62]))" office:value-type="float" office:value="1" calcext:value-type="float">
            <text:p/>
          </table:table-cell>
          <table:table-cell table:formula="of:=MATCH([.$B62];[.F$5:.F$16];0)" office:value-type="string" office:string-value="" calcext:value-type="error">
            <text:p/>
          </table:table-cell>
          <table:table-cell table:formula="of:=MATCH([.$B62];[.G$5:.G$16];0)" office:value-type="string" office:string-value="" calcext:value-type="error">
            <text:p/>
          </table:table-cell>
          <table:table-cell table:formula="of:=MATCH([.$B62];[.H$5:.H$16];0)" office:value-type="string" office:string-value="" calcext:value-type="error">
            <text:p/>
          </table:table-cell>
          <table:table-cell table:formula="of:=MATCH([.$B62];[.I$5:.I$16];0)" office:value-type="string" office:string-value="" calcext:value-type="error">
            <text:p/>
          </table:table-cell>
          <table:table-cell table:formula="of:=MATCH([.$B62];[.J$5:.J$16];0)" office:value-type="string" office:string-value="" calcext:value-type="error">
            <text:p/>
          </table:table-cell>
          <table:table-cell table:formula="of:=MATCH([.$B62];[.K$5:.K$16];0)" office:value-type="string" office:string-value="" calcext:value-type="error">
            <text:p/>
          </table:table-cell>
          <table:table-cell table:formula="of:=MATCH([.$B62];[.L$5:.L$16];0)" office:value-type="string" office:string-value="" calcext:value-type="error">
            <text:p/>
          </table:table-cell>
          <table:table-cell table:formula="of:=MATCH([.$B62];[.M$5:.M$16];0)" office:value-type="string" office:string-value="" calcext:value-type="error">
            <text:p/>
          </table:table-cell>
          <table:table-cell table:formula="of:=MATCH([.$B62];[.N$5:.N$16];0)" office:value-type="string" office:string-value="" calcext:value-type="error">
            <text:p/>
          </table:table-cell>
          <table:table-cell table:formula="of:=MATCH([.$B62];[.O$5:.O$16];0)" office:value-type="string" office:string-value="" calcext:value-type="error">
            <text:p/>
          </table:table-cell>
          <table:table-cell table:formula="of:=MATCH([.$B62];[.P$5:.P$16];0)" office:value-type="string" office:string-value="" calcext:value-type="error">
            <text:p/>
          </table:table-cell>
          <table:table-cell table:formula="of:=MATCH([.$B62];[.Q$5:.Q$16];0)" office:value-type="string" office:string-value="" calcext:value-type="error">
            <text:p/>
          </table:table-cell>
          <table:table-cell table:formula="of:=MATCH([.$B62];[.R$5:.R$16];0)" office:value-type="string" office:string-value="" calcext:value-type="error">
            <text:p/>
          </table:table-cell>
          <table:table-cell table:formula="of:=MATCH([.$B62];[.S$5:.S$16];0)" office:value-type="string" office:string-value="" calcext:value-type="error">
            <text:p/>
          </table:table-cell>
          <table:table-cell table:formula="of:=MATCH([.$B62];[.T$5:.T$16];0)" office:value-type="float" office:value="1" calcext:value-type="float">
            <text:p/>
          </table:table-cell>
          <table:table-cell table:formula="of:=MATCH([.$B62];[.U$5:.U$16];0)" office:value-type="string" office:string-value="" calcext:value-type="error">
            <text:p/>
          </table:table-cell>
          <table:table-cell table:formula="of:=MATCH([.$B62];[.V$5:.V$16];0)" office:value-type="string" office:string-value="" calcext:value-type="error">
            <text:p/>
          </table:table-cell>
          <table:table-cell table:formula="of:=MATCH([.$B62];[.W$5:.W$16];0)" office:value-type="string" office:string-value="" calcext:value-type="error">
            <text:p/>
          </table:table-cell>
          <table:table-cell table:formula="of:=MATCH([.$B62];[.X$5:.X$16];0)" office:value-type="string" office:string-value="" calcext:value-type="error">
            <text:p/>
          </table:table-cell>
          <table:table-cell table:formula="of:=MATCH([.$B62];[.Y$5:.Y$16];0)" office:value-type="string" office:string-value="" calcext:value-type="error">
            <text:p/>
          </table:table-cell>
          <table:table-cell table:formula="of:=MATCH([.$B62];[.Z$5:.Z$16];0)" office:value-type="string" office:string-value="" calcext:value-type="error">
            <text:p/>
          </table:table-cell>
          <table:table-cell table:formula="of:=MATCH([.$B62];[.AA$5:.AA$16];0)" office:value-type="string" office:string-value="" calcext:value-type="error">
            <text:p/>
          </table:table-cell>
          <table:table-cell table:formula="of:=MATCH([.$B62];[.AB$5:.AB$16];0)" office:value-type="string" office:string-value="" calcext:value-type="error">
            <text:p/>
          </table:table-cell>
          <table:table-cell table:formula="of:=MATCH([.$B62];[.AC$5:.AC$16];0)" office:value-type="string" office:string-value="" calcext:value-type="error">
            <text:p/>
          </table:table-cell>
          <table:table-cell table:formula="of:=MATCH([.$B62];[.AD$5:.AD$16];0)" office:value-type="string" office:string-value="" calcext:value-type="error">
            <text:p/>
          </table:table-cell>
          <table:table-cell table:formula="of:=MATCH([.$B62];[.AE$5:.AE$16];0)" office:value-type="string" office:string-value="" calcext:value-type="error">
            <text:p/>
          </table:table-cell>
          <table:table-cell table:formula="of:=MATCH([.$B62];[.AF$5:.AF$16];0)" office:value-type="string" office:string-value="" calcext:value-type="error">
            <text:p/>
          </table:table-cell>
          <table:table-cell table:formula="of:=MATCH([.$B62];[.AG$5:.AG$16];0)" office:value-type="string" office:string-value="" calcext:value-type="error">
            <text:p/>
          </table:table-cell>
          <table:table-cell table:formula="of:=MATCH([.$B62];[.AH$5:.AH$16];0)" office:value-type="string" office:string-value="" calcext:value-type="error">
            <text:p/>
          </table:table-cell>
          <table:table-cell table:formula="of:=MATCH([.$B62];[.AI$5:.AI$16];0)" office:value-type="string" office:string-value="" calcext:value-type="error">
            <text:p/>
          </table:table-cell>
          <table:table-cell table:formula="of:=MATCH([.$B62];[.AJ$5:.AJ$16];0)" office:value-type="string" office:string-value="" calcext:value-type="error">
            <text:p/>
          </table:table-cell>
          <table:table-cell table:formula="of:=MATCH([.$B62];[.AK$5:.AK$16];0)" office:value-type="string" office:string-value="" calcext:value-type="error">
            <text:p/>
          </table:table-cell>
          <table:table-cell table:formula="of:=MATCH([.$B62];[.AL$5:.AL$16];0)" office:value-type="string" office:string-value="" calcext:value-type="error">
            <text:p/>
          </table:table-cell>
          <table:table-cell table:formula="of:=MATCH([.$B62];[.AM$5:.AM$16];0)" office:value-type="string" office:string-value="" calcext:value-type="error">
            <text:p/>
          </table:table-cell>
          <table:table-cell table:formula="of:=MATCH([.$B62];[.AN$5:.AN$16];0)" office:value-type="string" office:string-value="" calcext:value-type="error">
            <text:p/>
          </table:table-cell>
          <table:table-cell table:formula="of:=MATCH([.$B62];[.AO$5:.AO$16];0)" office:value-type="string" office:string-value="" calcext:value-type="error">
            <text:p/>
          </table:table-cell>
          <table:table-cell table:formula="of:=MATCH([.$B62];[.AP$5:.AP$16];0)" office:value-type="string" office:string-value="" calcext:value-type="error">
            <text:p/>
          </table:table-cell>
          <table:table-cell table:formula="of:=MATCH([.$B62];[.AQ$5:.AQ$16];0)" office:value-type="string" office:string-value="" calcext:value-type="error">
            <text:p/>
          </table:table-cell>
          <table:table-cell table:formula="of:=MATCH([.$B62];[.AR$5:.AR$16];0)" office:value-type="string" office:string-value="" calcext:value-type="error">
            <text:p/>
          </table:table-cell>
          <table:table-cell table:formula="of:=MATCH([.$B62];[.AS$5:.AS$16];0)" office:value-type="string" office:string-value="" calcext:value-type="error">
            <text:p/>
          </table:table-cell>
          <table:table-cell table:formula="of:=MATCH([.$B62];[.AT$5:.AT$16];0)" office:value-type="string" office:string-value="" calcext:value-type="error">
            <text:p/>
          </table:table-cell>
          <table:table-cell table:formula="of:=MATCH([.$B62];[.AU$5:.AU$16];0)" office:value-type="string" office:string-value="" calcext:value-type="error">
            <text:p/>
          </table:table-cell>
          <table:table-cell table:formula="of:=MATCH([.$B62];[.AV$5:.AV$16];0)" office:value-type="string" office:string-value="" calcext:value-type="error">
            <text:p/>
          </table:table-cell>
          <table:table-cell table:formula="of:=MATCH([.$B62];[.AW$5:.AW$16];0)" office:value-type="string" office:string-value="" calcext:value-type="error">
            <text:p/>
          </table:table-cell>
          <table:table-cell table:formula="of:=MATCH([.$B62];[.AX$5:.AX$16];0)" office:value-type="string" office:string-value="" calcext:value-type="error">
            <text:p/>
          </table:table-cell>
          <table:table-cell table:formula="of:=MATCH([.$B62];[.AY$5:.AY$16];0)" office:value-type="string" office:string-value="" calcext:value-type="error">
            <text:p/>
          </table:table-cell>
          <table:table-cell table:formula="of:=MATCH([.$B62];[.AZ$5:.AZ$16];0)" office:value-type="string" office:string-value="" calcext:value-type="error">
            <text:p/>
          </table:table-cell>
          <table:table-cell table:formula="of:=MATCH([.$B62];[.BA$5:.BA$16];0)" office:value-type="string" office:string-value="" calcext:value-type="error">
            <text:p/>
          </table:table-cell>
          <table:table-cell table:formula="of:=MATCH([.$B62];[.BB$5:.BB$16];0)" office:value-type="string" office:string-value="" calcext:value-type="error">
            <text:p/>
          </table:table-cell>
          <table:table-cell table:formula="of:=MATCH([.$B62];[.BC$5:.BC$16];0)" office:value-type="string" office:string-value="" calcext:value-type="error">
            <text:p/>
          </table:table-cell>
          <table:table-cell table:formula="of:=MATCH([.$B62];[.BD$5:.BD$16];0)" office:value-type="string" office:string-value="" calcext:value-type="error">
            <text:p/>
          </table:table-cell>
          <table:table-cell table:formula="of:=MATCH([.$B62];[.BE$5:.BE$16];0)" office:value-type="string" office:string-value="" calcext:value-type="error">
            <text:p/>
          </table:table-cell>
          <table:table-cell table:formula="of:=MATCH([.$B62];[.BF$5:.BF$16];0)" office:value-type="string" office:string-value="" calcext:value-type="error">
            <text:p/>
          </table:table-cell>
          <table:table-cell table:formula="of:=MATCH([.$B62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44" calcext:value-type="float">
            <text:p>44</text:p>
          </table:table-cell>
          <table:table-cell table:formula="of:=LARGE([.$F$5:.$BG$16];[.A63])" office:value-type="float" office:value="323548" calcext:value-type="float">
            <text:p/>
          </table:table-cell>
          <table:table-cell table:formula="of:=[.B63]-[.B64]" office:value-type="float" office:value="18070.4999999999" calcext:value-type="float">
            <text:p/>
          </table:table-cell>
          <table:table-cell table:style-name="ce81" table:number-matrix-columns-spanned="1" table:number-matrix-rows-spanned="1" table:formula="of:=INDEX([.F63:.BG63];MATCH(1;IF(NOT(ISNA([.F63:.BG63]));1;0);0))" office:value-type="float" office:value="2" calcext:value-type="float">
            <text:p/>
          </table:table-cell>
          <table:table-cell table:formula="of:=COUNT(IF(ISNUMBER([.F63:.BG63]);[.F63:.BG63]))" office:value-type="float" office:value="1" calcext:value-type="float">
            <text:p/>
          </table:table-cell>
          <table:table-cell table:formula="of:=MATCH([.$B63];[.F$5:.F$16];0)" office:value-type="string" office:string-value="" calcext:value-type="error">
            <text:p/>
          </table:table-cell>
          <table:table-cell table:formula="of:=MATCH([.$B63];[.G$5:.G$16];0)" office:value-type="string" office:string-value="" calcext:value-type="error">
            <text:p/>
          </table:table-cell>
          <table:table-cell table:formula="of:=MATCH([.$B63];[.H$5:.H$16];0)" office:value-type="string" office:string-value="" calcext:value-type="error">
            <text:p/>
          </table:table-cell>
          <table:table-cell table:formula="of:=MATCH([.$B63];[.I$5:.I$16];0)" office:value-type="string" office:string-value="" calcext:value-type="error">
            <text:p/>
          </table:table-cell>
          <table:table-cell table:formula="of:=MATCH([.$B63];[.J$5:.J$16];0)" office:value-type="string" office:string-value="" calcext:value-type="error">
            <text:p/>
          </table:table-cell>
          <table:table-cell table:formula="of:=MATCH([.$B63];[.K$5:.K$16];0)" office:value-type="string" office:string-value="" calcext:value-type="error">
            <text:p/>
          </table:table-cell>
          <table:table-cell table:formula="of:=MATCH([.$B63];[.L$5:.L$16];0)" office:value-type="string" office:string-value="" calcext:value-type="error">
            <text:p/>
          </table:table-cell>
          <table:table-cell table:formula="of:=MATCH([.$B63];[.M$5:.M$16];0)" office:value-type="string" office:string-value="" calcext:value-type="error">
            <text:p/>
          </table:table-cell>
          <table:table-cell table:formula="of:=MATCH([.$B63];[.N$5:.N$16];0)" office:value-type="string" office:string-value="" calcext:value-type="error">
            <text:p/>
          </table:table-cell>
          <table:table-cell table:formula="of:=MATCH([.$B63];[.O$5:.O$16];0)" office:value-type="string" office:string-value="" calcext:value-type="error">
            <text:p/>
          </table:table-cell>
          <table:table-cell table:formula="of:=MATCH([.$B63];[.P$5:.P$16];0)" office:value-type="string" office:string-value="" calcext:value-type="error">
            <text:p/>
          </table:table-cell>
          <table:table-cell table:formula="of:=MATCH([.$B63];[.Q$5:.Q$16];0)" office:value-type="string" office:string-value="" calcext:value-type="error">
            <text:p/>
          </table:table-cell>
          <table:table-cell table:formula="of:=MATCH([.$B63];[.R$5:.R$16];0)" office:value-type="string" office:string-value="" calcext:value-type="error">
            <text:p/>
          </table:table-cell>
          <table:table-cell table:formula="of:=MATCH([.$B63];[.S$5:.S$16];0)" office:value-type="string" office:string-value="" calcext:value-type="error">
            <text:p/>
          </table:table-cell>
          <table:table-cell table:formula="of:=MATCH([.$B63];[.T$5:.T$16];0)" office:value-type="float" office:value="2" calcext:value-type="float">
            <text:p/>
          </table:table-cell>
          <table:table-cell table:formula="of:=MATCH([.$B63];[.U$5:.U$16];0)" office:value-type="string" office:string-value="" calcext:value-type="error">
            <text:p/>
          </table:table-cell>
          <table:table-cell table:formula="of:=MATCH([.$B63];[.V$5:.V$16];0)" office:value-type="string" office:string-value="" calcext:value-type="error">
            <text:p/>
          </table:table-cell>
          <table:table-cell table:formula="of:=MATCH([.$B63];[.W$5:.W$16];0)" office:value-type="string" office:string-value="" calcext:value-type="error">
            <text:p/>
          </table:table-cell>
          <table:table-cell table:formula="of:=MATCH([.$B63];[.X$5:.X$16];0)" office:value-type="string" office:string-value="" calcext:value-type="error">
            <text:p/>
          </table:table-cell>
          <table:table-cell table:formula="of:=MATCH([.$B63];[.Y$5:.Y$16];0)" office:value-type="string" office:string-value="" calcext:value-type="error">
            <text:p/>
          </table:table-cell>
          <table:table-cell table:formula="of:=MATCH([.$B63];[.Z$5:.Z$16];0)" office:value-type="string" office:string-value="" calcext:value-type="error">
            <text:p/>
          </table:table-cell>
          <table:table-cell table:formula="of:=MATCH([.$B63];[.AA$5:.AA$16];0)" office:value-type="string" office:string-value="" calcext:value-type="error">
            <text:p/>
          </table:table-cell>
          <table:table-cell table:formula="of:=MATCH([.$B63];[.AB$5:.AB$16];0)" office:value-type="string" office:string-value="" calcext:value-type="error">
            <text:p/>
          </table:table-cell>
          <table:table-cell table:formula="of:=MATCH([.$B63];[.AC$5:.AC$16];0)" office:value-type="string" office:string-value="" calcext:value-type="error">
            <text:p/>
          </table:table-cell>
          <table:table-cell table:formula="of:=MATCH([.$B63];[.AD$5:.AD$16];0)" office:value-type="string" office:string-value="" calcext:value-type="error">
            <text:p/>
          </table:table-cell>
          <table:table-cell table:formula="of:=MATCH([.$B63];[.AE$5:.AE$16];0)" office:value-type="string" office:string-value="" calcext:value-type="error">
            <text:p/>
          </table:table-cell>
          <table:table-cell table:formula="of:=MATCH([.$B63];[.AF$5:.AF$16];0)" office:value-type="string" office:string-value="" calcext:value-type="error">
            <text:p/>
          </table:table-cell>
          <table:table-cell table:formula="of:=MATCH([.$B63];[.AG$5:.AG$16];0)" office:value-type="string" office:string-value="" calcext:value-type="error">
            <text:p/>
          </table:table-cell>
          <table:table-cell table:formula="of:=MATCH([.$B63];[.AH$5:.AH$16];0)" office:value-type="string" office:string-value="" calcext:value-type="error">
            <text:p/>
          </table:table-cell>
          <table:table-cell table:formula="of:=MATCH([.$B63];[.AI$5:.AI$16];0)" office:value-type="string" office:string-value="" calcext:value-type="error">
            <text:p/>
          </table:table-cell>
          <table:table-cell table:formula="of:=MATCH([.$B63];[.AJ$5:.AJ$16];0)" office:value-type="string" office:string-value="" calcext:value-type="error">
            <text:p/>
          </table:table-cell>
          <table:table-cell table:formula="of:=MATCH([.$B63];[.AK$5:.AK$16];0)" office:value-type="string" office:string-value="" calcext:value-type="error">
            <text:p/>
          </table:table-cell>
          <table:table-cell table:formula="of:=MATCH([.$B63];[.AL$5:.AL$16];0)" office:value-type="string" office:string-value="" calcext:value-type="error">
            <text:p/>
          </table:table-cell>
          <table:table-cell table:formula="of:=MATCH([.$B63];[.AM$5:.AM$16];0)" office:value-type="string" office:string-value="" calcext:value-type="error">
            <text:p/>
          </table:table-cell>
          <table:table-cell table:formula="of:=MATCH([.$B63];[.AN$5:.AN$16];0)" office:value-type="string" office:string-value="" calcext:value-type="error">
            <text:p/>
          </table:table-cell>
          <table:table-cell table:formula="of:=MATCH([.$B63];[.AO$5:.AO$16];0)" office:value-type="string" office:string-value="" calcext:value-type="error">
            <text:p/>
          </table:table-cell>
          <table:table-cell table:formula="of:=MATCH([.$B63];[.AP$5:.AP$16];0)" office:value-type="string" office:string-value="" calcext:value-type="error">
            <text:p/>
          </table:table-cell>
          <table:table-cell table:formula="of:=MATCH([.$B63];[.AQ$5:.AQ$16];0)" office:value-type="string" office:string-value="" calcext:value-type="error">
            <text:p/>
          </table:table-cell>
          <table:table-cell table:formula="of:=MATCH([.$B63];[.AR$5:.AR$16];0)" office:value-type="string" office:string-value="" calcext:value-type="error">
            <text:p/>
          </table:table-cell>
          <table:table-cell table:formula="of:=MATCH([.$B63];[.AS$5:.AS$16];0)" office:value-type="string" office:string-value="" calcext:value-type="error">
            <text:p/>
          </table:table-cell>
          <table:table-cell table:formula="of:=MATCH([.$B63];[.AT$5:.AT$16];0)" office:value-type="string" office:string-value="" calcext:value-type="error">
            <text:p/>
          </table:table-cell>
          <table:table-cell table:formula="of:=MATCH([.$B63];[.AU$5:.AU$16];0)" office:value-type="string" office:string-value="" calcext:value-type="error">
            <text:p/>
          </table:table-cell>
          <table:table-cell table:formula="of:=MATCH([.$B63];[.AV$5:.AV$16];0)" office:value-type="string" office:string-value="" calcext:value-type="error">
            <text:p/>
          </table:table-cell>
          <table:table-cell table:formula="of:=MATCH([.$B63];[.AW$5:.AW$16];0)" office:value-type="string" office:string-value="" calcext:value-type="error">
            <text:p/>
          </table:table-cell>
          <table:table-cell table:formula="of:=MATCH([.$B63];[.AX$5:.AX$16];0)" office:value-type="string" office:string-value="" calcext:value-type="error">
            <text:p/>
          </table:table-cell>
          <table:table-cell table:formula="of:=MATCH([.$B63];[.AY$5:.AY$16];0)" office:value-type="string" office:string-value="" calcext:value-type="error">
            <text:p/>
          </table:table-cell>
          <table:table-cell table:formula="of:=MATCH([.$B63];[.AZ$5:.AZ$16];0)" office:value-type="string" office:string-value="" calcext:value-type="error">
            <text:p/>
          </table:table-cell>
          <table:table-cell table:formula="of:=MATCH([.$B63];[.BA$5:.BA$16];0)" office:value-type="string" office:string-value="" calcext:value-type="error">
            <text:p/>
          </table:table-cell>
          <table:table-cell table:formula="of:=MATCH([.$B63];[.BB$5:.BB$16];0)" office:value-type="string" office:string-value="" calcext:value-type="error">
            <text:p/>
          </table:table-cell>
          <table:table-cell table:formula="of:=MATCH([.$B63];[.BC$5:.BC$16];0)" office:value-type="string" office:string-value="" calcext:value-type="error">
            <text:p/>
          </table:table-cell>
          <table:table-cell table:formula="of:=MATCH([.$B63];[.BD$5:.BD$16];0)" office:value-type="string" office:string-value="" calcext:value-type="error">
            <text:p/>
          </table:table-cell>
          <table:table-cell table:formula="of:=MATCH([.$B63];[.BE$5:.BE$16];0)" office:value-type="string" office:string-value="" calcext:value-type="error">
            <text:p/>
          </table:table-cell>
          <table:table-cell table:formula="of:=MATCH([.$B63];[.BF$5:.BF$16];0)" office:value-type="string" office:string-value="" calcext:value-type="error">
            <text:p/>
          </table:table-cell>
          <table:table-cell table:formula="of:=MATCH([.$B63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45" calcext:value-type="float">
            <text:p>45</text:p>
          </table:table-cell>
          <table:table-cell table:formula="of:=LARGE([.$F$5:.$BG$16];[.A64])" office:value-type="float" office:value="305477.5" calcext:value-type="float">
            <text:p/>
          </table:table-cell>
          <table:table-cell table:formula="of:=[.B64]-[.B65]" office:value-type="float" office:value="2151.25000000006" calcext:value-type="float">
            <text:p/>
          </table:table-cell>
          <table:table-cell table:style-name="ce81" table:number-matrix-columns-spanned="1" table:number-matrix-rows-spanned="1" table:formula="of:=INDEX([.F64:.BG64];MATCH(1;IF(NOT(ISNA([.F64:.BG64]));1;0);0))" office:value-type="float" office:value="1" calcext:value-type="float">
            <text:p/>
          </table:table-cell>
          <table:table-cell table:formula="of:=COUNT(IF(ISNUMBER([.F64:.BG64]);[.F64:.BG64]))" office:value-type="float" office:value="1" calcext:value-type="float">
            <text:p/>
          </table:table-cell>
          <table:table-cell table:formula="of:=MATCH([.$B64];[.F$5:.F$16];0)" office:value-type="string" office:string-value="" calcext:value-type="error">
            <text:p/>
          </table:table-cell>
          <table:table-cell table:formula="of:=MATCH([.$B64];[.G$5:.G$16];0)" office:value-type="string" office:string-value="" calcext:value-type="error">
            <text:p/>
          </table:table-cell>
          <table:table-cell table:formula="of:=MATCH([.$B64];[.H$5:.H$16];0)" office:value-type="string" office:string-value="" calcext:value-type="error">
            <text:p/>
          </table:table-cell>
          <table:table-cell table:formula="of:=MATCH([.$B64];[.I$5:.I$16];0)" office:value-type="string" office:string-value="" calcext:value-type="error">
            <text:p/>
          </table:table-cell>
          <table:table-cell table:formula="of:=MATCH([.$B64];[.J$5:.J$16];0)" office:value-type="string" office:string-value="" calcext:value-type="error">
            <text:p/>
          </table:table-cell>
          <table:table-cell table:formula="of:=MATCH([.$B64];[.K$5:.K$16];0)" office:value-type="string" office:string-value="" calcext:value-type="error">
            <text:p/>
          </table:table-cell>
          <table:table-cell table:formula="of:=MATCH([.$B64];[.L$5:.L$16];0)" office:value-type="string" office:string-value="" calcext:value-type="error">
            <text:p/>
          </table:table-cell>
          <table:table-cell table:formula="of:=MATCH([.$B64];[.M$5:.M$16];0)" office:value-type="string" office:string-value="" calcext:value-type="error">
            <text:p/>
          </table:table-cell>
          <table:table-cell table:formula="of:=MATCH([.$B64];[.N$5:.N$16];0)" office:value-type="string" office:string-value="" calcext:value-type="error">
            <text:p/>
          </table:table-cell>
          <table:table-cell table:formula="of:=MATCH([.$B64];[.O$5:.O$16];0)" office:value-type="string" office:string-value="" calcext:value-type="error">
            <text:p/>
          </table:table-cell>
          <table:table-cell table:formula="of:=MATCH([.$B64];[.P$5:.P$16];0)" office:value-type="string" office:string-value="" calcext:value-type="error">
            <text:p/>
          </table:table-cell>
          <table:table-cell table:formula="of:=MATCH([.$B64];[.Q$5:.Q$16];0)" office:value-type="string" office:string-value="" calcext:value-type="error">
            <text:p/>
          </table:table-cell>
          <table:table-cell table:formula="of:=MATCH([.$B64];[.R$5:.R$16];0)" office:value-type="string" office:string-value="" calcext:value-type="error">
            <text:p/>
          </table:table-cell>
          <table:table-cell table:formula="of:=MATCH([.$B64];[.S$5:.S$16];0)" office:value-type="string" office:string-value="" calcext:value-type="error">
            <text:p/>
          </table:table-cell>
          <table:table-cell table:formula="of:=MATCH([.$B64];[.T$5:.T$16];0)" office:value-type="string" office:string-value="" calcext:value-type="error">
            <text:p/>
          </table:table-cell>
          <table:table-cell table:formula="of:=MATCH([.$B64];[.U$5:.U$16];0)" office:value-type="float" office:value="1" calcext:value-type="float">
            <text:p/>
          </table:table-cell>
          <table:table-cell table:formula="of:=MATCH([.$B64];[.V$5:.V$16];0)" office:value-type="string" office:string-value="" calcext:value-type="error">
            <text:p/>
          </table:table-cell>
          <table:table-cell table:formula="of:=MATCH([.$B64];[.W$5:.W$16];0)" office:value-type="string" office:string-value="" calcext:value-type="error">
            <text:p/>
          </table:table-cell>
          <table:table-cell table:formula="of:=MATCH([.$B64];[.X$5:.X$16];0)" office:value-type="string" office:string-value="" calcext:value-type="error">
            <text:p/>
          </table:table-cell>
          <table:table-cell table:formula="of:=MATCH([.$B64];[.Y$5:.Y$16];0)" office:value-type="string" office:string-value="" calcext:value-type="error">
            <text:p/>
          </table:table-cell>
          <table:table-cell table:formula="of:=MATCH([.$B64];[.Z$5:.Z$16];0)" office:value-type="string" office:string-value="" calcext:value-type="error">
            <text:p/>
          </table:table-cell>
          <table:table-cell table:formula="of:=MATCH([.$B64];[.AA$5:.AA$16];0)" office:value-type="string" office:string-value="" calcext:value-type="error">
            <text:p/>
          </table:table-cell>
          <table:table-cell table:formula="of:=MATCH([.$B64];[.AB$5:.AB$16];0)" office:value-type="string" office:string-value="" calcext:value-type="error">
            <text:p/>
          </table:table-cell>
          <table:table-cell table:formula="of:=MATCH([.$B64];[.AC$5:.AC$16];0)" office:value-type="string" office:string-value="" calcext:value-type="error">
            <text:p/>
          </table:table-cell>
          <table:table-cell table:formula="of:=MATCH([.$B64];[.AD$5:.AD$16];0)" office:value-type="string" office:string-value="" calcext:value-type="error">
            <text:p/>
          </table:table-cell>
          <table:table-cell table:formula="of:=MATCH([.$B64];[.AE$5:.AE$16];0)" office:value-type="string" office:string-value="" calcext:value-type="error">
            <text:p/>
          </table:table-cell>
          <table:table-cell table:formula="of:=MATCH([.$B64];[.AF$5:.AF$16];0)" office:value-type="string" office:string-value="" calcext:value-type="error">
            <text:p/>
          </table:table-cell>
          <table:table-cell table:formula="of:=MATCH([.$B64];[.AG$5:.AG$16];0)" office:value-type="string" office:string-value="" calcext:value-type="error">
            <text:p/>
          </table:table-cell>
          <table:table-cell table:formula="of:=MATCH([.$B64];[.AH$5:.AH$16];0)" office:value-type="string" office:string-value="" calcext:value-type="error">
            <text:p/>
          </table:table-cell>
          <table:table-cell table:formula="of:=MATCH([.$B64];[.AI$5:.AI$16];0)" office:value-type="string" office:string-value="" calcext:value-type="error">
            <text:p/>
          </table:table-cell>
          <table:table-cell table:formula="of:=MATCH([.$B64];[.AJ$5:.AJ$16];0)" office:value-type="string" office:string-value="" calcext:value-type="error">
            <text:p/>
          </table:table-cell>
          <table:table-cell table:formula="of:=MATCH([.$B64];[.AK$5:.AK$16];0)" office:value-type="string" office:string-value="" calcext:value-type="error">
            <text:p/>
          </table:table-cell>
          <table:table-cell table:formula="of:=MATCH([.$B64];[.AL$5:.AL$16];0)" office:value-type="string" office:string-value="" calcext:value-type="error">
            <text:p/>
          </table:table-cell>
          <table:table-cell table:formula="of:=MATCH([.$B64];[.AM$5:.AM$16];0)" office:value-type="string" office:string-value="" calcext:value-type="error">
            <text:p/>
          </table:table-cell>
          <table:table-cell table:formula="of:=MATCH([.$B64];[.AN$5:.AN$16];0)" office:value-type="string" office:string-value="" calcext:value-type="error">
            <text:p/>
          </table:table-cell>
          <table:table-cell table:formula="of:=MATCH([.$B64];[.AO$5:.AO$16];0)" office:value-type="string" office:string-value="" calcext:value-type="error">
            <text:p/>
          </table:table-cell>
          <table:table-cell table:formula="of:=MATCH([.$B64];[.AP$5:.AP$16];0)" office:value-type="string" office:string-value="" calcext:value-type="error">
            <text:p/>
          </table:table-cell>
          <table:table-cell table:formula="of:=MATCH([.$B64];[.AQ$5:.AQ$16];0)" office:value-type="string" office:string-value="" calcext:value-type="error">
            <text:p/>
          </table:table-cell>
          <table:table-cell table:formula="of:=MATCH([.$B64];[.AR$5:.AR$16];0)" office:value-type="string" office:string-value="" calcext:value-type="error">
            <text:p/>
          </table:table-cell>
          <table:table-cell table:formula="of:=MATCH([.$B64];[.AS$5:.AS$16];0)" office:value-type="string" office:string-value="" calcext:value-type="error">
            <text:p/>
          </table:table-cell>
          <table:table-cell table:formula="of:=MATCH([.$B64];[.AT$5:.AT$16];0)" office:value-type="string" office:string-value="" calcext:value-type="error">
            <text:p/>
          </table:table-cell>
          <table:table-cell table:formula="of:=MATCH([.$B64];[.AU$5:.AU$16];0)" office:value-type="string" office:string-value="" calcext:value-type="error">
            <text:p/>
          </table:table-cell>
          <table:table-cell table:formula="of:=MATCH([.$B64];[.AV$5:.AV$16];0)" office:value-type="string" office:string-value="" calcext:value-type="error">
            <text:p/>
          </table:table-cell>
          <table:table-cell table:formula="of:=MATCH([.$B64];[.AW$5:.AW$16];0)" office:value-type="string" office:string-value="" calcext:value-type="error">
            <text:p/>
          </table:table-cell>
          <table:table-cell table:formula="of:=MATCH([.$B64];[.AX$5:.AX$16];0)" office:value-type="string" office:string-value="" calcext:value-type="error">
            <text:p/>
          </table:table-cell>
          <table:table-cell table:formula="of:=MATCH([.$B64];[.AY$5:.AY$16];0)" office:value-type="string" office:string-value="" calcext:value-type="error">
            <text:p/>
          </table:table-cell>
          <table:table-cell table:formula="of:=MATCH([.$B64];[.AZ$5:.AZ$16];0)" office:value-type="string" office:string-value="" calcext:value-type="error">
            <text:p/>
          </table:table-cell>
          <table:table-cell table:formula="of:=MATCH([.$B64];[.BA$5:.BA$16];0)" office:value-type="string" office:string-value="" calcext:value-type="error">
            <text:p/>
          </table:table-cell>
          <table:table-cell table:formula="of:=MATCH([.$B64];[.BB$5:.BB$16];0)" office:value-type="string" office:string-value="" calcext:value-type="error">
            <text:p/>
          </table:table-cell>
          <table:table-cell table:formula="of:=MATCH([.$B64];[.BC$5:.BC$16];0)" office:value-type="string" office:string-value="" calcext:value-type="error">
            <text:p/>
          </table:table-cell>
          <table:table-cell table:formula="of:=MATCH([.$B64];[.BD$5:.BD$16];0)" office:value-type="string" office:string-value="" calcext:value-type="error">
            <text:p/>
          </table:table-cell>
          <table:table-cell table:formula="of:=MATCH([.$B64];[.BE$5:.BE$16];0)" office:value-type="string" office:string-value="" calcext:value-type="error">
            <text:p/>
          </table:table-cell>
          <table:table-cell table:formula="of:=MATCH([.$B64];[.BF$5:.BF$16];0)" office:value-type="string" office:string-value="" calcext:value-type="error">
            <text:p/>
          </table:table-cell>
          <table:table-cell table:formula="of:=MATCH([.$B64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46" calcext:value-type="float">
            <text:p>46</text:p>
          </table:table-cell>
          <table:table-cell table:formula="of:=LARGE([.$F$5:.$BG$16];[.A65])" office:value-type="float" office:value="303326.25" calcext:value-type="float">
            <text:p/>
          </table:table-cell>
          <table:table-cell table:formula="of:=[.B65]-[.B66]" office:value-type="float" office:value="5019.00966666668" calcext:value-type="float">
            <text:p/>
          </table:table-cell>
          <table:table-cell table:style-name="ce81" table:number-matrix-columns-spanned="1" table:number-matrix-rows-spanned="1" table:formula="of:=INDEX([.F65:.BG65];MATCH(1;IF(NOT(ISNA([.F65:.BG65]));1;0);0))" office:value-type="float" office:value="2" calcext:value-type="float">
            <text:p/>
          </table:table-cell>
          <table:table-cell table:formula="of:=COUNT(IF(ISNUMBER([.F65:.BG65]);[.F65:.BG65]))" office:value-type="float" office:value="1" calcext:value-type="float">
            <text:p/>
          </table:table-cell>
          <table:table-cell table:formula="of:=MATCH([.$B65];[.F$5:.F$16];0)" office:value-type="string" office:string-value="" calcext:value-type="error">
            <text:p/>
          </table:table-cell>
          <table:table-cell table:formula="of:=MATCH([.$B65];[.G$5:.G$16];0)" office:value-type="string" office:string-value="" calcext:value-type="error">
            <text:p/>
          </table:table-cell>
          <table:table-cell table:formula="of:=MATCH([.$B65];[.H$5:.H$16];0)" office:value-type="string" office:string-value="" calcext:value-type="error">
            <text:p/>
          </table:table-cell>
          <table:table-cell table:formula="of:=MATCH([.$B65];[.I$5:.I$16];0)" office:value-type="string" office:string-value="" calcext:value-type="error">
            <text:p/>
          </table:table-cell>
          <table:table-cell table:formula="of:=MATCH([.$B65];[.J$5:.J$16];0)" office:value-type="string" office:string-value="" calcext:value-type="error">
            <text:p/>
          </table:table-cell>
          <table:table-cell table:formula="of:=MATCH([.$B65];[.K$5:.K$16];0)" office:value-type="string" office:string-value="" calcext:value-type="error">
            <text:p/>
          </table:table-cell>
          <table:table-cell table:formula="of:=MATCH([.$B65];[.L$5:.L$16];0)" office:value-type="string" office:string-value="" calcext:value-type="error">
            <text:p/>
          </table:table-cell>
          <table:table-cell table:formula="of:=MATCH([.$B65];[.M$5:.M$16];0)" office:value-type="string" office:string-value="" calcext:value-type="error">
            <text:p/>
          </table:table-cell>
          <table:table-cell table:formula="of:=MATCH([.$B65];[.N$5:.N$16];0)" office:value-type="string" office:string-value="" calcext:value-type="error">
            <text:p/>
          </table:table-cell>
          <table:table-cell table:formula="of:=MATCH([.$B65];[.O$5:.O$16];0)" office:value-type="string" office:string-value="" calcext:value-type="error">
            <text:p/>
          </table:table-cell>
          <table:table-cell table:formula="of:=MATCH([.$B65];[.P$5:.P$16];0)" office:value-type="string" office:string-value="" calcext:value-type="error">
            <text:p/>
          </table:table-cell>
          <table:table-cell table:formula="of:=MATCH([.$B65];[.Q$5:.Q$16];0)" office:value-type="string" office:string-value="" calcext:value-type="error">
            <text:p/>
          </table:table-cell>
          <table:table-cell table:formula="of:=MATCH([.$B65];[.R$5:.R$16];0)" office:value-type="string" office:string-value="" calcext:value-type="error">
            <text:p/>
          </table:table-cell>
          <table:table-cell table:formula="of:=MATCH([.$B65];[.S$5:.S$16];0)" office:value-type="string" office:string-value="" calcext:value-type="error">
            <text:p/>
          </table:table-cell>
          <table:table-cell table:formula="of:=MATCH([.$B65];[.T$5:.T$16];0)" office:value-type="string" office:string-value="" calcext:value-type="error">
            <text:p/>
          </table:table-cell>
          <table:table-cell table:formula="of:=MATCH([.$B65];[.U$5:.U$16];0)" office:value-type="float" office:value="2" calcext:value-type="float">
            <text:p/>
          </table:table-cell>
          <table:table-cell table:formula="of:=MATCH([.$B65];[.V$5:.V$16];0)" office:value-type="string" office:string-value="" calcext:value-type="error">
            <text:p/>
          </table:table-cell>
          <table:table-cell table:formula="of:=MATCH([.$B65];[.W$5:.W$16];0)" office:value-type="string" office:string-value="" calcext:value-type="error">
            <text:p/>
          </table:table-cell>
          <table:table-cell table:formula="of:=MATCH([.$B65];[.X$5:.X$16];0)" office:value-type="string" office:string-value="" calcext:value-type="error">
            <text:p/>
          </table:table-cell>
          <table:table-cell table:formula="of:=MATCH([.$B65];[.Y$5:.Y$16];0)" office:value-type="string" office:string-value="" calcext:value-type="error">
            <text:p/>
          </table:table-cell>
          <table:table-cell table:formula="of:=MATCH([.$B65];[.Z$5:.Z$16];0)" office:value-type="string" office:string-value="" calcext:value-type="error">
            <text:p/>
          </table:table-cell>
          <table:table-cell table:formula="of:=MATCH([.$B65];[.AA$5:.AA$16];0)" office:value-type="string" office:string-value="" calcext:value-type="error">
            <text:p/>
          </table:table-cell>
          <table:table-cell table:formula="of:=MATCH([.$B65];[.AB$5:.AB$16];0)" office:value-type="string" office:string-value="" calcext:value-type="error">
            <text:p/>
          </table:table-cell>
          <table:table-cell table:formula="of:=MATCH([.$B65];[.AC$5:.AC$16];0)" office:value-type="string" office:string-value="" calcext:value-type="error">
            <text:p/>
          </table:table-cell>
          <table:table-cell table:formula="of:=MATCH([.$B65];[.AD$5:.AD$16];0)" office:value-type="string" office:string-value="" calcext:value-type="error">
            <text:p/>
          </table:table-cell>
          <table:table-cell table:formula="of:=MATCH([.$B65];[.AE$5:.AE$16];0)" office:value-type="string" office:string-value="" calcext:value-type="error">
            <text:p/>
          </table:table-cell>
          <table:table-cell table:formula="of:=MATCH([.$B65];[.AF$5:.AF$16];0)" office:value-type="string" office:string-value="" calcext:value-type="error">
            <text:p/>
          </table:table-cell>
          <table:table-cell table:formula="of:=MATCH([.$B65];[.AG$5:.AG$16];0)" office:value-type="string" office:string-value="" calcext:value-type="error">
            <text:p/>
          </table:table-cell>
          <table:table-cell table:formula="of:=MATCH([.$B65];[.AH$5:.AH$16];0)" office:value-type="string" office:string-value="" calcext:value-type="error">
            <text:p/>
          </table:table-cell>
          <table:table-cell table:formula="of:=MATCH([.$B65];[.AI$5:.AI$16];0)" office:value-type="string" office:string-value="" calcext:value-type="error">
            <text:p/>
          </table:table-cell>
          <table:table-cell table:formula="of:=MATCH([.$B65];[.AJ$5:.AJ$16];0)" office:value-type="string" office:string-value="" calcext:value-type="error">
            <text:p/>
          </table:table-cell>
          <table:table-cell table:formula="of:=MATCH([.$B65];[.AK$5:.AK$16];0)" office:value-type="string" office:string-value="" calcext:value-type="error">
            <text:p/>
          </table:table-cell>
          <table:table-cell table:formula="of:=MATCH([.$B65];[.AL$5:.AL$16];0)" office:value-type="string" office:string-value="" calcext:value-type="error">
            <text:p/>
          </table:table-cell>
          <table:table-cell table:formula="of:=MATCH([.$B65];[.AM$5:.AM$16];0)" office:value-type="string" office:string-value="" calcext:value-type="error">
            <text:p/>
          </table:table-cell>
          <table:table-cell table:formula="of:=MATCH([.$B65];[.AN$5:.AN$16];0)" office:value-type="string" office:string-value="" calcext:value-type="error">
            <text:p/>
          </table:table-cell>
          <table:table-cell table:formula="of:=MATCH([.$B65];[.AO$5:.AO$16];0)" office:value-type="string" office:string-value="" calcext:value-type="error">
            <text:p/>
          </table:table-cell>
          <table:table-cell table:formula="of:=MATCH([.$B65];[.AP$5:.AP$16];0)" office:value-type="string" office:string-value="" calcext:value-type="error">
            <text:p/>
          </table:table-cell>
          <table:table-cell table:formula="of:=MATCH([.$B65];[.AQ$5:.AQ$16];0)" office:value-type="string" office:string-value="" calcext:value-type="error">
            <text:p/>
          </table:table-cell>
          <table:table-cell table:formula="of:=MATCH([.$B65];[.AR$5:.AR$16];0)" office:value-type="string" office:string-value="" calcext:value-type="error">
            <text:p/>
          </table:table-cell>
          <table:table-cell table:formula="of:=MATCH([.$B65];[.AS$5:.AS$16];0)" office:value-type="string" office:string-value="" calcext:value-type="error">
            <text:p/>
          </table:table-cell>
          <table:table-cell table:formula="of:=MATCH([.$B65];[.AT$5:.AT$16];0)" office:value-type="string" office:string-value="" calcext:value-type="error">
            <text:p/>
          </table:table-cell>
          <table:table-cell table:formula="of:=MATCH([.$B65];[.AU$5:.AU$16];0)" office:value-type="string" office:string-value="" calcext:value-type="error">
            <text:p/>
          </table:table-cell>
          <table:table-cell table:formula="of:=MATCH([.$B65];[.AV$5:.AV$16];0)" office:value-type="string" office:string-value="" calcext:value-type="error">
            <text:p/>
          </table:table-cell>
          <table:table-cell table:formula="of:=MATCH([.$B65];[.AW$5:.AW$16];0)" office:value-type="string" office:string-value="" calcext:value-type="error">
            <text:p/>
          </table:table-cell>
          <table:table-cell table:formula="of:=MATCH([.$B65];[.AX$5:.AX$16];0)" office:value-type="string" office:string-value="" calcext:value-type="error">
            <text:p/>
          </table:table-cell>
          <table:table-cell table:formula="of:=MATCH([.$B65];[.AY$5:.AY$16];0)" office:value-type="string" office:string-value="" calcext:value-type="error">
            <text:p/>
          </table:table-cell>
          <table:table-cell table:formula="of:=MATCH([.$B65];[.AZ$5:.AZ$16];0)" office:value-type="string" office:string-value="" calcext:value-type="error">
            <text:p/>
          </table:table-cell>
          <table:table-cell table:formula="of:=MATCH([.$B65];[.BA$5:.BA$16];0)" office:value-type="string" office:string-value="" calcext:value-type="error">
            <text:p/>
          </table:table-cell>
          <table:table-cell table:formula="of:=MATCH([.$B65];[.BB$5:.BB$16];0)" office:value-type="string" office:string-value="" calcext:value-type="error">
            <text:p/>
          </table:table-cell>
          <table:table-cell table:formula="of:=MATCH([.$B65];[.BC$5:.BC$16];0)" office:value-type="string" office:string-value="" calcext:value-type="error">
            <text:p/>
          </table:table-cell>
          <table:table-cell table:formula="of:=MATCH([.$B65];[.BD$5:.BD$16];0)" office:value-type="string" office:string-value="" calcext:value-type="error">
            <text:p/>
          </table:table-cell>
          <table:table-cell table:formula="of:=MATCH([.$B65];[.BE$5:.BE$16];0)" office:value-type="string" office:string-value="" calcext:value-type="error">
            <text:p/>
          </table:table-cell>
          <table:table-cell table:formula="of:=MATCH([.$B65];[.BF$5:.BF$16];0)" office:value-type="string" office:string-value="" calcext:value-type="error">
            <text:p/>
          </table:table-cell>
          <table:table-cell table:formula="of:=MATCH([.$B65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47" calcext:value-type="float">
            <text:p>47</text:p>
          </table:table-cell>
          <table:table-cell table:formula="of:=LARGE([.$F$5:.$BG$16];[.A66])" office:value-type="float" office:value="298307.240333333" calcext:value-type="float">
            <text:p/>
          </table:table-cell>
          <table:table-cell table:formula="of:=[.B66]-[.B67]" office:value-type="float" office:value="0.573666666634381" calcext:value-type="float">
            <text:p/>
          </table:table-cell>
          <table:table-cell table:style-name="ce81" table:number-matrix-columns-spanned="1" table:number-matrix-rows-spanned="1" table:formula="of:=INDEX([.F66:.BG66];MATCH(1;IF(NOT(ISNA([.F66:.BG66]));1;0);0))" office:value-type="float" office:value="3" calcext:value-type="float">
            <text:p/>
          </table:table-cell>
          <table:table-cell table:formula="of:=COUNT(IF(ISNUMBER([.F66:.BG66]);[.F66:.BG66]))" office:value-type="float" office:value="1" calcext:value-type="float">
            <text:p/>
          </table:table-cell>
          <table:table-cell table:formula="of:=MATCH([.$B66];[.F$5:.F$16];0)" office:value-type="string" office:string-value="" calcext:value-type="error">
            <text:p/>
          </table:table-cell>
          <table:table-cell table:formula="of:=MATCH([.$B66];[.G$5:.G$16];0)" office:value-type="string" office:string-value="" calcext:value-type="error">
            <text:p/>
          </table:table-cell>
          <table:table-cell table:formula="of:=MATCH([.$B66];[.H$5:.H$16];0)" office:value-type="string" office:string-value="" calcext:value-type="error">
            <text:p/>
          </table:table-cell>
          <table:table-cell table:formula="of:=MATCH([.$B66];[.I$5:.I$16];0)" office:value-type="string" office:string-value="" calcext:value-type="error">
            <text:p/>
          </table:table-cell>
          <table:table-cell table:formula="of:=MATCH([.$B66];[.J$5:.J$16];0)" office:value-type="string" office:string-value="" calcext:value-type="error">
            <text:p/>
          </table:table-cell>
          <table:table-cell table:formula="of:=MATCH([.$B66];[.K$5:.K$16];0)" office:value-type="float" office:value="3" calcext:value-type="float">
            <text:p/>
          </table:table-cell>
          <table:table-cell table:formula="of:=MATCH([.$B66];[.L$5:.L$16];0)" office:value-type="string" office:string-value="" calcext:value-type="error">
            <text:p/>
          </table:table-cell>
          <table:table-cell table:formula="of:=MATCH([.$B66];[.M$5:.M$16];0)" office:value-type="string" office:string-value="" calcext:value-type="error">
            <text:p/>
          </table:table-cell>
          <table:table-cell table:formula="of:=MATCH([.$B66];[.N$5:.N$16];0)" office:value-type="string" office:string-value="" calcext:value-type="error">
            <text:p/>
          </table:table-cell>
          <table:table-cell table:formula="of:=MATCH([.$B66];[.O$5:.O$16];0)" office:value-type="string" office:string-value="" calcext:value-type="error">
            <text:p/>
          </table:table-cell>
          <table:table-cell table:formula="of:=MATCH([.$B66];[.P$5:.P$16];0)" office:value-type="string" office:string-value="" calcext:value-type="error">
            <text:p/>
          </table:table-cell>
          <table:table-cell table:formula="of:=MATCH([.$B66];[.Q$5:.Q$16];0)" office:value-type="string" office:string-value="" calcext:value-type="error">
            <text:p/>
          </table:table-cell>
          <table:table-cell table:formula="of:=MATCH([.$B66];[.R$5:.R$16];0)" office:value-type="string" office:string-value="" calcext:value-type="error">
            <text:p/>
          </table:table-cell>
          <table:table-cell table:formula="of:=MATCH([.$B66];[.S$5:.S$16];0)" office:value-type="string" office:string-value="" calcext:value-type="error">
            <text:p/>
          </table:table-cell>
          <table:table-cell table:formula="of:=MATCH([.$B66];[.T$5:.T$16];0)" office:value-type="string" office:string-value="" calcext:value-type="error">
            <text:p/>
          </table:table-cell>
          <table:table-cell table:formula="of:=MATCH([.$B66];[.U$5:.U$16];0)" office:value-type="string" office:string-value="" calcext:value-type="error">
            <text:p/>
          </table:table-cell>
          <table:table-cell table:formula="of:=MATCH([.$B66];[.V$5:.V$16];0)" office:value-type="string" office:string-value="" calcext:value-type="error">
            <text:p/>
          </table:table-cell>
          <table:table-cell table:formula="of:=MATCH([.$B66];[.W$5:.W$16];0)" office:value-type="string" office:string-value="" calcext:value-type="error">
            <text:p/>
          </table:table-cell>
          <table:table-cell table:formula="of:=MATCH([.$B66];[.X$5:.X$16];0)" office:value-type="string" office:string-value="" calcext:value-type="error">
            <text:p/>
          </table:table-cell>
          <table:table-cell table:formula="of:=MATCH([.$B66];[.Y$5:.Y$16];0)" office:value-type="string" office:string-value="" calcext:value-type="error">
            <text:p/>
          </table:table-cell>
          <table:table-cell table:formula="of:=MATCH([.$B66];[.Z$5:.Z$16];0)" office:value-type="string" office:string-value="" calcext:value-type="error">
            <text:p/>
          </table:table-cell>
          <table:table-cell table:formula="of:=MATCH([.$B66];[.AA$5:.AA$16];0)" office:value-type="string" office:string-value="" calcext:value-type="error">
            <text:p/>
          </table:table-cell>
          <table:table-cell table:formula="of:=MATCH([.$B66];[.AB$5:.AB$16];0)" office:value-type="string" office:string-value="" calcext:value-type="error">
            <text:p/>
          </table:table-cell>
          <table:table-cell table:formula="of:=MATCH([.$B66];[.AC$5:.AC$16];0)" office:value-type="string" office:string-value="" calcext:value-type="error">
            <text:p/>
          </table:table-cell>
          <table:table-cell table:formula="of:=MATCH([.$B66];[.AD$5:.AD$16];0)" office:value-type="string" office:string-value="" calcext:value-type="error">
            <text:p/>
          </table:table-cell>
          <table:table-cell table:formula="of:=MATCH([.$B66];[.AE$5:.AE$16];0)" office:value-type="string" office:string-value="" calcext:value-type="error">
            <text:p/>
          </table:table-cell>
          <table:table-cell table:formula="of:=MATCH([.$B66];[.AF$5:.AF$16];0)" office:value-type="string" office:string-value="" calcext:value-type="error">
            <text:p/>
          </table:table-cell>
          <table:table-cell table:formula="of:=MATCH([.$B66];[.AG$5:.AG$16];0)" office:value-type="string" office:string-value="" calcext:value-type="error">
            <text:p/>
          </table:table-cell>
          <table:table-cell table:formula="of:=MATCH([.$B66];[.AH$5:.AH$16];0)" office:value-type="string" office:string-value="" calcext:value-type="error">
            <text:p/>
          </table:table-cell>
          <table:table-cell table:formula="of:=MATCH([.$B66];[.AI$5:.AI$16];0)" office:value-type="string" office:string-value="" calcext:value-type="error">
            <text:p/>
          </table:table-cell>
          <table:table-cell table:formula="of:=MATCH([.$B66];[.AJ$5:.AJ$16];0)" office:value-type="string" office:string-value="" calcext:value-type="error">
            <text:p/>
          </table:table-cell>
          <table:table-cell table:formula="of:=MATCH([.$B66];[.AK$5:.AK$16];0)" office:value-type="string" office:string-value="" calcext:value-type="error">
            <text:p/>
          </table:table-cell>
          <table:table-cell table:formula="of:=MATCH([.$B66];[.AL$5:.AL$16];0)" office:value-type="string" office:string-value="" calcext:value-type="error">
            <text:p/>
          </table:table-cell>
          <table:table-cell table:formula="of:=MATCH([.$B66];[.AM$5:.AM$16];0)" office:value-type="string" office:string-value="" calcext:value-type="error">
            <text:p/>
          </table:table-cell>
          <table:table-cell table:formula="of:=MATCH([.$B66];[.AN$5:.AN$16];0)" office:value-type="string" office:string-value="" calcext:value-type="error">
            <text:p/>
          </table:table-cell>
          <table:table-cell table:formula="of:=MATCH([.$B66];[.AO$5:.AO$16];0)" office:value-type="string" office:string-value="" calcext:value-type="error">
            <text:p/>
          </table:table-cell>
          <table:table-cell table:formula="of:=MATCH([.$B66];[.AP$5:.AP$16];0)" office:value-type="string" office:string-value="" calcext:value-type="error">
            <text:p/>
          </table:table-cell>
          <table:table-cell table:formula="of:=MATCH([.$B66];[.AQ$5:.AQ$16];0)" office:value-type="string" office:string-value="" calcext:value-type="error">
            <text:p/>
          </table:table-cell>
          <table:table-cell table:formula="of:=MATCH([.$B66];[.AR$5:.AR$16];0)" office:value-type="string" office:string-value="" calcext:value-type="error">
            <text:p/>
          </table:table-cell>
          <table:table-cell table:formula="of:=MATCH([.$B66];[.AS$5:.AS$16];0)" office:value-type="string" office:string-value="" calcext:value-type="error">
            <text:p/>
          </table:table-cell>
          <table:table-cell table:formula="of:=MATCH([.$B66];[.AT$5:.AT$16];0)" office:value-type="string" office:string-value="" calcext:value-type="error">
            <text:p/>
          </table:table-cell>
          <table:table-cell table:formula="of:=MATCH([.$B66];[.AU$5:.AU$16];0)" office:value-type="string" office:string-value="" calcext:value-type="error">
            <text:p/>
          </table:table-cell>
          <table:table-cell table:formula="of:=MATCH([.$B66];[.AV$5:.AV$16];0)" office:value-type="string" office:string-value="" calcext:value-type="error">
            <text:p/>
          </table:table-cell>
          <table:table-cell table:formula="of:=MATCH([.$B66];[.AW$5:.AW$16];0)" office:value-type="string" office:string-value="" calcext:value-type="error">
            <text:p/>
          </table:table-cell>
          <table:table-cell table:formula="of:=MATCH([.$B66];[.AX$5:.AX$16];0)" office:value-type="string" office:string-value="" calcext:value-type="error">
            <text:p/>
          </table:table-cell>
          <table:table-cell table:formula="of:=MATCH([.$B66];[.AY$5:.AY$16];0)" office:value-type="string" office:string-value="" calcext:value-type="error">
            <text:p/>
          </table:table-cell>
          <table:table-cell table:formula="of:=MATCH([.$B66];[.AZ$5:.AZ$16];0)" office:value-type="string" office:string-value="" calcext:value-type="error">
            <text:p/>
          </table:table-cell>
          <table:table-cell table:formula="of:=MATCH([.$B66];[.BA$5:.BA$16];0)" office:value-type="string" office:string-value="" calcext:value-type="error">
            <text:p/>
          </table:table-cell>
          <table:table-cell table:formula="of:=MATCH([.$B66];[.BB$5:.BB$16];0)" office:value-type="string" office:string-value="" calcext:value-type="error">
            <text:p/>
          </table:table-cell>
          <table:table-cell table:formula="of:=MATCH([.$B66];[.BC$5:.BC$16];0)" office:value-type="string" office:string-value="" calcext:value-type="error">
            <text:p/>
          </table:table-cell>
          <table:table-cell table:formula="of:=MATCH([.$B66];[.BD$5:.BD$16];0)" office:value-type="string" office:string-value="" calcext:value-type="error">
            <text:p/>
          </table:table-cell>
          <table:table-cell table:formula="of:=MATCH([.$B66];[.BE$5:.BE$16];0)" office:value-type="string" office:string-value="" calcext:value-type="error">
            <text:p/>
          </table:table-cell>
          <table:table-cell table:formula="of:=MATCH([.$B66];[.BF$5:.BF$16];0)" office:value-type="string" office:string-value="" calcext:value-type="error">
            <text:p/>
          </table:table-cell>
          <table:table-cell table:formula="of:=MATCH([.$B66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48" calcext:value-type="float">
            <text:p>48</text:p>
          </table:table-cell>
          <table:table-cell table:formula="of:=LARGE([.$F$5:.$BG$16];[.A67])" office:value-type="float" office:value="298306.666666667" calcext:value-type="float">
            <text:p/>
          </table:table-cell>
          <table:table-cell table:formula="of:=[.B67]-[.B68]" office:value-type="float" office:value="10798.431372549" calcext:value-type="float">
            <text:p/>
          </table:table-cell>
          <table:table-cell table:style-name="ce81" table:number-matrix-columns-spanned="1" table:number-matrix-rows-spanned="1" table:formula="of:=INDEX([.F67:.BG67];MATCH(1;IF(NOT(ISNA([.F67:.BG67]));1;0);0))" office:value-type="float" office:value="5" calcext:value-type="float">
            <text:p/>
          </table:table-cell>
          <table:table-cell table:formula="of:=COUNT(IF(ISNUMBER([.F67:.BG67]);[.F67:.BG67]))" office:value-type="float" office:value="1" calcext:value-type="float">
            <text:p/>
          </table:table-cell>
          <table:table-cell table:formula="of:=MATCH([.$B67];[.F$5:.F$16];0)" office:value-type="string" office:string-value="" calcext:value-type="error">
            <text:p/>
          </table:table-cell>
          <table:table-cell table:formula="of:=MATCH([.$B67];[.G$5:.G$16];0)" office:value-type="string" office:string-value="" calcext:value-type="error">
            <text:p/>
          </table:table-cell>
          <table:table-cell table:formula="of:=MATCH([.$B67];[.H$5:.H$16];0)" office:value-type="float" office:value="5" calcext:value-type="float">
            <text:p/>
          </table:table-cell>
          <table:table-cell table:formula="of:=MATCH([.$B67];[.I$5:.I$16];0)" office:value-type="string" office:string-value="" calcext:value-type="error">
            <text:p/>
          </table:table-cell>
          <table:table-cell table:formula="of:=MATCH([.$B67];[.J$5:.J$16];0)" office:value-type="string" office:string-value="" calcext:value-type="error">
            <text:p/>
          </table:table-cell>
          <table:table-cell table:formula="of:=MATCH([.$B67];[.K$5:.K$16];0)" office:value-type="string" office:string-value="" calcext:value-type="error">
            <text:p/>
          </table:table-cell>
          <table:table-cell table:formula="of:=MATCH([.$B67];[.L$5:.L$16];0)" office:value-type="string" office:string-value="" calcext:value-type="error">
            <text:p/>
          </table:table-cell>
          <table:table-cell table:formula="of:=MATCH([.$B67];[.M$5:.M$16];0)" office:value-type="string" office:string-value="" calcext:value-type="error">
            <text:p/>
          </table:table-cell>
          <table:table-cell table:formula="of:=MATCH([.$B67];[.N$5:.N$16];0)" office:value-type="string" office:string-value="" calcext:value-type="error">
            <text:p/>
          </table:table-cell>
          <table:table-cell table:formula="of:=MATCH([.$B67];[.O$5:.O$16];0)" office:value-type="string" office:string-value="" calcext:value-type="error">
            <text:p/>
          </table:table-cell>
          <table:table-cell table:formula="of:=MATCH([.$B67];[.P$5:.P$16];0)" office:value-type="string" office:string-value="" calcext:value-type="error">
            <text:p/>
          </table:table-cell>
          <table:table-cell table:formula="of:=MATCH([.$B67];[.Q$5:.Q$16];0)" office:value-type="string" office:string-value="" calcext:value-type="error">
            <text:p/>
          </table:table-cell>
          <table:table-cell table:formula="of:=MATCH([.$B67];[.R$5:.R$16];0)" office:value-type="string" office:string-value="" calcext:value-type="error">
            <text:p/>
          </table:table-cell>
          <table:table-cell table:formula="of:=MATCH([.$B67];[.S$5:.S$16];0)" office:value-type="string" office:string-value="" calcext:value-type="error">
            <text:p/>
          </table:table-cell>
          <table:table-cell table:formula="of:=MATCH([.$B67];[.T$5:.T$16];0)" office:value-type="string" office:string-value="" calcext:value-type="error">
            <text:p/>
          </table:table-cell>
          <table:table-cell table:formula="of:=MATCH([.$B67];[.U$5:.U$16];0)" office:value-type="string" office:string-value="" calcext:value-type="error">
            <text:p/>
          </table:table-cell>
          <table:table-cell table:formula="of:=MATCH([.$B67];[.V$5:.V$16];0)" office:value-type="string" office:string-value="" calcext:value-type="error">
            <text:p/>
          </table:table-cell>
          <table:table-cell table:formula="of:=MATCH([.$B67];[.W$5:.W$16];0)" office:value-type="string" office:string-value="" calcext:value-type="error">
            <text:p/>
          </table:table-cell>
          <table:table-cell table:formula="of:=MATCH([.$B67];[.X$5:.X$16];0)" office:value-type="string" office:string-value="" calcext:value-type="error">
            <text:p/>
          </table:table-cell>
          <table:table-cell table:formula="of:=MATCH([.$B67];[.Y$5:.Y$16];0)" office:value-type="string" office:string-value="" calcext:value-type="error">
            <text:p/>
          </table:table-cell>
          <table:table-cell table:formula="of:=MATCH([.$B67];[.Z$5:.Z$16];0)" office:value-type="string" office:string-value="" calcext:value-type="error">
            <text:p/>
          </table:table-cell>
          <table:table-cell table:formula="of:=MATCH([.$B67];[.AA$5:.AA$16];0)" office:value-type="string" office:string-value="" calcext:value-type="error">
            <text:p/>
          </table:table-cell>
          <table:table-cell table:formula="of:=MATCH([.$B67];[.AB$5:.AB$16];0)" office:value-type="string" office:string-value="" calcext:value-type="error">
            <text:p/>
          </table:table-cell>
          <table:table-cell table:formula="of:=MATCH([.$B67];[.AC$5:.AC$16];0)" office:value-type="string" office:string-value="" calcext:value-type="error">
            <text:p/>
          </table:table-cell>
          <table:table-cell table:formula="of:=MATCH([.$B67];[.AD$5:.AD$16];0)" office:value-type="string" office:string-value="" calcext:value-type="error">
            <text:p/>
          </table:table-cell>
          <table:table-cell table:formula="of:=MATCH([.$B67];[.AE$5:.AE$16];0)" office:value-type="string" office:string-value="" calcext:value-type="error">
            <text:p/>
          </table:table-cell>
          <table:table-cell table:formula="of:=MATCH([.$B67];[.AF$5:.AF$16];0)" office:value-type="string" office:string-value="" calcext:value-type="error">
            <text:p/>
          </table:table-cell>
          <table:table-cell table:formula="of:=MATCH([.$B67];[.AG$5:.AG$16];0)" office:value-type="string" office:string-value="" calcext:value-type="error">
            <text:p/>
          </table:table-cell>
          <table:table-cell table:formula="of:=MATCH([.$B67];[.AH$5:.AH$16];0)" office:value-type="string" office:string-value="" calcext:value-type="error">
            <text:p/>
          </table:table-cell>
          <table:table-cell table:formula="of:=MATCH([.$B67];[.AI$5:.AI$16];0)" office:value-type="string" office:string-value="" calcext:value-type="error">
            <text:p/>
          </table:table-cell>
          <table:table-cell table:formula="of:=MATCH([.$B67];[.AJ$5:.AJ$16];0)" office:value-type="string" office:string-value="" calcext:value-type="error">
            <text:p/>
          </table:table-cell>
          <table:table-cell table:formula="of:=MATCH([.$B67];[.AK$5:.AK$16];0)" office:value-type="string" office:string-value="" calcext:value-type="error">
            <text:p/>
          </table:table-cell>
          <table:table-cell table:formula="of:=MATCH([.$B67];[.AL$5:.AL$16];0)" office:value-type="string" office:string-value="" calcext:value-type="error">
            <text:p/>
          </table:table-cell>
          <table:table-cell table:formula="of:=MATCH([.$B67];[.AM$5:.AM$16];0)" office:value-type="string" office:string-value="" calcext:value-type="error">
            <text:p/>
          </table:table-cell>
          <table:table-cell table:formula="of:=MATCH([.$B67];[.AN$5:.AN$16];0)" office:value-type="string" office:string-value="" calcext:value-type="error">
            <text:p/>
          </table:table-cell>
          <table:table-cell table:formula="of:=MATCH([.$B67];[.AO$5:.AO$16];0)" office:value-type="string" office:string-value="" calcext:value-type="error">
            <text:p/>
          </table:table-cell>
          <table:table-cell table:formula="of:=MATCH([.$B67];[.AP$5:.AP$16];0)" office:value-type="string" office:string-value="" calcext:value-type="error">
            <text:p/>
          </table:table-cell>
          <table:table-cell table:formula="of:=MATCH([.$B67];[.AQ$5:.AQ$16];0)" office:value-type="string" office:string-value="" calcext:value-type="error">
            <text:p/>
          </table:table-cell>
          <table:table-cell table:formula="of:=MATCH([.$B67];[.AR$5:.AR$16];0)" office:value-type="string" office:string-value="" calcext:value-type="error">
            <text:p/>
          </table:table-cell>
          <table:table-cell table:formula="of:=MATCH([.$B67];[.AS$5:.AS$16];0)" office:value-type="string" office:string-value="" calcext:value-type="error">
            <text:p/>
          </table:table-cell>
          <table:table-cell table:formula="of:=MATCH([.$B67];[.AT$5:.AT$16];0)" office:value-type="string" office:string-value="" calcext:value-type="error">
            <text:p/>
          </table:table-cell>
          <table:table-cell table:formula="of:=MATCH([.$B67];[.AU$5:.AU$16];0)" office:value-type="string" office:string-value="" calcext:value-type="error">
            <text:p/>
          </table:table-cell>
          <table:table-cell table:formula="of:=MATCH([.$B67];[.AV$5:.AV$16];0)" office:value-type="string" office:string-value="" calcext:value-type="error">
            <text:p/>
          </table:table-cell>
          <table:table-cell table:formula="of:=MATCH([.$B67];[.AW$5:.AW$16];0)" office:value-type="string" office:string-value="" calcext:value-type="error">
            <text:p/>
          </table:table-cell>
          <table:table-cell table:formula="of:=MATCH([.$B67];[.AX$5:.AX$16];0)" office:value-type="string" office:string-value="" calcext:value-type="error">
            <text:p/>
          </table:table-cell>
          <table:table-cell table:formula="of:=MATCH([.$B67];[.AY$5:.AY$16];0)" office:value-type="string" office:string-value="" calcext:value-type="error">
            <text:p/>
          </table:table-cell>
          <table:table-cell table:formula="of:=MATCH([.$B67];[.AZ$5:.AZ$16];0)" office:value-type="string" office:string-value="" calcext:value-type="error">
            <text:p/>
          </table:table-cell>
          <table:table-cell table:formula="of:=MATCH([.$B67];[.BA$5:.BA$16];0)" office:value-type="string" office:string-value="" calcext:value-type="error">
            <text:p/>
          </table:table-cell>
          <table:table-cell table:formula="of:=MATCH([.$B67];[.BB$5:.BB$16];0)" office:value-type="string" office:string-value="" calcext:value-type="error">
            <text:p/>
          </table:table-cell>
          <table:table-cell table:formula="of:=MATCH([.$B67];[.BC$5:.BC$16];0)" office:value-type="string" office:string-value="" calcext:value-type="error">
            <text:p/>
          </table:table-cell>
          <table:table-cell table:formula="of:=MATCH([.$B67];[.BD$5:.BD$16];0)" office:value-type="string" office:string-value="" calcext:value-type="error">
            <text:p/>
          </table:table-cell>
          <table:table-cell table:formula="of:=MATCH([.$B67];[.BE$5:.BE$16];0)" office:value-type="string" office:string-value="" calcext:value-type="error">
            <text:p/>
          </table:table-cell>
          <table:table-cell table:formula="of:=MATCH([.$B67];[.BF$5:.BF$16];0)" office:value-type="string" office:string-value="" calcext:value-type="error">
            <text:p/>
          </table:table-cell>
          <table:table-cell table:formula="of:=MATCH([.$B67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49" calcext:value-type="float">
            <text:p>49</text:p>
          </table:table-cell>
          <table:table-cell table:formula="of:=LARGE([.$F$5:.$BG$16];[.A68])" office:value-type="float" office:value="287508.235294118" calcext:value-type="float">
            <text:p/>
          </table:table-cell>
          <table:table-cell table:formula="of:=[.B68]-[.B69]" office:value-type="float" office:value="2024.70588235301" calcext:value-type="float">
            <text:p/>
          </table:table-cell>
          <table:table-cell table:style-name="ce81" table:number-matrix-columns-spanned="1" table:number-matrix-rows-spanned="1" table:formula="of:=INDEX([.F68:.BG68];MATCH(1;IF(NOT(ISNA([.F68:.BG68]));1;0);0))" office:value-type="float" office:value="1" calcext:value-type="float">
            <text:p/>
          </table:table-cell>
          <table:table-cell table:formula="of:=COUNT(IF(ISNUMBER([.F68:.BG68]);[.F68:.BG68]))" office:value-type="float" office:value="1" calcext:value-type="float">
            <text:p/>
          </table:table-cell>
          <table:table-cell table:formula="of:=MATCH([.$B68];[.F$5:.F$16];0)" office:value-type="string" office:string-value="" calcext:value-type="error">
            <text:p/>
          </table:table-cell>
          <table:table-cell table:formula="of:=MATCH([.$B68];[.G$5:.G$16];0)" office:value-type="string" office:string-value="" calcext:value-type="error">
            <text:p/>
          </table:table-cell>
          <table:table-cell table:formula="of:=MATCH([.$B68];[.H$5:.H$16];0)" office:value-type="string" office:string-value="" calcext:value-type="error">
            <text:p/>
          </table:table-cell>
          <table:table-cell table:formula="of:=MATCH([.$B68];[.I$5:.I$16];0)" office:value-type="string" office:string-value="" calcext:value-type="error">
            <text:p/>
          </table:table-cell>
          <table:table-cell table:formula="of:=MATCH([.$B68];[.J$5:.J$16];0)" office:value-type="string" office:string-value="" calcext:value-type="error">
            <text:p/>
          </table:table-cell>
          <table:table-cell table:formula="of:=MATCH([.$B68];[.K$5:.K$16];0)" office:value-type="string" office:string-value="" calcext:value-type="error">
            <text:p/>
          </table:table-cell>
          <table:table-cell table:formula="of:=MATCH([.$B68];[.L$5:.L$16];0)" office:value-type="string" office:string-value="" calcext:value-type="error">
            <text:p/>
          </table:table-cell>
          <table:table-cell table:formula="of:=MATCH([.$B68];[.M$5:.M$16];0)" office:value-type="string" office:string-value="" calcext:value-type="error">
            <text:p/>
          </table:table-cell>
          <table:table-cell table:formula="of:=MATCH([.$B68];[.N$5:.N$16];0)" office:value-type="string" office:string-value="" calcext:value-type="error">
            <text:p/>
          </table:table-cell>
          <table:table-cell table:formula="of:=MATCH([.$B68];[.O$5:.O$16];0)" office:value-type="string" office:string-value="" calcext:value-type="error">
            <text:p/>
          </table:table-cell>
          <table:table-cell table:formula="of:=MATCH([.$B68];[.P$5:.P$16];0)" office:value-type="string" office:string-value="" calcext:value-type="error">
            <text:p/>
          </table:table-cell>
          <table:table-cell table:formula="of:=MATCH([.$B68];[.Q$5:.Q$16];0)" office:value-type="string" office:string-value="" calcext:value-type="error">
            <text:p/>
          </table:table-cell>
          <table:table-cell table:formula="of:=MATCH([.$B68];[.R$5:.R$16];0)" office:value-type="string" office:string-value="" calcext:value-type="error">
            <text:p/>
          </table:table-cell>
          <table:table-cell table:formula="of:=MATCH([.$B68];[.S$5:.S$16];0)" office:value-type="string" office:string-value="" calcext:value-type="error">
            <text:p/>
          </table:table-cell>
          <table:table-cell table:formula="of:=MATCH([.$B68];[.T$5:.T$16];0)" office:value-type="string" office:string-value="" calcext:value-type="error">
            <text:p/>
          </table:table-cell>
          <table:table-cell table:formula="of:=MATCH([.$B68];[.U$5:.U$16];0)" office:value-type="string" office:string-value="" calcext:value-type="error">
            <text:p/>
          </table:table-cell>
          <table:table-cell table:formula="of:=MATCH([.$B68];[.V$5:.V$16];0)" office:value-type="float" office:value="1" calcext:value-type="float">
            <text:p/>
          </table:table-cell>
          <table:table-cell table:formula="of:=MATCH([.$B68];[.W$5:.W$16];0)" office:value-type="string" office:string-value="" calcext:value-type="error">
            <text:p/>
          </table:table-cell>
          <table:table-cell table:formula="of:=MATCH([.$B68];[.X$5:.X$16];0)" office:value-type="string" office:string-value="" calcext:value-type="error">
            <text:p/>
          </table:table-cell>
          <table:table-cell table:formula="of:=MATCH([.$B68];[.Y$5:.Y$16];0)" office:value-type="string" office:string-value="" calcext:value-type="error">
            <text:p/>
          </table:table-cell>
          <table:table-cell table:formula="of:=MATCH([.$B68];[.Z$5:.Z$16];0)" office:value-type="string" office:string-value="" calcext:value-type="error">
            <text:p/>
          </table:table-cell>
          <table:table-cell table:formula="of:=MATCH([.$B68];[.AA$5:.AA$16];0)" office:value-type="string" office:string-value="" calcext:value-type="error">
            <text:p/>
          </table:table-cell>
          <table:table-cell table:formula="of:=MATCH([.$B68];[.AB$5:.AB$16];0)" office:value-type="string" office:string-value="" calcext:value-type="error">
            <text:p/>
          </table:table-cell>
          <table:table-cell table:formula="of:=MATCH([.$B68];[.AC$5:.AC$16];0)" office:value-type="string" office:string-value="" calcext:value-type="error">
            <text:p/>
          </table:table-cell>
          <table:table-cell table:formula="of:=MATCH([.$B68];[.AD$5:.AD$16];0)" office:value-type="string" office:string-value="" calcext:value-type="error">
            <text:p/>
          </table:table-cell>
          <table:table-cell table:formula="of:=MATCH([.$B68];[.AE$5:.AE$16];0)" office:value-type="string" office:string-value="" calcext:value-type="error">
            <text:p/>
          </table:table-cell>
          <table:table-cell table:formula="of:=MATCH([.$B68];[.AF$5:.AF$16];0)" office:value-type="string" office:string-value="" calcext:value-type="error">
            <text:p/>
          </table:table-cell>
          <table:table-cell table:formula="of:=MATCH([.$B68];[.AG$5:.AG$16];0)" office:value-type="string" office:string-value="" calcext:value-type="error">
            <text:p/>
          </table:table-cell>
          <table:table-cell table:formula="of:=MATCH([.$B68];[.AH$5:.AH$16];0)" office:value-type="string" office:string-value="" calcext:value-type="error">
            <text:p/>
          </table:table-cell>
          <table:table-cell table:formula="of:=MATCH([.$B68];[.AI$5:.AI$16];0)" office:value-type="string" office:string-value="" calcext:value-type="error">
            <text:p/>
          </table:table-cell>
          <table:table-cell table:formula="of:=MATCH([.$B68];[.AJ$5:.AJ$16];0)" office:value-type="string" office:string-value="" calcext:value-type="error">
            <text:p/>
          </table:table-cell>
          <table:table-cell table:formula="of:=MATCH([.$B68];[.AK$5:.AK$16];0)" office:value-type="string" office:string-value="" calcext:value-type="error">
            <text:p/>
          </table:table-cell>
          <table:table-cell table:formula="of:=MATCH([.$B68];[.AL$5:.AL$16];0)" office:value-type="string" office:string-value="" calcext:value-type="error">
            <text:p/>
          </table:table-cell>
          <table:table-cell table:formula="of:=MATCH([.$B68];[.AM$5:.AM$16];0)" office:value-type="string" office:string-value="" calcext:value-type="error">
            <text:p/>
          </table:table-cell>
          <table:table-cell table:formula="of:=MATCH([.$B68];[.AN$5:.AN$16];0)" office:value-type="string" office:string-value="" calcext:value-type="error">
            <text:p/>
          </table:table-cell>
          <table:table-cell table:formula="of:=MATCH([.$B68];[.AO$5:.AO$16];0)" office:value-type="string" office:string-value="" calcext:value-type="error">
            <text:p/>
          </table:table-cell>
          <table:table-cell table:formula="of:=MATCH([.$B68];[.AP$5:.AP$16];0)" office:value-type="string" office:string-value="" calcext:value-type="error">
            <text:p/>
          </table:table-cell>
          <table:table-cell table:formula="of:=MATCH([.$B68];[.AQ$5:.AQ$16];0)" office:value-type="string" office:string-value="" calcext:value-type="error">
            <text:p/>
          </table:table-cell>
          <table:table-cell table:formula="of:=MATCH([.$B68];[.AR$5:.AR$16];0)" office:value-type="string" office:string-value="" calcext:value-type="error">
            <text:p/>
          </table:table-cell>
          <table:table-cell table:formula="of:=MATCH([.$B68];[.AS$5:.AS$16];0)" office:value-type="string" office:string-value="" calcext:value-type="error">
            <text:p/>
          </table:table-cell>
          <table:table-cell table:formula="of:=MATCH([.$B68];[.AT$5:.AT$16];0)" office:value-type="string" office:string-value="" calcext:value-type="error">
            <text:p/>
          </table:table-cell>
          <table:table-cell table:formula="of:=MATCH([.$B68];[.AU$5:.AU$16];0)" office:value-type="string" office:string-value="" calcext:value-type="error">
            <text:p/>
          </table:table-cell>
          <table:table-cell table:formula="of:=MATCH([.$B68];[.AV$5:.AV$16];0)" office:value-type="string" office:string-value="" calcext:value-type="error">
            <text:p/>
          </table:table-cell>
          <table:table-cell table:formula="of:=MATCH([.$B68];[.AW$5:.AW$16];0)" office:value-type="string" office:string-value="" calcext:value-type="error">
            <text:p/>
          </table:table-cell>
          <table:table-cell table:formula="of:=MATCH([.$B68];[.AX$5:.AX$16];0)" office:value-type="string" office:string-value="" calcext:value-type="error">
            <text:p/>
          </table:table-cell>
          <table:table-cell table:formula="of:=MATCH([.$B68];[.AY$5:.AY$16];0)" office:value-type="string" office:string-value="" calcext:value-type="error">
            <text:p/>
          </table:table-cell>
          <table:table-cell table:formula="of:=MATCH([.$B68];[.AZ$5:.AZ$16];0)" office:value-type="string" office:string-value="" calcext:value-type="error">
            <text:p/>
          </table:table-cell>
          <table:table-cell table:formula="of:=MATCH([.$B68];[.BA$5:.BA$16];0)" office:value-type="string" office:string-value="" calcext:value-type="error">
            <text:p/>
          </table:table-cell>
          <table:table-cell table:formula="of:=MATCH([.$B68];[.BB$5:.BB$16];0)" office:value-type="string" office:string-value="" calcext:value-type="error">
            <text:p/>
          </table:table-cell>
          <table:table-cell table:formula="of:=MATCH([.$B68];[.BC$5:.BC$16];0)" office:value-type="string" office:string-value="" calcext:value-type="error">
            <text:p/>
          </table:table-cell>
          <table:table-cell table:formula="of:=MATCH([.$B68];[.BD$5:.BD$16];0)" office:value-type="string" office:string-value="" calcext:value-type="error">
            <text:p/>
          </table:table-cell>
          <table:table-cell table:formula="of:=MATCH([.$B68];[.BE$5:.BE$16];0)" office:value-type="string" office:string-value="" calcext:value-type="error">
            <text:p/>
          </table:table-cell>
          <table:table-cell table:formula="of:=MATCH([.$B68];[.BF$5:.BF$16];0)" office:value-type="string" office:string-value="" calcext:value-type="error">
            <text:p/>
          </table:table-cell>
          <table:table-cell table:formula="of:=MATCH([.$B68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50" calcext:value-type="float">
            <text:p>50</text:p>
          </table:table-cell>
          <table:table-cell table:formula="of:=LARGE([.$F$5:.$BG$16];[.A69])" office:value-type="float" office:value="285483.529411765" calcext:value-type="float">
            <text:p/>
          </table:table-cell>
          <table:table-cell table:formula="of:=[.B69]-[.B70]" office:value-type="float" office:value="10123.5294117647" calcext:value-type="float">
            <text:p/>
          </table:table-cell>
          <table:table-cell table:style-name="ce81" table:number-matrix-columns-spanned="1" table:number-matrix-rows-spanned="1" table:formula="of:=INDEX([.F69:.BG69];MATCH(1;IF(NOT(ISNA([.F69:.BG69]));1;0);0))" office:value-type="float" office:value="2" calcext:value-type="float">
            <text:p/>
          </table:table-cell>
          <table:table-cell table:formula="of:=COUNT(IF(ISNUMBER([.F69:.BG69]);[.F69:.BG69]))" office:value-type="float" office:value="1" calcext:value-type="float">
            <text:p/>
          </table:table-cell>
          <table:table-cell table:formula="of:=MATCH([.$B69];[.F$5:.F$16];0)" office:value-type="string" office:string-value="" calcext:value-type="error">
            <text:p/>
          </table:table-cell>
          <table:table-cell table:formula="of:=MATCH([.$B69];[.G$5:.G$16];0)" office:value-type="string" office:string-value="" calcext:value-type="error">
            <text:p/>
          </table:table-cell>
          <table:table-cell table:formula="of:=MATCH([.$B69];[.H$5:.H$16];0)" office:value-type="string" office:string-value="" calcext:value-type="error">
            <text:p/>
          </table:table-cell>
          <table:table-cell table:formula="of:=MATCH([.$B69];[.I$5:.I$16];0)" office:value-type="string" office:string-value="" calcext:value-type="error">
            <text:p/>
          </table:table-cell>
          <table:table-cell table:formula="of:=MATCH([.$B69];[.J$5:.J$16];0)" office:value-type="string" office:string-value="" calcext:value-type="error">
            <text:p/>
          </table:table-cell>
          <table:table-cell table:formula="of:=MATCH([.$B69];[.K$5:.K$16];0)" office:value-type="string" office:string-value="" calcext:value-type="error">
            <text:p/>
          </table:table-cell>
          <table:table-cell table:formula="of:=MATCH([.$B69];[.L$5:.L$16];0)" office:value-type="string" office:string-value="" calcext:value-type="error">
            <text:p/>
          </table:table-cell>
          <table:table-cell table:formula="of:=MATCH([.$B69];[.M$5:.M$16];0)" office:value-type="string" office:string-value="" calcext:value-type="error">
            <text:p/>
          </table:table-cell>
          <table:table-cell table:formula="of:=MATCH([.$B69];[.N$5:.N$16];0)" office:value-type="string" office:string-value="" calcext:value-type="error">
            <text:p/>
          </table:table-cell>
          <table:table-cell table:formula="of:=MATCH([.$B69];[.O$5:.O$16];0)" office:value-type="string" office:string-value="" calcext:value-type="error">
            <text:p/>
          </table:table-cell>
          <table:table-cell table:formula="of:=MATCH([.$B69];[.P$5:.P$16];0)" office:value-type="string" office:string-value="" calcext:value-type="error">
            <text:p/>
          </table:table-cell>
          <table:table-cell table:formula="of:=MATCH([.$B69];[.Q$5:.Q$16];0)" office:value-type="string" office:string-value="" calcext:value-type="error">
            <text:p/>
          </table:table-cell>
          <table:table-cell table:formula="of:=MATCH([.$B69];[.R$5:.R$16];0)" office:value-type="string" office:string-value="" calcext:value-type="error">
            <text:p/>
          </table:table-cell>
          <table:table-cell table:formula="of:=MATCH([.$B69];[.S$5:.S$16];0)" office:value-type="string" office:string-value="" calcext:value-type="error">
            <text:p/>
          </table:table-cell>
          <table:table-cell table:formula="of:=MATCH([.$B69];[.T$5:.T$16];0)" office:value-type="string" office:string-value="" calcext:value-type="error">
            <text:p/>
          </table:table-cell>
          <table:table-cell table:formula="of:=MATCH([.$B69];[.U$5:.U$16];0)" office:value-type="string" office:string-value="" calcext:value-type="error">
            <text:p/>
          </table:table-cell>
          <table:table-cell table:formula="of:=MATCH([.$B69];[.V$5:.V$16];0)" office:value-type="float" office:value="2" calcext:value-type="float">
            <text:p/>
          </table:table-cell>
          <table:table-cell table:formula="of:=MATCH([.$B69];[.W$5:.W$16];0)" office:value-type="string" office:string-value="" calcext:value-type="error">
            <text:p/>
          </table:table-cell>
          <table:table-cell table:formula="of:=MATCH([.$B69];[.X$5:.X$16];0)" office:value-type="string" office:string-value="" calcext:value-type="error">
            <text:p/>
          </table:table-cell>
          <table:table-cell table:formula="of:=MATCH([.$B69];[.Y$5:.Y$16];0)" office:value-type="string" office:string-value="" calcext:value-type="error">
            <text:p/>
          </table:table-cell>
          <table:table-cell table:formula="of:=MATCH([.$B69];[.Z$5:.Z$16];0)" office:value-type="string" office:string-value="" calcext:value-type="error">
            <text:p/>
          </table:table-cell>
          <table:table-cell table:formula="of:=MATCH([.$B69];[.AA$5:.AA$16];0)" office:value-type="string" office:string-value="" calcext:value-type="error">
            <text:p/>
          </table:table-cell>
          <table:table-cell table:formula="of:=MATCH([.$B69];[.AB$5:.AB$16];0)" office:value-type="string" office:string-value="" calcext:value-type="error">
            <text:p/>
          </table:table-cell>
          <table:table-cell table:formula="of:=MATCH([.$B69];[.AC$5:.AC$16];0)" office:value-type="string" office:string-value="" calcext:value-type="error">
            <text:p/>
          </table:table-cell>
          <table:table-cell table:formula="of:=MATCH([.$B69];[.AD$5:.AD$16];0)" office:value-type="string" office:string-value="" calcext:value-type="error">
            <text:p/>
          </table:table-cell>
          <table:table-cell table:formula="of:=MATCH([.$B69];[.AE$5:.AE$16];0)" office:value-type="string" office:string-value="" calcext:value-type="error">
            <text:p/>
          </table:table-cell>
          <table:table-cell table:formula="of:=MATCH([.$B69];[.AF$5:.AF$16];0)" office:value-type="string" office:string-value="" calcext:value-type="error">
            <text:p/>
          </table:table-cell>
          <table:table-cell table:formula="of:=MATCH([.$B69];[.AG$5:.AG$16];0)" office:value-type="string" office:string-value="" calcext:value-type="error">
            <text:p/>
          </table:table-cell>
          <table:table-cell table:formula="of:=MATCH([.$B69];[.AH$5:.AH$16];0)" office:value-type="string" office:string-value="" calcext:value-type="error">
            <text:p/>
          </table:table-cell>
          <table:table-cell table:formula="of:=MATCH([.$B69];[.AI$5:.AI$16];0)" office:value-type="string" office:string-value="" calcext:value-type="error">
            <text:p/>
          </table:table-cell>
          <table:table-cell table:formula="of:=MATCH([.$B69];[.AJ$5:.AJ$16];0)" office:value-type="string" office:string-value="" calcext:value-type="error">
            <text:p/>
          </table:table-cell>
          <table:table-cell table:formula="of:=MATCH([.$B69];[.AK$5:.AK$16];0)" office:value-type="string" office:string-value="" calcext:value-type="error">
            <text:p/>
          </table:table-cell>
          <table:table-cell table:formula="of:=MATCH([.$B69];[.AL$5:.AL$16];0)" office:value-type="string" office:string-value="" calcext:value-type="error">
            <text:p/>
          </table:table-cell>
          <table:table-cell table:formula="of:=MATCH([.$B69];[.AM$5:.AM$16];0)" office:value-type="string" office:string-value="" calcext:value-type="error">
            <text:p/>
          </table:table-cell>
          <table:table-cell table:formula="of:=MATCH([.$B69];[.AN$5:.AN$16];0)" office:value-type="string" office:string-value="" calcext:value-type="error">
            <text:p/>
          </table:table-cell>
          <table:table-cell table:formula="of:=MATCH([.$B69];[.AO$5:.AO$16];0)" office:value-type="string" office:string-value="" calcext:value-type="error">
            <text:p/>
          </table:table-cell>
          <table:table-cell table:formula="of:=MATCH([.$B69];[.AP$5:.AP$16];0)" office:value-type="string" office:string-value="" calcext:value-type="error">
            <text:p/>
          </table:table-cell>
          <table:table-cell table:formula="of:=MATCH([.$B69];[.AQ$5:.AQ$16];0)" office:value-type="string" office:string-value="" calcext:value-type="error">
            <text:p/>
          </table:table-cell>
          <table:table-cell table:formula="of:=MATCH([.$B69];[.AR$5:.AR$16];0)" office:value-type="string" office:string-value="" calcext:value-type="error">
            <text:p/>
          </table:table-cell>
          <table:table-cell table:formula="of:=MATCH([.$B69];[.AS$5:.AS$16];0)" office:value-type="string" office:string-value="" calcext:value-type="error">
            <text:p/>
          </table:table-cell>
          <table:table-cell table:formula="of:=MATCH([.$B69];[.AT$5:.AT$16];0)" office:value-type="string" office:string-value="" calcext:value-type="error">
            <text:p/>
          </table:table-cell>
          <table:table-cell table:formula="of:=MATCH([.$B69];[.AU$5:.AU$16];0)" office:value-type="string" office:string-value="" calcext:value-type="error">
            <text:p/>
          </table:table-cell>
          <table:table-cell table:formula="of:=MATCH([.$B69];[.AV$5:.AV$16];0)" office:value-type="string" office:string-value="" calcext:value-type="error">
            <text:p/>
          </table:table-cell>
          <table:table-cell table:formula="of:=MATCH([.$B69];[.AW$5:.AW$16];0)" office:value-type="string" office:string-value="" calcext:value-type="error">
            <text:p/>
          </table:table-cell>
          <table:table-cell table:formula="of:=MATCH([.$B69];[.AX$5:.AX$16];0)" office:value-type="string" office:string-value="" calcext:value-type="error">
            <text:p/>
          </table:table-cell>
          <table:table-cell table:formula="of:=MATCH([.$B69];[.AY$5:.AY$16];0)" office:value-type="string" office:string-value="" calcext:value-type="error">
            <text:p/>
          </table:table-cell>
          <table:table-cell table:formula="of:=MATCH([.$B69];[.AZ$5:.AZ$16];0)" office:value-type="string" office:string-value="" calcext:value-type="error">
            <text:p/>
          </table:table-cell>
          <table:table-cell table:formula="of:=MATCH([.$B69];[.BA$5:.BA$16];0)" office:value-type="string" office:string-value="" calcext:value-type="error">
            <text:p/>
          </table:table-cell>
          <table:table-cell table:formula="of:=MATCH([.$B69];[.BB$5:.BB$16];0)" office:value-type="string" office:string-value="" calcext:value-type="error">
            <text:p/>
          </table:table-cell>
          <table:table-cell table:formula="of:=MATCH([.$B69];[.BC$5:.BC$16];0)" office:value-type="string" office:string-value="" calcext:value-type="error">
            <text:p/>
          </table:table-cell>
          <table:table-cell table:formula="of:=MATCH([.$B69];[.BD$5:.BD$16];0)" office:value-type="string" office:string-value="" calcext:value-type="error">
            <text:p/>
          </table:table-cell>
          <table:table-cell table:formula="of:=MATCH([.$B69];[.BE$5:.BE$16];0)" office:value-type="string" office:string-value="" calcext:value-type="error">
            <text:p/>
          </table:table-cell>
          <table:table-cell table:formula="of:=MATCH([.$B69];[.BF$5:.BF$16];0)" office:value-type="string" office:string-value="" calcext:value-type="error">
            <text:p/>
          </table:table-cell>
          <table:table-cell table:formula="of:=MATCH([.$B69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51" calcext:value-type="float">
            <text:p>51</text:p>
          </table:table-cell>
          <table:table-cell table:formula="of:=LARGE([.$F$5:.$BG$16];[.A70])" office:value-type="float" office:value="275360" calcext:value-type="float">
            <text:p/>
          </table:table-cell>
          <table:table-cell table:formula="of:=[.B70]-[.B71]" office:value-type="float" office:value="0" calcext:value-type="float">
            <text:p/>
          </table:table-cell>
          <table:table-cell table:style-name="ce81" table:number-matrix-columns-spanned="1" table:number-matrix-rows-spanned="1" table:formula="of:=INDEX([.F70:.BG70];MATCH(1;IF(NOT(ISNA([.F70:.BG70]));1;0);0))" office:value-type="float" office:value="9" calcext:value-type="float">
            <text:p/>
          </table:table-cell>
          <table:table-cell table:formula="of:=COUNT(IF(ISNUMBER([.F70:.BG70]);[.F70:.BG70]))" office:value-type="float" office:value="1" calcext:value-type="float">
            <text:p/>
          </table:table-cell>
          <table:table-cell table:formula="of:=MATCH([.$B70];[.F$5:.F$16];0)" office:value-type="float" office:value="9" calcext:value-type="float">
            <text:p/>
          </table:table-cell>
          <table:table-cell table:formula="of:=MATCH([.$B70];[.G$5:.G$16];0)" office:value-type="string" office:string-value="" calcext:value-type="error">
            <text:p/>
          </table:table-cell>
          <table:table-cell table:formula="of:=MATCH([.$B70];[.H$5:.H$16];0)" office:value-type="float" office:value="6" calcext:value-type="float">
            <text:p/>
          </table:table-cell>
          <table:table-cell table:formula="of:=MATCH([.$B70];[.I$5:.I$16];0)" office:value-type="string" office:string-value="" calcext:value-type="error">
            <text:p/>
          </table:table-cell>
          <table:table-cell table:formula="of:=MATCH([.$B70];[.J$5:.J$16];0)" office:value-type="string" office:string-value="" calcext:value-type="error">
            <text:p/>
          </table:table-cell>
          <table:table-cell table:formula="of:=MATCH([.$B70];[.K$5:.K$16];0)" office:value-type="string" office:string-value="" calcext:value-type="error">
            <text:p/>
          </table:table-cell>
          <table:table-cell table:formula="of:=MATCH([.$B70];[.L$5:.L$16];0)" office:value-type="string" office:string-value="" calcext:value-type="error">
            <text:p/>
          </table:table-cell>
          <table:table-cell table:formula="of:=MATCH([.$B70];[.M$5:.M$16];0)" office:value-type="string" office:string-value="" calcext:value-type="error">
            <text:p/>
          </table:table-cell>
          <table:table-cell table:formula="of:=MATCH([.$B70];[.N$5:.N$16];0)" office:value-type="string" office:string-value="" calcext:value-type="error">
            <text:p/>
          </table:table-cell>
          <table:table-cell table:formula="of:=MATCH([.$B70];[.O$5:.O$16];0)" office:value-type="string" office:string-value="" calcext:value-type="error">
            <text:p/>
          </table:table-cell>
          <table:table-cell table:formula="of:=MATCH([.$B70];[.P$5:.P$16];0)" office:value-type="string" office:string-value="" calcext:value-type="error">
            <text:p/>
          </table:table-cell>
          <table:table-cell table:formula="of:=MATCH([.$B70];[.Q$5:.Q$16];0)" office:value-type="string" office:string-value="" calcext:value-type="error">
            <text:p/>
          </table:table-cell>
          <table:table-cell table:formula="of:=MATCH([.$B70];[.R$5:.R$16];0)" office:value-type="string" office:string-value="" calcext:value-type="error">
            <text:p/>
          </table:table-cell>
          <table:table-cell table:formula="of:=MATCH([.$B70];[.S$5:.S$16];0)" office:value-type="string" office:string-value="" calcext:value-type="error">
            <text:p/>
          </table:table-cell>
          <table:table-cell table:formula="of:=MATCH([.$B70];[.T$5:.T$16];0)" office:value-type="string" office:string-value="" calcext:value-type="error">
            <text:p/>
          </table:table-cell>
          <table:table-cell table:formula="of:=MATCH([.$B70];[.U$5:.U$16];0)" office:value-type="string" office:string-value="" calcext:value-type="error">
            <text:p/>
          </table:table-cell>
          <table:table-cell table:formula="of:=MATCH([.$B70];[.V$5:.V$16];0)" office:value-type="string" office:string-value="" calcext:value-type="error">
            <text:p/>
          </table:table-cell>
          <table:table-cell table:formula="of:=MATCH([.$B70];[.W$5:.W$16];0)" office:value-type="string" office:string-value="" calcext:value-type="error">
            <text:p/>
          </table:table-cell>
          <table:table-cell table:formula="of:=MATCH([.$B70];[.X$5:.X$16];0)" office:value-type="string" office:string-value="" calcext:value-type="error">
            <text:p/>
          </table:table-cell>
          <table:table-cell table:formula="of:=MATCH([.$B70];[.Y$5:.Y$16];0)" office:value-type="string" office:string-value="" calcext:value-type="error">
            <text:p/>
          </table:table-cell>
          <table:table-cell table:formula="of:=MATCH([.$B70];[.Z$5:.Z$16];0)" office:value-type="string" office:string-value="" calcext:value-type="error">
            <text:p/>
          </table:table-cell>
          <table:table-cell table:formula="of:=MATCH([.$B70];[.AA$5:.AA$16];0)" office:value-type="string" office:string-value="" calcext:value-type="error">
            <text:p/>
          </table:table-cell>
          <table:table-cell table:formula="of:=MATCH([.$B70];[.AB$5:.AB$16];0)" office:value-type="string" office:string-value="" calcext:value-type="error">
            <text:p/>
          </table:table-cell>
          <table:table-cell table:formula="of:=MATCH([.$B70];[.AC$5:.AC$16];0)" office:value-type="string" office:string-value="" calcext:value-type="error">
            <text:p/>
          </table:table-cell>
          <table:table-cell table:formula="of:=MATCH([.$B70];[.AD$5:.AD$16];0)" office:value-type="string" office:string-value="" calcext:value-type="error">
            <text:p/>
          </table:table-cell>
          <table:table-cell table:formula="of:=MATCH([.$B70];[.AE$5:.AE$16];0)" office:value-type="string" office:string-value="" calcext:value-type="error">
            <text:p/>
          </table:table-cell>
          <table:table-cell table:formula="of:=MATCH([.$B70];[.AF$5:.AF$16];0)" office:value-type="string" office:string-value="" calcext:value-type="error">
            <text:p/>
          </table:table-cell>
          <table:table-cell table:formula="of:=MATCH([.$B70];[.AG$5:.AG$16];0)" office:value-type="string" office:string-value="" calcext:value-type="error">
            <text:p/>
          </table:table-cell>
          <table:table-cell table:formula="of:=MATCH([.$B70];[.AH$5:.AH$16];0)" office:value-type="string" office:string-value="" calcext:value-type="error">
            <text:p/>
          </table:table-cell>
          <table:table-cell table:formula="of:=MATCH([.$B70];[.AI$5:.AI$16];0)" office:value-type="string" office:string-value="" calcext:value-type="error">
            <text:p/>
          </table:table-cell>
          <table:table-cell table:formula="of:=MATCH([.$B70];[.AJ$5:.AJ$16];0)" office:value-type="string" office:string-value="" calcext:value-type="error">
            <text:p/>
          </table:table-cell>
          <table:table-cell table:formula="of:=MATCH([.$B70];[.AK$5:.AK$16];0)" office:value-type="string" office:string-value="" calcext:value-type="error">
            <text:p/>
          </table:table-cell>
          <table:table-cell table:formula="of:=MATCH([.$B70];[.AL$5:.AL$16];0)" office:value-type="string" office:string-value="" calcext:value-type="error">
            <text:p/>
          </table:table-cell>
          <table:table-cell table:formula="of:=MATCH([.$B70];[.AM$5:.AM$16];0)" office:value-type="string" office:string-value="" calcext:value-type="error">
            <text:p/>
          </table:table-cell>
          <table:table-cell table:formula="of:=MATCH([.$B70];[.AN$5:.AN$16];0)" office:value-type="string" office:string-value="" calcext:value-type="error">
            <text:p/>
          </table:table-cell>
          <table:table-cell table:formula="of:=MATCH([.$B70];[.AO$5:.AO$16];0)" office:value-type="string" office:string-value="" calcext:value-type="error">
            <text:p/>
          </table:table-cell>
          <table:table-cell table:formula="of:=MATCH([.$B70];[.AP$5:.AP$16];0)" office:value-type="string" office:string-value="" calcext:value-type="error">
            <text:p/>
          </table:table-cell>
          <table:table-cell table:formula="of:=MATCH([.$B70];[.AQ$5:.AQ$16];0)" office:value-type="string" office:string-value="" calcext:value-type="error">
            <text:p/>
          </table:table-cell>
          <table:table-cell table:formula="of:=MATCH([.$B70];[.AR$5:.AR$16];0)" office:value-type="string" office:string-value="" calcext:value-type="error">
            <text:p/>
          </table:table-cell>
          <table:table-cell table:formula="of:=MATCH([.$B70];[.AS$5:.AS$16];0)" office:value-type="string" office:string-value="" calcext:value-type="error">
            <text:p/>
          </table:table-cell>
          <table:table-cell table:formula="of:=MATCH([.$B70];[.AT$5:.AT$16];0)" office:value-type="string" office:string-value="" calcext:value-type="error">
            <text:p/>
          </table:table-cell>
          <table:table-cell table:formula="of:=MATCH([.$B70];[.AU$5:.AU$16];0)" office:value-type="string" office:string-value="" calcext:value-type="error">
            <text:p/>
          </table:table-cell>
          <table:table-cell table:formula="of:=MATCH([.$B70];[.AV$5:.AV$16];0)" office:value-type="string" office:string-value="" calcext:value-type="error">
            <text:p/>
          </table:table-cell>
          <table:table-cell table:formula="of:=MATCH([.$B70];[.AW$5:.AW$16];0)" office:value-type="string" office:string-value="" calcext:value-type="error">
            <text:p/>
          </table:table-cell>
          <table:table-cell table:formula="of:=MATCH([.$B70];[.AX$5:.AX$16];0)" office:value-type="string" office:string-value="" calcext:value-type="error">
            <text:p/>
          </table:table-cell>
          <table:table-cell table:formula="of:=MATCH([.$B70];[.AY$5:.AY$16];0)" office:value-type="string" office:string-value="" calcext:value-type="error">
            <text:p/>
          </table:table-cell>
          <table:table-cell table:formula="of:=MATCH([.$B70];[.AZ$5:.AZ$16];0)" office:value-type="string" office:string-value="" calcext:value-type="error">
            <text:p/>
          </table:table-cell>
          <table:table-cell table:formula="of:=MATCH([.$B70];[.BA$5:.BA$16];0)" office:value-type="string" office:string-value="" calcext:value-type="error">
            <text:p/>
          </table:table-cell>
          <table:table-cell table:formula="of:=MATCH([.$B70];[.BB$5:.BB$16];0)" office:value-type="string" office:string-value="" calcext:value-type="error">
            <text:p/>
          </table:table-cell>
          <table:table-cell table:formula="of:=MATCH([.$B70];[.BC$5:.BC$16];0)" office:value-type="string" office:string-value="" calcext:value-type="error">
            <text:p/>
          </table:table-cell>
          <table:table-cell table:formula="of:=MATCH([.$B70];[.BD$5:.BD$16];0)" office:value-type="string" office:string-value="" calcext:value-type="error">
            <text:p/>
          </table:table-cell>
          <table:table-cell table:formula="of:=MATCH([.$B70];[.BE$5:.BE$16];0)" office:value-type="string" office:string-value="" calcext:value-type="error">
            <text:p/>
          </table:table-cell>
          <table:table-cell table:formula="of:=MATCH([.$B70];[.BF$5:.BF$16];0)" office:value-type="string" office:string-value="" calcext:value-type="error">
            <text:p/>
          </table:table-cell>
          <table:table-cell table:formula="of:=MATCH([.$B70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office:value-type="float" office:value="52" calcext:value-type="float">
            <text:p>52</text:p>
          </table:table-cell>
          <table:table-cell table:formula="of:=LARGE([.$F$5:.$BG$16];[.A71])" office:value-type="float" office:value="275360" calcext:value-type="float">
            <text:p/>
          </table:table-cell>
          <table:table-cell table:formula="of:=[.B71]-[.B72]" office:value-type="float" office:value="3824.44444444438" calcext:value-type="float">
            <text:p/>
          </table:table-cell>
          <table:table-cell table:style-name="ce81" table:number-matrix-columns-spanned="1" table:number-matrix-rows-spanned="1" table:formula="of:=INDEX([.F71:.BG71];MATCH(1;IF(NOT(ISNA([.F71:.BG71]));1;0);0))" office:value-type="float" office:value="9" calcext:value-type="float">
            <text:p/>
          </table:table-cell>
          <table:table-cell table:formula="of:=COUNT(IF(ISNUMBER([.F71:.BG71]);[.F71:.BG71]))" office:value-type="float" office:value="1" calcext:value-type="float">
            <text:p/>
          </table:table-cell>
          <table:table-cell table:formula="of:=MATCH([.$B71];[.F$5:.F$16];0)" office:value-type="float" office:value="9" calcext:value-type="float">
            <text:p/>
          </table:table-cell>
          <table:table-cell table:formula="of:=MATCH([.$B71];[.G$5:.G$16];0)" office:value-type="string" office:string-value="" calcext:value-type="error">
            <text:p/>
          </table:table-cell>
          <table:table-cell table:formula="of:=MATCH([.$B71];[.H$5:.H$16];0)" office:value-type="float" office:value="6" calcext:value-type="float">
            <text:p/>
          </table:table-cell>
          <table:table-cell table:formula="of:=MATCH([.$B71];[.I$5:.I$16];0)" office:value-type="string" office:string-value="" calcext:value-type="error">
            <text:p/>
          </table:table-cell>
          <table:table-cell table:formula="of:=MATCH([.$B71];[.J$5:.J$16];0)" office:value-type="string" office:string-value="" calcext:value-type="error">
            <text:p/>
          </table:table-cell>
          <table:table-cell table:formula="of:=MATCH([.$B71];[.K$5:.K$16];0)" office:value-type="string" office:string-value="" calcext:value-type="error">
            <text:p/>
          </table:table-cell>
          <table:table-cell table:formula="of:=MATCH([.$B71];[.L$5:.L$16];0)" office:value-type="string" office:string-value="" calcext:value-type="error">
            <text:p/>
          </table:table-cell>
          <table:table-cell table:formula="of:=MATCH([.$B71];[.M$5:.M$16];0)" office:value-type="string" office:string-value="" calcext:value-type="error">
            <text:p/>
          </table:table-cell>
          <table:table-cell table:formula="of:=MATCH([.$B71];[.N$5:.N$16];0)" office:value-type="string" office:string-value="" calcext:value-type="error">
            <text:p/>
          </table:table-cell>
          <table:table-cell table:formula="of:=MATCH([.$B71];[.O$5:.O$16];0)" office:value-type="string" office:string-value="" calcext:value-type="error">
            <text:p/>
          </table:table-cell>
          <table:table-cell table:formula="of:=MATCH([.$B71];[.P$5:.P$16];0)" office:value-type="string" office:string-value="" calcext:value-type="error">
            <text:p/>
          </table:table-cell>
          <table:table-cell table:formula="of:=MATCH([.$B71];[.Q$5:.Q$16];0)" office:value-type="string" office:string-value="" calcext:value-type="error">
            <text:p/>
          </table:table-cell>
          <table:table-cell table:formula="of:=MATCH([.$B71];[.R$5:.R$16];0)" office:value-type="string" office:string-value="" calcext:value-type="error">
            <text:p/>
          </table:table-cell>
          <table:table-cell table:formula="of:=MATCH([.$B71];[.S$5:.S$16];0)" office:value-type="string" office:string-value="" calcext:value-type="error">
            <text:p/>
          </table:table-cell>
          <table:table-cell table:formula="of:=MATCH([.$B71];[.T$5:.T$16];0)" office:value-type="string" office:string-value="" calcext:value-type="error">
            <text:p/>
          </table:table-cell>
          <table:table-cell table:formula="of:=MATCH([.$B71];[.U$5:.U$16];0)" office:value-type="string" office:string-value="" calcext:value-type="error">
            <text:p/>
          </table:table-cell>
          <table:table-cell table:formula="of:=MATCH([.$B71];[.V$5:.V$16];0)" office:value-type="string" office:string-value="" calcext:value-type="error">
            <text:p/>
          </table:table-cell>
          <table:table-cell table:formula="of:=MATCH([.$B71];[.W$5:.W$16];0)" office:value-type="string" office:string-value="" calcext:value-type="error">
            <text:p/>
          </table:table-cell>
          <table:table-cell table:formula="of:=MATCH([.$B71];[.X$5:.X$16];0)" office:value-type="string" office:string-value="" calcext:value-type="error">
            <text:p/>
          </table:table-cell>
          <table:table-cell table:formula="of:=MATCH([.$B71];[.Y$5:.Y$16];0)" office:value-type="string" office:string-value="" calcext:value-type="error">
            <text:p/>
          </table:table-cell>
          <table:table-cell table:formula="of:=MATCH([.$B71];[.Z$5:.Z$16];0)" office:value-type="string" office:string-value="" calcext:value-type="error">
            <text:p/>
          </table:table-cell>
          <table:table-cell table:formula="of:=MATCH([.$B71];[.AA$5:.AA$16];0)" office:value-type="string" office:string-value="" calcext:value-type="error">
            <text:p/>
          </table:table-cell>
          <table:table-cell table:formula="of:=MATCH([.$B71];[.AB$5:.AB$16];0)" office:value-type="string" office:string-value="" calcext:value-type="error">
            <text:p/>
          </table:table-cell>
          <table:table-cell table:formula="of:=MATCH([.$B71];[.AC$5:.AC$16];0)" office:value-type="string" office:string-value="" calcext:value-type="error">
            <text:p/>
          </table:table-cell>
          <table:table-cell table:formula="of:=MATCH([.$B71];[.AD$5:.AD$16];0)" office:value-type="string" office:string-value="" calcext:value-type="error">
            <text:p/>
          </table:table-cell>
          <table:table-cell table:formula="of:=MATCH([.$B71];[.AE$5:.AE$16];0)" office:value-type="string" office:string-value="" calcext:value-type="error">
            <text:p/>
          </table:table-cell>
          <table:table-cell table:formula="of:=MATCH([.$B71];[.AF$5:.AF$16];0)" office:value-type="string" office:string-value="" calcext:value-type="error">
            <text:p/>
          </table:table-cell>
          <table:table-cell table:formula="of:=MATCH([.$B71];[.AG$5:.AG$16];0)" office:value-type="string" office:string-value="" calcext:value-type="error">
            <text:p/>
          </table:table-cell>
          <table:table-cell table:formula="of:=MATCH([.$B71];[.AH$5:.AH$16];0)" office:value-type="string" office:string-value="" calcext:value-type="error">
            <text:p/>
          </table:table-cell>
          <table:table-cell table:formula="of:=MATCH([.$B71];[.AI$5:.AI$16];0)" office:value-type="string" office:string-value="" calcext:value-type="error">
            <text:p/>
          </table:table-cell>
          <table:table-cell table:formula="of:=MATCH([.$B71];[.AJ$5:.AJ$16];0)" office:value-type="string" office:string-value="" calcext:value-type="error">
            <text:p/>
          </table:table-cell>
          <table:table-cell table:formula="of:=MATCH([.$B71];[.AK$5:.AK$16];0)" office:value-type="string" office:string-value="" calcext:value-type="error">
            <text:p/>
          </table:table-cell>
          <table:table-cell table:formula="of:=MATCH([.$B71];[.AL$5:.AL$16];0)" office:value-type="string" office:string-value="" calcext:value-type="error">
            <text:p/>
          </table:table-cell>
          <table:table-cell table:formula="of:=MATCH([.$B71];[.AM$5:.AM$16];0)" office:value-type="string" office:string-value="" calcext:value-type="error">
            <text:p/>
          </table:table-cell>
          <table:table-cell table:formula="of:=MATCH([.$B71];[.AN$5:.AN$16];0)" office:value-type="string" office:string-value="" calcext:value-type="error">
            <text:p/>
          </table:table-cell>
          <table:table-cell table:formula="of:=MATCH([.$B71];[.AO$5:.AO$16];0)" office:value-type="string" office:string-value="" calcext:value-type="error">
            <text:p/>
          </table:table-cell>
          <table:table-cell table:formula="of:=MATCH([.$B71];[.AP$5:.AP$16];0)" office:value-type="string" office:string-value="" calcext:value-type="error">
            <text:p/>
          </table:table-cell>
          <table:table-cell table:formula="of:=MATCH([.$B71];[.AQ$5:.AQ$16];0)" office:value-type="string" office:string-value="" calcext:value-type="error">
            <text:p/>
          </table:table-cell>
          <table:table-cell table:formula="of:=MATCH([.$B71];[.AR$5:.AR$16];0)" office:value-type="string" office:string-value="" calcext:value-type="error">
            <text:p/>
          </table:table-cell>
          <table:table-cell table:formula="of:=MATCH([.$B71];[.AS$5:.AS$16];0)" office:value-type="string" office:string-value="" calcext:value-type="error">
            <text:p/>
          </table:table-cell>
          <table:table-cell table:formula="of:=MATCH([.$B71];[.AT$5:.AT$16];0)" office:value-type="string" office:string-value="" calcext:value-type="error">
            <text:p/>
          </table:table-cell>
          <table:table-cell table:formula="of:=MATCH([.$B71];[.AU$5:.AU$16];0)" office:value-type="string" office:string-value="" calcext:value-type="error">
            <text:p/>
          </table:table-cell>
          <table:table-cell table:formula="of:=MATCH([.$B71];[.AV$5:.AV$16];0)" office:value-type="string" office:string-value="" calcext:value-type="error">
            <text:p/>
          </table:table-cell>
          <table:table-cell table:formula="of:=MATCH([.$B71];[.AW$5:.AW$16];0)" office:value-type="string" office:string-value="" calcext:value-type="error">
            <text:p/>
          </table:table-cell>
          <table:table-cell table:formula="of:=MATCH([.$B71];[.AX$5:.AX$16];0)" office:value-type="string" office:string-value="" calcext:value-type="error">
            <text:p/>
          </table:table-cell>
          <table:table-cell table:formula="of:=MATCH([.$B71];[.AY$5:.AY$16];0)" office:value-type="string" office:string-value="" calcext:value-type="error">
            <text:p/>
          </table:table-cell>
          <table:table-cell table:formula="of:=MATCH([.$B71];[.AZ$5:.AZ$16];0)" office:value-type="string" office:string-value="" calcext:value-type="error">
            <text:p/>
          </table:table-cell>
          <table:table-cell table:formula="of:=MATCH([.$B71];[.BA$5:.BA$16];0)" office:value-type="string" office:string-value="" calcext:value-type="error">
            <text:p/>
          </table:table-cell>
          <table:table-cell table:formula="of:=MATCH([.$B71];[.BB$5:.BB$16];0)" office:value-type="string" office:string-value="" calcext:value-type="error">
            <text:p/>
          </table:table-cell>
          <table:table-cell table:formula="of:=MATCH([.$B71];[.BC$5:.BC$16];0)" office:value-type="string" office:string-value="" calcext:value-type="error">
            <text:p/>
          </table:table-cell>
          <table:table-cell table:formula="of:=MATCH([.$B71];[.BD$5:.BD$16];0)" office:value-type="string" office:string-value="" calcext:value-type="error">
            <text:p/>
          </table:table-cell>
          <table:table-cell table:formula="of:=MATCH([.$B71];[.BE$5:.BE$16];0)" office:value-type="string" office:string-value="" calcext:value-type="error">
            <text:p/>
          </table:table-cell>
          <table:table-cell table:formula="of:=MATCH([.$B71];[.BF$5:.BF$16];0)" office:value-type="string" office:string-value="" calcext:value-type="error">
            <text:p/>
          </table:table-cell>
          <table:table-cell table:formula="of:=MATCH([.$B71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53" calcext:value-type="float">
            <text:p>53</text:p>
          </table:table-cell>
          <table:table-cell table:formula="of:=LARGE([.$F$5:.$BG$16];[.A72])" office:value-type="float" office:value="271535.555555556" calcext:value-type="float">
            <text:p/>
          </table:table-cell>
          <table:table-cell table:formula="of:=[.B72]-[.B73]" office:value-type="float" office:value="1912.22222222231" calcext:value-type="float">
            <text:p/>
          </table:table-cell>
          <table:table-cell table:style-name="ce81" table:number-matrix-columns-spanned="1" table:number-matrix-rows-spanned="1" table:formula="of:=INDEX([.F72:.BG72];MATCH(1;IF(NOT(ISNA([.F72:.BG72]));1;0);0))" office:value-type="float" office:value="1" calcext:value-type="float">
            <text:p/>
          </table:table-cell>
          <table:table-cell table:formula="of:=COUNT(IF(ISNUMBER([.F72:.BG72]);[.F72:.BG72]))" office:value-type="float" office:value="1" calcext:value-type="float">
            <text:p/>
          </table:table-cell>
          <table:table-cell table:formula="of:=MATCH([.$B72];[.F$5:.F$16];0)" office:value-type="string" office:string-value="" calcext:value-type="error">
            <text:p/>
          </table:table-cell>
          <table:table-cell table:formula="of:=MATCH([.$B72];[.G$5:.G$16];0)" office:value-type="string" office:string-value="" calcext:value-type="error">
            <text:p/>
          </table:table-cell>
          <table:table-cell table:formula="of:=MATCH([.$B72];[.H$5:.H$16];0)" office:value-type="string" office:string-value="" calcext:value-type="error">
            <text:p/>
          </table:table-cell>
          <table:table-cell table:formula="of:=MATCH([.$B72];[.I$5:.I$16];0)" office:value-type="string" office:string-value="" calcext:value-type="error">
            <text:p/>
          </table:table-cell>
          <table:table-cell table:formula="of:=MATCH([.$B72];[.J$5:.J$16];0)" office:value-type="string" office:string-value="" calcext:value-type="error">
            <text:p/>
          </table:table-cell>
          <table:table-cell table:formula="of:=MATCH([.$B72];[.K$5:.K$16];0)" office:value-type="string" office:string-value="" calcext:value-type="error">
            <text:p/>
          </table:table-cell>
          <table:table-cell table:formula="of:=MATCH([.$B72];[.L$5:.L$16];0)" office:value-type="string" office:string-value="" calcext:value-type="error">
            <text:p/>
          </table:table-cell>
          <table:table-cell table:formula="of:=MATCH([.$B72];[.M$5:.M$16];0)" office:value-type="string" office:string-value="" calcext:value-type="error">
            <text:p/>
          </table:table-cell>
          <table:table-cell table:formula="of:=MATCH([.$B72];[.N$5:.N$16];0)" office:value-type="string" office:string-value="" calcext:value-type="error">
            <text:p/>
          </table:table-cell>
          <table:table-cell table:formula="of:=MATCH([.$B72];[.O$5:.O$16];0)" office:value-type="string" office:string-value="" calcext:value-type="error">
            <text:p/>
          </table:table-cell>
          <table:table-cell table:formula="of:=MATCH([.$B72];[.P$5:.P$16];0)" office:value-type="string" office:string-value="" calcext:value-type="error">
            <text:p/>
          </table:table-cell>
          <table:table-cell table:formula="of:=MATCH([.$B72];[.Q$5:.Q$16];0)" office:value-type="string" office:string-value="" calcext:value-type="error">
            <text:p/>
          </table:table-cell>
          <table:table-cell table:formula="of:=MATCH([.$B72];[.R$5:.R$16];0)" office:value-type="string" office:string-value="" calcext:value-type="error">
            <text:p/>
          </table:table-cell>
          <table:table-cell table:formula="of:=MATCH([.$B72];[.S$5:.S$16];0)" office:value-type="string" office:string-value="" calcext:value-type="error">
            <text:p/>
          </table:table-cell>
          <table:table-cell table:formula="of:=MATCH([.$B72];[.T$5:.T$16];0)" office:value-type="string" office:string-value="" calcext:value-type="error">
            <text:p/>
          </table:table-cell>
          <table:table-cell table:formula="of:=MATCH([.$B72];[.U$5:.U$16];0)" office:value-type="string" office:string-value="" calcext:value-type="error">
            <text:p/>
          </table:table-cell>
          <table:table-cell table:formula="of:=MATCH([.$B72];[.V$5:.V$16];0)" office:value-type="string" office:string-value="" calcext:value-type="error">
            <text:p/>
          </table:table-cell>
          <table:table-cell table:formula="of:=MATCH([.$B72];[.W$5:.W$16];0)" office:value-type="float" office:value="1" calcext:value-type="float">
            <text:p/>
          </table:table-cell>
          <table:table-cell table:formula="of:=MATCH([.$B72];[.X$5:.X$16];0)" office:value-type="string" office:string-value="" calcext:value-type="error">
            <text:p/>
          </table:table-cell>
          <table:table-cell table:formula="of:=MATCH([.$B72];[.Y$5:.Y$16];0)" office:value-type="string" office:string-value="" calcext:value-type="error">
            <text:p/>
          </table:table-cell>
          <table:table-cell table:formula="of:=MATCH([.$B72];[.Z$5:.Z$16];0)" office:value-type="string" office:string-value="" calcext:value-type="error">
            <text:p/>
          </table:table-cell>
          <table:table-cell table:formula="of:=MATCH([.$B72];[.AA$5:.AA$16];0)" office:value-type="string" office:string-value="" calcext:value-type="error">
            <text:p/>
          </table:table-cell>
          <table:table-cell table:formula="of:=MATCH([.$B72];[.AB$5:.AB$16];0)" office:value-type="string" office:string-value="" calcext:value-type="error">
            <text:p/>
          </table:table-cell>
          <table:table-cell table:formula="of:=MATCH([.$B72];[.AC$5:.AC$16];0)" office:value-type="string" office:string-value="" calcext:value-type="error">
            <text:p/>
          </table:table-cell>
          <table:table-cell table:formula="of:=MATCH([.$B72];[.AD$5:.AD$16];0)" office:value-type="string" office:string-value="" calcext:value-type="error">
            <text:p/>
          </table:table-cell>
          <table:table-cell table:formula="of:=MATCH([.$B72];[.AE$5:.AE$16];0)" office:value-type="string" office:string-value="" calcext:value-type="error">
            <text:p/>
          </table:table-cell>
          <table:table-cell table:formula="of:=MATCH([.$B72];[.AF$5:.AF$16];0)" office:value-type="string" office:string-value="" calcext:value-type="error">
            <text:p/>
          </table:table-cell>
          <table:table-cell table:formula="of:=MATCH([.$B72];[.AG$5:.AG$16];0)" office:value-type="string" office:string-value="" calcext:value-type="error">
            <text:p/>
          </table:table-cell>
          <table:table-cell table:formula="of:=MATCH([.$B72];[.AH$5:.AH$16];0)" office:value-type="string" office:string-value="" calcext:value-type="error">
            <text:p/>
          </table:table-cell>
          <table:table-cell table:formula="of:=MATCH([.$B72];[.AI$5:.AI$16];0)" office:value-type="string" office:string-value="" calcext:value-type="error">
            <text:p/>
          </table:table-cell>
          <table:table-cell table:formula="of:=MATCH([.$B72];[.AJ$5:.AJ$16];0)" office:value-type="string" office:string-value="" calcext:value-type="error">
            <text:p/>
          </table:table-cell>
          <table:table-cell table:formula="of:=MATCH([.$B72];[.AK$5:.AK$16];0)" office:value-type="string" office:string-value="" calcext:value-type="error">
            <text:p/>
          </table:table-cell>
          <table:table-cell table:formula="of:=MATCH([.$B72];[.AL$5:.AL$16];0)" office:value-type="string" office:string-value="" calcext:value-type="error">
            <text:p/>
          </table:table-cell>
          <table:table-cell table:formula="of:=MATCH([.$B72];[.AM$5:.AM$16];0)" office:value-type="string" office:string-value="" calcext:value-type="error">
            <text:p/>
          </table:table-cell>
          <table:table-cell table:formula="of:=MATCH([.$B72];[.AN$5:.AN$16];0)" office:value-type="string" office:string-value="" calcext:value-type="error">
            <text:p/>
          </table:table-cell>
          <table:table-cell table:formula="of:=MATCH([.$B72];[.AO$5:.AO$16];0)" office:value-type="string" office:string-value="" calcext:value-type="error">
            <text:p/>
          </table:table-cell>
          <table:table-cell table:formula="of:=MATCH([.$B72];[.AP$5:.AP$16];0)" office:value-type="string" office:string-value="" calcext:value-type="error">
            <text:p/>
          </table:table-cell>
          <table:table-cell table:formula="of:=MATCH([.$B72];[.AQ$5:.AQ$16];0)" office:value-type="string" office:string-value="" calcext:value-type="error">
            <text:p/>
          </table:table-cell>
          <table:table-cell table:formula="of:=MATCH([.$B72];[.AR$5:.AR$16];0)" office:value-type="string" office:string-value="" calcext:value-type="error">
            <text:p/>
          </table:table-cell>
          <table:table-cell table:formula="of:=MATCH([.$B72];[.AS$5:.AS$16];0)" office:value-type="string" office:string-value="" calcext:value-type="error">
            <text:p/>
          </table:table-cell>
          <table:table-cell table:formula="of:=MATCH([.$B72];[.AT$5:.AT$16];0)" office:value-type="string" office:string-value="" calcext:value-type="error">
            <text:p/>
          </table:table-cell>
          <table:table-cell table:formula="of:=MATCH([.$B72];[.AU$5:.AU$16];0)" office:value-type="string" office:string-value="" calcext:value-type="error">
            <text:p/>
          </table:table-cell>
          <table:table-cell table:formula="of:=MATCH([.$B72];[.AV$5:.AV$16];0)" office:value-type="string" office:string-value="" calcext:value-type="error">
            <text:p/>
          </table:table-cell>
          <table:table-cell table:formula="of:=MATCH([.$B72];[.AW$5:.AW$16];0)" office:value-type="string" office:string-value="" calcext:value-type="error">
            <text:p/>
          </table:table-cell>
          <table:table-cell table:formula="of:=MATCH([.$B72];[.AX$5:.AX$16];0)" office:value-type="string" office:string-value="" calcext:value-type="error">
            <text:p/>
          </table:table-cell>
          <table:table-cell table:formula="of:=MATCH([.$B72];[.AY$5:.AY$16];0)" office:value-type="string" office:string-value="" calcext:value-type="error">
            <text:p/>
          </table:table-cell>
          <table:table-cell table:formula="of:=MATCH([.$B72];[.AZ$5:.AZ$16];0)" office:value-type="string" office:string-value="" calcext:value-type="error">
            <text:p/>
          </table:table-cell>
          <table:table-cell table:formula="of:=MATCH([.$B72];[.BA$5:.BA$16];0)" office:value-type="string" office:string-value="" calcext:value-type="error">
            <text:p/>
          </table:table-cell>
          <table:table-cell table:formula="of:=MATCH([.$B72];[.BB$5:.BB$16];0)" office:value-type="string" office:string-value="" calcext:value-type="error">
            <text:p/>
          </table:table-cell>
          <table:table-cell table:formula="of:=MATCH([.$B72];[.BC$5:.BC$16];0)" office:value-type="string" office:string-value="" calcext:value-type="error">
            <text:p/>
          </table:table-cell>
          <table:table-cell table:formula="of:=MATCH([.$B72];[.BD$5:.BD$16];0)" office:value-type="string" office:string-value="" calcext:value-type="error">
            <text:p/>
          </table:table-cell>
          <table:table-cell table:formula="of:=MATCH([.$B72];[.BE$5:.BE$16];0)" office:value-type="string" office:string-value="" calcext:value-type="error">
            <text:p/>
          </table:table-cell>
          <table:table-cell table:formula="of:=MATCH([.$B72];[.BF$5:.BF$16];0)" office:value-type="string" office:string-value="" calcext:value-type="error">
            <text:p/>
          </table:table-cell>
          <table:table-cell table:formula="of:=MATCH([.$B72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>
          <table:table-cell table:style-name="Default" office:value-type="float" office:value="54" calcext:value-type="float">
            <text:p>54</text:p>
          </table:table-cell>
          <table:table-cell table:formula="of:=LARGE([.$F$5:.$BG$16];[.A73])" office:value-type="float" office:value="269623.333333333" calcext:value-type="float">
            <text:p/>
          </table:table-cell>
          <table:table-cell/>
          <table:table-cell table:style-name="ce81" table:number-matrix-columns-spanned="1" table:number-matrix-rows-spanned="1" table:formula="of:=INDEX([.F73:.BG73];MATCH(1;IF(NOT(ISNA([.F73:.BG73]));1;0);0))" office:value-type="float" office:value="2" calcext:value-type="float">
            <text:p/>
          </table:table-cell>
          <table:table-cell table:formula="of:=COUNT(IF(ISNUMBER([.F73:.BG73]);[.F73:.BG73]))" office:value-type="float" office:value="1" calcext:value-type="float">
            <text:p/>
          </table:table-cell>
          <table:table-cell table:formula="of:=MATCH([.$B73];[.F$5:.F$16];0)" office:value-type="string" office:string-value="" calcext:value-type="error">
            <text:p/>
          </table:table-cell>
          <table:table-cell table:formula="of:=MATCH([.$B73];[.G$5:.G$16];0)" office:value-type="string" office:string-value="" calcext:value-type="error">
            <text:p/>
          </table:table-cell>
          <table:table-cell table:formula="of:=MATCH([.$B73];[.H$5:.H$16];0)" office:value-type="string" office:string-value="" calcext:value-type="error">
            <text:p/>
          </table:table-cell>
          <table:table-cell table:formula="of:=MATCH([.$B73];[.I$5:.I$16];0)" office:value-type="string" office:string-value="" calcext:value-type="error">
            <text:p/>
          </table:table-cell>
          <table:table-cell table:formula="of:=MATCH([.$B73];[.J$5:.J$16];0)" office:value-type="string" office:string-value="" calcext:value-type="error">
            <text:p/>
          </table:table-cell>
          <table:table-cell table:formula="of:=MATCH([.$B73];[.K$5:.K$16];0)" office:value-type="string" office:string-value="" calcext:value-type="error">
            <text:p/>
          </table:table-cell>
          <table:table-cell table:formula="of:=MATCH([.$B73];[.L$5:.L$16];0)" office:value-type="string" office:string-value="" calcext:value-type="error">
            <text:p/>
          </table:table-cell>
          <table:table-cell table:formula="of:=MATCH([.$B73];[.M$5:.M$16];0)" office:value-type="string" office:string-value="" calcext:value-type="error">
            <text:p/>
          </table:table-cell>
          <table:table-cell table:formula="of:=MATCH([.$B73];[.N$5:.N$16];0)" office:value-type="string" office:string-value="" calcext:value-type="error">
            <text:p/>
          </table:table-cell>
          <table:table-cell table:formula="of:=MATCH([.$B73];[.O$5:.O$16];0)" office:value-type="string" office:string-value="" calcext:value-type="error">
            <text:p/>
          </table:table-cell>
          <table:table-cell table:formula="of:=MATCH([.$B73];[.P$5:.P$16];0)" office:value-type="string" office:string-value="" calcext:value-type="error">
            <text:p/>
          </table:table-cell>
          <table:table-cell table:formula="of:=MATCH([.$B73];[.Q$5:.Q$16];0)" office:value-type="string" office:string-value="" calcext:value-type="error">
            <text:p/>
          </table:table-cell>
          <table:table-cell table:formula="of:=MATCH([.$B73];[.R$5:.R$16];0)" office:value-type="string" office:string-value="" calcext:value-type="error">
            <text:p/>
          </table:table-cell>
          <table:table-cell table:formula="of:=MATCH([.$B73];[.S$5:.S$16];0)" office:value-type="string" office:string-value="" calcext:value-type="error">
            <text:p/>
          </table:table-cell>
          <table:table-cell table:formula="of:=MATCH([.$B73];[.T$5:.T$16];0)" office:value-type="string" office:string-value="" calcext:value-type="error">
            <text:p/>
          </table:table-cell>
          <table:table-cell table:formula="of:=MATCH([.$B73];[.U$5:.U$16];0)" office:value-type="string" office:string-value="" calcext:value-type="error">
            <text:p/>
          </table:table-cell>
          <table:table-cell table:formula="of:=MATCH([.$B73];[.V$5:.V$16];0)" office:value-type="string" office:string-value="" calcext:value-type="error">
            <text:p/>
          </table:table-cell>
          <table:table-cell table:formula="of:=MATCH([.$B73];[.W$5:.W$16];0)" office:value-type="float" office:value="2" calcext:value-type="float">
            <text:p/>
          </table:table-cell>
          <table:table-cell table:formula="of:=MATCH([.$B73];[.X$5:.X$16];0)" office:value-type="string" office:string-value="" calcext:value-type="error">
            <text:p/>
          </table:table-cell>
          <table:table-cell table:formula="of:=MATCH([.$B73];[.Y$5:.Y$16];0)" office:value-type="string" office:string-value="" calcext:value-type="error">
            <text:p/>
          </table:table-cell>
          <table:table-cell table:formula="of:=MATCH([.$B73];[.Z$5:.Z$16];0)" office:value-type="string" office:string-value="" calcext:value-type="error">
            <text:p/>
          </table:table-cell>
          <table:table-cell table:formula="of:=MATCH([.$B73];[.AA$5:.AA$16];0)" office:value-type="string" office:string-value="" calcext:value-type="error">
            <text:p/>
          </table:table-cell>
          <table:table-cell table:formula="of:=MATCH([.$B73];[.AB$5:.AB$16];0)" office:value-type="string" office:string-value="" calcext:value-type="error">
            <text:p/>
          </table:table-cell>
          <table:table-cell table:formula="of:=MATCH([.$B73];[.AC$5:.AC$16];0)" office:value-type="string" office:string-value="" calcext:value-type="error">
            <text:p/>
          </table:table-cell>
          <table:table-cell table:formula="of:=MATCH([.$B73];[.AD$5:.AD$16];0)" office:value-type="string" office:string-value="" calcext:value-type="error">
            <text:p/>
          </table:table-cell>
          <table:table-cell table:formula="of:=MATCH([.$B73];[.AE$5:.AE$16];0)" office:value-type="string" office:string-value="" calcext:value-type="error">
            <text:p/>
          </table:table-cell>
          <table:table-cell table:formula="of:=MATCH([.$B73];[.AF$5:.AF$16];0)" office:value-type="string" office:string-value="" calcext:value-type="error">
            <text:p/>
          </table:table-cell>
          <table:table-cell table:formula="of:=MATCH([.$B73];[.AG$5:.AG$16];0)" office:value-type="string" office:string-value="" calcext:value-type="error">
            <text:p/>
          </table:table-cell>
          <table:table-cell table:formula="of:=MATCH([.$B73];[.AH$5:.AH$16];0)" office:value-type="string" office:string-value="" calcext:value-type="error">
            <text:p/>
          </table:table-cell>
          <table:table-cell table:formula="of:=MATCH([.$B73];[.AI$5:.AI$16];0)" office:value-type="string" office:string-value="" calcext:value-type="error">
            <text:p/>
          </table:table-cell>
          <table:table-cell table:formula="of:=MATCH([.$B73];[.AJ$5:.AJ$16];0)" office:value-type="string" office:string-value="" calcext:value-type="error">
            <text:p/>
          </table:table-cell>
          <table:table-cell table:formula="of:=MATCH([.$B73];[.AK$5:.AK$16];0)" office:value-type="string" office:string-value="" calcext:value-type="error">
            <text:p/>
          </table:table-cell>
          <table:table-cell table:formula="of:=MATCH([.$B73];[.AL$5:.AL$16];0)" office:value-type="string" office:string-value="" calcext:value-type="error">
            <text:p/>
          </table:table-cell>
          <table:table-cell table:formula="of:=MATCH([.$B73];[.AM$5:.AM$16];0)" office:value-type="string" office:string-value="" calcext:value-type="error">
            <text:p/>
          </table:table-cell>
          <table:table-cell table:formula="of:=MATCH([.$B73];[.AN$5:.AN$16];0)" office:value-type="string" office:string-value="" calcext:value-type="error">
            <text:p/>
          </table:table-cell>
          <table:table-cell table:formula="of:=MATCH([.$B73];[.AO$5:.AO$16];0)" office:value-type="string" office:string-value="" calcext:value-type="error">
            <text:p/>
          </table:table-cell>
          <table:table-cell table:formula="of:=MATCH([.$B73];[.AP$5:.AP$16];0)" office:value-type="string" office:string-value="" calcext:value-type="error">
            <text:p/>
          </table:table-cell>
          <table:table-cell table:formula="of:=MATCH([.$B73];[.AQ$5:.AQ$16];0)" office:value-type="string" office:string-value="" calcext:value-type="error">
            <text:p/>
          </table:table-cell>
          <table:table-cell table:formula="of:=MATCH([.$B73];[.AR$5:.AR$16];0)" office:value-type="string" office:string-value="" calcext:value-type="error">
            <text:p/>
          </table:table-cell>
          <table:table-cell table:formula="of:=MATCH([.$B73];[.AS$5:.AS$16];0)" office:value-type="string" office:string-value="" calcext:value-type="error">
            <text:p/>
          </table:table-cell>
          <table:table-cell table:formula="of:=MATCH([.$B73];[.AT$5:.AT$16];0)" office:value-type="string" office:string-value="" calcext:value-type="error">
            <text:p/>
          </table:table-cell>
          <table:table-cell table:formula="of:=MATCH([.$B73];[.AU$5:.AU$16];0)" office:value-type="string" office:string-value="" calcext:value-type="error">
            <text:p/>
          </table:table-cell>
          <table:table-cell table:formula="of:=MATCH([.$B73];[.AV$5:.AV$16];0)" office:value-type="string" office:string-value="" calcext:value-type="error">
            <text:p/>
          </table:table-cell>
          <table:table-cell table:formula="of:=MATCH([.$B73];[.AW$5:.AW$16];0)" office:value-type="string" office:string-value="" calcext:value-type="error">
            <text:p/>
          </table:table-cell>
          <table:table-cell table:formula="of:=MATCH([.$B73];[.AX$5:.AX$16];0)" office:value-type="string" office:string-value="" calcext:value-type="error">
            <text:p/>
          </table:table-cell>
          <table:table-cell table:formula="of:=MATCH([.$B73];[.AY$5:.AY$16];0)" office:value-type="string" office:string-value="" calcext:value-type="error">
            <text:p/>
          </table:table-cell>
          <table:table-cell table:formula="of:=MATCH([.$B73];[.AZ$5:.AZ$16];0)" office:value-type="string" office:string-value="" calcext:value-type="error">
            <text:p/>
          </table:table-cell>
          <table:table-cell table:formula="of:=MATCH([.$B73];[.BA$5:.BA$16];0)" office:value-type="string" office:string-value="" calcext:value-type="error">
            <text:p/>
          </table:table-cell>
          <table:table-cell table:formula="of:=MATCH([.$B73];[.BB$5:.BB$16];0)" office:value-type="string" office:string-value="" calcext:value-type="error">
            <text:p/>
          </table:table-cell>
          <table:table-cell table:formula="of:=MATCH([.$B73];[.BC$5:.BC$16];0)" office:value-type="string" office:string-value="" calcext:value-type="error">
            <text:p/>
          </table:table-cell>
          <table:table-cell table:formula="of:=MATCH([.$B73];[.BD$5:.BD$16];0)" office:value-type="string" office:string-value="" calcext:value-type="error">
            <text:p/>
          </table:table-cell>
          <table:table-cell table:formula="of:=MATCH([.$B73];[.BE$5:.BE$16];0)" office:value-type="string" office:string-value="" calcext:value-type="error">
            <text:p/>
          </table:table-cell>
          <table:table-cell table:formula="of:=MATCH([.$B73];[.BF$5:.BF$16];0)" office:value-type="string" office:string-value="" calcext:value-type="error">
            <text:p/>
          </table:table-cell>
          <table:table-cell table:formula="of:=MATCH([.$B73];[.BG$5:.BG$16];0)" office:value-type="string" office:string-value="" calcext:value-type="error">
            <text:p/>
          </table:table-cell>
          <table:table-cell table:number-columns-repeated="965"/>
        </table:table-row>
        <table:table-row table:style-name="ro7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nd. De parti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r ranking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Indice</text:p>
          </table:table-cell>
          <table:table-cell office:value-type="string" calcext:value-type="string">
            <text:p>Número escaños</text:p>
          </table:table-cell>
          <table:table-cell table:number-columns-repeated="1022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matrix-columns-spanned="1" table:number-matrix-rows-spanned="1" table:formula="of:=SUM(IF([.$D$20:.$D$73]=[.A81];1;0))" office:value-type="float" office:value="18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2" calcext:value-type="float">
            <text:p>2</text:p>
          </table:table-cell>
          <table:table-cell table:number-matrix-columns-spanned="1" table:number-matrix-rows-spanned="1" table:formula="of:=SUM(IF([.$D$20:.$D$73]=[.A82];1;0))" office:value-type="float" office:value="18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3" calcext:value-type="float">
            <text:p>3</text:p>
          </table:table-cell>
          <table:table-cell table:number-matrix-columns-spanned="1" table:number-matrix-rows-spanned="1" table:formula="of:=SUM(IF([.$D$20:.$D$73]=[.A83];1;0))" office:value-type="float" office:value="6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matrix-columns-spanned="1" table:number-matrix-rows-spanned="1" table:formula="of:=SUM(IF([.$D$20:.$D$73]=[.A84];1;0))" office:value-type="float" office:value="2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matrix-columns-spanned="1" table:number-matrix-rows-spanned="1" table:formula="of:=SUM(IF([.$D$20:.$D$73]=[.A85];1;0))" office:value-type="float" office:value="3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matrix-columns-spanned="1" table:number-matrix-rows-spanned="1" table:formula="of:=SUM(IF([.$D$20:.$D$73]=[.A86];1;0))" office:value-type="float" office:value="2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matrix-columns-spanned="1" table:number-matrix-rows-spanned="1" table:formula="of:=SUM(IF([.$D$20:.$D$73]=[.A87];1;0))" office:value-type="float" office:value="1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matrix-columns-spanned="1" table:number-matrix-rows-spanned="1" table:formula="of:=SUM(IF([.$D$20:.$D$73]=[.A88];1;0))" office:value-type="float" office:value="2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matrix-columns-spanned="1" table:number-matrix-rows-spanned="1" table:formula="of:=SUM(IF([.$D$20:.$D$73]=[.A89];1;0))" office:value-type="float" office:value="2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matrix-columns-spanned="1" table:number-matrix-rows-spanned="1" table:formula="of:=SUM(IF([.$D$20:.$D$73]=[.A90];1;0))" office:value-type="float" office:value="0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matrix-columns-spanned="1" table:number-matrix-rows-spanned="1" table:formula="of:=SUM(IF([.$D$20:.$D$73]=[.A91];1;0))" office:value-type="float" office:value="0" calcext:value-type="float">
            <text:p/>
          </table:table-cell>
          <table:table-cell table:number-columns-repeated="1022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matrix-columns-spanned="1" table:number-matrix-rows-spanned="1" table:formula="of:=SUM(IF([.$D$20:.$D$73]=[.A92];1;0))" office:value-type="float" office:value="0" calcext:value-type="float">
            <text:p/>
          </table:table-cell>
          <table:table-cell table:number-columns-repeated="1022"/>
        </table:table-row>
        <table:table-row table:style-name="ro7" table:number-rows-repeated="104848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s" number:country="ES">
      <number:number number:min-integer-digits="1"/>
    </number:number-style>
    <number:number-style style:name="N121">
      <number:number number:decimal-places="1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in_20_nombre1" style:display-name="Sin nombre1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0/00/0000</text:date>, <text:time style:data-style-name="N2" text:time-value="11:45:46.9280112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U" style:display-name="PageStyle_E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álculos" style:display-name="PageStyle_Cálcul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7T11:48:42.752842684</dc:date>
    <meta:generator>LibreOffice/4.2.3.3$Linux_X86_64 LibreOffice_project/420m0$Build-3</meta:generator>
    <meta:editing-duration>PT2H29M7S</meta:editing-duration>
    <meta:editing-cycles>35</meta:editing-cycles>
    <meta:document-statistic meta:table-count="2" meta:cell-count="42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183cm" svg:height="7.8cm" xlink:href=".." xlink:type="simple" chart:class="chart:bar" chart:style-name="ch1">
        <chart:title svg:x="7.648cm" svg:y="0.292cm" chart:style-name="ch2">
          <text:p>Escaños</text:p>
        </chart:title>
        <chart:plot-area chart:style-name="ch3" table:cell-range-address="EU.H4:EU.I16" chart:data-source-has-labels="both" svg:x="0.793cm" svg:y="1.565cm" svg:width="15.704cm" svg:height="5.659cm">
          <chartooo:coordinate-region svg:x="1.414cm" svg:y="1.764cm" svg:width="15.083cm" svg:height="2.829cm"/>
          <chart:axis chart:dimension="x" chart:name="primary-x" chart:style-name="ch4" chartooo:axis-type="auto">
            <chartooo:date-scale/>
            <chart:categories table:cell-range-address="EU.H5:EU.H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U.I5:EU.I16" chart:label-cell-address="EU.I4:EU.I4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caños</text:p>
                <draw:g>
                  <svg:desc>EU.I4:EU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P</text:p>
                <draw:g>
                  <svg:desc>EU.H5:EU.H16</svg:desc>
                </draw:g>
              </table:table-cell>
              <table:table-cell office:value-type="float" office:value="18">
                <text:p>18</text:p>
                <draw:g>
                  <svg:desc>EU.I5:EU.I16</svg:desc>
                </draw:g>
              </table:table-cell>
            </table:table-row>
            <table:table-row>
              <table:table-cell office:value-type="string">
                <text:p>PSO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Izquierda Plura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UPy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U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PDD/ERC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PD /EdP-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tr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dem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imavera EU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'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x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